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Text_20_body">
      <style:text-properties officeooo:paragraph-rsid="05ca4df6"/>
    </style:style>
    <style:style style:name="P269" style:family="paragraph" style:parent-style-name="Text_20_body">
      <style:text-properties officeooo:paragraph-rsid="05cdfc7a"/>
    </style:style>
    <style:style style:name="P270" style:family="paragraph" style:parent-style-name="Text_20_body">
      <style:text-properties officeooo:paragraph-rsid="05dc41e6"/>
    </style:style>
    <style:style style:name="P271" style:family="paragraph" style:parent-style-name="Text_20_body">
      <style:text-properties officeooo:paragraph-rsid="05dd043a"/>
    </style:style>
    <style:style style:name="P272" style:family="paragraph" style:parent-style-name="Text_20_body">
      <style:text-properties officeooo:paragraph-rsid="05df11f0"/>
    </style:style>
    <style:style style:name="P273" style:family="paragraph" style:parent-style-name="Text_20_body">
      <style:text-properties officeooo:paragraph-rsid="05e60314"/>
    </style:style>
    <style:style style:name="P274" style:family="paragraph" style:parent-style-name="Text_20_body">
      <style:text-properties officeooo:paragraph-rsid="05e924e4"/>
    </style:style>
    <style:style style:name="P275" style:family="paragraph" style:parent-style-name="Text_20_body">
      <style:text-properties officeooo:paragraph-rsid="05ee912f"/>
    </style:style>
    <style:style style:name="P276" style:family="paragraph" style:parent-style-name="Text_20_body">
      <style:text-properties officeooo:paragraph-rsid="05ef3971"/>
    </style:style>
    <style:style style:name="P277" style:family="paragraph" style:parent-style-name="Text_20_body">
      <style:text-properties officeooo:paragraph-rsid="05fad942"/>
    </style:style>
    <style:style style:name="P278" style:family="paragraph" style:parent-style-name="Text_20_body">
      <style:text-properties officeooo:paragraph-rsid="05fc7b90"/>
    </style:style>
    <style:style style:name="P279" style:family="paragraph" style:parent-style-name="Text_20_body">
      <style:text-properties officeooo:paragraph-rsid="06132302"/>
    </style:style>
    <style:style style:name="P280" style:family="paragraph" style:parent-style-name="Text_20_body">
      <style:text-properties officeooo:paragraph-rsid="06136e85"/>
    </style:style>
    <style:style style:name="P281" style:family="paragraph" style:parent-style-name="Text_20_body">
      <style:text-properties officeooo:paragraph-rsid="061ac3f8"/>
    </style:style>
    <style:style style:name="P282" style:family="paragraph" style:parent-style-name="Text_20_body">
      <style:text-properties officeooo:paragraph-rsid="0622c257"/>
    </style:style>
    <style:style style:name="P283"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4" style:family="paragraph" style:parent-style-name="Text_20_body">
      <style:text-properties officeooo:paragraph-rsid="06253eb1"/>
    </style:style>
    <style:style style:name="P285" style:family="paragraph" style:parent-style-name="Text_20_body">
      <style:text-properties officeooo:paragraph-rsid="06339687"/>
    </style:style>
    <style:style style:name="P286" style:family="paragraph" style:parent-style-name="Text_20_body">
      <style:text-properties officeooo:paragraph-rsid="0633f549"/>
    </style:style>
    <style:style style:name="P287" style:family="paragraph" style:parent-style-name="Heading_20_3">
      <style:text-properties officeooo:paragraph-rsid="000f50f9"/>
    </style:style>
    <style:style style:name="P288" style:family="paragraph" style:parent-style-name="Heading_20_3">
      <style:paragraph-properties fo:text-align="center" style:justify-single-word="false"/>
    </style:style>
    <style:style style:name="P289" style:family="paragraph" style:parent-style-name="Heading_20_3">
      <style:paragraph-properties fo:text-align="center" style:justify-single-word="false"/>
      <style:text-properties officeooo:paragraph-rsid="000f50f9"/>
    </style:style>
    <style:style style:name="P290" style:family="paragraph" style:parent-style-name="Heading_20_3">
      <style:text-properties officeooo:paragraph-rsid="03d39197"/>
    </style:style>
    <style:style style:name="P291" style:family="paragraph" style:parent-style-name="Text_20_body">
      <style:paragraph-properties fo:margin-left="0in" fo:margin-right="0in" fo:text-indent="0in" style:auto-text-indent="false"/>
    </style:style>
    <style:style style:name="P29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9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9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9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9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9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9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9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0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41"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42"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43"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44"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45"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46"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47"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48"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49"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50"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51"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52"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53" style:family="paragraph" style:parent-style-name="Text_20_body">
      <style:paragraph-properties fo:margin-left="0in" fo:margin-right="0in" fo:text-indent="0in" style:auto-text-indent="false"/>
      <style:text-properties officeooo:rsid="02b99b7d" officeooo:paragraph-rsid="02b99b7d"/>
    </style:style>
    <style:style style:name="P354" style:family="paragraph" style:parent-style-name="Text_20_body">
      <style:paragraph-properties fo:margin-left="0in" fo:margin-right="0in" fo:text-indent="0in" style:auto-text-indent="false"/>
      <style:text-properties officeooo:rsid="02b99b7d" officeooo:paragraph-rsid="02cbd521"/>
    </style:style>
    <style:style style:name="P355" style:family="paragraph" style:parent-style-name="Text_20_body">
      <style:paragraph-properties fo:margin-left="0in" fo:margin-right="0in" fo:text-indent="0in" style:auto-text-indent="false"/>
      <style:text-properties officeooo:rsid="02b99b7d" officeooo:paragraph-rsid="02cf3693"/>
    </style:style>
    <style:style style:name="P356" style:family="paragraph" style:parent-style-name="Text_20_body">
      <style:paragraph-properties fo:margin-left="0in" fo:margin-right="0in" fo:text-indent="0in" style:auto-text-indent="false"/>
      <style:text-properties officeooo:rsid="02b99b7d" officeooo:paragraph-rsid="02dd66fe"/>
    </style:style>
    <style:style style:name="P357" style:family="paragraph" style:parent-style-name="Text_20_body">
      <style:paragraph-properties fo:margin-left="0in" fo:margin-right="0in" fo:text-indent="0in" style:auto-text-indent="false"/>
      <style:text-properties officeooo:rsid="02b99b7d" officeooo:paragraph-rsid="02e3fa67"/>
    </style:style>
    <style:style style:name="P358" style:family="paragraph" style:parent-style-name="Text_20_body">
      <style:paragraph-properties fo:margin-left="0in" fo:margin-right="0in" fo:text-indent="0in" style:auto-text-indent="false"/>
      <style:text-properties officeooo:rsid="02b99b7d" officeooo:paragraph-rsid="02e7989a"/>
    </style:style>
    <style:style style:name="P359" style:family="paragraph" style:parent-style-name="Text_20_body">
      <style:paragraph-properties fo:margin-left="0in" fo:margin-right="0in" fo:text-indent="0in" style:auto-text-indent="false"/>
      <style:text-properties officeooo:rsid="02b99b7d" officeooo:paragraph-rsid="02f68a34"/>
    </style:style>
    <style:style style:name="P360" style:family="paragraph" style:parent-style-name="Text_20_body">
      <style:paragraph-properties fo:margin-left="0in" fo:margin-right="0in" fo:text-indent="0in" style:auto-text-indent="false"/>
      <style:text-properties officeooo:rsid="02b99b7d" officeooo:paragraph-rsid="0309b411"/>
    </style:style>
    <style:style style:name="P361" style:family="paragraph" style:parent-style-name="Text_20_body">
      <style:paragraph-properties fo:margin-left="0in" fo:margin-right="0in" fo:text-indent="0in" style:auto-text-indent="false"/>
      <style:text-properties officeooo:rsid="02b99b7d" officeooo:paragraph-rsid="0315e8f8"/>
    </style:style>
    <style:style style:name="P362" style:family="paragraph" style:parent-style-name="Text_20_body">
      <style:paragraph-properties fo:margin-left="0in" fo:margin-right="0in" fo:text-indent="0in" style:auto-text-indent="false"/>
      <style:text-properties officeooo:rsid="02b99b7d" officeooo:paragraph-rsid="03220803"/>
    </style:style>
    <style:style style:name="P363" style:family="paragraph" style:parent-style-name="Text_20_body">
      <style:paragraph-properties fo:margin-left="0in" fo:margin-right="0in" fo:text-indent="0in" style:auto-text-indent="false"/>
      <style:text-properties officeooo:rsid="02b99b7d" officeooo:paragraph-rsid="032cd4e8"/>
    </style:style>
    <style:style style:name="P364" style:family="paragraph" style:parent-style-name="Text_20_body">
      <style:paragraph-properties fo:margin-left="0in" fo:margin-right="0in" fo:text-indent="0in" style:auto-text-indent="false"/>
      <style:text-properties officeooo:rsid="02b99b7d" officeooo:paragraph-rsid="03358152"/>
    </style:style>
    <style:style style:name="P365" style:family="paragraph" style:parent-style-name="Text_20_body">
      <style:paragraph-properties fo:margin-left="0in" fo:margin-right="0in" fo:text-indent="0in" style:auto-text-indent="false"/>
      <style:text-properties officeooo:rsid="02b99b7d" officeooo:paragraph-rsid="0343714a"/>
    </style:style>
    <style:style style:name="P366" style:family="paragraph" style:parent-style-name="Text_20_body">
      <style:paragraph-properties fo:margin-left="0in" fo:margin-right="0in" fo:text-indent="0in" style:auto-text-indent="false"/>
      <style:text-properties officeooo:rsid="02b99b7d" officeooo:paragraph-rsid="034d33d2"/>
    </style:style>
    <style:style style:name="P367" style:family="paragraph" style:parent-style-name="Text_20_body">
      <style:paragraph-properties fo:margin-left="0in" fo:margin-right="0in" fo:text-indent="0in" style:auto-text-indent="false"/>
      <style:text-properties officeooo:rsid="02b99b7d" officeooo:paragraph-rsid="0354462a"/>
    </style:style>
    <style:style style:name="P368" style:family="paragraph" style:parent-style-name="Text_20_body">
      <style:paragraph-properties fo:margin-left="0in" fo:margin-right="0in" fo:text-indent="0in" style:auto-text-indent="false"/>
      <style:text-properties officeooo:rsid="02b99b7d" officeooo:paragraph-rsid="035e151f"/>
    </style:style>
    <style:style style:name="P369" style:family="paragraph" style:parent-style-name="Text_20_body">
      <style:paragraph-properties fo:margin-left="0in" fo:margin-right="0in" fo:text-indent="0in" style:auto-text-indent="false"/>
      <style:text-properties officeooo:rsid="02b99b7d" officeooo:paragraph-rsid="0366ace4"/>
    </style:style>
    <style:style style:name="P370" style:family="paragraph" style:parent-style-name="Text_20_body">
      <style:paragraph-properties fo:margin-left="0in" fo:margin-right="0in" fo:text-indent="0in" style:auto-text-indent="false"/>
      <style:text-properties officeooo:rsid="03709bb9" officeooo:paragraph-rsid="03709bb9"/>
    </style:style>
    <style:style style:name="P371" style:family="paragraph" style:parent-style-name="Text_20_body">
      <style:paragraph-properties fo:margin-left="0in" fo:margin-right="0in" fo:text-indent="0in" style:auto-text-indent="false"/>
      <style:text-properties officeooo:rsid="03709bb9" officeooo:paragraph-rsid="037478fd"/>
    </style:style>
    <style:style style:name="P372" style:family="paragraph" style:parent-style-name="Text_20_body">
      <style:paragraph-properties fo:margin-left="0in" fo:margin-right="0in" fo:text-indent="0in" style:auto-text-indent="false"/>
      <style:text-properties officeooo:rsid="03709bb9" officeooo:paragraph-rsid="0381a510"/>
    </style:style>
    <style:style style:name="P373" style:family="paragraph" style:parent-style-name="Text_20_body">
      <style:paragraph-properties fo:margin-left="0in" fo:margin-right="0in" fo:text-indent="0in" style:auto-text-indent="false"/>
      <style:text-properties officeooo:rsid="03709bb9" officeooo:paragraph-rsid="038539c8"/>
    </style:style>
    <style:style style:name="P374" style:family="paragraph" style:parent-style-name="Text_20_body">
      <style:paragraph-properties fo:margin-left="0in" fo:margin-right="0in" fo:text-indent="0in" style:auto-text-indent="false"/>
      <style:text-properties officeooo:rsid="038f9a3a" officeooo:paragraph-rsid="038f9a3a"/>
    </style:style>
    <style:style style:name="P375" style:family="paragraph" style:parent-style-name="Text_20_body">
      <style:paragraph-properties fo:margin-left="0in" fo:margin-right="0in" fo:text-indent="0in" style:auto-text-indent="false"/>
      <style:text-properties officeooo:rsid="039afc08" officeooo:paragraph-rsid="039afc08"/>
    </style:style>
    <style:style style:name="P376" style:family="paragraph" style:parent-style-name="Text_20_body">
      <style:paragraph-properties fo:margin-left="0in" fo:margin-right="0in" fo:text-indent="0in" style:auto-text-indent="false"/>
      <style:text-properties officeooo:rsid="03de5d87" officeooo:paragraph-rsid="03de5d87"/>
    </style:style>
    <style:style style:name="P377" style:family="paragraph" style:parent-style-name="Text_20_body">
      <style:paragraph-properties fo:margin-left="0in" fo:margin-right="0in" fo:text-indent="0in" style:auto-text-indent="false"/>
      <style:text-properties officeooo:rsid="03de5d87" officeooo:paragraph-rsid="03ec6d8f"/>
    </style:style>
    <style:style style:name="P378" style:family="paragraph" style:parent-style-name="Text_20_body">
      <style:paragraph-properties fo:margin-left="0in" fo:margin-right="0in" fo:text-indent="0in" style:auto-text-indent="false"/>
      <style:text-properties officeooo:rsid="03de5d87" officeooo:paragraph-rsid="03edab8c"/>
    </style:style>
    <style:style style:name="P379" style:family="paragraph" style:parent-style-name="Text_20_body">
      <style:paragraph-properties fo:margin-left="0in" fo:margin-right="0in" fo:text-indent="0in" style:auto-text-indent="false"/>
      <style:text-properties officeooo:rsid="03de5d87" officeooo:paragraph-rsid="03f887d7"/>
    </style:style>
    <style:style style:name="P380" style:family="paragraph" style:parent-style-name="Text_20_body">
      <style:paragraph-properties fo:margin-left="0in" fo:margin-right="0in" fo:text-indent="0in" style:auto-text-indent="false"/>
      <style:text-properties officeooo:rsid="03de5d87" officeooo:paragraph-rsid="04030b7d"/>
    </style:style>
    <style:style style:name="P381" style:family="paragraph" style:parent-style-name="Text_20_body">
      <style:paragraph-properties fo:margin-left="0in" fo:margin-right="0in" fo:text-indent="0in" style:auto-text-indent="false"/>
      <style:text-properties officeooo:rsid="03de5d87" officeooo:paragraph-rsid="040a39cb"/>
    </style:style>
    <style:style style:name="P382" style:family="paragraph" style:parent-style-name="Text_20_body">
      <style:paragraph-properties fo:margin-left="0in" fo:margin-right="0in" fo:text-indent="0in" style:auto-text-indent="false"/>
      <style:text-properties officeooo:rsid="03de5d87" officeooo:paragraph-rsid="04149f5e"/>
    </style:style>
    <style:style style:name="P383" style:family="paragraph" style:parent-style-name="Text_20_body">
      <style:paragraph-properties fo:margin-left="0in" fo:margin-right="0in" fo:text-indent="0in" style:auto-text-indent="false"/>
      <style:text-properties officeooo:rsid="03de5d87" officeooo:paragraph-rsid="0427563f"/>
    </style:style>
    <style:style style:name="P384" style:family="paragraph" style:parent-style-name="Text_20_body">
      <style:paragraph-properties fo:margin-left="0in" fo:margin-right="0in" fo:text-indent="0in" style:auto-text-indent="false"/>
      <style:text-properties officeooo:rsid="03de5d87" officeooo:paragraph-rsid="0430a8a6"/>
    </style:style>
    <style:style style:name="P385" style:family="paragraph" style:parent-style-name="Text_20_body">
      <style:paragraph-properties fo:margin-left="0in" fo:margin-right="0in" fo:text-indent="0in" style:auto-text-indent="false"/>
      <style:text-properties officeooo:rsid="03de5d87" officeooo:paragraph-rsid="043b61b8"/>
    </style:style>
    <style:style style:name="P386" style:family="paragraph" style:parent-style-name="Text_20_body">
      <style:paragraph-properties fo:margin-left="0in" fo:margin-right="0in" fo:text-indent="0in" style:auto-text-indent="false"/>
      <style:text-properties officeooo:rsid="03de5d87" officeooo:paragraph-rsid="04468259"/>
    </style:style>
    <style:style style:name="P387" style:family="paragraph" style:parent-style-name="Text_20_body">
      <style:paragraph-properties fo:margin-left="0in" fo:margin-right="0in" fo:text-indent="0in" style:auto-text-indent="false"/>
      <style:text-properties officeooo:rsid="03de5d87" officeooo:paragraph-rsid="04509127"/>
    </style:style>
    <style:style style:name="P388" style:family="paragraph" style:parent-style-name="Text_20_body">
      <style:paragraph-properties fo:margin-left="0in" fo:margin-right="0in" fo:text-indent="0in" style:auto-text-indent="false"/>
      <style:text-properties officeooo:rsid="03de5d87" officeooo:paragraph-rsid="0464d82e"/>
    </style:style>
    <style:style style:name="P389" style:family="paragraph" style:parent-style-name="Text_20_body">
      <style:paragraph-properties fo:margin-left="0in" fo:margin-right="0in" fo:text-indent="0in" style:auto-text-indent="false"/>
      <style:text-properties officeooo:rsid="03de5d87" officeooo:paragraph-rsid="04725d6a"/>
    </style:style>
    <style:style style:name="P390" style:family="paragraph" style:parent-style-name="Text_20_body">
      <style:paragraph-properties fo:margin-left="0in" fo:margin-right="0in" fo:text-indent="0in" style:auto-text-indent="false"/>
      <style:text-properties officeooo:rsid="03de5d87" officeooo:paragraph-rsid="0475ecdf"/>
    </style:style>
    <style:style style:name="P391" style:family="paragraph" style:parent-style-name="Text_20_body">
      <style:paragraph-properties fo:margin-left="0in" fo:margin-right="0in" fo:text-indent="0in" style:auto-text-indent="false"/>
      <style:text-properties officeooo:rsid="03de5d87" officeooo:paragraph-rsid="04883311"/>
    </style:style>
    <style:style style:name="P392" style:family="paragraph" style:parent-style-name="Text_20_body">
      <style:paragraph-properties fo:margin-left="0in" fo:margin-right="0in" fo:text-indent="0in" style:auto-text-indent="false"/>
      <style:text-properties officeooo:rsid="03de5d87" officeooo:paragraph-rsid="048ec6f9"/>
    </style:style>
    <style:style style:name="P393" style:family="paragraph" style:parent-style-name="Text_20_body">
      <style:paragraph-properties fo:margin-left="0in" fo:margin-right="0in" fo:text-indent="0in" style:auto-text-indent="false"/>
      <style:text-properties officeooo:rsid="03de5d87" officeooo:paragraph-rsid="049982c5"/>
    </style:style>
    <style:style style:name="P394" style:family="paragraph" style:parent-style-name="Text_20_body">
      <style:paragraph-properties fo:margin-left="0in" fo:margin-right="0in" fo:text-indent="0in" style:auto-text-indent="false"/>
      <style:text-properties officeooo:rsid="03de5d87" officeooo:paragraph-rsid="04ad880a"/>
    </style:style>
    <style:style style:name="P395"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96"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97"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98"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9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0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0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0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0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0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05"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0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0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0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0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1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1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1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1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1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1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1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1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1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1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2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2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2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2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24" style:family="paragraph" style:parent-style-name="Text_20_body">
      <style:paragraph-properties fo:margin-left="0in" fo:margin-right="0in" fo:text-indent="0in" style:auto-text-indent="false"/>
      <style:text-properties style:text-position="sub 58%" officeooo:paragraph-rsid="05665a0d"/>
    </style:style>
    <style:style style:name="P425"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2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2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2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3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4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4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45"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46"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47"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48"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49"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50" style:family="paragraph" style:parent-style-name="Text_20_body">
      <style:paragraph-properties fo:margin-left="0.9846in" fo:margin-right="0in" fo:text-indent="0in" style:auto-text-indent="false"/>
    </style:style>
    <style:style style:name="P451" style:family="paragraph" style:parent-style-name="Text_20_body">
      <style:paragraph-properties fo:margin-left="0.9846in" fo:margin-right="0in" fo:text-indent="0in" style:auto-text-indent="false"/>
      <style:text-properties officeooo:paragraph-rsid="0029820e"/>
    </style:style>
    <style:style style:name="P452" style:family="paragraph" style:parent-style-name="Text_20_body">
      <style:paragraph-properties fo:margin-left="0.9846in" fo:margin-right="0in" fo:text-indent="0in" style:auto-text-indent="false"/>
      <style:text-properties officeooo:paragraph-rsid="002eadc6"/>
    </style:style>
    <style:style style:name="P453" style:family="paragraph" style:parent-style-name="Text_20_body">
      <style:paragraph-properties fo:margin-left="0.9846in" fo:margin-right="0in" fo:text-indent="0in" style:auto-text-indent="false"/>
      <style:text-properties officeooo:paragraph-rsid="00388490"/>
    </style:style>
    <style:style style:name="P454" style:family="paragraph" style:parent-style-name="Text_20_body">
      <style:paragraph-properties fo:margin-left="0.9846in" fo:margin-right="0in" fo:text-indent="0in" style:auto-text-indent="false"/>
      <style:text-properties officeooo:paragraph-rsid="003b455e"/>
    </style:style>
    <style:style style:name="P455" style:family="paragraph" style:parent-style-name="Text_20_body">
      <style:paragraph-properties fo:margin-left="0.9846in" fo:margin-right="0in" fo:text-indent="0in" style:auto-text-indent="false"/>
      <style:text-properties officeooo:paragraph-rsid="0052143e"/>
    </style:style>
    <style:style style:name="P456" style:family="paragraph" style:parent-style-name="Text_20_body">
      <style:paragraph-properties fo:margin-left="0.9846in" fo:margin-right="0in" fo:text-indent="0in" style:auto-text-indent="false"/>
      <style:text-properties officeooo:paragraph-rsid="006de052"/>
    </style:style>
    <style:style style:name="P457" style:family="paragraph" style:parent-style-name="Text_20_body">
      <style:paragraph-properties fo:margin-left="0.9846in" fo:margin-right="0in" fo:text-indent="0in" style:auto-text-indent="false"/>
      <style:text-properties officeooo:paragraph-rsid="00c595a4"/>
    </style:style>
    <style:style style:name="P458" style:family="paragraph" style:parent-style-name="Text_20_body">
      <style:paragraph-properties fo:margin-left="0.9846in" fo:margin-right="0in" fo:text-indent="0in" style:auto-text-indent="false"/>
      <style:text-properties officeooo:paragraph-rsid="00c5a1c7"/>
    </style:style>
    <style:style style:name="P459" style:family="paragraph" style:parent-style-name="Text_20_body">
      <style:paragraph-properties fo:margin-left="0.9846in" fo:margin-right="0in" fo:text-indent="0in" style:auto-text-indent="false"/>
      <style:text-properties officeooo:paragraph-rsid="00c96220"/>
    </style:style>
    <style:style style:name="P460" style:family="paragraph" style:parent-style-name="Text_20_body">
      <style:paragraph-properties fo:margin-left="0.9846in" fo:margin-right="0in" fo:text-indent="0in" style:auto-text-indent="false"/>
      <style:text-properties officeooo:paragraph-rsid="00ca7c42"/>
    </style:style>
    <style:style style:name="P461" style:family="paragraph" style:parent-style-name="Text_20_body">
      <style:paragraph-properties fo:margin-left="0.9846in" fo:margin-right="0in" fo:text-indent="0in" style:auto-text-indent="false"/>
      <style:text-properties officeooo:paragraph-rsid="00cab2b0"/>
    </style:style>
    <style:style style:name="P462" style:family="paragraph" style:parent-style-name="Text_20_body">
      <style:paragraph-properties fo:margin-left="0.9846in" fo:margin-right="0in" fo:text-indent="0in" style:auto-text-indent="false"/>
      <style:text-properties officeooo:rsid="00cab2b0" officeooo:paragraph-rsid="00cab2b0"/>
    </style:style>
    <style:style style:name="P463" style:family="paragraph" style:parent-style-name="Text_20_body">
      <style:paragraph-properties fo:margin-left="0.9846in" fo:margin-right="0in" fo:text-indent="0in" style:auto-text-indent="false"/>
      <style:text-properties officeooo:paragraph-rsid="00ce3615"/>
    </style:style>
    <style:style style:name="P464" style:family="paragraph" style:parent-style-name="Text_20_body">
      <style:paragraph-properties fo:margin-left="0.9846in" fo:margin-right="0in" fo:text-indent="0in" style:auto-text-indent="false"/>
      <style:text-properties officeooo:paragraph-rsid="00ff0722"/>
    </style:style>
    <style:style style:name="P465" style:family="paragraph" style:parent-style-name="Text_20_body">
      <style:paragraph-properties fo:margin-left="0.9846in" fo:margin-right="0in" fo:text-indent="0in" style:auto-text-indent="false"/>
      <style:text-properties officeooo:paragraph-rsid="0104d3ca"/>
    </style:style>
    <style:style style:name="P46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67"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68" style:family="paragraph" style:parent-style-name="Text_20_body">
      <style:paragraph-properties fo:margin-left="0.9846in" fo:margin-right="0in" fo:text-indent="0in" style:auto-text-indent="false"/>
      <style:text-properties officeooo:paragraph-rsid="0132a619"/>
    </style:style>
    <style:style style:name="P469" style:family="paragraph" style:parent-style-name="Text_20_body">
      <style:paragraph-properties fo:margin-left="0.9846in" fo:margin-right="0in" fo:text-indent="0in" style:auto-text-indent="false"/>
      <style:text-properties officeooo:paragraph-rsid="014395c0"/>
    </style:style>
    <style:style style:name="P470" style:family="paragraph" style:parent-style-name="Text_20_body">
      <style:paragraph-properties fo:margin-left="0.9846in" fo:margin-right="0in" fo:text-indent="0in" style:auto-text-indent="false"/>
      <style:text-properties officeooo:paragraph-rsid="019d6dd9"/>
    </style:style>
    <style:style style:name="P471" style:family="paragraph" style:parent-style-name="Text_20_body">
      <style:paragraph-properties fo:margin-left="0.9846in" fo:margin-right="0in" fo:text-indent="0in" style:auto-text-indent="false"/>
      <style:text-properties officeooo:paragraph-rsid="01a04ac2"/>
    </style:style>
    <style:style style:name="P472" style:family="paragraph" style:parent-style-name="Text_20_body">
      <style:paragraph-properties fo:margin-left="0.9846in" fo:margin-right="0in" fo:text-indent="0in" style:auto-text-indent="false"/>
      <style:text-properties officeooo:paragraph-rsid="01a71f79"/>
    </style:style>
    <style:style style:name="P473" style:family="paragraph" style:parent-style-name="Text_20_body">
      <style:paragraph-properties fo:margin-left="0.9846in" fo:margin-right="0in" fo:text-indent="0in" style:auto-text-indent="false"/>
      <style:text-properties officeooo:paragraph-rsid="01b2acc7"/>
    </style:style>
    <style:style style:name="P474" style:family="paragraph" style:parent-style-name="Text_20_body">
      <style:paragraph-properties fo:margin-left="0.9846in" fo:margin-right="0in" fo:text-indent="0in" style:auto-text-indent="false"/>
      <style:text-properties officeooo:paragraph-rsid="01b5294d"/>
    </style:style>
    <style:style style:name="P475" style:family="paragraph" style:parent-style-name="Text_20_body">
      <style:paragraph-properties fo:margin-left="0.9846in" fo:margin-right="0in" fo:text-indent="0in" style:auto-text-indent="false"/>
      <style:text-properties officeooo:paragraph-rsid="01b94988"/>
    </style:style>
    <style:style style:name="P476" style:family="paragraph" style:parent-style-name="Text_20_body">
      <style:paragraph-properties fo:margin-left="0.9846in" fo:margin-right="0in" fo:text-indent="0in" style:auto-text-indent="false"/>
      <style:text-properties officeooo:paragraph-rsid="01c812e4"/>
    </style:style>
    <style:style style:name="P477" style:family="paragraph" style:parent-style-name="Text_20_body">
      <style:paragraph-properties fo:margin-left="0.9846in" fo:margin-right="0in" fo:text-indent="0in" style:auto-text-indent="false"/>
      <style:text-properties officeooo:paragraph-rsid="01dbe000"/>
    </style:style>
    <style:style style:name="P478" style:family="paragraph" style:parent-style-name="Text_20_body">
      <style:paragraph-properties fo:margin-left="0.9846in" fo:margin-right="0in" fo:text-indent="0in" style:auto-text-indent="false"/>
      <style:text-properties officeooo:paragraph-rsid="01e73a42"/>
    </style:style>
    <style:style style:name="P479" style:family="paragraph" style:parent-style-name="Text_20_body">
      <style:paragraph-properties fo:margin-left="0.9846in" fo:margin-right="0in" fo:text-indent="0in" style:auto-text-indent="false"/>
      <style:text-properties officeooo:paragraph-rsid="020278ec"/>
    </style:style>
    <style:style style:name="P480" style:family="paragraph" style:parent-style-name="Text_20_body">
      <style:paragraph-properties fo:margin-left="0.9846in" fo:margin-right="0in" fo:text-indent="0in" style:auto-text-indent="false"/>
      <style:text-properties officeooo:paragraph-rsid="0203ca1b"/>
    </style:style>
    <style:style style:name="P481" style:family="paragraph" style:parent-style-name="Text_20_body">
      <style:paragraph-properties fo:margin-left="0.9846in" fo:margin-right="0in" fo:text-indent="0in" style:auto-text-indent="false"/>
      <style:text-properties officeooo:paragraph-rsid="0204069f"/>
    </style:style>
    <style:style style:name="P482" style:family="paragraph" style:parent-style-name="Text_20_body">
      <style:paragraph-properties fo:margin-left="0.9846in" fo:margin-right="0in" fo:text-indent="0in" style:auto-text-indent="false"/>
      <style:text-properties officeooo:paragraph-rsid="02045356"/>
    </style:style>
    <style:style style:name="P483" style:family="paragraph" style:parent-style-name="Text_20_body">
      <style:paragraph-properties fo:margin-left="0.9846in" fo:margin-right="0in" fo:text-indent="0in" style:auto-text-indent="false"/>
      <style:text-properties officeooo:paragraph-rsid="020bc6b0"/>
    </style:style>
    <style:style style:name="P484" style:family="paragraph" style:parent-style-name="Text_20_body">
      <style:paragraph-properties fo:margin-left="0.9846in" fo:margin-right="0in" fo:text-indent="0in" style:auto-text-indent="false"/>
      <style:text-properties officeooo:paragraph-rsid="020d5c6a"/>
    </style:style>
    <style:style style:name="P485" style:family="paragraph" style:parent-style-name="Text_20_body">
      <style:paragraph-properties fo:margin-left="0.9846in" fo:margin-right="0in" fo:text-indent="0in" style:auto-text-indent="false"/>
      <style:text-properties officeooo:paragraph-rsid="02123bb9"/>
    </style:style>
    <style:style style:name="P486" style:family="paragraph" style:parent-style-name="Text_20_body">
      <style:paragraph-properties fo:margin-left="0.9846in" fo:margin-right="0in" fo:text-indent="0in" style:auto-text-indent="false"/>
      <style:text-properties officeooo:paragraph-rsid="022423ee"/>
    </style:style>
    <style:style style:name="P487" style:family="paragraph" style:parent-style-name="Text_20_body">
      <style:paragraph-properties fo:margin-left="0.9846in" fo:margin-right="0in" fo:text-indent="0in" style:auto-text-indent="false"/>
      <style:text-properties officeooo:paragraph-rsid="0238a0c1"/>
    </style:style>
    <style:style style:name="P488" style:family="paragraph" style:parent-style-name="Text_20_body">
      <style:paragraph-properties fo:margin-left="0.9846in" fo:margin-right="0in" fo:text-indent="0in" style:auto-text-indent="false"/>
      <style:text-properties officeooo:paragraph-rsid="024fab84"/>
    </style:style>
    <style:style style:name="P489" style:family="paragraph" style:parent-style-name="Text_20_body">
      <style:paragraph-properties fo:margin-left="0.9846in" fo:margin-right="0in" fo:text-indent="0in" style:auto-text-indent="false"/>
      <style:text-properties officeooo:paragraph-rsid="0270252b"/>
    </style:style>
    <style:style style:name="P490" style:family="paragraph" style:parent-style-name="Text_20_body">
      <style:paragraph-properties fo:margin-left="0.9846in" fo:margin-right="0in" fo:text-indent="0in" style:auto-text-indent="false"/>
      <style:text-properties officeooo:paragraph-rsid="02afd014"/>
    </style:style>
    <style:style style:name="P491" style:family="paragraph" style:parent-style-name="Text_20_body">
      <style:paragraph-properties fo:margin-left="0.9846in" fo:margin-right="0in" fo:text-indent="0in" style:auto-text-indent="false"/>
      <style:text-properties officeooo:paragraph-rsid="02b4d5ec"/>
    </style:style>
    <style:style style:name="P492" style:family="paragraph" style:parent-style-name="Text_20_body">
      <style:paragraph-properties fo:margin-left="0.9846in" fo:margin-right="0in" fo:text-indent="0in" style:auto-text-indent="false"/>
      <style:text-properties officeooo:paragraph-rsid="02b664f3"/>
    </style:style>
    <style:style style:name="P493" style:family="paragraph" style:parent-style-name="Text_20_body">
      <style:paragraph-properties fo:margin-left="0.9846in" fo:margin-right="0in" fo:text-indent="0in" style:auto-text-indent="false"/>
      <style:text-properties officeooo:paragraph-rsid="02cba12e"/>
    </style:style>
    <style:style style:name="P494" style:family="paragraph" style:parent-style-name="Text_20_body">
      <style:paragraph-properties fo:margin-left="0.9846in" fo:margin-right="0in" fo:text-indent="0in" style:auto-text-indent="false"/>
      <style:text-properties officeooo:paragraph-rsid="02cbd521"/>
    </style:style>
    <style:style style:name="P495" style:family="paragraph" style:parent-style-name="Text_20_body">
      <style:paragraph-properties fo:margin-left="0.9846in" fo:margin-right="0in" fo:text-indent="0in" style:auto-text-indent="false"/>
      <style:text-properties officeooo:paragraph-rsid="0300dd56"/>
    </style:style>
    <style:style style:name="P496" style:family="paragraph" style:parent-style-name="Text_20_body">
      <style:paragraph-properties fo:margin-left="0.9846in" fo:margin-right="0in" fo:text-indent="0in" style:auto-text-indent="false"/>
      <style:text-properties officeooo:paragraph-rsid="0300b065"/>
    </style:style>
    <style:style style:name="P497" style:family="paragraph" style:parent-style-name="Text_20_body">
      <style:paragraph-properties fo:margin-left="0.9846in" fo:margin-right="0in" fo:text-indent="0in" style:auto-text-indent="false"/>
      <style:text-properties officeooo:paragraph-rsid="030634d9"/>
    </style:style>
    <style:style style:name="P498" style:family="paragraph" style:parent-style-name="Text_20_body">
      <style:paragraph-properties fo:margin-left="0.9846in" fo:margin-right="0in" fo:text-indent="0in" style:auto-text-indent="false"/>
      <style:text-properties officeooo:paragraph-rsid="030821fe"/>
    </style:style>
    <style:style style:name="P499" style:family="paragraph" style:parent-style-name="Text_20_body">
      <style:paragraph-properties fo:margin-left="0.9846in" fo:margin-right="0in" fo:text-indent="0in" style:auto-text-indent="false"/>
      <style:text-properties officeooo:paragraph-rsid="031b9c14"/>
    </style:style>
    <style:style style:name="P500" style:family="paragraph" style:parent-style-name="Text_20_body">
      <style:paragraph-properties fo:margin-left="0.9846in" fo:margin-right="0in" fo:text-indent="0in" style:auto-text-indent="false"/>
      <style:text-properties officeooo:paragraph-rsid="031d78b7"/>
    </style:style>
    <style:style style:name="P501" style:family="paragraph" style:parent-style-name="Text_20_body">
      <style:paragraph-properties fo:margin-left="0.9846in" fo:margin-right="0in" fo:text-indent="0in" style:auto-text-indent="false"/>
      <style:text-properties officeooo:paragraph-rsid="0322c4af"/>
    </style:style>
    <style:style style:name="P502" style:family="paragraph" style:parent-style-name="Text_20_body">
      <style:paragraph-properties fo:margin-left="0.9846in" fo:margin-right="0in" fo:text-indent="0in" style:auto-text-indent="false"/>
      <style:text-properties officeooo:paragraph-rsid="033b027d"/>
    </style:style>
    <style:style style:name="P503" style:family="paragraph" style:parent-style-name="Text_20_body">
      <style:paragraph-properties fo:margin-left="0.9846in" fo:margin-right="0in" fo:text-indent="0in" style:auto-text-indent="false"/>
      <style:text-properties officeooo:paragraph-rsid="035742a2"/>
    </style:style>
    <style:style style:name="P504" style:family="paragraph" style:parent-style-name="Text_20_body">
      <style:paragraph-properties fo:margin-left="0.9846in" fo:margin-right="0in" fo:text-indent="0in" style:auto-text-indent="false"/>
      <style:text-properties officeooo:paragraph-rsid="03606def"/>
    </style:style>
    <style:style style:name="P505" style:family="paragraph" style:parent-style-name="Text_20_body">
      <style:paragraph-properties fo:margin-left="0.9846in" fo:margin-right="0in" fo:text-indent="0in" style:auto-text-indent="false"/>
      <style:text-properties officeooo:paragraph-rsid="03627098"/>
    </style:style>
    <style:style style:name="P506" style:family="paragraph" style:parent-style-name="Text_20_body">
      <style:paragraph-properties fo:margin-left="0.9846in" fo:margin-right="0in" fo:text-indent="0in" style:auto-text-indent="false"/>
      <style:text-properties officeooo:paragraph-rsid="0389d56e"/>
    </style:style>
    <style:style style:name="P507" style:family="paragraph" style:parent-style-name="Text_20_body">
      <style:paragraph-properties fo:margin-left="0.9846in" fo:margin-right="0in" fo:text-indent="0in" style:auto-text-indent="false"/>
      <style:text-properties officeooo:paragraph-rsid="038b81d6"/>
    </style:style>
    <style:style style:name="P508" style:family="paragraph" style:parent-style-name="Text_20_body">
      <style:paragraph-properties fo:margin-left="0.9846in" fo:margin-right="0in" fo:text-indent="0in" style:auto-text-indent="false"/>
      <style:text-properties officeooo:paragraph-rsid="03aa1513"/>
    </style:style>
    <style:style style:name="P509" style:family="paragraph" style:parent-style-name="Text_20_body">
      <style:paragraph-properties fo:margin-left="0.9846in" fo:margin-right="0in" fo:text-indent="0in" style:auto-text-indent="false"/>
      <style:text-properties officeooo:paragraph-rsid="03c4eae3"/>
    </style:style>
    <style:style style:name="P510" style:family="paragraph" style:parent-style-name="Text_20_body">
      <style:paragraph-properties fo:margin-left="0.9846in" fo:margin-right="0in" fo:text-indent="0in" style:auto-text-indent="false"/>
      <style:text-properties officeooo:paragraph-rsid="03d6c012"/>
    </style:style>
    <style:style style:name="P511" style:family="paragraph" style:parent-style-name="Text_20_body">
      <style:paragraph-properties fo:margin-left="0.9846in" fo:margin-right="0in" fo:text-indent="0in" style:auto-text-indent="false"/>
      <style:text-properties officeooo:rsid="03de5d87" officeooo:paragraph-rsid="03ec6d8f"/>
    </style:style>
    <style:style style:name="P512" style:family="paragraph" style:parent-style-name="Text_20_body">
      <style:paragraph-properties fo:margin-left="0.9846in" fo:margin-right="0in" fo:text-indent="0in" style:auto-text-indent="false"/>
      <style:text-properties officeooo:rsid="03de5d87" officeooo:paragraph-rsid="03edab8c"/>
    </style:style>
    <style:style style:name="P513" style:family="paragraph" style:parent-style-name="Text_20_body">
      <style:paragraph-properties fo:margin-left="0.9846in" fo:margin-right="0in" fo:text-indent="0in" style:auto-text-indent="false"/>
      <style:text-properties officeooo:rsid="03de5d87" officeooo:paragraph-rsid="03f887d7"/>
    </style:style>
    <style:style style:name="P514" style:family="paragraph" style:parent-style-name="Text_20_body">
      <style:paragraph-properties fo:margin-left="0.9846in" fo:margin-right="0in" fo:text-indent="0in" style:auto-text-indent="false"/>
      <style:text-properties officeooo:rsid="03de5d87" officeooo:paragraph-rsid="0420f176"/>
    </style:style>
    <style:style style:name="P515" style:family="paragraph" style:parent-style-name="Text_20_body">
      <style:paragraph-properties fo:margin-left="0.9846in" fo:margin-right="0in" fo:text-indent="0in" style:auto-text-indent="false"/>
      <style:text-properties officeooo:rsid="03de5d87" officeooo:paragraph-rsid="04468259"/>
    </style:style>
    <style:style style:name="P516" style:family="paragraph" style:parent-style-name="Text_20_body">
      <style:paragraph-properties fo:margin-left="0.9846in" fo:margin-right="0in" fo:text-indent="0in" style:auto-text-indent="false"/>
      <style:text-properties officeooo:rsid="03de5d87" officeooo:paragraph-rsid="04509127"/>
    </style:style>
    <style:style style:name="P517" style:family="paragraph" style:parent-style-name="Text_20_body">
      <style:paragraph-properties fo:margin-left="0.9846in" fo:margin-right="0in" fo:text-indent="0in" style:auto-text-indent="false"/>
      <style:text-properties officeooo:paragraph-rsid="04149f5e"/>
    </style:style>
    <style:style style:name="P518" style:family="paragraph" style:parent-style-name="Text_20_body">
      <style:paragraph-properties fo:margin-left="0.9846in" fo:margin-right="0in" fo:text-indent="0in" style:auto-text-indent="false"/>
      <style:text-properties officeooo:paragraph-rsid="0427563f"/>
    </style:style>
    <style:style style:name="P519" style:family="paragraph" style:parent-style-name="Text_20_body">
      <style:paragraph-properties fo:margin-left="0.9846in" fo:margin-right="0in" fo:text-indent="0in" style:auto-text-indent="false"/>
      <style:text-properties officeooo:paragraph-rsid="0446d2c7"/>
    </style:style>
    <style:style style:name="P520" style:family="paragraph" style:parent-style-name="Text_20_body">
      <style:paragraph-properties fo:margin-left="0.9846in" fo:margin-right="0in" fo:text-indent="0in" style:auto-text-indent="false"/>
      <style:text-properties officeooo:paragraph-rsid="047b26d7"/>
    </style:style>
    <style:style style:name="P521" style:family="paragraph" style:parent-style-name="Text_20_body">
      <style:paragraph-properties fo:margin-left="0.9846in" fo:margin-right="0in" fo:text-indent="0in" style:auto-text-indent="false"/>
      <style:text-properties officeooo:paragraph-rsid="047cb44f"/>
    </style:style>
    <style:style style:name="P522" style:family="paragraph" style:parent-style-name="Text_20_body">
      <style:paragraph-properties fo:margin-left="0.9846in" fo:margin-right="0in" fo:text-indent="0in" style:auto-text-indent="false"/>
      <style:text-properties officeooo:paragraph-rsid="04912825"/>
    </style:style>
    <style:style style:name="P523" style:family="paragraph" style:parent-style-name="Text_20_body">
      <style:paragraph-properties fo:margin-left="0.9846in" fo:margin-right="0in" fo:text-indent="0in" style:auto-text-indent="false"/>
      <style:text-properties officeooo:paragraph-rsid="04972ff1"/>
    </style:style>
    <style:style style:name="P524" style:family="paragraph" style:parent-style-name="Text_20_body">
      <style:paragraph-properties fo:margin-left="0.9846in" fo:margin-right="0in" fo:text-indent="0in" style:auto-text-indent="false"/>
      <style:text-properties officeooo:paragraph-rsid="04fa9d01"/>
    </style:style>
    <style:style style:name="P525" style:family="paragraph" style:parent-style-name="Text_20_body">
      <style:paragraph-properties fo:margin-left="0.9846in" fo:margin-right="0in" fo:text-indent="0in" style:auto-text-indent="false"/>
      <style:text-properties officeooo:paragraph-rsid="055702f2"/>
    </style:style>
    <style:style style:name="P526" style:family="paragraph" style:parent-style-name="Text_20_body">
      <style:paragraph-properties fo:margin-left="0.9846in" fo:margin-right="0in" fo:text-indent="0in" style:auto-text-indent="false"/>
      <style:text-properties officeooo:paragraph-rsid="0557063a"/>
    </style:style>
    <style:style style:name="P527"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ext_20_body">
      <style:paragraph-properties fo:margin-left="0.9846in" fo:margin-right="0in" fo:text-indent="0in" style:auto-text-indent="false"/>
      <style:text-properties officeooo:paragraph-rsid="05665a0d"/>
    </style:style>
    <style:style style:name="P529"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30" style:family="paragraph" style:parent-style-name="Text_20_body">
      <style:paragraph-properties fo:margin-left="0.9846in" fo:margin-right="0in" fo:text-indent="0in" style:auto-text-indent="false"/>
      <style:text-properties officeooo:paragraph-rsid="056bf9fe"/>
    </style:style>
    <style:style style:name="P531" style:family="paragraph" style:parent-style-name="Text_20_body">
      <style:paragraph-properties fo:margin-left="0.9846in" fo:margin-right="0in" fo:text-indent="0in" style:auto-text-indent="false"/>
      <style:text-properties officeooo:paragraph-rsid="057bf6c1"/>
    </style:style>
    <style:style style:name="P532" style:family="paragraph" style:parent-style-name="Text_20_body">
      <style:paragraph-properties fo:margin-left="0.9846in" fo:margin-right="0in" fo:text-indent="0in" style:auto-text-indent="false"/>
      <style:text-properties officeooo:paragraph-rsid="059a993a"/>
    </style:style>
    <style:style style:name="P533" style:family="paragraph" style:parent-style-name="Text_20_body">
      <style:paragraph-properties fo:margin-left="0.9846in" fo:margin-right="0in" fo:text-indent="0in" style:auto-text-indent="false"/>
      <style:text-properties officeooo:paragraph-rsid="05b9432b"/>
    </style:style>
    <style:style style:name="P534" style:family="paragraph" style:parent-style-name="Text_20_body">
      <style:paragraph-properties fo:margin-left="0.9846in" fo:margin-right="0in" fo:text-indent="0in" style:auto-text-indent="false"/>
      <style:text-properties officeooo:paragraph-rsid="05ca4df6"/>
    </style:style>
    <style:style style:name="P535" style:family="paragraph" style:parent-style-name="Text_20_body">
      <style:paragraph-properties fo:margin-left="0.9846in" fo:margin-right="0in" fo:text-indent="0in" style:auto-text-indent="false"/>
      <style:text-properties officeooo:paragraph-rsid="05e60314"/>
    </style:style>
    <style:style style:name="P536" style:family="paragraph" style:parent-style-name="Text_20_body">
      <style:paragraph-properties fo:margin-left="0.9846in" fo:margin-right="0in" fo:text-indent="0in" style:auto-text-indent="false"/>
      <style:text-properties officeooo:paragraph-rsid="06136e85"/>
    </style:style>
    <style:style style:name="P537" style:family="paragraph" style:parent-style-name="Text_20_body">
      <style:paragraph-properties fo:margin-left="0.9846in" fo:margin-right="0in" fo:text-indent="0in" style:auto-text-indent="false"/>
      <style:text-properties officeooo:paragraph-rsid="061ac3f8"/>
    </style:style>
    <style:style style:name="P538" style:family="paragraph" style:parent-style-name="Text_20_body">
      <style:paragraph-properties fo:margin-left="0.9846in" fo:margin-right="0in" fo:text-indent="0in" style:auto-text-indent="false"/>
      <style:text-properties officeooo:paragraph-rsid="06253eb1"/>
    </style:style>
    <style:style style:name="P539" style:family="paragraph" style:parent-style-name="Text_20_body">
      <style:paragraph-properties fo:margin-left="0.9846in" fo:margin-right="0in" fo:text-indent="0in" style:auto-text-indent="false"/>
      <style:text-properties officeooo:paragraph-rsid="0625b381"/>
    </style:style>
    <style:style style:name="P540" style:family="paragraph" style:parent-style-name="Text_20_body">
      <style:paragraph-properties fo:margin-left="0.9846in" fo:margin-right="0in" fo:text-indent="0in" style:auto-text-indent="false"/>
      <style:text-properties officeooo:paragraph-rsid="06339687"/>
    </style:style>
    <style:style style:name="P541"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42" style:family="paragraph" style:parent-style-name="indent-big">
      <style:paragraph-properties fo:text-align="start" style:justify-single-word="false"/>
      <style:text-properties fo:language="none" fo:country="none" style:language-asian="none" style:country-asian="none"/>
    </style:style>
    <style:style style:name="P54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4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4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4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4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4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4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5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5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5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53" style:family="paragraph" style:parent-style-name="Text_20_body">
      <style:paragraph-properties fo:margin-left="0.4925in" fo:margin-right="0in" fo:text-indent="0in" style:auto-text-indent="false"/>
    </style:style>
    <style:style style:name="P554" style:family="paragraph" style:parent-style-name="Text_20_body">
      <style:paragraph-properties fo:margin-left="0.4925in" fo:margin-right="0in" fo:text-indent="0in" style:auto-text-indent="false"/>
      <style:text-properties officeooo:paragraph-rsid="00388490"/>
    </style:style>
    <style:style style:name="P555" style:family="paragraph" style:parent-style-name="Text_20_body">
      <style:paragraph-properties fo:margin-left="0.4925in" fo:margin-right="0in" fo:text-indent="0in" style:auto-text-indent="false"/>
      <style:text-properties officeooo:paragraph-rsid="00c4ad28"/>
    </style:style>
    <style:style style:name="P55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5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58" style:family="paragraph" style:parent-style-name="Text_20_body">
      <style:paragraph-properties fo:margin-left="0.4925in" fo:margin-right="0in" fo:text-indent="0in" style:auto-text-indent="false"/>
      <style:text-properties officeooo:paragraph-rsid="019d6dd9"/>
    </style:style>
    <style:style style:name="P559" style:family="paragraph" style:parent-style-name="Text_20_body">
      <style:paragraph-properties fo:margin-left="0.4925in" fo:margin-right="0in" fo:text-indent="0in" style:auto-text-indent="false"/>
      <style:text-properties officeooo:paragraph-rsid="0270252b"/>
    </style:style>
    <style:style style:name="P560" style:family="paragraph" style:parent-style-name="Text_20_body">
      <style:paragraph-properties fo:margin-left="0.4925in" fo:margin-right="0in" fo:text-indent="0in" style:auto-text-indent="false"/>
      <style:text-properties officeooo:paragraph-rsid="02718bbd"/>
    </style:style>
    <style:style style:name="P561" style:family="paragraph" style:parent-style-name="Text_20_body">
      <style:paragraph-properties fo:margin-left="0.4925in" fo:margin-right="0in" fo:text-indent="0in" style:auto-text-indent="false"/>
      <style:text-properties officeooo:rsid="02b99b7d" officeooo:paragraph-rsid="032e99c1"/>
    </style:style>
    <style:style style:name="P562" style:family="paragraph" style:parent-style-name="Text_20_body">
      <style:paragraph-properties fo:margin-left="0.4925in" fo:margin-right="0in" fo:text-indent="0in" style:auto-text-indent="false"/>
      <style:text-properties officeooo:paragraph-rsid="0502e208"/>
    </style:style>
    <style:style style:name="P56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64" style:family="paragraph" style:parent-style-name="Text_20_body">
      <style:paragraph-properties fo:margin-left="1.4772in" fo:margin-right="0in" fo:text-indent="0in" style:auto-text-indent="false"/>
    </style:style>
    <style:style style:name="P565" style:family="paragraph" style:parent-style-name="Text_20_body">
      <style:paragraph-properties fo:margin-left="1.4772in" fo:margin-right="0in" fo:text-indent="0in" style:auto-text-indent="false"/>
      <style:text-properties officeooo:paragraph-rsid="006c8658"/>
    </style:style>
    <style:style style:name="P566" style:family="paragraph" style:parent-style-name="Text_20_body">
      <style:paragraph-properties fo:margin-left="1.4772in" fo:margin-right="0in" fo:text-indent="0in" style:auto-text-indent="false"/>
      <style:text-properties officeooo:paragraph-rsid="00dfc7d6"/>
    </style:style>
    <style:style style:name="P567"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68" style:family="paragraph" style:parent-style-name="Text_20_body">
      <style:paragraph-properties fo:margin-left="2.4618in" fo:margin-right="0in" fo:text-indent="0in" style:auto-text-indent="false"/>
    </style:style>
    <style:style style:name="P569" style:family="paragraph" style:parent-style-name="Text_20_body">
      <style:paragraph-properties fo:margin-left="2.4618in" fo:margin-right="0in" fo:text-indent="0in" style:auto-text-indent="false"/>
      <style:text-properties officeooo:paragraph-rsid="006c2c40"/>
    </style:style>
    <style:style style:name="P570" style:family="paragraph" style:parent-style-name="Text_20_body_20__28_user_29_">
      <style:paragraph-properties fo:text-align="start" style:justify-single-word="false"/>
      <style:text-properties fo:language="none" fo:country="none" style:language-asian="none" style:country-asian="none"/>
    </style:style>
    <style:style style:name="P571" style:family="paragraph" style:parent-style-name="Text_20_body">
      <style:paragraph-properties fo:margin-left="1.9693in" fo:margin-right="0in" fo:text-indent="0in" style:auto-text-indent="false"/>
    </style:style>
    <style:style style:name="P572"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573"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574" style:family="paragraph" style:parent-style-name="Text_20_body">
      <style:paragraph-properties fo:margin-left="3.4465in" fo:margin-right="0in" fo:text-indent="0in" style:auto-text-indent="false"/>
      <style:text-properties officeooo:paragraph-rsid="00c4ad28"/>
    </style:style>
    <style:style style:name="P575" style:family="paragraph" style:parent-style-name="Table_20_Contents">
      <style:text-properties style:text-position="33% 80%"/>
    </style:style>
    <style:style style:name="P576" style:family="paragraph" style:parent-style-name="Table_20_Contents">
      <style:text-properties officeooo:paragraph-rsid="0538a626"/>
    </style:style>
    <style:style style:name="P577" style:family="paragraph" style:parent-style-name="Text_20_body">
      <style:text-properties officeooo:paragraph-rsid="063d4798"/>
    </style:style>
    <style:style style:name="P578" style:family="paragraph" style:parent-style-name="Text_20_body">
      <style:text-properties officeooo:paragraph-rsid="063fa1c9"/>
    </style:style>
    <style:style style:name="P579" style:family="paragraph" style:parent-style-name="Text_20_body">
      <style:text-properties officeooo:paragraph-rsid="0641a0bb"/>
    </style:style>
    <style:style style:name="P580" style:family="paragraph" style:parent-style-name="Text_20_body">
      <style:text-properties officeooo:paragraph-rsid="06424168"/>
    </style:style>
    <style:style style:name="P58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58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583" style:family="paragraph" style:parent-style-name="Text_20_body">
      <style:paragraph-properties fo:margin-left="0.9846in" fo:margin-right="0in" fo:text-indent="0in" style:auto-text-indent="false"/>
      <style:text-properties officeooo:paragraph-rsid="063d4798"/>
    </style:style>
    <style:style style:name="P584" style:family="paragraph" style:parent-style-name="Text_20_body">
      <style:paragraph-properties fo:margin-left="0.9846in" fo:margin-right="0in" fo:text-indent="0in" style:auto-text-indent="false"/>
      <style:text-properties officeooo:paragraph-rsid="06443638"/>
    </style:style>
    <style:style style:name="P585" style:family="paragraph" style:parent-style-name="Text_20_body">
      <style:paragraph-properties fo:margin-left="0.9846in" fo:margin-right="0in" fo:text-indent="0in" style:auto-text-indent="false"/>
      <style:text-properties officeooo:paragraph-rsid="0645aa20"/>
    </style:style>
    <style:style style:name="P586" style:family="paragraph" style:parent-style-name="Text_20_body">
      <style:paragraph-properties fo:margin-left="0.9846in" fo:margin-right="0in" fo:text-indent="0in" style:auto-text-indent="false"/>
      <style:text-properties officeooo:paragraph-rsid="064992af"/>
    </style:style>
    <style:style style:name="P587"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style:text-underline-style="none" style:font-style-asian="italic" style:font-style-complex="italic"/>
    </style:style>
    <style:style style:name="T88" style:family="text">
      <style:text-properties officeooo:rsid="00105bb5"/>
    </style:style>
    <style:style style:name="T89" style:family="text">
      <style:text-properties officeooo:rsid="0010c590"/>
    </style:style>
    <style:style style:name="T90" style:family="text">
      <style:text-properties officeooo:rsid="001160b9"/>
    </style:style>
    <style:style style:name="T91" style:family="text">
      <style:text-properties officeooo:rsid="00131786"/>
    </style:style>
    <style:style style:name="T92" style:family="text">
      <style:text-properties officeooo:rsid="00132abb"/>
    </style:style>
    <style:style style:name="T93" style:family="text">
      <style:text-properties officeooo:rsid="0015451c"/>
    </style:style>
    <style:style style:name="T94" style:family="text">
      <style:text-properties officeooo:rsid="0015fe1b"/>
    </style:style>
    <style:style style:name="T95" style:family="text">
      <style:text-properties officeooo:rsid="0016ac27"/>
    </style:style>
    <style:style style:name="T96" style:family="text">
      <style:text-properties officeooo:rsid="0016d9c1"/>
    </style:style>
    <style:style style:name="T97" style:family="text">
      <style:text-properties officeooo:rsid="00177ea2"/>
    </style:style>
    <style:style style:name="T98" style:family="text">
      <style:text-properties officeooo:rsid="001a0ff3"/>
    </style:style>
    <style:style style:name="T99" style:family="text">
      <style:text-properties officeooo:rsid="001b1cea"/>
    </style:style>
    <style:style style:name="T100" style:family="text">
      <style:text-properties officeooo:rsid="001d3f43"/>
    </style:style>
    <style:style style:name="T101" style:family="text">
      <style:text-properties officeooo:rsid="001ee9d7"/>
    </style:style>
    <style:style style:name="T102" style:family="text">
      <style:text-properties officeooo:rsid="001f2dae"/>
    </style:style>
    <style:style style:name="T103" style:family="text">
      <style:text-properties officeooo:rsid="002029b4"/>
    </style:style>
    <style:style style:name="T104" style:family="text">
      <style:text-properties officeooo:rsid="0021d915"/>
    </style:style>
    <style:style style:name="T105" style:family="text">
      <style:text-properties officeooo:rsid="00235e0f"/>
    </style:style>
    <style:style style:name="T10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0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08" style:family="text">
      <style:text-properties fo:font-variant="normal" fo:text-transform="none" fo:font-style="italic" style:font-style-asian="italic" style:font-style-complex="italic"/>
    </style:style>
    <style:style style:name="T109" style:family="text">
      <style:text-properties officeooo:rsid="002455f2"/>
    </style:style>
    <style:style style:name="T110" style:family="text">
      <style:text-properties officeooo:rsid="00262c81"/>
    </style:style>
    <style:style style:name="T111" style:family="text">
      <style:text-properties officeooo:rsid="0027090f"/>
    </style:style>
    <style:style style:name="T112" style:family="text">
      <style:text-properties officeooo:rsid="0027336b"/>
    </style:style>
    <style:style style:name="T113" style:family="text">
      <style:text-properties officeooo:rsid="002763ad"/>
    </style:style>
    <style:style style:name="T114" style:family="text">
      <style:text-properties officeooo:rsid="0028656c"/>
    </style:style>
    <style:style style:name="T115" style:family="text">
      <style:text-properties officeooo:rsid="0029820e"/>
    </style:style>
    <style:style style:name="T116" style:family="text">
      <style:text-properties officeooo:rsid="002a234a"/>
    </style:style>
    <style:style style:name="T117" style:family="text">
      <style:text-properties officeooo:rsid="002b575d"/>
    </style:style>
    <style:style style:name="T118" style:family="text">
      <style:text-properties officeooo:rsid="002cb16c"/>
    </style:style>
    <style:style style:name="T119" style:family="text">
      <style:text-properties officeooo:rsid="0031db1b"/>
    </style:style>
    <style:style style:name="T120" style:family="text">
      <style:text-properties officeooo:rsid="00327653"/>
    </style:style>
    <style:style style:name="T121" style:family="text">
      <style:text-properties officeooo:rsid="0033af24"/>
    </style:style>
    <style:style style:name="T122" style:family="text">
      <style:text-properties officeooo:rsid="0034424c"/>
    </style:style>
    <style:style style:name="T123" style:family="text">
      <style:text-properties officeooo:rsid="00363834"/>
    </style:style>
    <style:style style:name="T124" style:family="text">
      <style:text-properties officeooo:rsid="00375486"/>
    </style:style>
    <style:style style:name="T125" style:family="text">
      <style:text-properties officeooo:rsid="00388490"/>
    </style:style>
    <style:style style:name="T126" style:family="text">
      <style:text-properties officeooo:rsid="0039575f"/>
    </style:style>
    <style:style style:name="T127" style:family="text">
      <style:text-properties officeooo:rsid="003b455e"/>
    </style:style>
    <style:style style:name="T128" style:family="text">
      <style:text-properties officeooo:rsid="003d14fa"/>
    </style:style>
    <style:style style:name="T129" style:family="text">
      <style:text-properties officeooo:rsid="003d24c7"/>
    </style:style>
    <style:style style:name="T130" style:family="text">
      <style:text-properties officeooo:rsid="003d51bc"/>
    </style:style>
    <style:style style:name="T131" style:family="text">
      <style:text-properties officeooo:rsid="003e0318"/>
    </style:style>
    <style:style style:name="T132" style:family="text">
      <style:text-properties officeooo:rsid="00422cde"/>
    </style:style>
    <style:style style:name="T133" style:family="text">
      <style:text-properties officeooo:rsid="00461c1f"/>
    </style:style>
    <style:style style:name="T134" style:family="text">
      <style:text-properties officeooo:rsid="004b4e28"/>
    </style:style>
    <style:style style:name="T135" style:family="text">
      <style:text-properties officeooo:rsid="004b75cf"/>
    </style:style>
    <style:style style:name="T136" style:family="text">
      <style:text-properties officeooo:rsid="004cee7b"/>
    </style:style>
    <style:style style:name="T137" style:family="text">
      <style:text-properties officeooo:rsid="004eae8b"/>
    </style:style>
    <style:style style:name="T138" style:family="text">
      <style:text-properties officeooo:rsid="004f539d"/>
    </style:style>
    <style:style style:name="T139" style:family="text">
      <style:text-properties officeooo:rsid="005017ba"/>
    </style:style>
    <style:style style:name="T140" style:family="text">
      <style:text-properties officeooo:rsid="0050933c"/>
    </style:style>
    <style:style style:name="T141" style:family="text">
      <style:text-properties officeooo:rsid="0051b2c8"/>
    </style:style>
    <style:style style:name="T142" style:family="text">
      <style:text-properties officeooo:rsid="0052143e"/>
    </style:style>
    <style:style style:name="T143" style:family="text">
      <style:text-properties officeooo:rsid="00562877"/>
    </style:style>
    <style:style style:name="T144" style:family="text">
      <style:text-properties officeooo:rsid="0058dead"/>
    </style:style>
    <style:style style:name="T145" style:family="text">
      <style:text-properties officeooo:rsid="005aae29"/>
    </style:style>
    <style:style style:name="T146" style:family="text">
      <style:text-properties officeooo:rsid="005bc1cc"/>
    </style:style>
    <style:style style:name="T147" style:family="text">
      <style:text-properties officeooo:rsid="005c8e1b"/>
    </style:style>
    <style:style style:name="T148" style:family="text">
      <style:text-properties officeooo:rsid="005e6eb9"/>
    </style:style>
    <style:style style:name="T149" style:family="text">
      <style:text-properties officeooo:rsid="005fc8a6"/>
    </style:style>
    <style:style style:name="T150" style:family="text">
      <style:text-properties officeooo:rsid="0060822e"/>
    </style:style>
    <style:style style:name="T151" style:family="text">
      <style:text-properties officeooo:rsid="006236be"/>
    </style:style>
    <style:style style:name="T152" style:family="text">
      <style:text-properties officeooo:rsid="00633e55"/>
    </style:style>
    <style:style style:name="T153" style:family="text">
      <style:text-properties officeooo:rsid="0064a75b"/>
    </style:style>
    <style:style style:name="T154" style:family="text">
      <style:text-properties fo:font-variant="small-caps"/>
    </style:style>
    <style:style style:name="T155" style:family="text">
      <style:text-properties fo:font-variant="small-caps" officeooo:rsid="0304504d"/>
    </style:style>
    <style:style style:name="T156" style:family="text">
      <style:text-properties fo:font-variant="small-caps" officeooo:rsid="0342c9f3"/>
    </style:style>
    <style:style style:name="T157" style:family="text">
      <style:text-properties fo:font-variant="small-caps" officeooo:rsid="03cf43ae"/>
    </style:style>
    <style:style style:name="T158" style:family="text">
      <style:text-properties fo:font-variant="small-caps" fo:font-style="normal" style:font-style-asian="normal" style:font-style-complex="normal"/>
    </style:style>
    <style:style style:name="T159" style:family="text">
      <style:text-properties fo:font-variant="small-caps" officeooo:rsid="0647133a"/>
    </style:style>
    <style:style style:name="T160" style:family="text">
      <style:text-properties fo:font-variant="small-caps" fo:font-style="italic"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006b82cb" style:font-style-asian="normal" style:font-style-complex="normal"/>
    </style:style>
    <style:style style:name="T163" style:family="text">
      <style:text-properties fo:font-style="normal" officeooo:rsid="014395c0" style:font-style-asian="normal" style:font-style-complex="normal"/>
    </style:style>
    <style:style style:name="T164" style:family="text">
      <style:text-properties fo:font-style="normal" officeooo:rsid="01ec2012" style:font-style-asian="normal" style:font-style-complex="normal"/>
    </style:style>
    <style:style style:name="T165" style:family="text">
      <style:text-properties fo:font-style="normal" officeooo:rsid="03f56f8e" style:font-style-asian="normal" style:font-style-complex="normal"/>
    </style:style>
    <style:style style:name="T166" style:family="text">
      <style:text-properties fo:font-style="normal" officeooo:rsid="03f8fe3a" style:font-style-asian="normal" style:font-style-complex="normal"/>
    </style:style>
    <style:style style:name="T167" style:family="text">
      <style:text-properties fo:font-style="normal" officeooo:rsid="042587c8" style:font-style-asian="normal" style:font-style-complex="normal"/>
    </style:style>
    <style:style style:name="T168" style:family="text">
      <style:text-properties fo:font-style="normal" officeooo:rsid="04dc3a3e" style:font-style-asian="normal" style:font-style-complex="normal"/>
    </style:style>
    <style:style style:name="T169" style:family="text">
      <style:text-properties fo:font-style="normal" officeooo:rsid="04fa9d01" style:font-style-asian="normal" style:font-style-complex="normal"/>
    </style:style>
    <style:style style:name="T170" style:family="text">
      <style:text-properties fo:font-style="normal" officeooo:rsid="0574dacb" style:font-style-asian="normal" style:font-style-complex="normal"/>
    </style:style>
    <style:style style:name="T171" style:family="text">
      <style:text-properties fo:font-style="normal" officeooo:rsid="059e3e6b" style:font-style-asian="normal" style:font-style-complex="normal"/>
    </style:style>
    <style:style style:name="T172" style:family="text">
      <style:text-properties officeooo:rsid="006b82cb"/>
    </style:style>
    <style:style style:name="T173" style:family="text">
      <style:text-properties officeooo:rsid="006c2c40"/>
    </style:style>
    <style:style style:name="T174" style:family="text">
      <style:text-properties officeooo:rsid="006c8658"/>
    </style:style>
    <style:style style:name="T175" style:family="text">
      <style:text-properties officeooo:rsid="006de052"/>
    </style:style>
    <style:style style:name="T176" style:family="text">
      <style:text-properties officeooo:rsid="006e2449"/>
    </style:style>
    <style:style style:name="T177" style:family="text">
      <style:text-properties officeooo:rsid="006edeb4"/>
    </style:style>
    <style:style style:name="T178" style:family="text">
      <style:text-properties officeooo:rsid="0070ba87"/>
    </style:style>
    <style:style style:name="T179" style:family="text">
      <style:text-properties officeooo:rsid="0072333c"/>
    </style:style>
    <style:style style:name="T180" style:family="text">
      <style:text-properties officeooo:rsid="00733e8f"/>
    </style:style>
    <style:style style:name="T181" style:family="text">
      <style:text-properties officeooo:rsid="0074d84e"/>
    </style:style>
    <style:style style:name="T182" style:family="text">
      <style:text-properties officeooo:rsid="00761e8f"/>
    </style:style>
    <style:style style:name="T183" style:family="text">
      <style:text-properties officeooo:rsid="0076508e"/>
    </style:style>
    <style:style style:name="T184" style:family="text">
      <style:text-properties officeooo:rsid="00766915"/>
    </style:style>
    <style:style style:name="T185" style:family="text">
      <style:text-properties officeooo:rsid="007864d2"/>
    </style:style>
    <style:style style:name="T186" style:family="text">
      <style:text-properties officeooo:rsid="0079dab0"/>
    </style:style>
    <style:style style:name="T187" style:family="text">
      <style:text-properties officeooo:rsid="007b7f8f"/>
    </style:style>
    <style:style style:name="T188" style:family="text">
      <style:text-properties officeooo:rsid="007d5639"/>
    </style:style>
    <style:style style:name="T189" style:family="text">
      <style:text-properties officeooo:rsid="007e01df"/>
    </style:style>
    <style:style style:name="T190" style:family="text">
      <style:text-properties officeooo:rsid="007fbcf0"/>
    </style:style>
    <style:style style:name="T191" style:family="text">
      <style:text-properties officeooo:rsid="00804d34"/>
    </style:style>
    <style:style style:name="T192" style:family="text">
      <style:text-properties officeooo:rsid="00823165"/>
    </style:style>
    <style:style style:name="T193" style:family="text">
      <style:text-properties officeooo:rsid="00835f10"/>
    </style:style>
    <style:style style:name="T194" style:family="text">
      <style:text-properties officeooo:rsid="00854601"/>
    </style:style>
    <style:style style:name="T195" style:family="text">
      <style:text-properties fo:language="ru" fo:country="RU"/>
    </style:style>
    <style:style style:name="T196" style:family="text">
      <style:text-properties fo:language="ru" fo:country="RU" style:language-complex="hi" style:country-complex="IN"/>
    </style:style>
    <style:style style:name="T197" style:family="text">
      <style:text-properties fo:language="ru" fo:country="RU" officeooo:rsid="00854601" style:language-complex="hi" style:country-complex="IN"/>
    </style:style>
    <style:style style:name="T198" style:family="text">
      <style:text-properties fo:language="ru" fo:country="RU" officeooo:rsid="00866f75" style:language-complex="hi" style:country-complex="IN"/>
    </style:style>
    <style:style style:name="T199" style:family="text">
      <style:text-properties fo:language="ru" fo:country="RU" officeooo:rsid="00aef8dd" style:language-complex="hi" style:country-complex="IN"/>
    </style:style>
    <style:style style:name="T200"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01"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02"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03"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04"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05"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06" style:family="text">
      <style:text-properties officeooo:rsid="00866f75"/>
    </style:style>
    <style:style style:name="T207" style:family="text">
      <style:text-properties officeooo:rsid="00878ebd"/>
    </style:style>
    <style:style style:name="T208" style:family="text">
      <style:text-properties officeooo:rsid="00885efa"/>
    </style:style>
    <style:style style:name="T209" style:family="text">
      <style:text-properties officeooo:rsid="0089d02b"/>
    </style:style>
    <style:style style:name="T210" style:family="text">
      <style:text-properties officeooo:rsid="008bc171"/>
    </style:style>
    <style:style style:name="T211" style:family="text">
      <style:text-properties officeooo:rsid="008d4797"/>
    </style:style>
    <style:style style:name="T212" style:family="text">
      <style:text-properties officeooo:rsid="008e3cf3"/>
    </style:style>
    <style:style style:name="T213" style:family="text">
      <style:text-properties officeooo:rsid="00937454"/>
    </style:style>
    <style:style style:name="T214" style:family="text">
      <style:text-properties officeooo:rsid="009494b1"/>
    </style:style>
    <style:style style:name="T215" style:family="text">
      <style:text-properties officeooo:rsid="0094d8d9"/>
    </style:style>
    <style:style style:name="T216" style:family="text">
      <style:text-properties officeooo:rsid="009604e0"/>
    </style:style>
    <style:style style:name="T217" style:family="text">
      <style:text-properties officeooo:rsid="0099b814"/>
    </style:style>
    <style:style style:name="T218" style:family="text">
      <style:text-properties officeooo:rsid="009a5a2a"/>
    </style:style>
    <style:style style:name="T219" style:family="text">
      <style:text-properties officeooo:rsid="009baae0"/>
    </style:style>
    <style:style style:name="T220" style:family="text">
      <style:text-properties officeooo:rsid="009c4c4d"/>
    </style:style>
    <style:style style:name="T221" style:family="text">
      <style:text-properties officeooo:rsid="009d4d29"/>
    </style:style>
    <style:style style:name="T222" style:family="text">
      <style:text-properties officeooo:rsid="009e1fea"/>
    </style:style>
    <style:style style:name="T223" style:family="text">
      <style:text-properties officeooo:rsid="009e3ce2"/>
    </style:style>
    <style:style style:name="T224" style:family="text">
      <style:text-properties officeooo:rsid="009e873f"/>
    </style:style>
    <style:style style:name="T225" style:family="text">
      <style:text-properties officeooo:rsid="00a07f85"/>
    </style:style>
    <style:style style:name="T226" style:family="text">
      <style:text-properties officeooo:rsid="00a0ca12"/>
    </style:style>
    <style:style style:name="T227" style:family="text">
      <style:text-properties officeooo:rsid="00a1ace6"/>
    </style:style>
    <style:style style:name="T228" style:family="text">
      <style:text-properties officeooo:rsid="00a37572"/>
    </style:style>
    <style:style style:name="T229" style:family="text">
      <style:text-properties officeooo:rsid="00a49d98"/>
    </style:style>
    <style:style style:name="T230" style:family="text">
      <style:text-properties officeooo:rsid="00a8b305"/>
    </style:style>
    <style:style style:name="T231" style:family="text">
      <style:text-properties officeooo:rsid="00aa4ee9"/>
    </style:style>
    <style:style style:name="T232" style:family="text">
      <style:text-properties officeooo:rsid="00aaf337"/>
    </style:style>
    <style:style style:name="T233" style:family="text">
      <style:text-properties officeooo:rsid="00aef8dd"/>
    </style:style>
    <style:style style:name="T234" style:family="text">
      <style:text-properties officeooo:rsid="00b09de6"/>
    </style:style>
    <style:style style:name="T235" style:family="text">
      <style:text-properties officeooo:rsid="00b2e0fa"/>
    </style:style>
    <style:style style:name="T236" style:family="text">
      <style:text-properties officeooo:rsid="00b39899"/>
    </style:style>
    <style:style style:name="T237" style:family="text">
      <style:text-properties officeooo:rsid="00b472ed"/>
    </style:style>
    <style:style style:name="T238" style:family="text">
      <style:text-properties officeooo:rsid="00b56284"/>
    </style:style>
    <style:style style:name="T239" style:family="text">
      <style:text-properties officeooo:rsid="00b5f240"/>
    </style:style>
    <style:style style:name="T240" style:family="text">
      <style:text-properties officeooo:rsid="00bfcf9e"/>
    </style:style>
    <style:style style:name="T241" style:family="text">
      <style:text-properties officeooo:rsid="00c0a824"/>
    </style:style>
    <style:style style:name="T242" style:family="text">
      <style:text-properties officeooo:rsid="00c12e4b"/>
    </style:style>
    <style:style style:name="T243" style:family="text">
      <style:text-properties officeooo:rsid="00c2d48f"/>
    </style:style>
    <style:style style:name="T244" style:family="text">
      <style:text-properties officeooo:rsid="00c38124"/>
    </style:style>
    <style:style style:name="T245" style:family="text">
      <style:text-properties officeooo:rsid="00c4ad28"/>
    </style:style>
    <style:style style:name="T246" style:family="text">
      <style:text-properties officeooo:rsid="00c595a4"/>
    </style:style>
    <style:style style:name="T247" style:family="text">
      <style:text-properties officeooo:rsid="00c5a1c7"/>
    </style:style>
    <style:style style:name="T248" style:family="text">
      <style:text-properties officeooo:rsid="00c6a6fc"/>
    </style:style>
    <style:style style:name="T249" style:family="text">
      <style:text-properties officeooo:rsid="00c96220"/>
    </style:style>
    <style:style style:name="T250" style:family="text">
      <style:text-properties officeooo:rsid="00ca7c42"/>
    </style:style>
    <style:style style:name="T251" style:family="text">
      <style:text-properties officeooo:rsid="00cab2b0"/>
    </style:style>
    <style:style style:name="T252" style:family="text">
      <style:text-properties fo:font-weight="normal" style:font-weight-asian="normal" style:font-weight-complex="normal"/>
    </style:style>
    <style:style style:name="T253" style:family="text">
      <style:text-properties fo:font-weight="normal" officeooo:rsid="00d7d536" style:font-weight-asian="normal" style:font-weight-complex="normal"/>
    </style:style>
    <style:style style:name="T254" style:family="text">
      <style:text-properties fo:font-weight="normal" officeooo:rsid="00d9b0d8" style:font-weight-asian="normal" style:font-weight-complex="normal"/>
    </style:style>
    <style:style style:name="T255" style:family="text">
      <style:text-properties fo:font-weight="normal" officeooo:rsid="06136e85" style:font-weight-asian="normal" style:font-weight-complex="normal"/>
    </style:style>
    <style:style style:name="T256" style:family="text">
      <style:text-properties officeooo:rsid="00cca6b6"/>
    </style:style>
    <style:style style:name="T257" style:family="text">
      <style:text-properties officeooo:rsid="00ce3615"/>
    </style:style>
    <style:style style:name="T258" style:family="text">
      <style:text-properties officeooo:rsid="00d03fc5"/>
    </style:style>
    <style:style style:name="T259" style:family="text">
      <style:text-properties officeooo:rsid="00d23023"/>
    </style:style>
    <style:style style:name="T260" style:family="text">
      <style:text-properties officeooo:rsid="00d25253"/>
    </style:style>
    <style:style style:name="T261" style:family="text">
      <style:text-properties officeooo:rsid="00d30f16"/>
    </style:style>
    <style:style style:name="T262" style:family="text">
      <style:text-properties officeooo:rsid="00d31bf1"/>
    </style:style>
    <style:style style:name="T263" style:family="text">
      <style:text-properties officeooo:rsid="00d4f64c"/>
    </style:style>
    <style:style style:name="T264" style:family="text">
      <style:text-properties fo:font-weight="bold" style:font-weight-asian="bold" style:font-weight-complex="bold"/>
    </style:style>
    <style:style style:name="T265" style:family="text">
      <style:text-properties officeooo:rsid="00d70aab"/>
    </style:style>
    <style:style style:name="T266" style:family="text">
      <style:text-properties officeooo:rsid="00d7aa22"/>
    </style:style>
    <style:style style:name="T267" style:family="text">
      <style:text-properties officeooo:rsid="00d7d536"/>
    </style:style>
    <style:style style:name="T268" style:family="text">
      <style:text-properties officeooo:rsid="00d9b0d8"/>
    </style:style>
    <style:style style:name="T269" style:family="text">
      <style:text-properties officeooo:rsid="00dde28f"/>
    </style:style>
    <style:style style:name="T270" style:family="text">
      <style:text-properties officeooo:rsid="00dfc7d6"/>
    </style:style>
    <style:style style:name="T271" style:family="text">
      <style:text-properties officeooo:rsid="00e07a21"/>
    </style:style>
    <style:style style:name="T272" style:family="text">
      <style:text-properties officeooo:rsid="00e1ce3c"/>
    </style:style>
    <style:style style:name="T273" style:family="text">
      <style:text-properties officeooo:rsid="00e1ea05"/>
    </style:style>
    <style:style style:name="T274" style:family="text">
      <style:text-properties officeooo:rsid="00e3c689"/>
    </style:style>
    <style:style style:name="T275" style:family="text">
      <style:text-properties officeooo:rsid="00e4628b"/>
    </style:style>
    <style:style style:name="T276" style:family="text">
      <style:text-properties officeooo:rsid="00e4bb68"/>
    </style:style>
    <style:style style:name="T277" style:family="text">
      <style:text-properties officeooo:rsid="00e54357"/>
    </style:style>
    <style:style style:name="T278" style:family="text">
      <style:text-properties officeooo:rsid="00e78eef"/>
    </style:style>
    <style:style style:name="T279" style:family="text">
      <style:text-properties officeooo:rsid="00e84d94"/>
    </style:style>
    <style:style style:name="T280" style:family="text">
      <style:text-properties officeooo:rsid="00e9e5c5"/>
    </style:style>
    <style:style style:name="T281" style:family="text">
      <style:text-properties officeooo:rsid="00eb0ed1"/>
    </style:style>
    <style:style style:name="T282" style:family="text">
      <style:text-properties officeooo:rsid="00ebfa12"/>
    </style:style>
    <style:style style:name="T283" style:family="text">
      <style:text-properties officeooo:rsid="00ee147e"/>
    </style:style>
    <style:style style:name="T284" style:family="text">
      <style:text-properties officeooo:rsid="00eef302"/>
    </style:style>
    <style:style style:name="T285" style:family="text">
      <style:text-properties officeooo:rsid="00f03964"/>
    </style:style>
    <style:style style:name="T286" style:family="text">
      <style:text-properties officeooo:rsid="00f04056"/>
    </style:style>
    <style:style style:name="T287" style:family="text">
      <style:text-properties officeooo:rsid="00f23baa"/>
    </style:style>
    <style:style style:name="T288" style:family="text">
      <style:text-properties officeooo:rsid="00f2dab7"/>
    </style:style>
    <style:style style:name="T289" style:family="text">
      <style:text-properties officeooo:rsid="00f4635a"/>
    </style:style>
    <style:style style:name="T290" style:family="text">
      <style:text-properties officeooo:rsid="00f5e236"/>
    </style:style>
    <style:style style:name="T291" style:family="text">
      <style:text-properties officeooo:rsid="00f7aee9"/>
    </style:style>
    <style:style style:name="T292" style:family="text">
      <style:text-properties officeooo:rsid="00f92d47"/>
    </style:style>
    <style:style style:name="T293" style:family="text">
      <style:text-properties officeooo:rsid="00fbe8a5"/>
    </style:style>
    <style:style style:name="T294" style:family="text">
      <style:text-properties officeooo:rsid="00fd4ae5"/>
    </style:style>
    <style:style style:name="T295" style:family="text">
      <style:text-properties officeooo:rsid="00ff0722"/>
    </style:style>
    <style:style style:name="T296" style:family="text">
      <style:text-properties officeooo:rsid="00ffff48"/>
    </style:style>
    <style:style style:name="T297" style:family="text">
      <style:text-properties officeooo:rsid="01005844"/>
    </style:style>
    <style:style style:name="T298" style:family="text">
      <style:text-properties officeooo:rsid="0100c33a"/>
    </style:style>
    <style:style style:name="T299" style:family="text">
      <style:text-properties officeooo:rsid="01027d2b"/>
    </style:style>
    <style:style style:name="T300" style:family="text">
      <style:text-properties officeooo:rsid="01063295"/>
    </style:style>
    <style:style style:name="T301" style:family="text">
      <style:text-properties officeooo:rsid="01076227"/>
    </style:style>
    <style:style style:name="T302" style:family="text">
      <style:text-properties officeooo:rsid="0107a7aa"/>
    </style:style>
    <style:style style:name="T303" style:family="text">
      <style:text-properties officeooo:rsid="0108452d"/>
    </style:style>
    <style:style style:name="T304" style:family="text">
      <style:text-properties officeooo:rsid="01094b0c"/>
    </style:style>
    <style:style style:name="T305" style:family="text">
      <style:text-properties officeooo:rsid="010b7f65"/>
    </style:style>
    <style:style style:name="T306" style:family="text">
      <style:text-properties officeooo:rsid="01135272"/>
    </style:style>
    <style:style style:name="T307" style:family="text">
      <style:text-properties officeooo:rsid="011435f7"/>
    </style:style>
    <style:style style:name="T308" style:family="text">
      <style:text-properties officeooo:rsid="011500f1"/>
    </style:style>
    <style:style style:name="T309" style:family="text">
      <style:text-properties officeooo:rsid="01166568"/>
    </style:style>
    <style:style style:name="T310" style:family="text">
      <style:text-properties officeooo:rsid="01168cae"/>
    </style:style>
    <style:style style:name="T311" style:family="text">
      <style:text-properties officeooo:rsid="0120bef9"/>
    </style:style>
    <style:style style:name="T312" style:family="text">
      <style:text-properties officeooo:rsid="01287784"/>
    </style:style>
    <style:style style:name="T313" style:family="text">
      <style:text-properties officeooo:rsid="012a4a15"/>
    </style:style>
    <style:style style:name="T314" style:family="text">
      <style:text-properties officeooo:rsid="012bbd8e"/>
    </style:style>
    <style:style style:name="T315" style:family="text">
      <style:text-properties officeooo:rsid="012d6a00"/>
    </style:style>
    <style:style style:name="T316" style:family="text">
      <style:text-properties officeooo:rsid="012f5252"/>
    </style:style>
    <style:style style:name="T317" style:family="text">
      <style:text-properties officeooo:rsid="01363ebc"/>
    </style:style>
    <style:style style:name="T318" style:family="text">
      <style:text-properties officeooo:rsid="01365ea0"/>
    </style:style>
    <style:style style:name="T319" style:family="text">
      <style:text-properties officeooo:rsid="013779fb"/>
    </style:style>
    <style:style style:name="T320" style:family="text">
      <style:text-properties officeooo:rsid="0137f14c"/>
    </style:style>
    <style:style style:name="T321" style:family="text">
      <style:text-properties officeooo:rsid="0138cccd"/>
    </style:style>
    <style:style style:name="T322" style:family="text">
      <style:text-properties officeooo:rsid="0138d5e3"/>
    </style:style>
    <style:style style:name="T323" style:family="text">
      <style:text-properties officeooo:rsid="01396c70"/>
    </style:style>
    <style:style style:name="T324" style:family="text">
      <style:text-properties officeooo:rsid="0139e95a"/>
    </style:style>
    <style:style style:name="T325" style:family="text">
      <style:text-properties officeooo:rsid="0139f028"/>
    </style:style>
    <style:style style:name="T326" style:family="text">
      <style:text-properties officeooo:rsid="013ac95f"/>
    </style:style>
    <style:style style:name="T327" style:family="text">
      <style:text-properties officeooo:rsid="013c37f2"/>
    </style:style>
    <style:style style:name="T328" style:family="text">
      <style:text-properties officeooo:rsid="013d0ec1"/>
    </style:style>
    <style:style style:name="T329" style:family="text">
      <style:text-properties officeooo:rsid="013ee1b3"/>
    </style:style>
    <style:style style:name="T330" style:family="text">
      <style:text-properties officeooo:rsid="013f5edb"/>
    </style:style>
    <style:style style:name="T331" style:family="text">
      <style:text-properties officeooo:rsid="01415628"/>
    </style:style>
    <style:style style:name="T332" style:family="text">
      <style:text-properties officeooo:rsid="01435163"/>
    </style:style>
    <style:style style:name="T333" style:family="text">
      <style:text-properties officeooo:rsid="014395c0"/>
    </style:style>
    <style:style style:name="T334" style:family="text">
      <style:text-properties officeooo:rsid="0143dea5"/>
    </style:style>
    <style:style style:name="T335" style:family="text">
      <style:text-properties officeooo:rsid="0146d7a3"/>
    </style:style>
    <style:style style:name="T336" style:family="text">
      <style:text-properties officeooo:rsid="0149f91c"/>
    </style:style>
    <style:style style:name="T337" style:family="text">
      <style:text-properties officeooo:rsid="014a159e"/>
    </style:style>
    <style:style style:name="T338" style:family="text">
      <style:text-properties officeooo:rsid="014c06bd"/>
    </style:style>
    <style:style style:name="T339" style:family="text">
      <style:text-properties officeooo:rsid="014d9d43"/>
    </style:style>
    <style:style style:name="T340" style:family="text">
      <style:text-properties officeooo:rsid="014f5a46"/>
    </style:style>
    <style:style style:name="T341" style:family="text">
      <style:text-properties officeooo:rsid="014f8f50"/>
    </style:style>
    <style:style style:name="T342" style:family="text">
      <style:text-properties officeooo:rsid="01501f6a"/>
    </style:style>
    <style:style style:name="T343" style:family="text">
      <style:text-properties officeooo:rsid="015100b4"/>
    </style:style>
    <style:style style:name="T344" style:family="text">
      <style:text-properties officeooo:rsid="015155d9"/>
    </style:style>
    <style:style style:name="T345" style:family="text">
      <style:text-properties officeooo:rsid="0151b53c"/>
    </style:style>
    <style:style style:name="T346" style:family="text">
      <style:text-properties officeooo:rsid="0151ed51"/>
    </style:style>
    <style:style style:name="T347" style:family="text">
      <style:text-properties officeooo:rsid="01525f43"/>
    </style:style>
    <style:style style:name="T348" style:family="text">
      <style:text-properties officeooo:rsid="01527df1"/>
    </style:style>
    <style:style style:name="T349" style:family="text">
      <style:text-properties officeooo:rsid="0154182a"/>
    </style:style>
    <style:style style:name="T350" style:family="text">
      <style:text-properties officeooo:rsid="015463b2"/>
    </style:style>
    <style:style style:name="T351" style:family="text">
      <style:text-properties officeooo:rsid="01549ed5"/>
    </style:style>
    <style:style style:name="T352" style:family="text">
      <style:text-properties officeooo:rsid="015641fb"/>
    </style:style>
    <style:style style:name="T353" style:family="text">
      <style:text-properties officeooo:rsid="0156f873"/>
    </style:style>
    <style:style style:name="T354" style:family="text">
      <style:text-properties officeooo:rsid="01577a47"/>
    </style:style>
    <style:style style:name="T355" style:family="text">
      <style:text-properties officeooo:rsid="01589e1d"/>
    </style:style>
    <style:style style:name="T356" style:family="text">
      <style:text-properties officeooo:rsid="015d3688"/>
    </style:style>
    <style:style style:name="T357" style:family="text">
      <style:text-properties officeooo:rsid="015edee9"/>
    </style:style>
    <style:style style:name="T358" style:family="text">
      <style:text-properties officeooo:rsid="015ee7fe"/>
    </style:style>
    <style:style style:name="T359" style:family="text">
      <style:text-properties officeooo:rsid="0160b910"/>
    </style:style>
    <style:style style:name="T360" style:family="text">
      <style:text-properties officeooo:rsid="01629334"/>
    </style:style>
    <style:style style:name="T361" style:family="text">
      <style:text-properties officeooo:rsid="0163a991"/>
    </style:style>
    <style:style style:name="T362" style:family="text">
      <style:text-properties officeooo:rsid="01647f33"/>
    </style:style>
    <style:style style:name="T363" style:family="text">
      <style:text-properties officeooo:rsid="0164f6d8"/>
    </style:style>
    <style:style style:name="T364" style:family="text">
      <style:text-properties officeooo:rsid="01668274"/>
    </style:style>
    <style:style style:name="T365" style:family="text">
      <style:text-properties officeooo:rsid="01677ecb"/>
    </style:style>
    <style:style style:name="T366" style:family="text">
      <style:text-properties officeooo:rsid="01688552"/>
    </style:style>
    <style:style style:name="T367" style:family="text">
      <style:text-properties officeooo:rsid="0168addb"/>
    </style:style>
    <style:style style:name="T368" style:family="text">
      <style:text-properties officeooo:rsid="016964a8"/>
    </style:style>
    <style:style style:name="T369" style:family="text">
      <style:text-properties officeooo:rsid="016daab9"/>
    </style:style>
    <style:style style:name="T370" style:family="text">
      <style:text-properties officeooo:rsid="016f5c01"/>
    </style:style>
    <style:style style:name="T371" style:family="text">
      <style:text-properties officeooo:rsid="016ff846"/>
    </style:style>
    <style:style style:name="T372" style:family="text">
      <style:text-properties officeooo:rsid="017015b2"/>
    </style:style>
    <style:style style:name="T373" style:family="text">
      <style:text-properties officeooo:rsid="0171a9d9"/>
    </style:style>
    <style:style style:name="T374" style:family="text">
      <style:text-properties officeooo:rsid="0172432e"/>
    </style:style>
    <style:style style:name="T375" style:family="text">
      <style:text-properties officeooo:rsid="017312b3"/>
    </style:style>
    <style:style style:name="T376" style:family="text">
      <style:text-properties officeooo:rsid="0178ee11"/>
    </style:style>
    <style:style style:name="T377" style:family="text">
      <style:text-properties officeooo:rsid="01797ab2"/>
    </style:style>
    <style:style style:name="T378" style:family="text">
      <style:text-properties officeooo:rsid="017b3f07"/>
    </style:style>
    <style:style style:name="T379" style:family="text">
      <style:text-properties officeooo:rsid="017c430a"/>
    </style:style>
    <style:style style:name="T380" style:family="text">
      <style:text-properties officeooo:rsid="017d4213"/>
    </style:style>
    <style:style style:name="T381" style:family="text">
      <style:text-properties officeooo:rsid="017e9c95"/>
    </style:style>
    <style:style style:name="T382" style:family="text">
      <style:text-properties officeooo:rsid="017ef327"/>
    </style:style>
    <style:style style:name="T383" style:family="text">
      <style:text-properties officeooo:rsid="017f5b1e"/>
    </style:style>
    <style:style style:name="T384" style:family="text">
      <style:text-properties officeooo:rsid="0180ef31"/>
    </style:style>
    <style:style style:name="T385" style:family="text">
      <style:text-properties officeooo:rsid="01814858"/>
    </style:style>
    <style:style style:name="T386" style:family="text">
      <style:text-properties officeooo:rsid="018281e5"/>
    </style:style>
    <style:style style:name="T387" style:family="text">
      <style:text-properties officeooo:rsid="01841855"/>
    </style:style>
    <style:style style:name="T388" style:family="text">
      <style:text-properties officeooo:rsid="0185ad99"/>
    </style:style>
    <style:style style:name="T389" style:family="text">
      <style:text-properties officeooo:rsid="0185fa49"/>
    </style:style>
    <style:style style:name="T390" style:family="text">
      <style:text-properties officeooo:rsid="018718ae"/>
    </style:style>
    <style:style style:name="T391" style:family="text">
      <style:text-properties officeooo:rsid="018fad9a"/>
    </style:style>
    <style:style style:name="T392" style:family="text">
      <style:text-properties officeooo:rsid="019027f5"/>
    </style:style>
    <style:style style:name="T393" style:family="text">
      <style:text-properties officeooo:rsid="0191d6f9"/>
    </style:style>
    <style:style style:name="T394" style:family="text">
      <style:text-properties officeooo:rsid="0194f112"/>
    </style:style>
    <style:style style:name="T395" style:family="text">
      <style:text-properties officeooo:rsid="019613bd"/>
    </style:style>
    <style:style style:name="T396" style:family="text">
      <style:text-properties officeooo:rsid="01977d1a"/>
    </style:style>
    <style:style style:name="T397" style:family="text">
      <style:text-properties officeooo:rsid="0197acdc"/>
    </style:style>
    <style:style style:name="T398" style:family="text">
      <style:text-properties officeooo:rsid="0198221e"/>
    </style:style>
    <style:style style:name="T399" style:family="text">
      <style:text-properties officeooo:rsid="019852b6"/>
    </style:style>
    <style:style style:name="T400" style:family="text">
      <style:text-properties officeooo:rsid="0198f1e1"/>
    </style:style>
    <style:style style:name="T401" style:family="text">
      <style:text-properties officeooo:rsid="019ac404"/>
    </style:style>
    <style:style style:name="T402" style:family="text">
      <style:text-properties officeooo:rsid="019c6fe5"/>
    </style:style>
    <style:style style:name="T403" style:family="text">
      <style:text-properties officeooo:rsid="019d6dd9"/>
    </style:style>
    <style:style style:name="T404" style:family="text">
      <style:text-properties officeooo:rsid="01a04ac2"/>
    </style:style>
    <style:style style:name="T405" style:family="text">
      <style:text-properties officeooo:rsid="01a21e8b"/>
    </style:style>
    <style:style style:name="T406" style:family="text">
      <style:text-properties officeooo:rsid="01a2eb26"/>
    </style:style>
    <style:style style:name="T407" style:family="text">
      <style:text-properties officeooo:rsid="01a4dd48"/>
    </style:style>
    <style:style style:name="T408" style:family="text">
      <style:text-properties officeooo:rsid="01a66abe"/>
    </style:style>
    <style:style style:name="T409" style:family="text">
      <style:text-properties officeooo:rsid="01a71f79"/>
    </style:style>
    <style:style style:name="T410" style:family="text">
      <style:text-properties officeooo:rsid="01a786ea"/>
    </style:style>
    <style:style style:name="T411" style:family="text">
      <style:text-properties officeooo:rsid="01ac3a71"/>
    </style:style>
    <style:style style:name="T412" style:family="text">
      <style:text-properties officeooo:rsid="01acd23e"/>
    </style:style>
    <style:style style:name="T413" style:family="text">
      <style:text-properties officeooo:rsid="01ad53a0"/>
    </style:style>
    <style:style style:name="T414" style:family="text">
      <style:text-properties officeooo:rsid="01ae3d70"/>
    </style:style>
    <style:style style:name="T415" style:family="text">
      <style:text-properties officeooo:rsid="01af913c"/>
    </style:style>
    <style:style style:name="T416" style:family="text">
      <style:text-properties officeooo:rsid="01b1c942"/>
    </style:style>
    <style:style style:name="T417" style:family="text">
      <style:text-properties officeooo:rsid="01b21631"/>
    </style:style>
    <style:style style:name="T418" style:family="text">
      <style:text-properties officeooo:rsid="01b2acc7"/>
    </style:style>
    <style:style style:name="T419" style:family="text">
      <style:text-properties officeooo:rsid="01b356ba"/>
    </style:style>
    <style:style style:name="T420" style:family="text">
      <style:text-properties officeooo:rsid="01b5294d"/>
    </style:style>
    <style:style style:name="T421" style:family="text">
      <style:text-properties officeooo:rsid="01b74a10"/>
    </style:style>
    <style:style style:name="T422" style:family="text">
      <style:text-properties officeooo:rsid="01b94988"/>
    </style:style>
    <style:style style:name="T423" style:family="text">
      <style:text-properties officeooo:rsid="01ba7684"/>
    </style:style>
    <style:style style:name="T424" style:family="text">
      <style:text-properties officeooo:rsid="01bedf14"/>
    </style:style>
    <style:style style:name="T425" style:family="text">
      <style:text-properties officeooo:rsid="01bf02df"/>
    </style:style>
    <style:style style:name="T426" style:family="text">
      <style:text-properties officeooo:rsid="01bf8e5f"/>
    </style:style>
    <style:style style:name="T427" style:family="text">
      <style:text-properties officeooo:rsid="01c18c2e"/>
    </style:style>
    <style:style style:name="T428" style:family="text">
      <style:text-properties officeooo:rsid="01c32744"/>
    </style:style>
    <style:style style:name="T429" style:family="text">
      <style:text-properties officeooo:rsid="01c3eb3b"/>
    </style:style>
    <style:style style:name="T430" style:family="text">
      <style:text-properties officeooo:rsid="01c3fa59"/>
    </style:style>
    <style:style style:name="T431" style:family="text">
      <style:text-properties officeooo:rsid="01c43f07"/>
    </style:style>
    <style:style style:name="T432" style:family="text">
      <style:text-properties officeooo:rsid="01c56928"/>
    </style:style>
    <style:style style:name="T433" style:family="text">
      <style:text-properties officeooo:rsid="01c71729"/>
    </style:style>
    <style:style style:name="T434" style:family="text">
      <style:text-properties officeooo:rsid="01c7cc54"/>
    </style:style>
    <style:style style:name="T435" style:family="text">
      <style:text-properties officeooo:rsid="01c812e4"/>
    </style:style>
    <style:style style:name="T436" style:family="text">
      <style:text-properties officeooo:rsid="01c9eff2"/>
    </style:style>
    <style:style style:name="T437" style:family="text">
      <style:text-properties officeooo:rsid="01cf3a25"/>
    </style:style>
    <style:style style:name="T438" style:family="text">
      <style:text-properties officeooo:rsid="01d0a681"/>
    </style:style>
    <style:style style:name="T439" style:family="text">
      <style:text-properties officeooo:rsid="01d0fd8a"/>
    </style:style>
    <style:style style:name="T440" style:family="text">
      <style:text-properties officeooo:rsid="01d2a21a"/>
    </style:style>
    <style:style style:name="T441" style:family="text">
      <style:text-properties officeooo:rsid="01d348e9"/>
    </style:style>
    <style:style style:name="T442" style:family="text">
      <style:text-properties officeooo:rsid="01d3589f"/>
    </style:style>
    <style:style style:name="T443" style:family="text">
      <style:text-properties officeooo:rsid="01d3a0a6"/>
    </style:style>
    <style:style style:name="T444" style:family="text">
      <style:text-properties officeooo:rsid="01d53903"/>
    </style:style>
    <style:style style:name="T445" style:family="text">
      <style:text-properties officeooo:rsid="01d793e3"/>
    </style:style>
    <style:style style:name="T446" style:family="text">
      <style:text-properties officeooo:rsid="01d94813"/>
    </style:style>
    <style:style style:name="T447" style:family="text">
      <style:text-properties officeooo:rsid="01da9d64"/>
    </style:style>
    <style:style style:name="T448" style:family="text">
      <style:text-properties officeooo:rsid="01dbe000"/>
    </style:style>
    <style:style style:name="T449" style:family="text">
      <style:text-properties officeooo:rsid="01dd774b"/>
    </style:style>
    <style:style style:name="T450" style:family="text">
      <style:text-properties officeooo:rsid="01ddfede"/>
    </style:style>
    <style:style style:name="T451" style:family="text">
      <style:text-properties officeooo:rsid="01dfda64"/>
    </style:style>
    <style:style style:name="T452" style:family="text">
      <style:text-properties officeooo:rsid="01e5ca30"/>
    </style:style>
    <style:style style:name="T453" style:family="text">
      <style:text-properties officeooo:rsid="01e6421a"/>
    </style:style>
    <style:style style:name="T454" style:family="text">
      <style:text-properties officeooo:rsid="01e73a42"/>
    </style:style>
    <style:style style:name="T455" style:family="text">
      <style:text-properties officeooo:rsid="01e8c399"/>
    </style:style>
    <style:style style:name="T456" style:family="text">
      <style:text-properties officeooo:rsid="01e9aac0"/>
    </style:style>
    <style:style style:name="T457" style:family="text">
      <style:text-properties officeooo:rsid="01ecce95"/>
    </style:style>
    <style:style style:name="T458" style:family="text">
      <style:text-properties officeooo:rsid="01eff5b4"/>
    </style:style>
    <style:style style:name="T459" style:family="text">
      <style:text-properties officeooo:rsid="01f0688e"/>
    </style:style>
    <style:style style:name="T460" style:family="text">
      <style:text-properties officeooo:rsid="01f49eea"/>
    </style:style>
    <style:style style:name="T461" style:family="text">
      <style:text-properties officeooo:rsid="01faaef6"/>
    </style:style>
    <style:style style:name="T462" style:family="text">
      <style:text-properties officeooo:rsid="01fbe928"/>
    </style:style>
    <style:style style:name="T463" style:family="text">
      <style:text-properties officeooo:rsid="01ff4e22"/>
    </style:style>
    <style:style style:name="T464" style:family="text">
      <style:text-properties officeooo:rsid="020278ec"/>
    </style:style>
    <style:style style:name="T465" style:family="text">
      <style:text-properties officeooo:rsid="0203ca1b"/>
    </style:style>
    <style:style style:name="T466" style:family="text">
      <style:text-properties officeooo:rsid="0204069f"/>
    </style:style>
    <style:style style:name="T467" style:family="text">
      <style:text-properties officeooo:rsid="02045356"/>
    </style:style>
    <style:style style:name="T468" style:family="text">
      <style:text-properties officeooo:rsid="02056311"/>
    </style:style>
    <style:style style:name="T469" style:family="text">
      <style:text-properties officeooo:rsid="02069c6c"/>
    </style:style>
    <style:style style:name="T470" style:family="text">
      <style:text-properties officeooo:rsid="02099c16"/>
    </style:style>
    <style:style style:name="T471" style:family="text">
      <style:text-properties officeooo:rsid="020b2a25"/>
    </style:style>
    <style:style style:name="T472" style:family="text">
      <style:text-properties officeooo:rsid="020bc6b0"/>
    </style:style>
    <style:style style:name="T473" style:family="text">
      <style:text-properties officeooo:rsid="020d5c6a"/>
    </style:style>
    <style:style style:name="T474" style:family="text">
      <style:text-properties officeooo:rsid="020f1457"/>
    </style:style>
    <style:style style:name="T475" style:family="text">
      <style:text-properties officeooo:rsid="020fa7f9"/>
    </style:style>
    <style:style style:name="T476" style:family="text">
      <style:text-properties officeooo:rsid="0217f75e"/>
    </style:style>
    <style:style style:name="T477" style:family="text">
      <style:text-properties officeooo:rsid="0219a410"/>
    </style:style>
    <style:style style:name="T478" style:family="text">
      <style:text-properties officeooo:rsid="021b0a70"/>
    </style:style>
    <style:style style:name="T479" style:family="text">
      <style:text-properties officeooo:rsid="021b9543"/>
    </style:style>
    <style:style style:name="T480" style:family="text">
      <style:text-properties officeooo:rsid="021c6a33"/>
    </style:style>
    <style:style style:name="T481" style:family="text">
      <style:text-properties officeooo:rsid="021d7473"/>
    </style:style>
    <style:style style:name="T482" style:family="text">
      <style:text-properties officeooo:rsid="021f6d7b"/>
    </style:style>
    <style:style style:name="T483" style:family="text">
      <style:text-properties officeooo:rsid="02215ed7"/>
    </style:style>
    <style:style style:name="T484" style:family="text">
      <style:text-properties officeooo:rsid="02235483"/>
    </style:style>
    <style:style style:name="T485" style:family="text">
      <style:text-properties officeooo:rsid="022423ee"/>
    </style:style>
    <style:style style:name="T486" style:family="text">
      <style:text-properties officeooo:rsid="02252185"/>
    </style:style>
    <style:style style:name="T487" style:family="text">
      <style:text-properties officeooo:rsid="02254542"/>
    </style:style>
    <style:style style:name="T488" style:family="text">
      <style:text-properties officeooo:rsid="022608a0"/>
    </style:style>
    <style:style style:name="T489" style:family="text">
      <style:text-properties officeooo:rsid="0226c1ba"/>
    </style:style>
    <style:style style:name="T490" style:family="text">
      <style:text-properties officeooo:rsid="0227dd4f"/>
    </style:style>
    <style:style style:name="T491" style:family="text">
      <style:text-properties officeooo:rsid="02293f3d"/>
    </style:style>
    <style:style style:name="T492" style:family="text">
      <style:text-properties officeooo:rsid="022a900b"/>
    </style:style>
    <style:style style:name="T493" style:family="text">
      <style:text-properties officeooo:rsid="022b3cd2"/>
    </style:style>
    <style:style style:name="T494" style:family="text">
      <style:text-properties officeooo:rsid="022cea64"/>
    </style:style>
    <style:style style:name="T495" style:family="text">
      <style:text-properties officeooo:rsid="022e77de"/>
    </style:style>
    <style:style style:name="T496" style:family="text">
      <style:text-properties officeooo:rsid="022f62c9"/>
    </style:style>
    <style:style style:name="T497" style:family="text">
      <style:text-properties officeooo:rsid="0230d47e"/>
    </style:style>
    <style:style style:name="T498" style:family="text">
      <style:text-properties officeooo:rsid="023156eb"/>
    </style:style>
    <style:style style:name="T499" style:family="text">
      <style:text-properties officeooo:rsid="02346dda"/>
    </style:style>
    <style:style style:name="T500" style:family="text">
      <style:text-properties officeooo:rsid="0234e610"/>
    </style:style>
    <style:style style:name="T501" style:family="text">
      <style:text-properties officeooo:rsid="0236caa0"/>
    </style:style>
    <style:style style:name="T502" style:family="text">
      <style:text-properties officeooo:rsid="0238a0c1"/>
    </style:style>
    <style:style style:name="T503" style:family="text">
      <style:text-properties officeooo:rsid="023c1eef"/>
    </style:style>
    <style:style style:name="T504" style:family="text">
      <style:text-properties officeooo:rsid="02452f56"/>
    </style:style>
    <style:style style:name="T505" style:family="text">
      <style:text-properties officeooo:rsid="02488961"/>
    </style:style>
    <style:style style:name="T506" style:family="text">
      <style:text-properties officeooo:rsid="024f2f8b"/>
    </style:style>
    <style:style style:name="T507" style:family="text">
      <style:text-properties officeooo:rsid="024fab84"/>
    </style:style>
    <style:style style:name="T508" style:family="text">
      <style:text-properties officeooo:rsid="025034c1"/>
    </style:style>
    <style:style style:name="T509" style:family="text">
      <style:text-properties officeooo:rsid="02521c80"/>
    </style:style>
    <style:style style:name="T510" style:family="text">
      <style:text-properties officeooo:rsid="025263b0"/>
    </style:style>
    <style:style style:name="T511" style:family="text">
      <style:text-properties officeooo:rsid="0252c0d9"/>
    </style:style>
    <style:style style:name="T512" style:family="text">
      <style:text-properties officeooo:rsid="02558e71"/>
    </style:style>
    <style:style style:name="T513" style:family="text">
      <style:text-properties officeooo:rsid="0256a7ad"/>
    </style:style>
    <style:style style:name="T514" style:family="text">
      <style:text-properties officeooo:rsid="025733ac"/>
    </style:style>
    <style:style style:name="T515" style:family="text">
      <style:text-properties officeooo:rsid="025b68ab"/>
    </style:style>
    <style:style style:name="T516" style:family="text">
      <style:text-properties officeooo:rsid="025d5ec0"/>
    </style:style>
    <style:style style:name="T517" style:family="text">
      <style:text-properties officeooo:rsid="025e6aad"/>
    </style:style>
    <style:style style:name="T518" style:family="text">
      <style:text-properties officeooo:rsid="0260251c"/>
    </style:style>
    <style:style style:name="T519" style:family="text">
      <style:text-properties officeooo:rsid="0261a422"/>
    </style:style>
    <style:style style:name="T520" style:family="text">
      <style:text-properties officeooo:rsid="02627cb6"/>
    </style:style>
    <style:style style:name="T521" style:family="text">
      <style:text-properties officeooo:rsid="02635bff"/>
    </style:style>
    <style:style style:name="T522" style:family="text">
      <style:text-properties officeooo:rsid="02643c7c"/>
    </style:style>
    <style:style style:name="T523" style:family="text">
      <style:text-properties officeooo:rsid="02646268"/>
    </style:style>
    <style:style style:name="T524" style:family="text">
      <style:text-properties officeooo:rsid="02671a5f"/>
    </style:style>
    <style:style style:name="T525" style:family="text">
      <style:text-properties officeooo:rsid="02671da7"/>
    </style:style>
    <style:style style:name="T526" style:family="text">
      <style:text-properties officeooo:rsid="026a2277"/>
    </style:style>
    <style:style style:name="T527" style:family="text">
      <style:text-properties officeooo:rsid="026b7986"/>
    </style:style>
    <style:style style:name="T528" style:family="text">
      <style:text-properties officeooo:rsid="026bc93d"/>
    </style:style>
    <style:style style:name="T529" style:family="text">
      <style:text-properties officeooo:rsid="026f1c88"/>
    </style:style>
    <style:style style:name="T530" style:family="text">
      <style:text-properties officeooo:rsid="0270252b"/>
    </style:style>
    <style:style style:name="T531" style:family="text">
      <style:text-properties officeooo:rsid="02718bbd"/>
    </style:style>
    <style:style style:name="T532" style:family="text">
      <style:text-properties officeooo:rsid="02730b4e"/>
    </style:style>
    <style:style style:name="T533" style:family="text">
      <style:text-properties officeooo:rsid="027768aa"/>
    </style:style>
    <style:style style:name="T534" style:family="text">
      <style:text-properties officeooo:rsid="02795e1e"/>
    </style:style>
    <style:style style:name="T535" style:family="text">
      <style:text-properties officeooo:rsid="027b0a31"/>
    </style:style>
    <style:style style:name="T536" style:family="text">
      <style:text-properties officeooo:rsid="027c28b2"/>
    </style:style>
    <style:style style:name="T537" style:family="text">
      <style:text-properties officeooo:rsid="02878ad6"/>
    </style:style>
    <style:style style:name="T538" style:family="text">
      <style:text-properties officeooo:rsid="02879adf"/>
    </style:style>
    <style:style style:name="T539" style:family="text">
      <style:text-properties officeooo:rsid="0288b407"/>
    </style:style>
    <style:style style:name="T540" style:family="text">
      <style:text-properties officeooo:rsid="028a8a52"/>
    </style:style>
    <style:style style:name="T541" style:family="text">
      <style:text-properties officeooo:rsid="02908691"/>
    </style:style>
    <style:style style:name="T542" style:family="text">
      <style:text-properties officeooo:rsid="0295f535"/>
    </style:style>
    <style:style style:name="T543" style:family="text">
      <style:text-properties officeooo:rsid="0296a856"/>
    </style:style>
    <style:style style:name="T544" style:family="text">
      <style:text-properties officeooo:rsid="0297e1a1"/>
    </style:style>
    <style:style style:name="T545" style:family="text">
      <style:text-properties officeooo:rsid="0298089f"/>
    </style:style>
    <style:style style:name="T546" style:family="text">
      <style:text-properties officeooo:rsid="02980c5f"/>
    </style:style>
    <style:style style:name="T547" style:family="text">
      <style:text-properties officeooo:rsid="0298ed85"/>
    </style:style>
    <style:style style:name="T548" style:family="text">
      <style:text-properties officeooo:rsid="029ae404"/>
    </style:style>
    <style:style style:name="T549" style:family="text">
      <style:text-properties officeooo:rsid="029d6e7a"/>
    </style:style>
    <style:style style:name="T550" style:family="text">
      <style:text-properties officeooo:rsid="02a1753c"/>
    </style:style>
    <style:style style:name="T551" style:family="text">
      <style:text-properties officeooo:rsid="02a264ea"/>
    </style:style>
    <style:style style:name="T552" style:family="text">
      <style:text-properties officeooo:rsid="02a35473"/>
    </style:style>
    <style:style style:name="T553" style:family="text">
      <style:text-properties officeooo:rsid="02a4ac4e"/>
    </style:style>
    <style:style style:name="T554" style:family="text">
      <style:text-properties officeooo:rsid="02a566ce"/>
    </style:style>
    <style:style style:name="T555" style:family="text">
      <style:text-properties officeooo:rsid="02a5a991"/>
    </style:style>
    <style:style style:name="T556" style:family="text">
      <style:text-properties officeooo:rsid="02a7053f"/>
    </style:style>
    <style:style style:name="T557" style:family="text">
      <style:text-properties officeooo:rsid="02a76a98"/>
    </style:style>
    <style:style style:name="T558" style:family="text">
      <style:text-properties officeooo:rsid="02a7c9de"/>
    </style:style>
    <style:style style:name="T559" style:family="text">
      <style:text-properties officeooo:rsid="02ac0068"/>
    </style:style>
    <style:style style:name="T560" style:family="text">
      <style:text-properties officeooo:rsid="02afd014"/>
    </style:style>
    <style:style style:name="T561" style:family="text">
      <style:text-properties officeooo:rsid="02b0f4c7"/>
    </style:style>
    <style:style style:name="T562" style:family="text">
      <style:text-properties officeooo:rsid="02b19450"/>
    </style:style>
    <style:style style:name="T563" style:family="text">
      <style:text-properties officeooo:rsid="02b1db0e"/>
    </style:style>
    <style:style style:name="T564" style:family="text">
      <style:text-properties officeooo:rsid="02b382c2"/>
    </style:style>
    <style:style style:name="T565" style:family="text">
      <style:text-properties officeooo:rsid="02b4549a"/>
    </style:style>
    <style:style style:name="T566" style:family="text">
      <style:text-properties officeooo:rsid="02b4bfc4"/>
    </style:style>
    <style:style style:name="T567" style:family="text">
      <style:text-properties officeooo:rsid="02b4d5ec"/>
    </style:style>
    <style:style style:name="T568" style:family="text">
      <style:text-properties officeooo:rsid="02b55246"/>
    </style:style>
    <style:style style:name="T569" style:family="text">
      <style:text-properties officeooo:rsid="02b664f3"/>
    </style:style>
    <style:style style:name="T570" style:family="text">
      <style:text-properties officeooo:rsid="02b6e6af"/>
    </style:style>
    <style:style style:name="T571" style:family="text">
      <style:text-properties officeooo:rsid="02b8e259"/>
    </style:style>
    <style:style style:name="T572" style:family="text">
      <style:text-properties officeooo:rsid="02bb8a29"/>
    </style:style>
    <style:style style:name="T573" style:family="text">
      <style:text-properties officeooo:rsid="02bd533b"/>
    </style:style>
    <style:style style:name="T574" style:family="text">
      <style:text-properties officeooo:rsid="02bde3ef"/>
    </style:style>
    <style:style style:name="T575" style:family="text">
      <style:text-properties officeooo:rsid="02be9e1c"/>
    </style:style>
    <style:style style:name="T576" style:family="text">
      <style:text-properties officeooo:rsid="02c0e603"/>
    </style:style>
    <style:style style:name="T577" style:family="text">
      <style:text-properties officeooo:rsid="02c14b90"/>
    </style:style>
    <style:style style:name="T578" style:family="text">
      <style:text-properties officeooo:rsid="02c1e3ec"/>
    </style:style>
    <style:style style:name="T579" style:family="text">
      <style:text-properties officeooo:rsid="02c328e5"/>
    </style:style>
    <style:style style:name="T580" style:family="text">
      <style:text-properties officeooo:rsid="02c7a652"/>
    </style:style>
    <style:style style:name="T581" style:family="text">
      <style:text-properties officeooo:rsid="02ca796d"/>
    </style:style>
    <style:style style:name="T582" style:family="text">
      <style:text-properties officeooo:rsid="02cba12e"/>
    </style:style>
    <style:style style:name="T583" style:family="text">
      <style:text-properties officeooo:rsid="02cbd521"/>
    </style:style>
    <style:style style:name="T584" style:family="text">
      <style:text-properties officeooo:rsid="02ccde7e"/>
    </style:style>
    <style:style style:name="T585" style:family="text">
      <style:text-properties officeooo:rsid="02cf3693"/>
    </style:style>
    <style:style style:name="T586" style:family="text">
      <style:text-properties officeooo:rsid="02d07c1f"/>
    </style:style>
    <style:style style:name="T587" style:family="text">
      <style:text-properties officeooo:rsid="02d26332"/>
    </style:style>
    <style:style style:name="T588" style:family="text">
      <style:text-properties officeooo:rsid="02d4463d"/>
    </style:style>
    <style:style style:name="T589" style:family="text">
      <style:text-properties officeooo:rsid="02d5db6f"/>
    </style:style>
    <style:style style:name="T590" style:family="text">
      <style:text-properties officeooo:rsid="02d74f4b"/>
    </style:style>
    <style:style style:name="T591" style:family="text">
      <style:text-properties officeooo:rsid="02d969a9"/>
    </style:style>
    <style:style style:name="T592" style:family="text">
      <style:text-properties officeooo:rsid="02dfc0e6"/>
    </style:style>
    <style:style style:name="T593" style:family="text">
      <style:text-properties officeooo:rsid="02e34de9"/>
    </style:style>
    <style:style style:name="T594" style:family="text">
      <style:text-properties officeooo:rsid="02e3fa67"/>
    </style:style>
    <style:style style:name="T595" style:family="text">
      <style:text-properties officeooo:rsid="02e4a0be"/>
    </style:style>
    <style:style style:name="T596" style:family="text">
      <style:text-properties officeooo:rsid="02e4f8cf"/>
    </style:style>
    <style:style style:name="T597" style:family="text">
      <style:text-properties officeooo:rsid="02e656b9"/>
    </style:style>
    <style:style style:name="T598" style:family="text">
      <style:text-properties officeooo:rsid="02e9a5e6"/>
    </style:style>
    <style:style style:name="T599" style:family="text">
      <style:text-properties officeooo:rsid="02eb138c"/>
    </style:style>
    <style:style style:name="T600" style:family="text">
      <style:text-properties officeooo:rsid="02eb4a28"/>
    </style:style>
    <style:style style:name="T601" style:family="text">
      <style:text-properties officeooo:rsid="02ecbdc5"/>
    </style:style>
    <style:style style:name="T602" style:family="text">
      <style:text-properties officeooo:rsid="02edeb3c"/>
    </style:style>
    <style:style style:name="T603" style:family="text">
      <style:text-properties officeooo:rsid="02ee928f"/>
    </style:style>
    <style:style style:name="T604" style:family="text">
      <style:text-properties officeooo:rsid="02eef042"/>
    </style:style>
    <style:style style:name="T605" style:family="text">
      <style:text-properties officeooo:rsid="02f01ecf"/>
    </style:style>
    <style:style style:name="T606" style:family="text">
      <style:text-properties officeooo:rsid="02f0d7de"/>
    </style:style>
    <style:style style:name="T607" style:family="text">
      <style:text-properties officeooo:rsid="02f2102f"/>
    </style:style>
    <style:style style:name="T608" style:family="text">
      <style:text-properties officeooo:rsid="02f36e6e"/>
    </style:style>
    <style:style style:name="T609" style:family="text">
      <style:text-properties officeooo:rsid="02f3c198"/>
    </style:style>
    <style:style style:name="T610" style:family="text">
      <style:text-properties officeooo:rsid="02f4b119"/>
    </style:style>
    <style:style style:name="T611" style:family="text">
      <style:text-properties officeooo:rsid="02f87584"/>
    </style:style>
    <style:style style:name="T612" style:family="text">
      <style:text-properties officeooo:rsid="02f8882b"/>
    </style:style>
    <style:style style:name="T613" style:family="text">
      <style:text-properties officeooo:rsid="02fa7d3c"/>
    </style:style>
    <style:style style:name="T614" style:family="text">
      <style:text-properties officeooo:rsid="02fc56dd"/>
    </style:style>
    <style:style style:name="T615" style:family="text">
      <style:text-properties officeooo:rsid="02fc69b2"/>
    </style:style>
    <style:style style:name="T616" style:family="text">
      <style:text-properties officeooo:rsid="02fe23d6"/>
    </style:style>
    <style:style style:name="T617" style:family="text">
      <style:text-properties officeooo:rsid="02ffce7e"/>
    </style:style>
    <style:style style:name="T618" style:family="text">
      <style:text-properties officeooo:rsid="0300b065"/>
    </style:style>
    <style:style style:name="T619" style:family="text">
      <style:text-properties officeooo:rsid="0300dd56"/>
    </style:style>
    <style:style style:name="T620" style:family="text">
      <style:text-properties officeooo:rsid="0302533d"/>
    </style:style>
    <style:style style:name="T621" style:family="text">
      <style:text-properties officeooo:rsid="03043eea"/>
    </style:style>
    <style:style style:name="T622" style:family="text">
      <style:text-properties officeooo:rsid="0305fbc2"/>
    </style:style>
    <style:style style:name="T623" style:family="text">
      <style:text-properties officeooo:rsid="0309b411"/>
    </style:style>
    <style:style style:name="T624" style:family="text">
      <style:text-properties officeooo:rsid="030b08dc"/>
    </style:style>
    <style:style style:name="T625" style:family="text">
      <style:text-properties officeooo:rsid="030cdbe3"/>
    </style:style>
    <style:style style:name="T626" style:family="text">
      <style:text-properties officeooo:rsid="030d2ce2"/>
    </style:style>
    <style:style style:name="T627" style:family="text">
      <style:text-properties officeooo:rsid="03149a31"/>
    </style:style>
    <style:style style:name="T628" style:family="text">
      <style:text-properties officeooo:rsid="03198c24"/>
    </style:style>
    <style:style style:name="T629" style:family="text">
      <style:text-properties officeooo:rsid="031ad210"/>
    </style:style>
    <style:style style:name="T630" style:family="text">
      <style:text-properties officeooo:rsid="031b9c14"/>
    </style:style>
    <style:style style:name="T631" style:family="text">
      <style:text-properties officeooo:rsid="031d78b7"/>
    </style:style>
    <style:style style:name="T632" style:family="text">
      <style:text-properties officeooo:rsid="03243bae"/>
    </style:style>
    <style:style style:name="T633" style:family="text">
      <style:text-properties officeooo:rsid="0325f835"/>
    </style:style>
    <style:style style:name="T634" style:family="text">
      <style:text-properties officeooo:rsid="03261121"/>
    </style:style>
    <style:style style:name="T635" style:family="text">
      <style:text-properties officeooo:rsid="032e99c1"/>
    </style:style>
    <style:style style:name="T636" style:family="text">
      <style:text-properties officeooo:rsid="03302bcd"/>
    </style:style>
    <style:style style:name="T637" style:family="text">
      <style:text-properties officeooo:rsid="0330a920"/>
    </style:style>
    <style:style style:name="T638" style:family="text">
      <style:text-properties officeooo:rsid="0331bebe"/>
    </style:style>
    <style:style style:name="T639" style:family="text">
      <style:text-properties officeooo:rsid="03333400"/>
    </style:style>
    <style:style style:name="T640" style:family="text">
      <style:text-properties officeooo:rsid="0334d0f0"/>
    </style:style>
    <style:style style:name="T641" style:family="text">
      <style:text-properties officeooo:rsid="0336cc94"/>
    </style:style>
    <style:style style:name="T642" style:family="text">
      <style:text-properties officeooo:rsid="033cee12"/>
    </style:style>
    <style:style style:name="T643" style:family="text">
      <style:text-properties officeooo:rsid="033e0ad0"/>
    </style:style>
    <style:style style:name="T644" style:family="text">
      <style:text-properties officeooo:rsid="033ea179"/>
    </style:style>
    <style:style style:name="T645" style:family="text">
      <style:text-properties officeooo:rsid="03407307"/>
    </style:style>
    <style:style style:name="T646" style:family="text">
      <style:text-properties officeooo:rsid="03413eef"/>
    </style:style>
    <style:style style:name="T647" style:family="text">
      <style:text-properties officeooo:rsid="03425550"/>
    </style:style>
    <style:style style:name="T648" style:family="text">
      <style:text-properties officeooo:rsid="034369b6"/>
    </style:style>
    <style:style style:name="T649" style:family="text">
      <style:text-properties officeooo:rsid="03454cb9"/>
    </style:style>
    <style:style style:name="T650" style:family="text">
      <style:text-properties officeooo:rsid="0346fc20"/>
    </style:style>
    <style:style style:name="T651" style:family="text">
      <style:text-properties officeooo:rsid="034774d8"/>
    </style:style>
    <style:style style:name="T652" style:family="text">
      <style:text-properties officeooo:rsid="03482082"/>
    </style:style>
    <style:style style:name="T653" style:family="text">
      <style:text-properties officeooo:rsid="03493afb"/>
    </style:style>
    <style:style style:name="T654" style:family="text">
      <style:text-properties officeooo:rsid="034f7952"/>
    </style:style>
    <style:style style:name="T655" style:family="text">
      <style:text-properties officeooo:rsid="03504ad3"/>
    </style:style>
    <style:style style:name="T656" style:family="text">
      <style:text-properties officeooo:rsid="035106f2"/>
    </style:style>
    <style:style style:name="T657" style:family="text">
      <style:text-properties officeooo:rsid="03522ac9"/>
    </style:style>
    <style:style style:name="T658" style:family="text">
      <style:text-properties officeooo:rsid="035330a7"/>
    </style:style>
    <style:style style:name="T659" style:family="text">
      <style:text-properties officeooo:rsid="035703b7"/>
    </style:style>
    <style:style style:name="T660" style:family="text">
      <style:text-properties officeooo:rsid="035742a2"/>
    </style:style>
    <style:style style:name="T661" style:family="text">
      <style:text-properties officeooo:rsid="03586ded"/>
    </style:style>
    <style:style style:name="T662" style:family="text">
      <style:text-properties officeooo:rsid="03587121"/>
    </style:style>
    <style:style style:name="T663" style:family="text">
      <style:text-properties officeooo:rsid="0358da6f"/>
    </style:style>
    <style:style style:name="T664" style:family="text">
      <style:text-properties officeooo:rsid="035b6cc4"/>
    </style:style>
    <style:style style:name="T665" style:family="text">
      <style:text-properties officeooo:rsid="035fd704"/>
    </style:style>
    <style:style style:name="T666" style:family="text">
      <style:text-properties officeooo:rsid="03606def"/>
    </style:style>
    <style:style style:name="T667" style:family="text">
      <style:text-properties officeooo:rsid="0362208b"/>
    </style:style>
    <style:style style:name="T668" style:family="text">
      <style:text-properties officeooo:rsid="03627098"/>
    </style:style>
    <style:style style:name="T669" style:family="text">
      <style:text-properties officeooo:rsid="0363d2e3"/>
    </style:style>
    <style:style style:name="T670" style:family="text">
      <style:text-properties officeooo:rsid="0363df91"/>
    </style:style>
    <style:style style:name="T671" style:family="text">
      <style:text-properties officeooo:rsid="0365793d"/>
    </style:style>
    <style:style style:name="T672" style:family="text">
      <style:text-properties officeooo:rsid="0369a644"/>
    </style:style>
    <style:style style:name="T673" style:family="text">
      <style:text-properties officeooo:rsid="036ba11d"/>
    </style:style>
    <style:style style:name="T674" style:family="text">
      <style:text-properties officeooo:rsid="036d0ee8"/>
    </style:style>
    <style:style style:name="T675" style:family="text">
      <style:text-properties officeooo:rsid="036d3784"/>
    </style:style>
    <style:style style:name="T676" style:family="text">
      <style:text-properties officeooo:rsid="036eccb3"/>
    </style:style>
    <style:style style:name="T677" style:family="text">
      <style:text-properties officeooo:rsid="036f15eb"/>
    </style:style>
    <style:style style:name="T678" style:family="text">
      <style:text-properties officeooo:rsid="036f70a2"/>
    </style:style>
    <style:style style:name="T679" style:family="text">
      <style:text-properties officeooo:rsid="0370429c"/>
    </style:style>
    <style:style style:name="T680" style:family="text">
      <style:text-properties officeooo:rsid="03712d9e"/>
    </style:style>
    <style:style style:name="T681" style:family="text">
      <style:text-properties officeooo:rsid="03715ea6"/>
    </style:style>
    <style:style style:name="T682" style:family="text">
      <style:text-properties officeooo:rsid="03726ab2"/>
    </style:style>
    <style:style style:name="T683" style:family="text">
      <style:text-properties officeooo:rsid="0372eddb"/>
    </style:style>
    <style:style style:name="T684" style:family="text">
      <style:text-properties officeooo:rsid="037a05d9"/>
    </style:style>
    <style:style style:name="T685" style:family="text">
      <style:text-properties officeooo:rsid="037b95f9"/>
    </style:style>
    <style:style style:name="T686" style:family="text">
      <style:text-properties officeooo:rsid="037c4df0"/>
    </style:style>
    <style:style style:name="T687" style:family="text">
      <style:text-properties officeooo:rsid="037e0b9d"/>
    </style:style>
    <style:style style:name="T688" style:family="text">
      <style:text-properties officeooo:rsid="037ee911"/>
    </style:style>
    <style:style style:name="T689" style:family="text">
      <style:text-properties officeooo:rsid="03813c17"/>
    </style:style>
    <style:style style:name="T690" style:family="text">
      <style:text-properties officeooo:rsid="0381877c"/>
    </style:style>
    <style:style style:name="T691" style:family="text">
      <style:text-properties officeooo:rsid="0382470e"/>
    </style:style>
    <style:style style:name="T692" style:family="text">
      <style:text-properties officeooo:rsid="03828b9e"/>
    </style:style>
    <style:style style:name="T693" style:family="text">
      <style:text-properties officeooo:rsid="0382d7c9"/>
    </style:style>
    <style:style style:name="T694" style:family="text">
      <style:text-properties officeooo:rsid="03830c5e"/>
    </style:style>
    <style:style style:name="T695" style:family="text">
      <style:text-properties officeooo:rsid="03884436"/>
    </style:style>
    <style:style style:name="T696" style:family="text">
      <style:text-properties officeooo:rsid="0389d56e"/>
    </style:style>
    <style:style style:name="T697" style:family="text">
      <style:text-properties officeooo:rsid="038c872c"/>
    </style:style>
    <style:style style:name="T698" style:family="text">
      <style:text-properties officeooo:rsid="038cc164"/>
    </style:style>
    <style:style style:name="T699" style:family="text">
      <style:text-properties officeooo:rsid="038e88e6"/>
    </style:style>
    <style:style style:name="T700" style:family="text">
      <style:text-properties officeooo:rsid="039443d4"/>
    </style:style>
    <style:style style:name="T701" style:family="text">
      <style:text-properties officeooo:rsid="039598d9"/>
    </style:style>
    <style:style style:name="T702" style:family="text">
      <style:text-properties officeooo:rsid="0396563a"/>
    </style:style>
    <style:style style:name="T703" style:family="text">
      <style:text-properties officeooo:rsid="0396662b"/>
    </style:style>
    <style:style style:name="T704" style:family="text">
      <style:text-properties officeooo:rsid="03981751"/>
    </style:style>
    <style:style style:name="T705" style:family="text">
      <style:text-properties officeooo:rsid="0399c3b6"/>
    </style:style>
    <style:style style:name="T706" style:family="text">
      <style:text-properties officeooo:rsid="039a40d8"/>
    </style:style>
    <style:style style:name="T707" style:family="text">
      <style:text-properties officeooo:rsid="039d250a"/>
    </style:style>
    <style:style style:name="T708" style:family="text">
      <style:text-properties officeooo:rsid="039f47e6"/>
    </style:style>
    <style:style style:name="T709" style:family="text">
      <style:text-properties officeooo:rsid="03a10ed1"/>
    </style:style>
    <style:style style:name="T710" style:family="text">
      <style:text-properties officeooo:rsid="03a2e6d1"/>
    </style:style>
    <style:style style:name="T711" style:family="text">
      <style:text-properties officeooo:rsid="03aa4254"/>
    </style:style>
    <style:style style:name="T712" style:family="text">
      <style:text-properties officeooo:rsid="03aa709f"/>
    </style:style>
    <style:style style:name="T713" style:family="text">
      <style:text-properties officeooo:rsid="03ac6eac"/>
    </style:style>
    <style:style style:name="T714" style:family="text">
      <style:text-properties officeooo:rsid="03b01460"/>
    </style:style>
    <style:style style:name="T715" style:family="text">
      <style:text-properties officeooo:rsid="03b1e4da"/>
    </style:style>
    <style:style style:name="T716" style:family="text">
      <style:text-properties officeooo:rsid="03b71f32"/>
    </style:style>
    <style:style style:name="T717" style:family="text">
      <style:text-properties officeooo:rsid="03b7837a"/>
    </style:style>
    <style:style style:name="T718" style:family="text">
      <style:text-properties officeooo:rsid="03b88c30"/>
    </style:style>
    <style:style style:name="T719" style:family="text">
      <style:text-properties officeooo:rsid="03b97bcb"/>
    </style:style>
    <style:style style:name="T720" style:family="text">
      <style:text-properties officeooo:rsid="03badf63"/>
    </style:style>
    <style:style style:name="T721" style:family="text">
      <style:text-properties officeooo:rsid="03c0515b"/>
    </style:style>
    <style:style style:name="T722" style:family="text">
      <style:text-properties officeooo:rsid="03c0ee0d"/>
    </style:style>
    <style:style style:name="T723" style:family="text">
      <style:text-properties officeooo:rsid="03c1b35d"/>
    </style:style>
    <style:style style:name="T724" style:family="text">
      <style:text-properties officeooo:rsid="03c3a60b"/>
    </style:style>
    <style:style style:name="T725" style:family="text">
      <style:text-properties officeooo:rsid="03c4eae3"/>
    </style:style>
    <style:style style:name="T726" style:family="text">
      <style:text-properties officeooo:rsid="03c8334e"/>
    </style:style>
    <style:style style:name="T727" style:family="text">
      <style:text-properties officeooo:rsid="03ca92eb"/>
    </style:style>
    <style:style style:name="T728" style:family="text">
      <style:text-properties officeooo:rsid="03cc7c39"/>
    </style:style>
    <style:style style:name="T729" style:family="text">
      <style:text-properties officeooo:rsid="03cdcb35"/>
    </style:style>
    <style:style style:name="T730" style:family="text">
      <style:text-properties officeooo:rsid="03ce18af"/>
    </style:style>
    <style:style style:name="T731" style:family="text">
      <style:text-properties officeooo:rsid="03ce4bbd"/>
    </style:style>
    <style:style style:name="T732" style:family="text">
      <style:text-properties officeooo:rsid="03cf43ae"/>
    </style:style>
    <style:style style:name="T733" style:family="text">
      <style:text-properties officeooo:rsid="03d13bf1"/>
    </style:style>
    <style:style style:name="T734" style:family="text">
      <style:text-properties officeooo:rsid="03d814ba"/>
    </style:style>
    <style:style style:name="T735" style:family="text">
      <style:text-properties officeooo:rsid="03d98814"/>
    </style:style>
    <style:style style:name="T736" style:family="text">
      <style:text-properties officeooo:rsid="03da51e7"/>
    </style:style>
    <style:style style:name="T737" style:family="text">
      <style:text-properties officeooo:rsid="03db227b"/>
    </style:style>
    <style:style style:name="T738" style:family="text">
      <style:text-properties officeooo:rsid="03dcd7a5"/>
    </style:style>
    <style:style style:name="T739" style:family="text">
      <style:text-properties officeooo:rsid="03e134a0"/>
    </style:style>
    <style:style style:name="T740" style:family="text">
      <style:text-properties officeooo:rsid="03e32e1f"/>
    </style:style>
    <style:style style:name="T741" style:family="text">
      <style:text-properties officeooo:rsid="03e40064"/>
    </style:style>
    <style:style style:name="T742" style:family="text">
      <style:text-properties officeooo:rsid="03e46b66"/>
    </style:style>
    <style:style style:name="T743" style:family="text">
      <style:text-properties officeooo:rsid="03e854ff"/>
    </style:style>
    <style:style style:name="T744" style:family="text">
      <style:text-properties officeooo:rsid="03ec81f4"/>
    </style:style>
    <style:style style:name="T745" style:family="text">
      <style:text-properties officeooo:rsid="03ed2c2a"/>
    </style:style>
    <style:style style:name="T746" style:family="text">
      <style:text-properties officeooo:rsid="03eddf09"/>
    </style:style>
    <style:style style:name="T747" style:family="text">
      <style:text-properties officeooo:rsid="03f0c881"/>
    </style:style>
    <style:style style:name="T748" style:family="text">
      <style:text-properties officeooo:rsid="03f1026c"/>
    </style:style>
    <style:style style:name="T749" style:family="text">
      <style:text-properties officeooo:rsid="03f18848"/>
    </style:style>
    <style:style style:name="T750" style:family="text">
      <style:text-properties officeooo:rsid="03f1b418"/>
    </style:style>
    <style:style style:name="T751" style:family="text">
      <style:text-properties officeooo:rsid="03f1bbba"/>
    </style:style>
    <style:style style:name="T752" style:family="text">
      <style:text-properties officeooo:rsid="03f2f98f"/>
    </style:style>
    <style:style style:name="T753" style:family="text">
      <style:text-properties officeooo:rsid="03f55b51"/>
    </style:style>
    <style:style style:name="T754" style:family="text">
      <style:text-properties officeooo:rsid="03f56f8e"/>
    </style:style>
    <style:style style:name="T755" style:family="text">
      <style:text-properties officeooo:rsid="03f8fe3a"/>
    </style:style>
    <style:style style:name="T756" style:family="text">
      <style:text-properties officeooo:rsid="03fa711e"/>
    </style:style>
    <style:style style:name="T757" style:family="text">
      <style:text-properties officeooo:rsid="03fb105b"/>
    </style:style>
    <style:style style:name="T758" style:family="text">
      <style:text-properties officeooo:rsid="03fc755c"/>
    </style:style>
    <style:style style:name="T759" style:family="text">
      <style:text-properties officeooo:rsid="0400e491"/>
    </style:style>
    <style:style style:name="T760" style:family="text">
      <style:text-properties officeooo:rsid="0404ccc5"/>
    </style:style>
    <style:style style:name="T761" style:family="text">
      <style:text-properties officeooo:rsid="0405a0ba"/>
    </style:style>
    <style:style style:name="T762" style:family="text">
      <style:text-properties officeooo:rsid="0407084d"/>
    </style:style>
    <style:style style:name="T763" style:family="text">
      <style:text-properties officeooo:rsid="040c9c69"/>
    </style:style>
    <style:style style:name="T764" style:family="text">
      <style:text-properties officeooo:rsid="040ccb16"/>
    </style:style>
    <style:style style:name="T765" style:family="text">
      <style:text-properties officeooo:rsid="040e5a20"/>
    </style:style>
    <style:style style:name="T766" style:family="text">
      <style:text-properties officeooo:rsid="040eb043"/>
    </style:style>
    <style:style style:name="T767" style:family="text">
      <style:text-properties officeooo:rsid="04149f5e"/>
    </style:style>
    <style:style style:name="T768" style:family="text">
      <style:text-properties officeooo:rsid="04151f3c"/>
    </style:style>
    <style:style style:name="T769" style:family="text">
      <style:text-properties officeooo:rsid="04171729"/>
    </style:style>
    <style:style style:name="T770" style:family="text">
      <style:text-properties officeooo:rsid="0418d9c2"/>
    </style:style>
    <style:style style:name="T771" style:family="text">
      <style:text-properties officeooo:rsid="041b9953"/>
    </style:style>
    <style:style style:name="T772" style:family="text">
      <style:text-properties officeooo:rsid="042587c8"/>
    </style:style>
    <style:style style:name="T773" style:family="text">
      <style:text-properties officeooo:rsid="0427563f"/>
    </style:style>
    <style:style style:name="T774" style:family="text">
      <style:text-properties officeooo:rsid="0427b137"/>
    </style:style>
    <style:style style:name="T775" style:family="text">
      <style:text-properties officeooo:rsid="0428136b"/>
    </style:style>
    <style:style style:name="T776" style:family="text">
      <style:text-properties officeooo:rsid="0428d5fb"/>
    </style:style>
    <style:style style:name="T777" style:family="text">
      <style:text-properties officeooo:rsid="042abeb6"/>
    </style:style>
    <style:style style:name="T778" style:family="text">
      <style:text-properties officeooo:rsid="0432a9c3"/>
    </style:style>
    <style:style style:name="T779" style:family="text">
      <style:text-properties officeooo:rsid="0432ad10"/>
    </style:style>
    <style:style style:name="T780" style:family="text">
      <style:text-properties officeooo:rsid="04342984"/>
    </style:style>
    <style:style style:name="T781" style:family="text">
      <style:text-properties officeooo:rsid="043480db"/>
    </style:style>
    <style:style style:name="T782" style:family="text">
      <style:text-properties officeooo:rsid="0434f3b9"/>
    </style:style>
    <style:style style:name="T783" style:family="text">
      <style:text-properties officeooo:rsid="0436824e"/>
    </style:style>
    <style:style style:name="T784" style:family="text">
      <style:text-properties officeooo:rsid="0437d143"/>
    </style:style>
    <style:style style:name="T785" style:family="text">
      <style:text-properties officeooo:rsid="043b61b8"/>
    </style:style>
    <style:style style:name="T786" style:family="text">
      <style:text-properties officeooo:rsid="043ca042"/>
    </style:style>
    <style:style style:name="T787" style:family="text">
      <style:text-properties officeooo:rsid="043e481f"/>
    </style:style>
    <style:style style:name="T788" style:family="text">
      <style:text-properties officeooo:rsid="043f9609"/>
    </style:style>
    <style:style style:name="T789" style:family="text">
      <style:text-properties officeooo:rsid="0440e548"/>
    </style:style>
    <style:style style:name="T790" style:family="text">
      <style:text-properties fo:language="none" fo:country="none" officeooo:rsid="043fcb5a" style:language-asian="none" style:country-asian="none"/>
    </style:style>
    <style:style style:name="T791" style:family="text">
      <style:text-properties fo:language="none" fo:country="none" officeooo:rsid="0440e548" style:language-asian="none" style:country-asian="none"/>
    </style:style>
    <style:style style:name="T792" style:family="text">
      <style:text-properties fo:background-color="#ffb66c" loext:char-shading-value="0"/>
    </style:style>
    <style:style style:name="T793" style:family="text">
      <style:text-properties officeooo:rsid="0442b7e4"/>
    </style:style>
    <style:style style:name="T794" style:family="text">
      <style:text-properties officeooo:rsid="03de5d87"/>
    </style:style>
    <style:style style:name="T795" style:family="text">
      <style:text-properties officeooo:rsid="044a7e80"/>
    </style:style>
    <style:style style:name="T796" style:family="text">
      <style:text-properties officeooo:rsid="044ab8c6"/>
    </style:style>
    <style:style style:name="T797" style:family="text">
      <style:text-properties officeooo:rsid="044c3555"/>
    </style:style>
    <style:style style:name="T798" style:family="text">
      <style:text-properties officeooo:rsid="044c9069"/>
    </style:style>
    <style:style style:name="T799" style:family="text">
      <style:text-properties officeooo:rsid="044ccb7c"/>
    </style:style>
    <style:style style:name="T800" style:family="text">
      <style:text-properties officeooo:rsid="044df289"/>
    </style:style>
    <style:style style:name="T801" style:family="text">
      <style:text-properties officeooo:rsid="044e3f9d"/>
    </style:style>
    <style:style style:name="T802" style:family="text">
      <style:text-properties officeooo:rsid="045ae56e"/>
    </style:style>
    <style:style style:name="T803" style:family="text">
      <style:text-properties officeooo:rsid="045b91b2"/>
    </style:style>
    <style:style style:name="T804" style:family="text">
      <style:text-properties officeooo:rsid="045c45d3"/>
    </style:style>
    <style:style style:name="T805" style:family="text">
      <style:text-properties officeooo:rsid="045d385a"/>
    </style:style>
    <style:style style:name="T806" style:family="text">
      <style:text-properties officeooo:rsid="045d5b26"/>
    </style:style>
    <style:style style:name="T807" style:family="text">
      <style:text-properties officeooo:rsid="04602192"/>
    </style:style>
    <style:style style:name="T808" style:family="text">
      <style:text-properties officeooo:rsid="0462e70d"/>
    </style:style>
    <style:style style:name="T809" style:family="text">
      <style:text-properties officeooo:rsid="0464d82e"/>
    </style:style>
    <style:style style:name="T810" style:family="text">
      <style:text-properties officeooo:rsid="04657f66"/>
    </style:style>
    <style:style style:name="T811" style:family="text">
      <style:text-properties officeooo:rsid="04674336"/>
    </style:style>
    <style:style style:name="T812" style:family="text">
      <style:text-properties officeooo:rsid="0467f0ec"/>
    </style:style>
    <style:style style:name="T813" style:family="text">
      <style:text-properties officeooo:rsid="0469d533"/>
    </style:style>
    <style:style style:name="T814" style:family="text">
      <style:text-properties officeooo:rsid="0475ecdf"/>
    </style:style>
    <style:style style:name="T815" style:family="text">
      <style:text-properties officeooo:rsid="047798be"/>
    </style:style>
    <style:style style:name="T816" style:family="text">
      <style:text-properties officeooo:rsid="04798fd6"/>
    </style:style>
    <style:style style:name="T817" style:family="text">
      <style:text-properties officeooo:rsid="047b26d7"/>
    </style:style>
    <style:style style:name="T818" style:family="text">
      <style:text-properties officeooo:rsid="047b584a"/>
    </style:style>
    <style:style style:name="T819" style:family="text">
      <style:text-properties officeooo:rsid="047cb44f"/>
    </style:style>
    <style:style style:name="T820" style:family="text">
      <style:text-properties officeooo:rsid="047e42a9"/>
    </style:style>
    <style:style style:name="T821" style:family="text">
      <style:text-properties officeooo:rsid="047fa473"/>
    </style:style>
    <style:style style:name="T822" style:family="text">
      <style:text-properties officeooo:rsid="04863faf"/>
    </style:style>
    <style:style style:name="T823" style:family="text">
      <style:text-properties officeooo:rsid="048871ef"/>
    </style:style>
    <style:style style:name="T824" style:family="text">
      <style:text-properties officeooo:rsid="0489909c"/>
    </style:style>
    <style:style style:name="T825" style:family="text">
      <style:text-properties officeooo:rsid="048a4248"/>
    </style:style>
    <style:style style:name="T826" style:family="text">
      <style:text-properties officeooo:rsid="048c1f00"/>
    </style:style>
    <style:style style:name="T827" style:family="text">
      <style:text-properties officeooo:rsid="048d3437"/>
    </style:style>
    <style:style style:name="T828" style:family="text">
      <style:text-properties officeooo:rsid="048e18f0"/>
    </style:style>
    <style:style style:name="T829" style:family="text">
      <style:text-properties style:text-position="33% 80%"/>
    </style:style>
    <style:style style:name="T830" style:family="text">
      <style:text-properties officeooo:rsid="0492a977"/>
    </style:style>
    <style:style style:name="T831" style:family="text">
      <style:text-properties officeooo:rsid="04942e6e"/>
    </style:style>
    <style:style style:name="T832" style:family="text">
      <style:text-properties officeooo:rsid="0494c563"/>
    </style:style>
    <style:style style:name="T833" style:family="text">
      <style:text-properties officeooo:rsid="049653be"/>
    </style:style>
    <style:style style:name="T834" style:family="text">
      <style:text-properties officeooo:rsid="04972ff1"/>
    </style:style>
    <style:style style:name="T835" style:family="text">
      <style:text-properties officeooo:rsid="04988d5f"/>
    </style:style>
    <style:style style:name="T836" style:family="text">
      <style:text-properties officeooo:rsid="04990c7b"/>
    </style:style>
    <style:style style:name="T837" style:family="text">
      <style:text-properties officeooo:rsid="04997125"/>
    </style:style>
    <style:style style:name="T838" style:family="text">
      <style:text-properties officeooo:rsid="049982c5"/>
    </style:style>
    <style:style style:name="T839" style:family="text">
      <style:text-properties officeooo:rsid="049b4fe8"/>
    </style:style>
    <style:style style:name="T840" style:family="text">
      <style:text-properties officeooo:rsid="049ceafd"/>
    </style:style>
    <style:style style:name="T841" style:family="text">
      <style:text-properties officeooo:rsid="049e6475"/>
    </style:style>
    <style:style style:name="T842" style:family="text">
      <style:text-properties officeooo:rsid="049ef6d1"/>
    </style:style>
    <style:style style:name="T843" style:family="text">
      <style:text-properties officeooo:rsid="049f84d2"/>
    </style:style>
    <style:style style:name="T844" style:family="text">
      <style:text-properties officeooo:rsid="04a0b4e4"/>
    </style:style>
    <style:style style:name="T845" style:family="text">
      <style:text-properties officeooo:rsid="04a1ccb3"/>
    </style:style>
    <style:style style:name="T846" style:family="text">
      <style:text-properties officeooo:rsid="04a3a63b"/>
    </style:style>
    <style:style style:name="T847" style:family="text">
      <style:text-properties officeooo:rsid="04a4fc42"/>
    </style:style>
    <style:style style:name="T848" style:family="text">
      <style:text-properties officeooo:rsid="04a7fd68"/>
    </style:style>
    <style:style style:name="T849" style:family="text">
      <style:text-properties officeooo:rsid="04b012de"/>
    </style:style>
    <style:style style:name="T850" style:family="text">
      <style:text-properties officeooo:rsid="04b17243"/>
    </style:style>
    <style:style style:name="T851" style:family="text">
      <style:text-properties officeooo:rsid="04b21d0e"/>
    </style:style>
    <style:style style:name="T852" style:family="text">
      <style:text-properties officeooo:rsid="04b36c06"/>
    </style:style>
    <style:style style:name="T853" style:family="text">
      <style:text-properties officeooo:rsid="04b50005"/>
    </style:style>
    <style:style style:name="T854" style:family="text">
      <style:text-properties officeooo:rsid="04b51536"/>
    </style:style>
    <style:style style:name="T855" style:family="text">
      <style:text-properties officeooo:rsid="04b63510"/>
    </style:style>
    <style:style style:name="T856" style:family="text">
      <style:text-properties officeooo:rsid="04b77109"/>
    </style:style>
    <style:style style:name="T857" style:family="text">
      <style:text-properties officeooo:rsid="04b9ad11"/>
    </style:style>
    <style:style style:name="T858" style:family="text">
      <style:text-properties officeooo:rsid="04ba5671"/>
    </style:style>
    <style:style style:name="T859" style:family="text">
      <style:text-properties officeooo:rsid="04bd1a57"/>
    </style:style>
    <style:style style:name="T860" style:family="text">
      <style:text-properties officeooo:rsid="04bee6ef"/>
    </style:style>
    <style:style style:name="T861" style:family="text">
      <style:text-properties officeooo:rsid="04c0d357"/>
    </style:style>
    <style:style style:name="T862" style:family="text">
      <style:text-properties officeooo:rsid="04c2b939"/>
    </style:style>
    <style:style style:name="T863" style:family="text">
      <style:text-properties officeooo:rsid="04c701da"/>
    </style:style>
    <style:style style:name="T864" style:family="text">
      <style:text-properties officeooo:rsid="04c87109"/>
    </style:style>
    <style:style style:name="T865" style:family="text">
      <style:text-properties officeooo:rsid="04c8b3ba"/>
    </style:style>
    <style:style style:name="T866" style:family="text">
      <style:text-properties officeooo:rsid="04d0d658"/>
    </style:style>
    <style:style style:name="T867" style:family="text">
      <style:text-properties officeooo:rsid="04d1f70b"/>
    </style:style>
    <style:style style:name="T868" style:family="text">
      <style:text-properties officeooo:rsid="04d38651"/>
    </style:style>
    <style:style style:name="T869" style:family="text">
      <style:text-properties officeooo:rsid="04d3d7fe"/>
    </style:style>
    <style:style style:name="T870" style:family="text">
      <style:text-properties officeooo:rsid="04d4aa27"/>
    </style:style>
    <style:style style:name="T871" style:family="text">
      <style:text-properties officeooo:rsid="04d5f220"/>
    </style:style>
    <style:style style:name="T872" style:family="text">
      <style:text-properties officeooo:rsid="04d7e0b5"/>
    </style:style>
    <style:style style:name="T873" style:family="text">
      <style:text-properties officeooo:rsid="04dc3a3e"/>
    </style:style>
    <style:style style:name="T874" style:family="text">
      <style:text-properties officeooo:rsid="04dfadc9"/>
    </style:style>
    <style:style style:name="T875" style:family="text">
      <style:text-properties officeooo:rsid="04e3a763"/>
    </style:style>
    <style:style style:name="T876" style:family="text">
      <style:text-properties officeooo:rsid="04e443a1"/>
    </style:style>
    <style:style style:name="T877" style:family="text">
      <style:text-properties officeooo:rsid="04e51b4f"/>
    </style:style>
    <style:style style:name="T878" style:family="text">
      <style:text-properties officeooo:rsid="04e8e481"/>
    </style:style>
    <style:style style:name="T879" style:family="text">
      <style:text-properties officeooo:rsid="04f00989"/>
    </style:style>
    <style:style style:name="T880" style:family="text">
      <style:text-properties officeooo:rsid="04f10637"/>
    </style:style>
    <style:style style:name="T881" style:family="text">
      <style:text-properties officeooo:rsid="04f136b3"/>
    </style:style>
    <style:style style:name="T882" style:family="text">
      <style:text-properties officeooo:rsid="04f47978"/>
    </style:style>
    <style:style style:name="T883" style:family="text">
      <style:text-properties officeooo:rsid="04fa039e"/>
    </style:style>
    <style:style style:name="T884" style:family="text">
      <style:text-properties officeooo:rsid="04fa95b8"/>
    </style:style>
    <style:style style:name="T885" style:family="text">
      <style:text-properties officeooo:rsid="04fa9d01"/>
    </style:style>
    <style:style style:name="T886" style:family="text">
      <style:text-properties officeooo:rsid="05009cb0"/>
    </style:style>
    <style:style style:name="T887" style:family="text">
      <style:text-properties officeooo:rsid="05027f5b"/>
    </style:style>
    <style:style style:name="T888" style:family="text">
      <style:text-properties officeooo:rsid="0502e208"/>
    </style:style>
    <style:style style:name="T889" style:family="text">
      <style:text-properties officeooo:rsid="05042d3d"/>
    </style:style>
    <style:style style:name="T890" style:family="text">
      <style:text-properties officeooo:rsid="05090a06"/>
    </style:style>
    <style:style style:name="T891" style:family="text">
      <style:text-properties officeooo:rsid="050c164b"/>
    </style:style>
    <style:style style:name="T892" style:family="text">
      <style:text-properties officeooo:rsid="051165fe"/>
    </style:style>
    <style:style style:name="T893" style:family="text">
      <style:text-properties officeooo:rsid="0513c61e"/>
    </style:style>
    <style:style style:name="T894" style:family="text">
      <style:text-properties officeooo:rsid="0515be3a"/>
    </style:style>
    <style:style style:name="T895" style:family="text">
      <style:text-properties officeooo:rsid="0518c89e"/>
    </style:style>
    <style:style style:name="T896" style:family="text">
      <style:text-properties officeooo:rsid="051a810e"/>
    </style:style>
    <style:style style:name="T897" style:family="text">
      <style:text-properties officeooo:rsid="051c6c0f"/>
    </style:style>
    <style:style style:name="T898" style:family="text">
      <style:text-properties officeooo:rsid="051cc70a"/>
    </style:style>
    <style:style style:name="T899" style:family="text">
      <style:text-properties officeooo:rsid="051e7b28"/>
    </style:style>
    <style:style style:name="T900" style:family="text">
      <style:text-properties officeooo:rsid="051edbb1"/>
    </style:style>
    <style:style style:name="T901" style:family="text">
      <style:text-properties officeooo:rsid="05213205"/>
    </style:style>
    <style:style style:name="T902" style:family="text">
      <style:text-properties officeooo:rsid="05230312"/>
    </style:style>
    <style:style style:name="T903" style:family="text">
      <style:text-properties officeooo:rsid="05249d9a"/>
    </style:style>
    <style:style style:name="T904" style:family="text">
      <style:text-properties officeooo:rsid="05250e27"/>
    </style:style>
    <style:style style:name="T905" style:family="text">
      <style:text-properties officeooo:rsid="0529f6f7"/>
    </style:style>
    <style:style style:name="T906" style:family="text">
      <style:text-properties officeooo:rsid="052cd292"/>
    </style:style>
    <style:style style:name="T907" style:family="text">
      <style:text-properties officeooo:rsid="052f488d"/>
    </style:style>
    <style:style style:name="T908" style:family="text">
      <style:text-properties officeooo:rsid="05307072"/>
    </style:style>
    <style:style style:name="T909" style:family="text">
      <style:text-properties officeooo:rsid="0530cd19"/>
    </style:style>
    <style:style style:name="T910" style:family="text">
      <style:text-properties officeooo:rsid="0536b90b"/>
    </style:style>
    <style:style style:name="T911" style:family="text">
      <style:text-properties officeooo:rsid="05388cff"/>
    </style:style>
    <style:style style:name="T912" style:family="text">
      <style:text-properties officeooo:rsid="053c7240"/>
    </style:style>
    <style:style style:name="T913" style:family="text">
      <style:text-properties officeooo:rsid="053defb0"/>
    </style:style>
    <style:style style:name="T914" style:family="text">
      <style:text-properties officeooo:rsid="053f414d"/>
    </style:style>
    <style:style style:name="T915" style:family="text">
      <style:text-properties officeooo:rsid="0545cd11"/>
    </style:style>
    <style:style style:name="T916" style:family="text">
      <style:text-properties officeooo:rsid="05471fe2"/>
    </style:style>
    <style:style style:name="T917" style:family="text">
      <style:text-properties officeooo:rsid="05488d65"/>
    </style:style>
    <style:style style:name="T918" style:family="text">
      <style:text-properties officeooo:rsid="0549dbb8"/>
    </style:style>
    <style:style style:name="T919" style:family="text">
      <style:text-properties officeooo:rsid="054f6b11"/>
    </style:style>
    <style:style style:name="T920" style:family="text">
      <style:text-properties officeooo:rsid="0552ba6e"/>
    </style:style>
    <style:style style:name="T921" style:family="text">
      <style:text-properties officeooo:rsid="055702f2"/>
    </style:style>
    <style:style style:name="T922" style:family="text">
      <style:text-properties officeooo:rsid="0557063a"/>
    </style:style>
    <style:style style:name="T923" style:family="text">
      <style:text-properties officeooo:rsid="0557be57"/>
    </style:style>
    <style:style style:name="T924" style:family="text">
      <style:text-properties officeooo:rsid="055dfe08"/>
    </style:style>
    <style:style style:name="T925" style:family="text">
      <style:text-properties officeooo:rsid="055ff25b"/>
    </style:style>
    <style:style style:name="T926" style:family="text">
      <style:text-properties officeooo:rsid="05606217"/>
    </style:style>
    <style:style style:name="T927" style:family="text">
      <style:text-properties officeooo:rsid="0562328d"/>
    </style:style>
    <style:style style:name="T928" style:family="text">
      <style:text-properties officeooo:rsid="056bf9fe"/>
    </style:style>
    <style:style style:name="T929" style:family="text">
      <style:text-properties officeooo:rsid="056c7577"/>
    </style:style>
    <style:style style:name="T930" style:family="text">
      <style:text-properties officeooo:rsid="056e61a2"/>
    </style:style>
    <style:style style:name="T931" style:family="text">
      <style:text-properties officeooo:rsid="0574dacb"/>
    </style:style>
    <style:style style:name="T932" style:family="text">
      <style:text-properties officeooo:rsid="05777440"/>
    </style:style>
    <style:style style:name="T933" style:family="text">
      <style:text-properties officeooo:rsid="057780c0"/>
    </style:style>
    <style:style style:name="T934" style:family="text">
      <style:text-properties officeooo:rsid="057d6cf1"/>
    </style:style>
    <style:style style:name="T935" style:family="text">
      <style:text-properties officeooo:rsid="057f6760"/>
    </style:style>
    <style:style style:name="T936" style:family="text">
      <style:text-properties officeooo:rsid="0588ebd9"/>
    </style:style>
    <style:style style:name="T937" style:family="text">
      <style:text-properties officeooo:rsid="058ca567"/>
    </style:style>
    <style:style style:name="T938" style:family="text">
      <style:text-properties officeooo:rsid="058fa5a6"/>
    </style:style>
    <style:style style:name="T939" style:family="text">
      <style:text-properties officeooo:rsid="05901a02"/>
    </style:style>
    <style:style style:name="T940" style:family="text">
      <style:text-properties officeooo:rsid="05925366"/>
    </style:style>
    <style:style style:name="T941" style:family="text">
      <style:text-properties officeooo:rsid="0593966e"/>
    </style:style>
    <style:style style:name="T942" style:family="text">
      <style:text-properties officeooo:rsid="0594dfc0"/>
    </style:style>
    <style:style style:name="T943" style:family="text">
      <style:text-properties officeooo:rsid="05959d37"/>
    </style:style>
    <style:style style:name="T944" style:family="text">
      <style:text-properties officeooo:rsid="05972c7d"/>
    </style:style>
    <style:style style:name="T945" style:family="text">
      <style:text-properties officeooo:rsid="05974b18"/>
    </style:style>
    <style:style style:name="T946" style:family="text">
      <style:text-properties officeooo:rsid="0599dc55"/>
    </style:style>
    <style:style style:name="T947" style:family="text">
      <style:text-properties fo:language="en" fo:country="US" style:language-asian="zh" style:country-asian="CN" style:language-complex="hi" style:country-complex="IN"/>
    </style:style>
    <style:style style:name="T948" style:family="text">
      <style:text-properties fo:language="en" fo:country="US" officeooo:rsid="0599dc55" style:language-asian="zh" style:country-asian="CN" style:language-complex="hi" style:country-complex="IN"/>
    </style:style>
    <style:style style:name="T949" style:family="text">
      <style:text-properties officeooo:rsid="059a993a"/>
    </style:style>
    <style:style style:name="T950" style:family="text">
      <style:text-properties officeooo:rsid="059c1d02"/>
    </style:style>
    <style:style style:name="T951" style:family="text">
      <style:text-properties officeooo:rsid="059e3e6b"/>
    </style:style>
    <style:style style:name="T952" style:family="text">
      <style:text-properties officeooo:rsid="059ed03d"/>
    </style:style>
    <style:style style:name="T953" style:family="text">
      <style:text-properties officeooo:rsid="05a19bac"/>
    </style:style>
    <style:style style:name="T954" style:family="text">
      <style:text-properties officeooo:rsid="05a5d6f7"/>
    </style:style>
    <style:style style:name="T955" style:family="text">
      <style:text-properties officeooo:rsid="05a80715"/>
    </style:style>
    <style:style style:name="T956" style:family="text">
      <style:text-properties officeooo:rsid="05aaacd9"/>
    </style:style>
    <style:style style:name="T957" style:family="text">
      <style:text-properties officeooo:rsid="05aca9be"/>
    </style:style>
    <style:style style:name="T958" style:family="text">
      <style:text-properties officeooo:rsid="05aed473"/>
    </style:style>
    <style:style style:name="T959" style:family="text">
      <style:text-properties officeooo:rsid="05b3ed27"/>
    </style:style>
    <style:style style:name="T960" style:family="text">
      <style:text-properties officeooo:rsid="05b4026d"/>
    </style:style>
    <style:style style:name="T961" style:family="text">
      <style:text-properties officeooo:rsid="05b538dc"/>
    </style:style>
    <style:style style:name="T962" style:family="text">
      <style:text-properties officeooo:rsid="05b68225"/>
    </style:style>
    <style:style style:name="T963" style:family="text">
      <style:text-properties officeooo:rsid="05b8bdf1"/>
    </style:style>
    <style:style style:name="T964" style:family="text">
      <style:text-properties officeooo:rsid="05b9049a"/>
    </style:style>
    <style:style style:name="T965" style:family="text">
      <style:text-properties officeooo:rsid="05b9432b"/>
    </style:style>
    <style:style style:name="T966" style:family="text">
      <style:text-properties officeooo:rsid="05bb4220"/>
    </style:style>
    <style:style style:name="T967" style:family="text">
      <style:text-properties officeooo:rsid="05be6f38"/>
    </style:style>
    <style:style style:name="T968" style:family="text">
      <style:text-properties officeooo:rsid="05c05267"/>
    </style:style>
    <style:style style:name="T969" style:family="text">
      <style:text-properties officeooo:rsid="05c229b5"/>
    </style:style>
    <style:style style:name="T970" style:family="text">
      <style:text-properties officeooo:rsid="05c34368"/>
    </style:style>
    <style:style style:name="T971" style:family="text">
      <style:text-properties officeooo:rsid="05c4cf4f"/>
    </style:style>
    <style:style style:name="T972" style:family="text">
      <style:text-properties officeooo:rsid="05cc181c"/>
    </style:style>
    <style:style style:name="T973" style:family="text">
      <style:text-properties officeooo:rsid="05cdfc7a"/>
    </style:style>
    <style:style style:name="T974" style:family="text">
      <style:text-properties officeooo:rsid="05ce2627"/>
    </style:style>
    <style:style style:name="T975" style:family="text">
      <style:text-properties officeooo:rsid="05ceb6ae"/>
    </style:style>
    <style:style style:name="T976" style:family="text">
      <style:text-properties officeooo:rsid="05cef927"/>
    </style:style>
    <style:style style:name="T977" style:family="text">
      <style:text-properties officeooo:rsid="05cfc052"/>
    </style:style>
    <style:style style:name="T978" style:family="text">
      <style:text-properties officeooo:rsid="05d1ee97"/>
    </style:style>
    <style:style style:name="T979" style:family="text">
      <style:text-properties officeooo:rsid="05dac353"/>
    </style:style>
    <style:style style:name="T980" style:family="text">
      <style:text-properties officeooo:rsid="05dc41e6"/>
    </style:style>
    <style:style style:name="T981" style:family="text">
      <style:text-properties officeooo:rsid="05dd043a"/>
    </style:style>
    <style:style style:name="T982" style:family="text">
      <style:text-properties officeooo:rsid="05dde334"/>
    </style:style>
    <style:style style:name="T983" style:family="text">
      <style:text-properties officeooo:rsid="05df11f0"/>
    </style:style>
    <style:style style:name="T984" style:family="text">
      <style:text-properties officeooo:rsid="05e0929f"/>
    </style:style>
    <style:style style:name="T985" style:family="text">
      <style:text-properties officeooo:rsid="05e17d13"/>
    </style:style>
    <style:style style:name="T986" style:family="text">
      <style:text-properties officeooo:rsid="05e1c510"/>
    </style:style>
    <style:style style:name="T987" style:family="text">
      <style:text-properties officeooo:rsid="05e24cc7"/>
    </style:style>
    <style:style style:name="T988" style:family="text">
      <style:text-properties officeooo:rsid="05e60314"/>
    </style:style>
    <style:style style:name="T989" style:family="text">
      <style:text-properties officeooo:rsid="05e62757"/>
    </style:style>
    <style:style style:name="T990" style:family="text">
      <style:text-properties officeooo:rsid="05ed81a2"/>
    </style:style>
    <style:style style:name="T991" style:family="text">
      <style:text-properties officeooo:rsid="05ee912f"/>
    </style:style>
    <style:style style:name="T992" style:family="text">
      <style:text-properties officeooo:rsid="05eefa44"/>
    </style:style>
    <style:style style:name="T993" style:family="text">
      <style:text-properties officeooo:rsid="05ef3971"/>
    </style:style>
    <style:style style:name="T994" style:family="text">
      <style:text-properties officeooo:rsid="05fad942"/>
    </style:style>
    <style:style style:name="T995" style:family="text">
      <style:text-properties officeooo:rsid="05fc7b90"/>
    </style:style>
    <style:style style:name="T996" style:family="text">
      <style:text-properties officeooo:rsid="05fcb94f"/>
    </style:style>
    <style:style style:name="T997" style:family="text">
      <style:text-properties officeooo:rsid="060318c0"/>
    </style:style>
    <style:style style:name="T998" style:family="text">
      <style:text-properties officeooo:rsid="06055a25"/>
    </style:style>
    <style:style style:name="T999" style:family="text">
      <style:text-properties officeooo:rsid="06056838"/>
    </style:style>
    <style:style style:name="T1000" style:family="text">
      <style:text-properties officeooo:rsid="0607692e"/>
    </style:style>
    <style:style style:name="T1001" style:family="text">
      <style:text-properties officeooo:rsid="060890d9"/>
    </style:style>
    <style:style style:name="T1002" style:family="text">
      <style:text-properties officeooo:rsid="060bb830"/>
    </style:style>
    <style:style style:name="T1003" style:family="text">
      <style:text-properties officeooo:rsid="060d9e19"/>
    </style:style>
    <style:style style:name="T1004" style:family="text">
      <style:text-properties officeooo:rsid="060e3fb5"/>
    </style:style>
    <style:style style:name="T1005" style:family="text">
      <style:text-properties officeooo:rsid="060e6046"/>
    </style:style>
    <style:style style:name="T1006" style:family="text">
      <style:text-properties officeooo:rsid="060e61c7"/>
    </style:style>
    <style:style style:name="T1007" style:family="text">
      <style:text-properties officeooo:rsid="0610f046"/>
    </style:style>
    <style:style style:name="T1008" style:family="text">
      <style:text-properties officeooo:rsid="06132302"/>
    </style:style>
    <style:style style:name="T1009" style:family="text">
      <style:text-properties officeooo:rsid="06136e85"/>
    </style:style>
    <style:style style:name="T1010" style:family="text">
      <style:text-properties officeooo:rsid="06142add"/>
    </style:style>
    <style:style style:name="T1011" style:family="text">
      <style:text-properties officeooo:rsid="061573f4"/>
    </style:style>
    <style:style style:name="T1012" style:family="text">
      <style:text-properties officeooo:rsid="061ac3f8"/>
    </style:style>
    <style:style style:name="T1013" style:family="text">
      <style:text-properties officeooo:rsid="0620fcc7"/>
    </style:style>
    <style:style style:name="T1014" style:family="text">
      <style:text-properties officeooo:rsid="0621636c"/>
    </style:style>
    <style:style style:name="T1015" style:family="text">
      <style:text-properties officeooo:rsid="0622c257"/>
    </style:style>
    <style:style style:name="T1016" style:family="text">
      <style:text-properties officeooo:rsid="06253eb1"/>
    </style:style>
    <style:style style:name="T1017" style:family="text">
      <style:text-properties officeooo:rsid="0625b381"/>
    </style:style>
    <style:style style:name="T1018" style:family="text">
      <style:text-properties officeooo:rsid="0625dc7f"/>
    </style:style>
    <style:style style:name="T1019" style:family="text">
      <style:text-properties officeooo:rsid="062c6f61"/>
    </style:style>
    <style:style style:name="T1020" style:family="text">
      <style:text-properties officeooo:rsid="062dcaef"/>
    </style:style>
    <style:style style:name="T1021" style:family="text">
      <style:text-properties officeooo:rsid="062f399d"/>
    </style:style>
    <style:style style:name="T1022" style:family="text">
      <style:text-properties officeooo:rsid="06339687"/>
    </style:style>
    <style:style style:name="T1023" style:family="text">
      <style:text-properties officeooo:rsid="0633f549"/>
    </style:style>
    <style:style style:name="T1024" style:family="text">
      <style:text-properties officeooo:rsid="0638185e"/>
    </style:style>
    <style:style style:name="T1025" style:family="text">
      <style:text-properties officeooo:rsid="063d4798"/>
    </style:style>
    <style:style style:name="T1026" style:family="text">
      <style:text-properties officeooo:rsid="063e9484"/>
    </style:style>
    <style:style style:name="T1027" style:family="text">
      <style:text-properties officeooo:rsid="063fa1c9"/>
    </style:style>
    <style:style style:name="T1028" style:family="text">
      <style:text-properties officeooo:rsid="0641a0bb"/>
    </style:style>
    <style:style style:name="T1029" style:family="text">
      <style:text-properties officeooo:rsid="06424168"/>
    </style:style>
    <style:style style:name="T1030" style:family="text">
      <style:text-properties officeooo:rsid="06443638"/>
    </style:style>
    <style:style style:name="T1031" style:family="text">
      <style:text-properties officeooo:rsid="0645aa20"/>
    </style:style>
    <style:style style:name="T1032" style:family="text">
      <style:text-properties officeooo:rsid="06465140"/>
    </style:style>
    <style:style style:name="T1033" style:family="text">
      <style:text-properties officeooo:rsid="0647133a"/>
    </style:style>
    <style:style style:name="T1034" style:family="text">
      <style:text-properties officeooo:rsid="064762bc"/>
    </style:style>
    <style:style style:name="T1035" style:family="text">
      <style:text-properties officeooo:rsid="0648d83d"/>
    </style:style>
    <style:style style:name="T1036" style:family="text">
      <style:text-properties officeooo:rsid="064992af"/>
    </style:style>
    <style:style style:name="T1037" style:family="text">
      <style:text-properties officeooo:rsid="064ab28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90">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91">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24">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14">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95">рефлекс</text:span> самосохранения буквально <text:span text:style-name="T895">заставлял</text:span> от<text:span text:style-name="T895">пихну</text:span>ть, чтоб не задохнуться от хохота.... То вдруг, среди мультяшных потасовок, врезаешься в <text:span text:style-name="T513">массив</text:span> невыразимо <text:span text:style-name="T513">неизбывной</text:span> горечи, что плющит тебя напрочь <text:span text:style-name="T513">и не даёт дышать</text:span>, <text:span text:style-name="T513">разве что совсем очень мелко,</text:span> сердце идёт вразнос и давишься ужасом от неизбежно<text:span text:style-name="T513">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13">возможно</text:span>.... </text:p>
      <text:p text:style-name="Text_20_body"><text:span text:style-name="T792">Немалое число среди читающих американцев и поныне не перестают задаваться вопросом: "что она вообще такое </text:span><text:span text:style-name="Emphasis"><text:span text:style-name="T792">Круглая Радуга </text:span></text:span><text:span text:style-name="T792">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92">Радуги</text:span></text:span><text:span text:style-name="T792">? </text:span></text:p>
      <text:p text:style-name="Text_20_body"><text:span text:style-name="T792">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96">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70"/>
      <text:h text:style-name="P587" text:outline-level="1"/>
      <text:h text:style-name="P587" text:outline-level="1">Круглая Радуга</text:h>
      <text:p text:style-name="P1">Посвящается Ричарду Фаринья</text:p>
      <text:h text:style-name="P289" text:outline-level="3">1</text:h>
      <text:h text:style-name="P289" text:outline-level="3">За пределами Нуля</text:h>
      <text:h text:style-name="P287"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89">зрщрщррщпршрщззрэшщпзщлщзлслсжсдщшлпсдшмслфяцйувсмт</text:span> <text:span text:style-name="T789">н</text:span>просто театр. Освещение в вагонах отключено. Нигде вообще нет света. Над ним опорные бал<text:span text:style-name="T789">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88">закачаешься</text:span>: хрустальный дворец вдр<text:span text:style-name="T88">ызг</text:span>. Однако, в полной темноте, без проблеска света, <text:span text:style-name="T8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88">н</text:span>ых среди прочей всячины, которую <text:span text:style-name="T9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9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91">трухлый</text:span> бетон, <text:span text:style-name="T9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92">давно</text:span> минувших дней, запахи керосинных зим, воскресных дней без уличного движения, кораллоподобно <text:span text:style-name="T93">необъяснимого</text:span> живого роста, начали вписыват<text:span text:style-name="T9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9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9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95">опорах</text:span> в тёмно-зелёной краске, свисают <text:span text:style-name="T9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9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98">до единой </text:span>и только <text:span text:style-name="T99">лишь </text:span>призраки их, <text:span text:style-name="T99">недвижимые подобно</text:span> рисунк<text:span text:style-name="T99">ам</text:span> в пещере, застыли <text:span text:style-name="T99">по</text:span> стена<text:span text:style-name="T99">м</text:span> упрямым свечением… беженцев забирают партиями, на лифте—дощатая п<text:span text:style-name="T9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00">из </text:span>этаже<text:span text:style-name="T100">й</text:span> беженцы продвигаются и <text:span text:style-name="T100">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00">чего уж</text:span> перебирать <text:span text:style-name="T100">меблировкой</text:span>, раз <text:span text:style-name="T100">докатились</text:span> до такого? Под ногами хрустит древнейшая грязь города, последние напластования всего, что город <text:span text:style-name="T100">отжал</text:span>, чем <text:span text:style-name="T100">пуг</text:span>ал, лгал своим детям. Кому не сл<text:span text:style-name="T101">ышался этот</text:span> голос, <text:span text:style-name="T101">задушевный такой</text:span>, типа, <text:span text:style-name="T101">только между нами</text:span>: «<text:span text:style-name="T101">Да</text:span> ты <text:span text:style-name="T101">ж </text:span>и <text:span text:style-name="T101">сам </text:span>не вери<text:span text:style-name="T102">л</text:span>, <text:span text:style-name="T101">что</text:span> спасёшься. <text:span text:style-name="T103">Чего там</text:span>, теперь-<text:span text:style-name="T102">то все</text:span> мы уж<text:span text:style-name="T102">е</text:span> знаем <text:span text:style-name="T10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0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06">а́</text:span>м: начинает различаться сб<text:span text:style-name="T104">род</text:span> <text:span text:style-name="T104">перепившихся</text:span> <text:span text:style-name="T105">гуляк</text:span>, и в форме, и без, в обнимку с пустыми или полупустыми бутылками, <text:span text:style-name="T105">тут</text:span> развесился на стуле, <text:span text:style-name="T105">там</text:span> свернулся калачиком в нетопленном камине, вон те раскинулись на диванах, <text:span text:style-name="T105">поверх затоптанных</text:span> ковр<text:span text:style-name="T105">ов</text:span>, в шезлонгах на разных уровнях громадного зала, храпя<text:span text:style-name="T105">т</text:span> и сопя<text:span text:style-name="T105">т</text:span> на все лады <text:span text:style-name="T10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05">тянувшиеся</text:span> вокруг горизонталы, товарищи по оружию, поразрумянились, <text:span text:style-name="T105">будто</text:span> компашка голландских мужиков, которым снится их воскрешение в следующие пару минут. </text:p>
      <text:p text:style-name="Text_20_body">По званию он Капитан, имя <text:span text:style-name="T109">Джеффри</text:span> («Пират») Прентис. Поверх него тёплое одеяло шотландской расцветки из оранжевого, ржавого, алого. У его черепа такое ощущение, словно <text:span text:style-name="T109">его</text:span> отли<text:span text:style-name="T109">ли</text:span> из металла. </text:p>
      <text:p text:style-name="Text_20_body">Прямиком над ним, на высоте четырёх метров, Тэди Блот вот-вот свалится с балкончика музыкантов, <text:span text:style-name="T109">из</text:span>брав для падения дыру, которую кто-то в грандиозном бзике прошиб несколько недель назад в эбонитовых до<text:span text:style-name="T10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09">аккомпанемент</text:span> зазвякавших пружин сетки. Одна из ножек отлетает прочь. «Доброе утро»,– <text:span text:style-name="T109">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09">помимо этого</text:span> шло <text:span text:style-name="T110">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11">с</text:span> к тому добавки из недопереваренной пищи <text:span text:style-name="T11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1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11">желают </text:span>хоть одним глазком <text:span text:style-name="T11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1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1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42"><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92"><text:soft-page-break/></text:p>
      <text:p text:style-name="P29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1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13">Вы</text:span>жидая секунд<text:span text:style-name="T11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51">А ну, оторви-ка свою жопу от пола,</text:p>
      <text:p text:style-name="P451">(пожуй банан-чик) </text:p>
      <text:p text:style-name="P451"><text:soft-page-break/>Зубы почисть и вперёд, на войну! </text:p>
      <text:p text:style-name="P451">Махни на прощанье <text:span text:style-name="T115">своей </text:span>спящей стране, </text:p>
      <text:p text:style-name="P451">И мечтам пошли поцелуй, </text:p>
      <text:p text:style-name="P451">Скажи Мисс Гребл, </text:p>
      <text:p text:style-name="P451">У тебя не стои́т, </text:p>
      <text:p text:style-name="P451">И не встанет до самой Победы, о, </text:p>
      <text:p text:style-name="P451">Но в мирное время всё будет торчком, </text:p>
      <text:p text:style-name="P451">(пожуй банан-чик) </text:p>
      <text:p text:style-name="P451">Вино шипучее, девульки жгучие— </text:p>
      <text:p text:style-name="P451">Осталось лишь пару немчур победить,</text:p>
      <text:p text:style-name="P451">Так улыбнись пошире, улыбкой лучшей в мире, </text:p>
      <text:p text:style-name="P451">Не заставляй нас повторять— </text:p>
      <text:p text:style-name="P45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15">а</text:span>бичем, поперёк которо<text:span text:style-name="T11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15">по</text:span> все<text:span text:style-name="T115">м</text:span> комнат<text:span text:style-name="T115">ам</text:span> ширится, <text:s/>сменяя застойный дым ночи, <text:span text:style-name="T116">вперемешку с </text:span>алкогол<text:span text:style-name="T116">ем</text:span> и п<text:span text:style-name="T106">о́</text:span>т<text:span text:style-name="T116">ом</text:span>, хрупкий, райск<text:span text:style-name="T11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17">но вот </text:span>так, без экивоков, Смерть посылают на хуй—живая генетическая цепочка оказывается достаточно лабиринтной, чтоб сохран<text:span text:style-name="T11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17">посреди</text:span> войн<text:span text:style-name="T11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17">окружает</text:span> побереж<text:span text:style-name="T117">ья</text:span> громадного трапезного стола, остров южных морей за пару тропиков от промозглых средневековых фантазий Коридона Роспа, <text:span text:style-name="T11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1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17">с</text:span>аны, банановые пельмени, банановый джем, банановый хлеб и бананы обожжённые на пламени коньяка многолетней выдержки, который Пират при<text:span text:style-name="T117">хватил</text:span> с собой в прошлом году из винного погреба в <text:span text:style-name="T11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2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21">возвращаясь</text:span> в трапезную к остальным, что наслаждаются своим банановым изобилием, густое насыщенье их изголодалых нёб <text:span text:style-name="T118">потерялось </text:span>где-то по ходу утра протяну<text:span text:style-name="T118">того</text:span> между ним и ими. <text:span text:style-name="T118">Разобщены н</text:span>а сотню миль, и <text:span text:style-name="T118"><text:s/></text:span>так <text:span text:style-name="T11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18">и впрямь</text:span> начали собираться. Команда американских сапёров высыпали на дорогу, <text:span text:style-name="T118">топают</text:span> расчищать какие-то руины неподалёку, <text:s/>и поют: </text:p>
      <text:p text:style-name="P452">Ух…</text:p>
      <text:p text:style-name="P452">Холодней, чем титьки ведьмы! </text:p>
      <text:p text:style-name="P452">Холодней ведра</text:p>
      <text:p text:style-name="P452">пингвиньего дерьма! </text:p>
      <text:p text:style-name="P452">Холодней, чем шерсть</text:p>
      <text:p text:style-name="P452">на заднице полярного медведя! </text:p>
      <text:p text:style-name="P452">И даже, чем иней на </text:p>
      <text:p text:style-name="P452">фужере шампанского вина! </text:p>
      <text:p text:style-name="P543"/>
      <text:p text:style-name="P294">Нет, они <text:span text:style-name="T12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23">хотели</text:span>… Трансильванские мадьяры, умеют порчу насылать… шепчут <text:span text:style-name="T124">среди</text:span> ноч<text:span text:style-name="T124">и</text:span>… Ну, <text:span text:style-name="T12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24">новение</text:span> в фантазии посторонних: способность даже, брать на себя бремя управления ими, в данном случае <text:span text:style-name="T124">это всё</text:span> нафантазил румынский эмигрант-роялист, который может пригодиться в недалёком будущем. Этот его дар Фирма <text:span text:style-name="T124">считает</text:span> крайне полезным: в наше время не тронутые умственно лидеры и прочие исторические фигуры <text:span text:style-name="T124">нужны как воздух</text:span>. <text:span text:style-name="T12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24">схронов</text:span>, под ветерком овевающ<text:span text:style-name="T124">и</text:span>м их бунгало, пить за них что им вредно, <text:span text:style-name="T125">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25">возбуждаться</text:span> вместо них до эрекции <text:span text:style-name="T125">от </text:span>непрошенны<text:span text:style-name="T125">х</text:span> мысл<text:span text:style-name="T125">ей</text:span>, которые по мнению докторов не совсем того… страшится всего, что не должно <text:span text:style-name="T125">в</text:span>ызывать в них страха… тут будет уместным вспомнить слова П.М.С. Блакета: «Н<text:span text:style-name="T125">а войне н</text:span>ельзя руковод<text:span text:style-name="T125">ствоваться</text:span> порывами эмоций». <text:span text:style-name="T125">Вот и</text:span> мурлы<text:span text:style-name="T125">чь</text:span> себе тот тупой мотивчик, которому тебя обучали, <text:span text:style-name="T131">да</text:span> постарайся хуйни не напороть: </text:p>
      <text:p text:style-name="P453">Да—я—тот </text:p>
      <text:p text:style-name="P453">Самый, кто бредёт </text:p>
      <text:p text:style-name="P453">сквозь их фан-тази-и! </text:p>
      <text:p text:style-name="P453">Переживаю вместо них— </text:p>
      <text:p text:style-name="P453">Даже когда на девушку я вла-зи-ю— </text:p>
      <text:p text:style-name="P453">Приходится мне думать за других, </text:p>
      <text:p text:style-name="P453">Я знаю наперёд кому придёт черёд… </text:p>
      <text:p text:style-name="P453"/>
      <text:p text:style-name="P554">[И тут вступают тубы, баритоны и тромбоны в единой октаве] </text:p>
      <text:p text:style-name="P453"/>
      <text:p text:style-name="P453">И мне по барабану, что опааааасно это, </text:p>
      <text:p text:style-name="P453">Опасность – крыша, с которой я упал давным-давно— </text:p>
      <text:p text:style-name="P455">А когда придёт мне каюк, ты не <text:span text:style-name="T142">слишком </text:span>печалься, друг, </text:p>
      <text:p text:style-name="P453"><text:span text:style-name="T142">Вы</text:span>ссы на мой надгробный камень, </text:p>
      <text:p text:style-name="P453">Пив<text:span text:style-name="T142">о</text:span>, что задолжал <text:span text:style-name="T142">ты </text:span>мне, </text:p>
      <text:p text:style-name="P453">И—вперёд! </text:p>
      <text:p text:style-name="P7"/>
      <text:p text:style-name="Text_20_body"><text:span text:style-name="T12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26">в настолько</text:span> непредсказуемые масштаб<text:span text:style-name="T12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26">из</text:span>лишнюю хромосому Симптома Дауна, точно по темечку. С какого-то момента он <text:span text:style-name="T126">понимал </text:span>уже, что некоторые эпизоды в его снах принадлежат не ему. Не потому что об этом, уже наяву, свидетельствовал дотошный анализ <text:span text:style-name="T126">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2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2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3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26">состоялся</text:span> первый эпизод вне условий какого-либо сна—это случилось в <text:span text:style-name="T126">ходе </text:span>его Киплинговск<text:span text:style-name="T126">ого</text:span> период<text:span text:style-name="T12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26">лучше</text:span>, <text:span text:style-name="T12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35">потащится</text:span> к столам <text:span text:style-name="T135">взвода суданских арабов</text:span> с широкой улыбкой и обратится к их сержанту на ты и по имени, <text:span text:style-name="T129">по братски</text:span>. Так что, конечно, Пират сделал ошибку, когда признал <text:span text:style-name="T126">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29">способных устраивать дела</text:span>, вызывает его в район <text:span text:style-name="T136">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27">для прочтения</text:span> <text:span text:style-name="T127">давних</text:span>, глипто-древни<text:span text:style-name="T127">х </text:span>письм<text:span text:style-name="T127">ён</text:span> в <text:span text:style-name="T12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29">направился</text:span> к этой <text:span text:style-name="T129">непонятности</text:span>. <text:span text:style-name="T129">Та</text:span> <text:span text:style-name="T129">за</text:span>скользи<text:span text:style-name="T129">ла</text:span> ему навстречу по камням мостовой медленно, как слизняк, оставляя в улице позади себя след с непонятно слизистым отблеском, исходивши<text:span text:style-name="T129">м</text:span> никак не от тумана. В разделя<text:span text:style-name="T129">ющ</text:span>ем их пространстве <text:span text:style-name="T12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2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27">а</text:span>лись судьбы всей Европы: </text:p>
      <text:p text:style-name="Text_20_body"/>
      <text:p text:style-name="P454">Никто не-знает-где на-карте,</text:p>
      <text:p text:style-name="P454">Кто-б-мог подумать всё пойдёт-с-того? </text:p>
      <text:p text:style-name="P454">Но всякий серб иль монте-негро-ец </text:p>
      <text:p text:style-name="P454">Только и ждут, что грянет наконец— </text:p>
      <text:p text:style-name="P454">О, милая, пакуй мой саквояж, </text:p>
      <text:p text:style-name="P454">И прикури сигару мне потолще, </text:p>
      <text:p text:style-name="P454">Пиши мне до востр-ебо-вания: </text:p>
      <text:p text:style-name="P454">Вос-точный Экс-пресс, </text:p>
      <text:p text:style-name="P45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33">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06">о́</text:span>падя, нет, у злобного Аденоида имеется общий план, в соответствии с которым ведётся отбор определённых особ—<text:span text:style-name="T129">с учётом</text:span> предстоящи<text:span text:style-name="T129">х</text:span> выбор<text:span text:style-name="T129">ов</text:span>, ширящ<text:span text:style-name="T129">его</text:span>ся невысказанн<text:span text:style-name="T129">ого</text:span> недовольств<text:span text:style-name="T129">а</text:span> в Англии, вверга<text:span text:style-name="T12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2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30">ов</text:span> на их маршруте перехватывают твёрдо-пупырчаты<text:span text:style-name="T13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28">н</text:span>улся. Хотя ему и удалось разработать ломаный диалект, на котором они с Аденоидом могли общаться, его <text:span text:style-name="T12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2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30">ужасаясь</text:span> его грандиозностью—но только не <text:s/>второй мировой, разумеется. Впрочем, Пирату <text:span text:style-name="T128">в тот период</text:span> Фирма позволяла лишь крошечно гомеопатические дозы мира, чтобы он не пошёл вразнос, но, <text:span text:style-name="T130">вместе с тем,</text:span> <text:span text:style-name="T130">чтобы</text:span> <text:span text:style-name="T134">и </text:span>не отравился <text:s/>ими. </text:p>
      <text:p text:style-name="P543"><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9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41">х</text:span> очк<text:span text:style-name="T141">ов</text:span> по рецепту, в золотой оправе <text:span text:style-name="T141">и</text:span> стиле генерала МакАртура, пар<text:span text:style-name="T14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4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41">излишне</text:span> любопытных), Блоту не до этого всего: он слишком поглощён подготовкой возможных оправданий, если его застукают, хот<text:span text:style-name="T13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37">тут</text:span>, вроде, <text:span text:style-name="T137">с</text:span> Ок<text:span text:style-name="T137">с</text:span>форд<text:span text:style-name="T137">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3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3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37">взглянуть</text:span> в глаза друг другу, пока не скрипнешь стулом на 90°. Стол Тантиви аккуратен, у Слотропа же жуткая свалка, <text:span text:style-name="T137">в которой</text:span> и чёрт ногу сломит. Он не расчищался до столешницы с 1942. Навал слежался слоями <text:span text:style-name="T138">скреплёнными</text:span> вкраплени<text:span text:style-name="T13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38">ой</text:span>, лепёшками высохших пятен чая или кофе, следами сахара и Домашнего Молока, <text:span text:style-name="T138">сюда же примешаны </text:span>пригоршн<text:span text:style-name="T13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38">растолчённые </text:span>в пыль. Затем <text:span text:style-name="T138">идёт</text:span> россыпь скрепок, кремней <text:span text:style-name="T13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38">жутко-</text:span>трудно-<text:span text:style-name="T138">где-</text:span>на<text:span text:style-name="T138">йти</text:span> гелиотропный и горчичный, Скользкий Вяз Таблетки Т<text:span text:style-name="T143">э</text:span>я от Горла, присланные мамой Слотропа, Налиной, аж из <text:span text:style-name="T14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39">ю</text:span>б<text:span text:style-name="T139">э</text:span> нашёл розу в Ирландии» («У него <text:span text:style-name="T139">попадаются</text:span> неплохие аранжировки»,– уверяет Тантиви,–«<text:span text:style-name="T13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3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39">в </text:span>обшивк<text:span text:style-name="T13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39">м</text:span> цвето<text:span text:style-name="T13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3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39">ая</text:span>, и Катариной, золот<text:span text:style-name="T139">ая</text:span>, <text:span text:style-name="T139">а</text:span> взгляд переходит на Алису, Делорес, Ширли, парочка Сэлли—тут в основном красн<text:span text:style-name="T139">ые</text:span> и сини<text:span text:style-name="T13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40">м</text:span> смерти <text:span text:style-name="T140">ему</text:span> явно <text:span text:style-name="T140">хватает</text:span> врем<text:span text:style-name="T140">ени</text:span>, чтоб и за девушками успе<text:span text:style-name="T140">ва</text:span>ть. Если <text:span text:style-name="T140">имеется</text:span> какая-то причина клеить эти бумажные звезды кажд<text:span text:style-name="T14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4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43"><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44"><text:soft-page-break/></text:p>
      <text:p text:style-name="P563">Ветер изменился, дует с юго-запада, и барометр падает. Немногим за полдень, а уже стемнело <text:span text:style-name="T14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45">ещё </text:span>до приезда Слотропа, самая усиленная охрана из всех, что он вообще <text:span text:style-name="T14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45">ы</text:span>—американскому Лейтенанту и <text:span text:style-name="T145">посмотреть</text:span> нельзя, нет, не сегодня. ТОТСССГ, конечно, бедный родственник для разведки Союзных Сил. Но хоть на этот раз Слотроп не один <text:span text:style-name="T145">такой</text:span>, он с холодным удовлетворением пронаблюдал как его ровню из ТехИнформа, а вскоре и шефа <text:span text:style-name="T14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4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45">по справочнику</text:span>. <text:span text:style-name="T145">За этим</text:span> что-то больше<text:span text:style-name="T14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4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46">из-</text:span>за соседн<text:span text:style-name="T14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46">подставили</text:span>. Боже, нельзя же, чтоб <text:span text:style-name="T14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5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46">ляется</text:span> за высокими холодными окнами М<text:span text:style-name="T14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4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46">в подобных</text:span> океан<text:span text:style-name="T146">ах</text:span>, Тантиви всегда рядом, красне<text:span text:style-name="T146">ет </text:span>и улыба<text:span text:style-name="T146">ется</text:span>, а Слотроп изумл<text:span text:style-name="T14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4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46">плакатиками</text:span> <text:span text:style-name="T154">запрещается</text:span> или <text:span text:style-name="T15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47">недавно</text:span>, ну, это вообще <text:span text:style-name="T148">ни в какие ворота</text:span>, жуткий заговор какой-то, когда Слотроп зашёл, как и условились, встретиться с одной, но увидел двух, рядышком, и ракурс <text:span text:style-name="T14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48">а</text:span> в луче, тут-то и накатила паранойя, лица их <text:span text:style-name="T1">обеих</text:span> двух начали к нему <text:span text:style-name="T14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48">ничего подобного</text:span>! Никто <text:span text:style-name="T14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48">шись</text:span> платк<text:span text:style-name="T14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48">малость перебор</text:span>, возможно, но… «Мне ведомо, есть в миру любовь <text:span text:style-name="T14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49">з</text:span>а охо<text:span text:style-name="T149">чими</text:span> двуствол<text:span text:style-name="T149">ками</text:span>, <text:span text:style-name="T14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49">под</text:span>водить его <text:span text:style-name="T149">к</text:span> тем<text:span text:style-name="T149">е</text:span> дипломатическим<text:span text:style-name="T149">и уловками</text:span>, даже теперь. На первых порах Слотроп, с чудаковатым <text:span text:style-name="T149">джентльменством</text:span>, вообще <text:span text:style-name="T149">её не касался</text:span>, пок<text:span text:style-name="T149">уд</text:span>а не понял насколько Тантиви застенчив. Ему дошло это, когда тот попросил найти ему подружку. И примерно в то же время, Тантиви <text:span text:style-name="T14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49">под</text:span> холодной шерст<text:span text:style-name="T149">ью</text:span> свитера, когда прижал, чтоб чуть согреться в пропахшей <text:span text:style-name="T149">угольным</text:span> дымом <text:s/>прихожей, дневную унылость которой ему никогда не узнать… чашка закипевшего бульона, капля <text:span text:style-name="T149">падает</text:span> на колено и об<text:span text:style-name="T14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5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53">етя</text:span> сквозь запах конопли и коричневый сумрак, теперь больше обеспокоен <text:span text:style-name="T150">содроганьями</text:span> Слотропа, чем личными страхами, ему ничего не оста<text:span text:style-name="T150">ётся</text:span> кроме известных ему каналов в попытке развеять и снять <text:span text:style-name="T15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50">ам</text:span> вряд ли <text:span text:style-name="T150">известно</text:span>. Но это для нас отличная возможность об<text:span text:style-name="T150">какать </text:span>ТехИнформ. <text:span text:style-name="T15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5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50">ие</text:span>вском стиле давным-давно, у вечнозелёных падубов… к крикам требующим <text:span text:style-name="T15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5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51">й</text:span> запах и больше никогда никаких сюрпризов внутри. И тут она улыбнулась, совсем слабо, и он понял, что именно этого и ждал, <text:span text:style-name="T151">ух-ты</text:span>!—улыбка Ширли Темпл, которая сразу перечеркнула всё, среди чего они её нашли. Глупее не придумаешь. Он <text:span text:style-name="T15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95"><text:span text:style-name="T161">У него появилась навязчивая идея ракеты, на которой написано его имя—если они и впрямь решили его </text:span><text:span text:style-name="T162">кончить</text:span><text:span text:style-name="T161">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72">это</text:span> может пригодиться,– Тантиви позабавлено <text:span text:style-name="T172">взглядывает</text:span> на него, – надёжный финт, особенно перед боем, знаешь, <text:span text:style-name="T1">просимулировать</text:span> что-то в <text:span text:style-name="T172">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72">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72">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72">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72">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73">завозюканными</text:span> <text:span text:style-name="T173">многолетней</text:span> безжалостно<text:span text:style-name="T173">й</text:span> <text:span text:style-name="T173">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73">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73">к</text:span> происходяще<text:span text:style-name="T173">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69"><text:span text:style-name="Emphasis">Смерть есть природе долг, </text:span></text:p>
      <text:p text:style-name="P568"><text:span text:style-name="Emphasis">Я уплатил, и ты заплатишь.</text:span> </text:p>
      <text:p text:style-name="P568"/>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74">д</text:span>ного Знамени, как для м-с Элизабет, жены Лейтенанта Исайи Слотропа (ум. 1812): </text:p>
      <text:p text:style-name="Text_20_body"/>
      <text:p text:style-name="P565">Смерть ненасытная меня скосила, </text:p>
      <text:p text:style-name="P565"><text:span text:style-name="T174">До часа, когда вновь</text:span> Христос приидет </text:p>
      <text:p text:style-name="P565"><text:span text:style-name="T174">Ч</text:span>ад Его спас<text:span text:style-name="T174">ать, как сказано в</text:span> Писании <text:span text:style-name="T174">о Нём,</text:span> </text:p>
      <text:p text:style-name="P565">Мой плач услышь, читающий сие, </text:p>
      <text:p text:style-name="P565"><text:span text:style-name="T174">Злато н</text:span>е сдела<text:span text:style-name="T174">ет</text:span> вечным твоё бытие. </text:p>
      <text:p text:style-name="P565">Ткацкий стан Господа не <text:span text:style-name="T174">прекращает</text:span> дела своего, </text:p>
      <text:p text:style-name="P565">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50">Мне некогда было дожидаться Смерти,</text:p>
      <text:p text:style-name="P45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74">мехо</text:span>торговцы, козлиными шкурами, <text:span text:style-name="T174">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75">которые</text:span> увозили <text:s/>куда-нибудь ещё, по всей Республике. Всегда куда-нибудь ещё. Деньги находили лазейки просочиться <text:span text:style-name="T175">прочь </text:span>из портфелей акций более хитрыми путями, чем любая генеалогия: <text:span text:style-name="T175">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56">Падение дьявольски нелёгкий труд,</text:p>
      <text:p text:style-name="P456">Ведётся постепенно, кропотливо— </text:p>
      <text:p text:style-name="P456">Никто не согрешает в одночасье, </text:p>
      <text:p text:style-name="P456">Тут дребезги нужны, чтоб поскользнуться, </text:p>
      <text:p text:style-name="P22">но всё-таки они держались. Традиция, <text:span text:style-name="T175">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75">ой</text:span>-то <text:span text:style-name="T175">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75">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75">ли</text:span>сь в зелёную пустошь или усыха<text:span text:style-name="T175">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75">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75">отсюда</text:span> и сравнения таки<text:span text:style-name="T175">е</text:span>. Головешки падали пять часов кряду, дети давно заснули, а взрослые пили кофе и рассказывали друг другу какие пожары вид<text:span text:style-name="T176">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76"> </text:span><text:span text:style-name="Emphasis">небо <text:s/></text:span>именно так и распахивается, вот-вот прорвётся, его лицо уже очерчено этим светом, сейчас всё пропадёт и он <text:span text:style-name="T176">утратит</text:span> себя, как <text:span text:style-name="T176">постоянно</text:span> гов<text:span text:style-name="T176">а</text:span>ри<text:span text:style-name="T176">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77">толкующих о</text:span> благодати, они клянутся, <text:span text:style-name="T4">именно</text:span><text:span text:style-name="T177"> </text:span><text:span text:style-name="Emphasis">так оно и бывает—да </text:span><text:span text:style-name="Emphasis"><text:span text:style-name="T177">и </text:span></text:span><text:span text:style-name="Emphasis">великая длань света </text:span><text:span text:style-name="Emphasis"><text:span text:style-name="T177">тянется вниз</text:span></text:span><text:span text:style-name="Emphasis"> из облаков....</text:span> </text:p>
      <text:p text:style-name="P545"><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96">На стене, в орнаментальном зажиме тёмной меди, пылает газовый факел, ровно и с лёгким напевом—<text:span text:style-name="T178">от</text:span>регулиров<text:span text:style-name="T178">ан до уровня, которому</text:span> <text:s/>учёны<text:span text:style-name="T178">е</text:span> прошлого века <text:s/><text:span text:style-name="T178">дали имя</text:span>«чувствительное пламя», невидимое у основания, на выходе из отверстия, <text:span text:style-name="T178">оно </text:span>завис<text:span text:style-name="T178">ает</text:span> в паре дюймов выше, бледнеет кверху ровным синим светом маленьк<text:span text:style-name="T178">ого</text:span> мерцающ<text:span text:style-name="T178">его</text:span> конус<text:span text:style-name="T178">а</text:span>, <text:span text:style-name="T178">что </text:span>способ<text:span text:style-name="T178">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78">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79">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79">о</text:span>плетают гласны<text:span text:style-name="T179">ми</text:span> <text:span text:style-name="T179">цепочки из</text:span> неподатливых российско-еврейских согласных… Большинство минуют свя<text:span text:style-name="T179">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79">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79">ополчились на него</text:span>… Огни, которые он изучил также хорошо, как один из <text:span text:style-name="T179">здесь </text:span>присутствующих, <text:span text:style-name="T179">их </text:span>расположен<text:span text:style-name="T179">ность</text:span> и движение, <text:span text:style-name="T179">оказались </text:span>вдруг на противоположном конце, все в танце… в неуместном танце. Ничего из обычного <text:span text:style-name="T179">развития</text:span> Блисеро, ничего нового… отчуждён… Роланд также ощутил вихрь, в т<text:span text:style-name="T179">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80">чуть</text:span> молчит… <text:span text:style-name="T180">лёгкий</text:span> стон… момент тихого отчаяния: «Селена, Селена, ты <text:span text:style-name="T180">ушла</text:span>?» </text:p>
      <text:p text:style-name="Text_20_body">– Нет, дорогой,– на её щекам полоски от недавних слёз.– Я слушаю. </text:p>
      <text:p text:style-name="Text_20_body">– Всё дело в контроле. <text:span text:style-name="T180">Причина всех </text:span>трудност<text:span text:style-name="T180">ей</text:span>: <text:span text:style-name="T180">в </text:span>контрол<text:span text:style-name="T180">е</text:span>. Впервые он оказался <text:span text:style-name="T1">внутри</text:span>, понимаешь. Контроль <text:span text:style-name="T182">помещён</text:span> внутри. Уже нет надобности пассивно <text:span text:style-name="T182">дожидаться</text:span> «внешни<text:span text:style-name="T182">х</text:span> сил»—сворачива<text:span text:style-name="T181">еш</text:span>ь в любой ветер. <text:span text:style-name="T181">Словно</text:span>… </text:p>
      <text:p text:style-name="P24">– Рынок уже не нужда<text:span text:style-name="T182">л</text:span>ся в управлении Невидимой Рукой, но <text:span text:style-name="T182">мог </text:span>теперь <text:span text:style-name="T1"><text:s/>сам создавать себя</text:span>—свою логику, импульс, стиль, <text:span text:style-name="T1">изнутри</text:span>. Перен<text:span text:style-name="T183">ос</text:span> контроля внутрь <text:span text:style-name="T183">ратифицировало то</text:span>, что уже произошло де факто—что вы отринули Бога. Но вы <text:span text:style-name="T183">впали в</text:span> ещё б<text:span text:style-name="T106">о́</text:span>льш<text:span text:style-name="T183">ую</text:span> и более опасн<text:span text:style-name="T183">ую</text:span> иллюзи<text:span text:style-name="T184">ю</text:span>. Иллюзи<text:span text:style-name="T184">я</text:span> контроля. Будто А может ко<text:span text:style-name="T184">н</text:span>тролировать Б. Полностью. <text:span text:style-name="T184">Это <text:s/>никем не </text:span><text:span text:style-name="T5">делается</text:span>. <text:span text:style-name="T184">Всё лишь</text:span> происходит, А и Б не имеют реальности, они просто наименования частей, которы<text:span text:style-name="T184">м надо оставаться</text:span> неразрывн<text:span text:style-name="T184">ыми</text:span>…. </text:p>
      <text:p text:style-name="P24">– <text:span text:style-name="T184">Выдаёт</text:span> белиберду Успенского,– шепнула леди протискиваясь мимо, под руку с портовым грузчиком. Запахи дизельного топлива и духо<text:span text:style-name="T192">в</text:span> <text:span text:style-name="T1">Sous le Vent</text:span>, смешавшись, <text:span text:style-name="T184">плывут</text:span> мимо пока они про<text:span text:style-name="T184">ходят</text:span>. Джессика Свонлейк, цветущая девушка в форме рядовой ВТС, <text:span text:style-name="T184">учуяв</text:span> довоенные духи, взглянула вслед, фнн, наряд не меньше, чем гиней <text:span text:style-name="T184">в</text:span> 15 и целую кучу талонов сверху, наверное, из Харродс и на мне смотрелся б куда лучше, уж это <text:span text:style-name="T184">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84">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84">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85">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85">в</text:span> центр. Милтон Гломинг вскидывает бровь. Его ум, постоянно занятый сбором соответствий, думает, что <text:span text:style-name="T185">ему подвернулось</text:span> ещё одно. </text:p>
      <text:p text:style-name="Text_20_body"><text:soft-page-break/>Медиум, уже с раздражённостью, начин<text:span text:style-name="T186">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86">этом</text:span> мире, но <text:span text:style-name="T186">и</text:span> основ<text:span text:style-name="T186">ополагающ</text:span>ая четырёхсторонняя согласованность, <text:span text:style-name="T186">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86">д</text:span>жера…. </text:p>
      <text:p text:style-name="Text_20_body">– Роджер говорил, что <text:span text:style-name="T186">вы </text:span>теперь подсчитаете все слова, которые записывали и составите какие-то графики,– приветливо, предотвращая <text:span text:style-name="T186">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86">изумлённой</text:span> грациозна,– то мы, конечно же, получим что-то наподобие прямой… однако, у нас есть данные, <text:span text:style-name="T186">которые</text:span> предполагают <text:span text:style-name="T186">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86">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86">для дел такого рода</text:span>,– ответил статистик, <text:span text:style-name="T187">словно</text:span> каждый знает, что это «смерть». </text:p>
      <text:p text:style-name="Text_20_body">Пожилой волонтёр службы оповещения воздушных налёт<text:span text:style-name="T187">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93">К</text:span>апитаном Прентисом,– неопределённый взмах руки.– Как <text:span text:style-name="T187">всегда</text:span>: <text:span text:style-name="T187">неясные</text:span> Микроплёночные Ман<text:span text:style-name="T193">ё</text:span>вры. </text:p>
      <text:p text:style-name="Text_20_body"><text:soft-page-break/>Включённый в <text:span text:style-name="T187">какой-то</text:span> из <text:span text:style-name="T187">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87">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87">и </text:span>воспринимает, косвенно, <text:span text:style-name="T187">в виде</text:span> классово<text:span text:style-name="T187">й нервозности</text:span>, он несёт свою улыбку среди всех тут собравшихся как боевую фалангу. <text:span text:style-name="T187">Её о</text:span>н перенял <text:span text:style-name="T187">в кино</text:span>—та <text:span text:style-name="T187">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87">М</text:span>айор, <text:span text:style-name="T187">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87">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87">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87">вот</text:span> <text:span text:style-name="T187">что и</text:span> достаёт по полной) единственное место во всех пределах империи войны, где он чувствует себя не <text:span text:style-name="T188">окончательным</text:span> чужаком. </text:p>
      <text:p text:style-name="P25">– Это вообще не<text:span text:style-name="T188">постижимо</text:span>,– говори<text:span text:style-name="T188">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88">и </text:span>мыслили по иному. И вдруг в 1944 по нему осуждают направо и налево. Нашего м-ра Эвентира,– указыва<text:span text:style-name="T188">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88">настолько</text:span> идиот<text:span text:style-name="T188">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89">Осёл</text:span>. И ты <text:span text:style-name="T1">за них</text:span>. <text:span text:style-name="T190">Как т</text:span>ы <text:span text:style-name="T190">мог </text:span>не почувствова<text:span text:style-name="T190">ть ещё на входе</text:span>? Это громадн<text:span text:style-name="T190">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90">повёл.</text:span> Терпимость. А<text:span text:style-name="T191">х</text:span>. </text:p>
      <text:p text:style-name="Text_20_body">– Ты бы <text:span text:style-name="T191">заглянул как-нибудь</text:span>, пусть доктор Грост проверит на своей ЭЭГ. </text:p>
      <text:p text:style-name="Text_20_body">– Ладно, как только <text:span text:style-name="T191">найду</text:span> время,– неопределённо. И тут <text:span text:style-name="T191">уже </text:span>проблема безопасности, пустая болтовня пускает корабли на дно, он не может быть <text:span text:style-name="T191">чересчур</text:span> уверен, даже насчёт Мехико. В текущей операции слишком много кругов, внешних и внутренних. Список доверенных лиц сокраща<text:span text:style-name="T191">е</text:span>тся, <text:span text:style-name="T191">с</text:span> <text:span text:style-name="T191">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91">свежей</text:span> мании Фирмы, известной как операция Чёрное Крыло, своей статистикой—анализиру<text:span text:style-name="T191">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91">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91">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91">и </text:span>было-<text:span text:style-name="T191">то</text:span>, всё меньше способны доверять, погрязнув в нескончаемой болтологии, в ежедневной самокритике, <text:span text:style-name="T191">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94">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91">заснятое на</text:span> этой войн<text:span text:style-name="T191">е</text:span>… по крайней мере, жизнь…. </text:p>
      <text:p text:style-name="P297"><text:span text:style-name="T196">Вон девушка Мехико </text:span><text:span text:style-name="T197">за</text:span><text:span text:style-name="T196">ходит в комнату. Он замечает её мгновенно, чистота вокруг неё, дым и шум отступают… так </text:span><text:span text:style-name="T198">это </text:span><text:span text:style-name="T196">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98">И тут о</text:span><text:span text:style-name="T196">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11">с </text:span>апрел<text:span text:style-name="T211">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06">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06">илась </text:span><text:soft-page-break/><text:span text:style-name="T206">сберечь</text:span> это<text:span text:style-name="T206">т</text:span> момент мальчишества в его имперски вышколенном, уже устоявшемся (ему было 33) быту, в его пред-Аскетизме, <text:span text:style-name="T206">эту его</text:span>, <text:span text:style-name="T206">как</text:span> Скорпия определила, последнюю любовь—хотя сама была слишком молода, чтобы знать <text:span text:style-name="T207"><text:s/></text:span><text:span text:style-name="T1">это</text:span>, <text:span text:style-name="T207">понимать</text:span>, как <text:span text:style-name="T207">понимал</text:span> Пират, <text:span text:style-name="T207">про что</text:span> <text:span text:style-name="T1">на самом деле</text:span> поётся в песне «Танцы в темноте»…. </text:p>
      <text:p text:style-name="P26">Он старательно <text:span text:style-name="T209">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07">ся ему</text:span>, вопреки всем ожиданиям, <text:span text:style-name="T209">чтоб он </text:span><text:span text:style-name="T8">мог</text:span><text:span text:style-name="T209"> </text:span>отбросить скудное расписание человека Запада… но как <text:span text:style-name="T207">возможно </text:span>человек<text:span text:style-name="T207">у</text:span>… где ему вообще начинать в возрасте 33-х… «Т<text:span text:style-name="T209">ак это </text:span><text:span text:style-name="T8">самое время</text:span>»,– засме<text:span text:style-name="T209">ялась бы она</text:span>, не так от раздражения (<text:span text:style-name="T209">это </text:span><text:span text:style-name="T8">было бы</text:span><text:span text:style-name="T209"> смешно</text:span>), сколько от <text:span text:style-name="T210">забавности</text:span> нереальной проблемы—сама <text:span text:style-name="T210">же шла враспыл</text:span> <text:span text:style-name="T210">от</text:span> его маниакальности, <text:span text:style-name="T207">непрестанной безудержности</text:span>, так <text:span text:style-name="T210">берёт</text:span>, раскладывает е<text:span text:style-name="T207">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07">ведь </text:span>и вправду <text:span text:style-name="T212">же </text:span>слишком безум<text:span text:style-name="T207">ец</text:span>, чтобы <text:s/>это <text:span text:style-name="T207">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07">видит</text:span>, но никогда не говори<text:span text:style-name="T207">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07">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07">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08">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08">щегольских</text:span> сюртучках и приталенных пальтецах, бегали по всей станции, глотали свои предотъездные шоколадки и выстраивались <text:span text:style-name="T208">рядком</text:span> для новых <text:span text:style-name="T208">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46"><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9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13">твлечь</text:span> его<text:span text:style-name="T213">б внести тишину в</text:span> угл<text:span text:style-name="T213">ы</text:span> комнат, <text:span text:style-name="T213">на </text:span>покрывал<text:span text:style-name="T213">а</text:span>, стол<text:span text:style-name="T213">ешницы</text:span>—<text:span text:style-name="T213">где придётся</text:span>... Даже в кино, когда смотрели т<text:span text:style-name="T213">у</text:span> <text:span text:style-name="T213">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14">настолько</text:span>, что никак не отличить которое из них чьё. Оба одновременно чувствовали странное недоумение… как если нежданно <text:span text:style-name="T214">у</text:span>видишь себя в зеркале… и даже более того, чувство <text:span text:style-name="T214">единения</text:span>… что появляло<text:span text:style-name="T214">с</text:span>ь потом—через пару минут, через неделю, тут не угадаешь, и им доходило, когда уже не вместе, отчего <text:span text:style-name="T214">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14">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14">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14">л</text:span>лз— </text:p>
      <text:p text:style-name="Text_20_body">И тут падает ракета. Круто, круто. Взрыв, глухие раскаты. Довольно далеко в городе, чтоб <text:span text:style-name="T214">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14">будь</text:span> там ракета <text:span text:style-name="T214">или</text:span> нет, поэтому сейчас на Ягуаре Пойнтсмена включает заднюю вместо, да, въезжа<text:span text:style-name="T214">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15">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15">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15">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15">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16">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16">она, </text:span>эта война, на хуй. </text:p>
      <text:p text:style-name="P547"><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9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17">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17">он</text:span> в жизни <text:s/>и близко <text:span text:style-name="T217">не бывал</text:span> к лаборатории. </text:p>
      <text:p text:style-name="Text_20_body">Это запах эфира, он исходит от м-ра Эдварда В. А. Пойнтсмена, ЧККХ. Как только пёс исчез<text:span text:style-name="T217">ает</text:span> за рухнувшей стеной, мелькнув прощально кончиком хвоста, нога доктора проваливается в белую разинутую глотку унитаза, которую <text:span text:style-name="T217">тот</text:span>, сосредоточ<text:span text:style-name="T217">я</text:span>сь на охоте, не у<text:span text:style-name="T217">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17">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17">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17">т </text:span>возможно<text:span text:style-name="T217">сти как-то</text:span> <text:span text:style-name="T217">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17">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17">за</text:span>таивш<text:span text:style-name="T217">его</text:span>ся в конце улицы из линии домов. V-бомба, в чьих разрушениях он вёл охоту, <text:span text:style-name="T218">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18">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18">Руина</text:span> ждёт его, уходя склоном вверх, к задним стенам, неразберихой штукатурной дран<text:span text:style-name="T218">к</text:span>и в бесцельны<text:span text:style-name="T218">х</text:span> связ<text:span text:style-name="T218">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18">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18">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18">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61">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18">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22">побухивает</text:span> вслед за ним в р<text:span text:style-name="T218">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19">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19">отскакивает</text:span> в сторону и пулей <text:span text:style-name="T219">на выход</text:span>, пока Роджер <text:span text:style-name="T219">свалился</text:span> со своей губкой в коляску <text:span text:style-name="T219">разлетевшуюся</text:span> под его весом. Расплывчато, доносится сверху вой доктора:– «Он убегает, Мехико, поспешите!» </text:p>
      <text:p text:style-name="Text_20_body">– <text:span text:style-name="T219">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19">от</text:span> <text:span text:style-name="T219">этюд</text:span>. Роджер <text:span text:style-name="T219">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20">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20">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20">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20">вскрякнув</text:span> вскидывает свою заунитаженную ногу, промахивается, замах разворачивает его кругом, сеть <text:span text:style-name="T220">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20">затрещала</text:span>, валятся куски промокшей штукатурки. Стенка над ними, лишённая всякой опоры, шата<text:span text:style-name="T220">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20">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20">мне следует</text:span> <text:span text:style-name="T220">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20">г</text:span>руди Джессики на вязаную голову, обнажённый нос и глаза—ему кажется, что доктору нужно больше, чем его содействие, <text:span text:style-name="T220">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23">подъезжают</text:span> к длинной кирпичной импровизации, Викторианское изложение того, что когда-то, давным-давно, выли<text:span text:style-name="T221">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21">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21">й</text:span> функци<text:span text:style-name="T221">и </text:span>толстой кишки, один из обитателей которого д-р Кевин Сп<text:span text:style-name="T221">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21">теперь</text:span>, как понял Роджер, неделя Спектро, которого могут нав<text:span text:style-name="T221">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21">ое</text:span> топ<text:span text:style-name="T221">анье</text:span> их обуви, как танцы пуантов по мрамору, нарушающих твой покой, не стихающие удаляясь, голос Пойнтсмена и походка всегда выделя<text:span text:style-name="T221">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21">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48"><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00">Внутри госпиталя Св. Вероники они усаживаются вместе, напротив палаты Военных <text:span text:style-name="T225">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25">тогда</text:span> <text:span text:style-name="T225">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26">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26">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31">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26">до</text:span>вести её <text:span text:style-name="T226">до </text:span>сумеречност<text:span text:style-name="T226">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26">замёрзшем</text:span> измученном городе…. …как будто снова пол, типа, громадный лифт взмыва<text:span text:style-name="T226">ет</text:span> вместе с тобой к потолку—воспроизводя, теперь, как стены разлета<text:span text:style-name="T226">ются</text:span> во все стороны, кирпичи, штукатурка сып<text:span text:style-name="T226">ятся</text:span> вниз, твой мгновенный паралич <text:span text:style-name="T226">от</text:span> смерт<text:span text:style-name="T226">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27">бьющей</text:span> из <text:span text:style-name="T227">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27">А</text:span> Слотроп действительно настроен на ракетный взрыв, или <text:span text:style-name="T227">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27">удастся</text:span>, <text:span text:style-name="T227">ещё </text:span>этих приливающих повторений, повторных переживаний взрыва, в страхе отключиться, потому что отключаешься <text:span text:style-name="T227">настолько</text:span> окончательно, откуда мне знать, доктор, что я очнусь? <text:span text:style-name="T227">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28">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28">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28">искушающе</text:span> лежат они рядами на своих железных койках, в девственных простынях, такие безыскусно эротичные м<text:span text:style-name="T228">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28">в</text:span> пятна<text:span text:style-name="T228">х</text:span> ночной блевотины, светло-жёлтой, прозрачной как флюиды богов, <text:span text:style-name="T228">от</text:span>брошенные газеты или пропагандистские лист<text:span text:style-name="T228">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28">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29">и вещевые сумки</text:span>, по большей части молча, к дверям выхода в бежевой краске, но края покоричневее в неровных <text:span text:style-name="T228">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28">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29">ают</text:span> земл<text:span text:style-name="T229">ю</text:span> <text:span text:style-name="T229">на </text:span>очень низких частот<text:span text:style-name="T229">ах</text:span>, доходят, смешавшись с холодом—предупрежда<text:span text:style-name="T229">ют</text:span>, что снаружи твоя слепота, после яркого внутреннего освещения, <text:span text:style-name="T229">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29">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32">тут же</text:span> разворачивается, приобретая формы…. </text:p>
      <text:p text:style-name="Text_20_body">Помимо прочего, что Спектро <text:span text:style-name="T229">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30">сможет</text:span> <text:span text:style-name="T1">кто-нибудь</text:span> <text:span text:style-name="T230">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49"><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00"><text:span text:style-name="T196">Что-то бродит по городу Дыма—собирает стройных девушек, милых и гладких как куклы, целыми пригоршнями. </text:span><text:span text:style-name="Emphasis"><text:span text:style-name="T196">Их жалобные крики… их жалобные кукло-крики…</text:span></text:span><text:span text:style-name="T196">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99">миг</text:span><text:span text:style-name="T196">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99">н</text:span><text:span text:style-name="T196">ду про</text:span><text:span text:style-name="T199">с</text:span><text:span text:style-name="T196">ыпается бормочет что-то вроде «ёбаный дурдом» и вновь соскальзывает в сон. </text:span></text:p>
      <text:p text:style-name="Text_20_body"><text:span text:style-name="T196">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33">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33">сторонах</text:span>. Пока что-то не упадёт слишком близко, они в безопасности: в их чаще среб<text:span text:style-name="T233">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33">доходит</text:span> что <text:span text:style-name="T233">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34">уж оно такое</text:span>, <text:span text:style-name="T234">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34">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34">а окурки</text:span> затем, в ледяные чёрные утренние смены, <text:span text:style-name="T234">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35">относительно</text:span> физических <text:span text:style-name="T235">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36">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36">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36">случилось </text:span>попада<text:span text:style-name="T236">ний</text:span> в определённый квадрат, шансы остаются теми же, какими они всегда и были. <text:span text:style-name="T236">Всякое</text:span> попадание независимо от <text:span text:style-name="T236">остальных</text:span>. Бомбы не собаки. Нет связи. Нет памяти. Нет <text:span text:style-name="T237">привитого рефлекса</text:span>. </text:p>
      <text:p text:style-name="Text_20_body">Сказать такое последователю Павлова. Это обычная самодово<text:span text:style-name="T237">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38">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38">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38">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38">с</text:span>клонился <text:span text:style-name="T238">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38">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38">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38">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38">ет</text:span> остатки её губной помады о его рубашку, мускулы, прикосновения, кожи <text:span text:style-name="T239">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39">Пойнтсмена</text:span>, и от <text:span text:style-name="T239">Пойнтсмен</text:span>овской… его <text:span text:style-name="T239">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39">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39">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39">в </text:span>сам<text:span text:style-name="T239">ой</text:span> мерзк<text:span text:style-name="T239">ой манере</text:span>, как<text:span text:style-name="T239">ую только</text:span> он знает,– это, девонька, зависит от того <text:span text:style-name="T239">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39">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50"><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01">(1) </text:p>
      <text:p text:style-name="P555">ВЗ Палата Абреакции</text:p>
      <text:p text:style-name="P555"><text:soft-page-break/>Госпиталь Св. Вероники </text:p>
      <text:p text:style-name="P555"><text:span text:style-name="T240">Б</text:span>ончеплгейт, Е1 </text:p>
      <text:p text:style-name="P555">Лондон, Англия </text:p>
      <text:p text:style-name="P555">Зима 1944 </text:p>
      <text:p text:style-name="P574">Парнишке из Кеноши </text:p>
      <text:p text:style-name="P574">Общая Почта </text:p>
      <text:p text:style-name="P574">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64">лейт. Тайрон Слотроп </text:p>
      <text:p text:style-name="Text_20_body"/>
      <text:p text:style-name="P555">Общая Почта </text:p>
      <text:p text:style-name="P555">Кеноша, Виск., США </text:p>
      <text:p text:style-name="P555">несколькими днями позже </text:p>
      <text:p text:style-name="P574">Тайрону Слотропу, Эскв. </text:p>
      <text:p text:style-name="P574">ВЗ Палата Абреакции </text:p>
      <text:p text:style-name="P574">Госпиталь Св. Вероники </text:p>
      <text:p text:style-name="P574"><text:span text:style-name="T241">Б</text:span>ончеплгейт, Е1 </text:p>
      <text:p text:style-name="P574">Лондон, Англия </text:p>
      <text:p text:style-name="Text_20_body"><text:tab/>Дорогой м-р Слотроп: </text:p>
      <text:p text:style-name="Text_20_body">Такого не случалось. </text:p>
      <text:p text:style-name="P571">Парнишка из Кеноши </text:p>
      <text:p text:style-name="P571"/>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42">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46">нишка</text:span> из Кеноши и на секунду не подумал бы, что ты… </text:p>
      <text:p text:style-name="Text_20_body"><text:line-break/>(3.1) Старший (изумлённо): Тебя? Никогда! Да, чтоб Пар<text:span text:style-name="T246">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46">смиренный</text:span> голос маленького Тайрона Слотропа, с тех пор восславляемого в легендах и песнях, раздался пробиваясь вверх к вниманию Парн<text:span text:style-name="T246">ишки</text:span>: – «Ты никогда не делал этого, Пар<text:span text:style-name="T246">нишка</text:span> из Кеноши!» </text:p>
      <text:p text:style-name="Text_20_body">Все эти варианты текста «Ты никогда не делал Парн<text:span text:style-name="T246">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46">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46">голубчик</text:span>, Форестхилского жеребёнка, <text:span text:style-name="T246">голубчик</text:span>. (Отсюда затихая…) Ларедского ягнёнка. <text:span text:style-name="T246">Голубчик</text:span>. О-го. Погоди. Что такое, Слотроп? Ты никогда не делал парня из Кеноши. Очнись, Слотроп.</text:p>
      <text:p text:style-name="P457"/>
      <text:p text:style-name="P457">Мой кулак уже торчком, </text:p>
      <text:p text:style-name="P457">Не злись,</text:p>
      <text:p text:style-name="P457">Запишись, </text:p>
      <text:p text:style-name="P457">Вва-ли, Слотроп! </text:p>
      <text:p text:style-name="P457"/>
      <text:p text:style-name="P457">Джексон, это похуй мне, </text:p>
      <text:p text:style-name="P457">Покажь свой значок, что был на войне,</text:p>
      <text:p text:style-name="P457">Вва-ли, Слотроп! </text:p>
      <text:p text:style-name="P457"><text:soft-page-break/></text:p>
      <text:p text:style-name="P457">Меня тут не любят, не могут понять, </text:p>
      <text:p text:style-name="P457">Лишь ищут куда бы ещё послать…. </text:p>
      <text:p text:style-name="P457">Голову мне продырявь, провода в мозги мне вставь, </text:p>
      <text:p text:style-name="P457">Вену проткни иглой, </text:p>
      <text:p text:style-name="P457">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46">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57">Этот ритм словил меня, </text:p>
      <text:p text:style-name="P457">О, бэби, этта свинг, свинг, свинг! </text:p>
      <text:p text:style-name="P457">Ей-ей, меня словил, </text:p>
      <text:p text:style-name="P457">Прикинь, весь-целый-мир-вокруг поёт, </text:p>
      <text:p text:style-name="P457">Я в жизни не слыхал столь-сладких-звуков, </text:p>
      <text:p text:style-name="P457">Таких нет даже за углом, на Бейсин-Стрит, </text:p>
      <text:p text:style-name="P457">И в этом ритме, крошка, мы будем делать </text:p>
      <text:p text:style-name="P458">Свинг, свинг, свинг,</text:p>
      <text:p text:style-name="P458">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43">ются по полной</text:span>, глаза <text:span text:style-name="T244">на лоб лезут</text:span>, <text:span text:style-name="T244">над</text:span><text:span text:style-name="T107">ы́</text:span><text:span text:style-name="T244">хаешься</text:span> этай <text:s/>дури <text:span text:style-name="T244">аж</text:span> мазги <text:span text:style-name="T244">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47">п</text:span>пке джазменов на возвышении. Голоса из восточных частных школ, выговарива<text:span text:style-name="T247">ют</text:span> «жопа» чуть округляют губы и <text:span text:style-name="T247">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47">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47">лакированном</text:span>, где-то по<text:span text:style-name="T247">вытертом</text:span> губами, эти мелкие серебряные зёрнышки распоясываются по ходу спуска гармошки в белокаменную шейку матки и в ночь за <text:span text:style-name="T247">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47">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45">лилипуточным</text:span> голос<text:span text:style-name="T245">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47">х</text:span> программ<text:span text:style-name="T247">ах</text:span>, в своё время просочится <text:span text:style-name="T247">и </text:span>в <text:span text:style-name="T247">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47">такое</text:span> тебе как раз и <text:span text:style-name="T248">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48">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48">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48">А</text:span>х, ты <text:span text:style-name="T248">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0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49">гарвардскому</text:span> приятелю из числа его знакомых. Какая-то часть, конечно же, должна быть негритянским говном, но оно всё такое похожее. <text:span text:style-name="T249">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49">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49">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49">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59">Сквозь унитаз, <text:span text:style-name="T249">ты </text:span>взгляни на меня,</text:p>
      <text:p text:style-name="P459">Вот дурак попался,</text:p>
      <text:p text:style-name="P459">Хоть бы не начали ссать </text:p>
      <text:p text:style-name="P459">Дирли тирли трали рался </text:p>
      <text:p text:style-name="P39"/>
      <text:p text:style-name="Text_20_body">И в ту <text:span text:style-name="T249">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49">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50">саданул</text:span>, тёмный как холодный говяжий студень, по его позвоночнику, <text:soft-page-break/><text:span text:style-name="T250">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50">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50">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50">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60">Уже не помнишь Красного Малкольма, что наверху остался, </text:p>
      <text:p text:style-name="P460">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50">с</text:span>плетений древесины в конюшне—брусья, косяки, стойки сто<text:span text:style-name="T250">й</text:span>л, перекладины ясл<text:span text:style-name="T250">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61">Средь Долины Красной Реки <text:s/>говорят, <text:span text:style-name="T257">в этот раз</text:span></text:p>
      <text:p text:style-name="P463"><text:span text:style-name="T251">П</text:span>оток снёс тебя <text:span text:style-name="T251">в</text:span> унитаз— </text:p>
      <text:p text:style-name="P461">Присядь, отдохни, <text:span text:style-name="T251">хвост держи пистолетом,</text:span> </text:p>
      <text:p text:style-name="P461">Канализации близок конец, </text:p>
      <text:p text:style-name="P461">Держись, молодец, </text:p>
      <text:p text:style-name="P462">На всём свете этом</text:p>
      <text:p text:style-name="P461">Не най<text:span text:style-name="T251">ти</text:span> крепче говна, </text:p>
      <text:p text:style-name="P461">Чем на </text:p>
      <text:p text:style-name="P461">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51">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61">Одного в Сан Берду бандитика,</text:p>
      <text:p text:style-name="P461"><text:span text:style-name="T251">К</text:span>итайчонка <text:span text:style-name="T251">о</text:span>дного, что с<text:span text:style-name="T251">линял</text:span> с железной дороги,</text:p>
      <text:p text:style-name="P461">Одного с триппер<text:span text:style-name="T251">к</text:span>ом, с зобом <text:span text:style-name="T252">одного</text:span>, </text:p>
      <text:p text:style-name="P461">Одного в последней стадии прока-з<text:span text:style-name="T251">ы</text:span>, </text:p>
      <text:p text:style-name="P461">Зато с широким тазом,</text:p>
      <text:p text:style-name="P461">Хромого на левую, хромого на правую, </text:p>
      <text:p text:style-name="P461">Хромого на обе ноги, всех будет три! </text:p>
      <text:p text:style-name="P461">Одного гом<text:span text:style-name="T251">осе</text:span>ка, даже лесбу одну, </text:p>
      <text:p text:style-name="P461">Одного негришку, одного евреишку, </text:p>
      <text:p text:style-name="P461">Одного краснокожего с бизоном одним, </text:p>
      <text:p text:style-name="P461">И охотника на бизонов из Нью Мексико </text:p>
      <text:p text:style-name="P461"/>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56">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56">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56">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56">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56">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51"><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5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50">—Проф. Д-р Ласло Джамф, «Криптосем» (рекламная брошюра) Агфа, Берлин, 1934</text:p>
      <text:p text:style-name="Text_20_body"/>
      <text:p text:style-name="Text_20_body"><text:span text:style-name="T258">Набросок</text:span> на плотной кремовой бумаге под чёрно-буквенным штампом GEHEIME KOMMANDOSACHE, весьма подробно передающий, чернилом и ручкой, <text:span text:style-name="T258">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58">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58">л</text:span>ись отсле<text:span text:style-name="T258">дит</text:span>ь всё, что он смотрел или читал достигнув полового созревания… иначе, откуда ещё могли Они знать? </text:p>
      <text:p text:style-name="Text_20_body">– Тсс,– шеп<text:span text:style-name="T258">чет</text:span> она, её пальцы ласкают её длинные оливковые ляжки, обнажённые груди выпирают через верх<text:span text:style-name="T258">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58">так</text:span> и по<text:span text:style-name="T258">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58">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58">указано</text:span> время, мест<text:span text:style-name="T258">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59">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54">was tust du für die front, für den sieg? was hast du heute für deutschland getan?</text:span> В «Белом Посещении» по стенам пи<text:span text:style-name="T259">шет</text:span> лёд. Граффити льда в пасмурный день остекля<text:span text:style-name="T259">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59">как</text:span> <text:span text:style-name="T259">под</text:span>свет<text:span text:style-name="T259">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59">кого</text:span> стил<text:span text:style-name="T259">я</text:span> в его унизительной и сумрачной ложбине, это единственный вид: аббатство, <text:span text:style-name="T259">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59">го</text:span> <text:span text:style-name="T259">утёса</text:span>, волосы и госпитальный халат трепещут на ветру, <text:span text:style-name="T259">над</text:span> раскинувш<text:span text:style-name="T259">ей</text:span>ся на мили ширь<text:span text:style-name="T259">ю</text:span> южного побережья, бледный мел <text:span text:style-name="T259">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59">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63">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60">в</text:span> направлени<text:span text:style-name="T260">и</text:span> «Белого Посещения» в любой час ночи, тихие как шхуны, моторы приглушены—чёрные машины без хрома, что о<text:span text:style-name="T260">т</text:span>блескивали <text:s/>свет<text:span text:style-name="T260">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60">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60">прокладывал</text:span> путь из обтрёпанных динамиков беспроволочных приёмников <text:span text:style-name="T260">к</text:span> английски<text:span text:style-name="T260">м</text:span> мечт<text:span text:style-name="T260">ам</text:span>, <text:span text:style-name="T260">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60">такие</text:span> зелёные <text:s/>в <text:s/>потоках <text:span text:style-name="T260">солнца</text:span>, окаймляющие южные склоны <text:span text:style-name="T260">вдоль </text:span>долины Рейна, ночь в дыму камвольных кабаре столицы, подтяжки с оборочками словно <text:span text:style-name="T260">две </text:span>косы <text:span text:style-name="T260">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61">им</text:span>-то <text:span text:style-name="T261">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61">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61">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61">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62">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62">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62">а</text:span> удалённой мозговой ткани, <text:span text:style-name="T262">с </text:span>дат<text:span text:style-name="T262">ами</text:span> и час<text:span text:style-name="T262">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69">С</text:span>луж<text:span text:style-name="T269">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200">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01">добился его</text:span><text:span text:style-name="T200"> назнач</text:span><text:span text:style-name="T201">ения</text:span><text:span text:style-name="T200">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64">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65">где</text:span> прикипе<text:span text:style-name="T265">л</text:span> к определённой точке в комбинаторном анализе, излюбленно<text:span text:style-name="T265">му</text:span> времяпрепровождени<text:span text:style-name="T265">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65">Б</text:span>ригадный <text:span text:style-name="T265">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65">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66">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52">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6">интерфейс</text:span><text:span text:style-name="T252">—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52">Вспоминая Брайтон</text:span></text:span><text:span text:style-name="T252">,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52">– Эт-от старык </text:span><text:span text:style-name="T86">н</text:span><text:span text:style-name="T252">е име-эт </text:span><text:span text:style-name="T86">стыд</text:span><text:span text:style-name="T252">,–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53">сам знаешь</text:span><text:span text:style-name="T252">,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52">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53">самого</text:span><text:span text:style-name="T252">—ве! что это? беф </text:span><text:span text:style-name="Emphasis"><text:span text:style-name="T252">rissolé?</text:span></text:span><text:span text:style-name="T252"> фаршированный беф </text:span><text:span text:style-name="Emphasis"><text:span text:style-name="T252">rissolé?</text:span></text:span><text:span text:style-name="T252">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53">е</text:span><text:span text:style-name="T252">)—ни один из этих странных, очень странных овощных </text:span><text:span text:style-name="Emphasis"><text:span text:style-name="T252">rissolé </text:span></text:span><text:span text:style-name="T252">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52">Таймз </text:span></text:span><text:span text:style-name="T252">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52">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52">Führer</text:span></text:span><text:span text:style-name="T252">-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67">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67">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68">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68">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52">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54">д</text:span><text:span text:style-name="T252">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54">те</text:span><text:span text:style-name="T252">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52">Homo Monstrosus</text:span></text:span><text:span text:style-name="T252">,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52"><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57">А будешь ерепениться, пошлём тебя обратно к д-ру Джамфу! </text:p>
      <text:p text:style-name="P557">Джамф привил ему рефлекс, и выбросил стимул. </text:p>
      <text:p text:style-name="P557">Похоже д-р Джамф сегодня проверял твою пипетку, а? </text:p>
      <text:p text:style-name="P566">—Нейл Носпикер 50,000 Оскорблений, § 6.72 </text:p>
      <text:p text:style-name="P566"><text:soft-page-break/>«Невежа Недоросль», Найлан Смит Прес,</text:p>
      <text:p text:style-name="P566">Кембридж (Массач.) 1933 </text:p>
      <text:p text:style-name="P566"/>
      <text:p text:style-name="Text_20_body"><text:span text:style-name="T154">Падинг</text:span>: Но не слишком ли это— </text:p>
      <text:p text:style-name="Text_20_body"><text:span text:style-name="T154">Пойнтсмен</text:span>: Сэр? </text:p>
      <text:p text:style-name="Text_20_body"><text:span text:style-name="T154">Падинг</text:span>: Разве это не <text:span text:style-name="T270">подло</text:span>, Пойнтсмен? Так вот вмешиваться в сознание другого человека? </text:p>
      <text:p text:style-name="Text_20_body"><text:span text:style-name="T154">Пойнтсмен</text:span>: Генерал, мы просто присоединяемся к длинному ряду экспериментов и изучения. Гавардский Университет, Армия США? Вряд ли это <text:span text:style-name="T271">подлые</text:span> заведения. </text:p>
      <text:p text:style-name="Text_20_body"><text:span text:style-name="T154">Падинг</text:span>: Мы не можем, Пойнтсмен, это зверство </text:p>
      <text:p text:style-name="Text_20_body"><text:span text:style-name="T154">Пойнтсмен</text:span>: Но американцы уже им занимались! разве не ясно? <text:span text:style-name="T271">М</text:span>ы с<text:span text:style-name="T271">же не с</text:span>овраща<text:span text:style-name="T271">ем</text:span> девственницу, или что— </text:p>
      <text:p text:style-name="Text_20_body"><text:span text:style-name="T154">Падинг</text:span>: <text:span text:style-name="T271">Выходит,</text:span> <text:span text:style-name="T271">будем</text:span> делать это потому, что американцы <text:span text:style-name="T271">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71">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71">со </text:span>сво<text:span text:style-name="T271">им</text:span> <text:span text:style-name="T271">Крошкой</text:span> Тайрон<text:span text:style-name="T271">ом </text:span>относительно <text:span text:style-name="T271">его </text:span>младенческого полового рефлекса. <text:span text:style-name="T271">Т</text:span>от год <text:span text:style-name="T271">отмечен приездом </text:span>Джамф<text:span text:style-name="T271">а</text:span> <text:span text:style-name="T271">в</text:span> Гарвард, <text:span text:style-name="T271">куда он </text:span><text:s/>прибы<text:span text:style-name="T271">л</text:span> из Дармштадта. Это было <text:span text:style-name="T272">на</text:span> начальной <text:span text:style-name="T272">стадии</text:span> его карьеры, прежде, чем <text:span text:style-name="T272">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72">за </text:span>одн<text:span text:style-name="T272">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72">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72">а</text:span> из трёх показателей, но тот пребывал ещё на стадии <text:span text:style-name="T272">разработки</text:span>. </text:p>
      <text:p text:style-name="Text_20_body"><text:span text:style-name="T272">Другое дело</text:span> эрекция, <text:span text:style-name="T272">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72">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78">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72">ли</text:span>ться <text:span text:style-name="T273">за предположенный период</text:span> сведения рефлекса к нулю. <text:span text:style-name="T272">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73">частичное</text:span> подавление <text:span text:style-name="T272">вне</text:span> предел<text:span text:style-name="T272">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73">Уг</text:span>асил ли <text:span text:style-name="T273">его</text:span> д-р Джамф <text:span text:style-name="T273">всего лишь</text:span> до нуля—дожда<text:span text:style-name="T273">вшись</text:span> пока ребёнок стал показывать нулевые эрекции на стимул х, и прекратил на этом? Может он забыл—или проигнорировал—«<text:span text:style-name="T273">частичное</text:span> подавление <text:span text:style-name="T272">вне</text:span> предел<text:span text:style-name="T272">ов</text:span> нуля»? Если проигнорировал, то почему? Что может <text:span text:style-name="T273">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73">Крошку</text:span> Тайрона—<text:span text:style-name="T273">то, как в случае с о</text:span>ткрыти<text:span text:style-name="T273">ем</text:span> Нового Света, разные люди сочли, что они открыли разные вещи. </text:p>
      <text:p text:style-name="Text_20_body">Роджер Мехико <text:span text:style-name="T273">полагает</text:span> это статистической странностью. Однако, он чувствует теперь некое <text:span text:style-name="T273">п</text:span>отрясение основ <text:span text:style-name="T273">данной</text:span> дисциплины, причём более сильное, чем позволительно колебать их <text:span text:style-name="T273">какой-то</text:span> странности. Странно, странно, странно—вдумайтесь в само слово: это взрывное «т» вслед за «с», переходит—<text:span text:style-name="T273">вне</text:span> предело<text:span text:style-name="T273">в</text:span> своего нуля—в иную область. Конечно, ты не переходишь. Но ты понимаешь, умом, <text:span text:style-name="T274">что</text:span><text:span text:style-name="Emphasis"> надо</text:span> <text:span text:style-name="T274">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74">им образом</text:span>, если вообще как<text:span text:style-name="T274">им-то</text:span>, <text:span text:style-name="T274">связано</text:span> это <text:span text:style-name="T274">с</text:span> секс<text:span text:style-name="T274">ом</text:span>. </text:p>
      <text:p text:style-name="Text_20_body">Но Эдвин Трикл, самый фрейди<text:span text:style-name="T274">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74">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74">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74">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74">снимков</text:span>, которые Теди Блот <text:span text:style-name="T274">сделал</text:span> с карты Слотропа, были спроецированы на Роджерову и обе картинки, девушки-звёзды и кружочки ракетны<text:span text:style-name="T274">х</text:span> удар<text:span text:style-name="T274">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74">довольно</text:span> <text:span text:style-name="T274">в</text:span>скор<text:span text:style-name="T274">е</text:span>, <text:s/>через <text:span text:style-name="T274">пару дней</text:span>, либо задержаться <text:s/>надолго, <text:span text:style-name="T274">до</text:span> десят<text:span text:style-name="T274">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75">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75">а</text:span>, в порнографии и у проституток, возможно <text:span text:style-name="T275">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75">всё же </text:span>намёк под самым нашим носом у нас не хватает ума, или смелости, заметить?… </text:p>
      <text:p text:style-name="Text_20_body">Но, если это <text:span text:style-name="T275">нечто </text:span>в воздухе, прямо тут, прямо сейчас, тогда ракеты следуют <text:span text:style-name="T275">ему</text:span>, в 100% случаев. Без исключений. Обнаружив его, мы снова докажем железную детерминированность всего, <text:span text:style-name="T275">для </text:span>каждой души. <text:span text:style-name="T275">Это о</text:span>ста<text:span text:style-name="T275">вит</text:span> слишком мало места для каких-<text:span text:style-name="T275">либо</text:span> надежд вообще. Сами понимаете, насколько важным <text:span text:style-name="T275">станет</text:span> <text:span text:style-name="T275">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75">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76">а</text:span>я масс<text:span text:style-name="T276">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76">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76">про</text:span>след<text:span text:style-name="T276">овав </text:span>за клубком тринадцать лет, он начинает кружить <text:span text:style-name="T276">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76">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77">тылок</text:span>, жуткие пенисы торчком, неорганич<text:span text:style-name="T277">ны</text:span>е, как и их глаза, что поблескивают инеем, или пластинками слюды, но не вожделением, и не к нему. Для них существует лишь работа…. </text:p>
      <text:p text:style-name="P30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79">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79">у</text:span>виде<text:span text:style-name="T279">в</text:span> белые преграды сквозь туман, <text:s/><text:span text:style-name="T279">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79">ающ</text:span>ая мозаика смотреть наружу в Пустыню… вне охранительного города… понятна лишь тем, кто отправляется вне… глаза вдал<text:span text:style-name="T279">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82">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79">для </text:span>себ<text:span text:style-name="T279">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80">быть</text:span> до конца жизни пациента, от всяких идей, чувств, самокритики, <text:span text:style-name="T280">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80">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80">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80">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81">уме</text:span>ет полностью их найти. <text:span text:style-name="T281">С</text:span>леды <text:span text:style-name="T281">их </text:span>заполнились льдом и чуть позже были унесены в море. </text:p>
      <text:p text:style-name="P426"><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04"><text:soft-page-break/>По тихому, скрытно от неё, камера следит как она движется, <text:span text:style-name="T283">пред</text:span>намеренно никуда, по комнатам, длинноногая, <text:span text:style-name="T283">с </text:span>подростков<text:span text:style-name="T283">ой</text:span> шир<text:span text:style-name="T283">иной</text:span> и присутуленность<text:span text:style-name="T283">ю</text:span> плеч, волосы не <text:span text:style-name="T283">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83">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83">из</text:span> <text:span text:style-name="T283">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83">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83">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83">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83">в</text:span> его понятия<text:span text:style-name="T283">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83">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84">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84">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84">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84">За</text:span> отражени<text:span text:style-name="T284">я</text:span>, которые она видит в зеркале, Катье тоже удостаивается удовлетворённости оператора, но ей известно то, ч<text:span text:style-name="T284">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85">оч</text:span>ка пятн<text:span text:style-name="T285">ист</text:span>ых трещин, а в его ночном дыхании, в тёмной печи его самого, навсегда <text:span text:style-name="T285">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85">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91">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85">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85">добавлен </text:span>Миполам, новый поливиниловый хлорид… крохотные кусочки лезвия бритвы топорщ<text:span text:style-name="T285">атся</text:span> из жизнеподобной розовой влажности, сотнями, о которые Катье, стоя на коленях, <text:span text:style-name="T285">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86">по всей</text:span> его светл<text:span text:style-name="T286">ой</text:span> кож<text:span text:style-name="T286">е</text:span> пятна послеполуденн<text:span text:style-name="T286">ого </text:span>блес<text:span text:style-name="T286">ка</text:span> синтетически оранжев<text:span text:style-name="T286">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86">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86">даже </text:span>сдержать дыхание, на минуту <text:span text:style-name="T286">по</text:span>чувств<text:span text:style-name="T286">овав</text:span> учащённое биенье <text:span text:style-name="T286">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86">та</text:span>ли». Унижение пойдёт на пользу пареньку по утрам в расположении, в строю его батареи возле <text:span text:style-name="Emphasis">Schußstelle 3</text:span>, где когда-то <text:span text:style-name="T299">неистово проносились </text:span><text:s/>лошади перед <text:span text:style-name="T299">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85">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86">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86">открыто</text:span> они не обсуждают это, похоже, Катье, Готфрид и Капитан Блисеро <text:span text:style-name="T286">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87">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87">лишь</text:span> топливо и окислитель. Но Капитан Блисеро с трепе<text:span text:style-name="T287">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87">ючено</text:span>—<text:span text:style-name="T287">за</text:span>част<text:span text:style-name="T287">ую</text:span> ракеты, <text:span text:style-name="T287">свихнувшись</text:span>, разворачиваются куда попадя с жутким ржанием в небе, разворачиваются и падают, каждая согласно своему <text:span text:style-name="T287">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87">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87">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87">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87">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88">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88">ее </text:span>бумаг<text:span text:style-name="T288">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88">ине</text:span> сердц<text:span text:style-name="T288">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88">из</text:span> всех в<text:span text:style-name="T288">ероят</text:span>ных подталкивани<text:span text:style-name="T288">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89">вызвал</text:span> эха <text:span text:style-name="T289">у</text:span> Судьбы безгласной.... Это он, Блисеро, взбирается на гору, как и взбирался почти уже 20 лет, задолго до того как принял <text:span text:style-name="T289">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89">из </text:span>форм Восточного фронта) в баре, на улице, в каком угодно тесном и неудобном костюме, тот безупречно реагировал на футбольный мяч, <text:span text:style-name="T289">когда</text:span> шутники, узнав его, <text:span text:style-name="T289">швыряли в него из</text:span> ниоткуда—бессмертное исполнение! один из тех импровизированных ударов, <text:span text:style-name="T289">до того</text:span> невозможно высоких, так чётко параболичных, мяч взмывает на мили вверх, чтобы <text:span text:style-name="T289">скользнуть</text:span> точн<text:span text:style-name="T289">ёхоньк</text:span>о меж двух высоких, фалличных электрических колонн Ufa-театра на Фридрихштрассе… он мог удерживать мяч на голове <text:span text:style-name="T289">вдоль</text:span> нескольк<text:span text:style-name="T289">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89">ывник</text:span>, уже пушечное мясо, бледный свет бара <text:span text:style-name="T289">лоится</text:span> поперёк его коротко остриженного черепа—«это рефлексы, понимаешь… Не я… Просто рефлексы». Когда же начал<text:span text:style-name="T289">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89">в которых таятся</text:span> не менее загадочны<text:span text:style-name="T289">е</text:span> гост<text:span text:style-name="T289">и</text:span>, чужак<text:span text:style-name="T289">и</text:span>, иногда не менее причудливы<text:span text:style-name="T289">е</text:span>, чем дар всегда оказываться там, где нет взрывов… кто-нибудь из <text:span text:style-name="T1">них</text:span>, это<text:span text:style-name="T292">го</text:span> сырь<text:span text:style-name="T292">я</text:span>, «<text:span text:style-name="T289">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90">Чересчур уж состарился</text:span>, грипп <text:s/>проходит не <text:span text:style-name="T290">так уже</text:span> быстро, живот может скрутить иногда на весь день, глаза ощутимо слепее с каждой <text:span text:style-name="T290">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90">нулась бы</text:span>, навсегда. Всё прочее лишь любовная игра перед актом. </text:p>
      <text:p text:style-name="P32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93">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94">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94">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00">Страной</text:span>-<text:span text:style-name="T294">Боли</text:span>, стали сов<text:span text:style-name="T294">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94">х</text:span> белым песком <text:span text:style-name="T294">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94">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94">для</text:span> обеспеч<text:span text:style-name="T294">ения</text:span> точно<text:span text:style-name="T294">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54">in hoc signo vinces</text:span></text:span><text:span text:style-name="T15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94">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64"><text:span text:style-name="Emphasis">Bringt doch der Wanderer auch vom Hange des Bergrands nicht eine </text:span></text:p>
      <text:p text:style-name="P464"><text:span text:style-name="Emphasis">Hand voll Erde ins Tal, die alle unsägliche, sondern ein erworbenes </text:span></text:p>
      <text:p text:style-name="P464"><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95">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95">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95">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95">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95">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06">о́</text:span>том пропахшей шерсти, сдерживая напряжённый смех, <text:span text:style-name="T296">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97">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97">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97">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97">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98">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98">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98">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98">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98">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66">ic heb u liever dan ên everswîn, </text:p>
      <text:p text:style-name="P465"><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05">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27"><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0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01">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01">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301">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02">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02">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02">и</text:span> Остином нашли давны<text:span text:style-name="T302">м</text:span>-давно <text:span text:style-name="T302">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02">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302">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02">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02">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302">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02">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02">яка</text:span> это <text:span text:style-name="T302">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03">защёлка</text:span>, кольцо и всё прочее, одна из серии патриотических сластей выпущенных <text:span text:style-name="T303">до того как</text:span> сахар стал таким дефицитом, <text:span text:style-name="T303">наряду</text:span>, как он определил заглянув в банку, <text:span text:style-name="T303">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03">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03">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03">е</text:span> с короткими рукавами. Испарения бензоина проникают <text:span text:style-name="T303">ему в</text:span> мозг. Голова плывёт кругом в нимбе из<text:span text:style-name="T303">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03">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03">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04">ми</text:span> эбонитовы<text:span text:style-name="T304">ми</text:span> напёрстк<text:span text:style-name="T304">ами</text:span> из прошлого столетия, <text:span text:style-name="T304">за </text:span>шпильк<text:span text:style-name="T304">ам</text:span>и, част<text:span text:style-name="T304">ям</text:span>и клапанов, резьбовы<text:span text:style-name="T304">ми</text:span> запчаст<text:span text:style-name="T304">ям</text:span>и от непонятных музыкальных инструментов, радиодетал<text:span text:style-name="T304">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04">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04">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04">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04">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28"><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0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06">бьёт в</text:span> стенку его груди… –«Ооо»,– вырвалось у неё и она потянулась обнять его, отбросив всякую сдержанность, открыта, <text:span text:style-name="T306">вся </text:span>дрожа, пока они прижимались друг к другу. <text:span text:style-name="T306">Позже</text:span> она ему рассказывала, что как только он взял её руку в тот вечер, она кончила. И первый раз, когда он прикоснулся к её пизде, <text:span text:style-name="T306">при</text:span>стисну<text:span text:style-name="T306">л</text:span> мягкую пизду Джессики <text:span text:style-name="T306">сквозь</text:span> её трусики, дрожь <text:span text:style-name="T306">снова</text:span> началась высоко меж её ляжек, охватывая <text:span text:style-name="T306">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06">В ходе этого</text:span>, свет для <text:span text:style-name="T306">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06">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06">вот</text:span> ощущение. Резко вверх до уровня кожи, выплёскиваясь <text:span text:style-name="T306">из</text:span> его соск<text:span text:style-name="T306">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07">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07">Поб</text:span>ывала ли когда-нибудь его <text:span text:style-name="T307">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07">ся</text:span>т <text:span text:style-name="T307">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07">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11">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07">О</text:span>щути<text:span text:style-name="T307">в</text:span> как его первые тёплые вздохи к<text:span text:style-name="T307">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08">обмягчившийся</text:span> хуй млеет, свисая <text:span text:style-name="T308">через</text:span> его ляжк<text:span text:style-name="T308">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08">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08">е</text:span> как-то втиснуты все в высоко закреплённую кабину и поголовно уставились вниз,<text:span text:style-name="T308"> из</text:span> <text:span text:style-name="T308">своей</text:span> поросячьей возн<text:span text:style-name="T308">и</text:span> по свиноматке, для лучшего обзора, глаза вылуплены, смуглые, слюна каплет <text:span text:style-name="T308">с</text:span> губ, <text:span text:style-name="T308">этого </text:span>представления его Джессики Свонлейк со скандально голой грудью и его самого пытающегося притормозить и отстать от грузовика—да <text:span text:style-name="T308">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09">ка</text:span> об<text:span text:style-name="T309">гона</text:span> и <text:span text:style-name="T1">впрямь</text:span> покажется подозрительны<text:span text:style-name="T309">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09">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09">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09">уж</text:span>—ну, вот, как раз тут, под затылком его шишковатой головы как у десятилетнего мальчика. Она его целует вверх и вниз кисло солён<text:span text:style-name="T309">ого</text:span> кусоч<text:span text:style-name="T309">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309">не разодрать</text:span>, и с длинным <text:soft-page-break/>светло-каштановым волосом впутавшимся ему в рот. Это явно не его волос. И ни кого-<text:span text:style-name="T309">нибудь</text:span> <text:span text:style-name="T309">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09">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10">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10">которое</text:span> её призрачная любовь смогла протолкнуть на эту сторону, к единственному кто что-то значил.... Один такой <text:span text:style-name="T310">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10">на </text:span>чуть <text:span text:style-name="T310">попозже</text:span>, так и <text:span text:style-name="T310">подмывало</text:span> оглянуться через плечо, или даже просто в, в старое зеркало, знаешь, <text:span text:style-name="T310">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8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10">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10">по</text:span> зеркала<text:span text:style-name="T310">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0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12">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12">ет</text:span>, что <text:span text:style-name="T312">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12">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16">o</text:span> <text:span text:style-name="Emphasis">зреющим нарывом посреди города</text:span>… но <text:span text:style-name="T313">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13">ведавшего,</text:span> пока не прошло, <text:span text:style-name="T313">как</text:span> ясно он <text:span text:style-name="T313">понимает</text:span> честную половину своей жизни, которой сейчас была Джессика, <text:span text:style-name="T313">как</text:span> фанатично должна его мать Война <text:span text:style-name="T313">возмущаться</text:span> её красот<text:span text:style-name="T313">ой,</text:span> её нахальн<text:span text:style-name="T313">ым</text:span> безразличие<text:span text:style-name="T313">м</text:span> к <text:span text:style-name="T313">догмам</text:span> смерти, в которые он <text:span text:style-name="T313">совсем</text:span> недавно <text:span text:style-name="T313">верил</text:span>—её не<text:span text:style-name="T314">одоли</text:span>м<text:span text:style-name="T314">ой</text:span> надежд<text:span text:style-name="T314">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61">,</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15">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68"><text:span text:style-name="Emphasis"><text:span text:style-name="T161">In dulci jubilo </text:span></text:span></text:p>
      <text:p text:style-name="P468"><text:span text:style-name="Emphasis"><text:span text:style-name="T161">Nun singet und seid froh! </text:span></text:span></text:p>
      <text:p text:style-name="P468"><text:span text:style-name="Emphasis"><text:span text:style-name="T161">Unsers Herzens Wonne </text:span></text:span></text:p>
      <text:p text:style-name="P468"><text:span text:style-name="Emphasis"><text:span text:style-name="T161">Leit in</text:span></text:span><text:span text:style-name="Emphasis"> praesipio, </text:span></text:p>
      <text:p text:style-name="P468"><text:span text:style-name="Emphasis"><text:span text:style-name="T161">Leuchtet vor die Sonne </text:span></text:span></text:p>
      <text:p text:style-name="P468"><text:span text:style-name="Emphasis"><text:span text:style-name="T161">Matris in gremio</text:span></text:span><text:span text:style-name="Emphasis">. </text:span></text:p>
      <text:p text:style-name="P468"><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08"><text:span text:style-name="T335">Сочельником веет </text:span><text:s/>с моря, <text:span text:style-name="T317">оно</text:span> сегодня на закате сияло зеленью и гладью, как стекло насыщенное железом: <text:span text:style-name="T317">веет</text:span> каждый день на нас, вс<text:span text:style-name="T317">е</text:span> неб<text:span text:style-name="T317">еса</text:span> <text:span text:style-name="T317">вышние</text:span> брюхатится святыми и тонкими <text:span text:style-name="T317">фанфарами</text:span> глашатаев. Ещё один год свадебных платьев, <text:span text:style-name="T317">что застряли</text:span> в сердце зимы, <text:span text:style-name="T317">по прежнему</text:span> невостребованны<text:span text:style-name="T317">ми</text:span>, <text:span text:style-name="T317">так и</text:span> висят себе тихими атласными рядами, <text:span text:style-name="T317">сборочки</text:span> белы<text:span text:style-name="T317">х</text:span> вуал<text:span text:style-name="T317">ей</text:span> начинают желтеть, и только <text:span text:style-name="T317">лишь </text:span>чуть всколыхиваются, когда <text:span text:style-name="T317">ты </text:span>проходишь мимо, зритель… гость <text:span text:style-name="T317">во </text:span>всех тупик<text:span text:style-name="T317">ах</text:span> города.... Уловив в платьях собственное отраженье пару раз, <text:s/>пол<text:span text:style-name="T317">увозникающее</text:span> из тени, <text:span text:style-name="T317">просто</text:span> лишь смазано яркие цвета по <text:span text:style-name="Emphasis">peau de soie</text:span>, <text:span text:style-name="T317">по</text:span>тянешься туда, где <text:span text:style-name="T317">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17">ристойными</text:span> мыло<text:span text:style-name="T317">м и </text:span>пудрой. Однако, сердцем своим девственна, и в надеждах своих <text:span text:style-name="T317">тоже</text:span>. <text:span text:style-name="T318">И не рассчитывай на</text:span> ярко-швейцарск<text:span text:style-name="T318">ие</text:span> или кристал<text:span text:style-name="T318">ь</text:span>но-<text:span text:style-name="T318">хрустальные праздники</text:span>, но <text:span text:style-name="T318">на</text:span> тёмный, затянутый тучами день <text:span text:style-name="T318">со</text:span> снег<text:span text:style-name="T318">ом, что</text:span> валит пеленой за городом, пелена халатов зимы, мягких <text:span text:style-name="T318">среди</text:span> ноч<text:span text:style-name="T318">и</text:span>, почти безветренно дышащих <text:span text:style-name="T318">под боком</text:span>. На станциях города <text:span text:style-name="T318">возвратившиеся</text:span> из Индо-Китая <text:span text:style-name="T318">военно</text:span>пленные <text:s/>прогуливают свои <text:span text:style-name="T318">жутко</text:span> вы<text:span text:style-name="T318">пир</text:span>ающие кости, <text:span text:style-name="T318">невесомые</text:span> как тот соня, или сони на лике луны, среди колясок на хроме пружин, из чёрных шкур, гулких как барабаны, меж <text:span text:style-name="T318">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19">холодок</text:span> ярки<text:span text:style-name="T319">х</text:span> облак<text:span text:style-name="T319">ов</text:span> среди запахов угля и пара, и <text:span text:style-name="T319">металло</text:span>пространства среди стоящих в очереди, бродящих, устало спящих, понаеха<text:span text:style-name="T319">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19">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19">ми</text:span> из посине<text:span text:style-name="T319">лых</text:span> орбит, сквозь головную боль, которую не может снять никакой Алазилс. Итальянцы-военнопленные бранятся из-под мешков с почтой, что <text:span text:style-name="T319">разбухают</text:span>, ежечасно прибывая с гулким эхом, <text:span text:style-name="T319">празднич</text:span>ной толщин<text:span text:style-name="T319">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19">всерьёз</text:span> рассматривает вопрос <text:span text:style-name="T319">составления</text:span> списка Неприемлемых Песен, с таблатурой для укелеле, <text:span text:style-name="T319">в целях</text:span> облегч<text:span text:style-name="T319">ения</text:span> опознани<text:span text:style-name="T319">я. </text:span><text:s/>Их жизнерадостность и любовь к песням, <text:span text:style-name="T319">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20">так что</text:span> они решили, сами по себе, придерживаться <text:soft-page-break/>профессионального итальянства, поглядыва<text:span text:style-name="T320">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20">сгущается</text:span> женщинами, бесцельно… <text:span text:style-name="T320">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20">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20">там </text:span>крокет <text:span text:style-name="T320">по</text:span>среди зимы, им хочется полуот<text:span text:style-name="T320">ключившейся</text:span> воскресной сонливости опавших листьев усохшего сада. Если же подвернётся вдруг <text:span text:style-name="T320">бесшабашно свежий</text:span> <text:s/>мир, типа ябло<text:span text:style-name="T320">чка</text:span> сброшенно<text:span text:style-name="T320">го</text:span> ветром <text:span text:style-name="T320">под</text:span> ног<text:span text:style-name="T320">и</text:span>, ну, найдётся время как-нибудь приноровиться… Но <text:span text:style-name="T321">они разохотились на </text:span><text:s/>почти послевоенн<text:span text:style-name="T322">ую</text:span> роскош<text:span text:style-name="T322">ь</text:span> <text:span text:style-name="T322">в</text:span> эт<text:span text:style-name="T322">у</text:span> недел<text:span text:style-name="T322">ю</text:span>, купить набор <text:span text:style-name="T322">детского </text:span>электр<text:span text:style-name="T322">о</text:span>поезда, <text:span text:style-name="T322">и тем самым попытаться каждому озарить </text:span><text:s/>свой набор маленьких <text:span text:style-name="T322">важных лиц</text:span>, сгладить свою <text:span text:style-name="T323">отчуждённость</text:span>, <text:span text:style-name="T323">так</text:span> знакомы <text:span text:style-name="T323">по</text:span> фотографи<text:span text:style-name="T323">ям</text:span> все, <text:span text:style-name="T323">а теперь вот в</text:span> жизни, охи <text:span text:style-name="T323">и </text:span>ахи, но не сейчас, не здесь на станции, <text:span text:style-name="T323">любое из</text:span> самы<text:span text:style-name="T323">х нужных</text:span> движени<text:span text:style-name="T323">й</text:span>: Война <text:span text:style-name="T323">избегала</text:span> их, за<text:span text:style-name="T323">капыва</text:span>ла, эти <text:span text:style-name="T323">произвольные</text:span> губительные <text:span text:style-name="T323">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24">из </text:span>деревенских в<text:span text:style-name="T324">е</text:span>сны и лета—они играли<text:span text:style-name="T324">сь</text:span> настоящими жестянками того же пирога—танки, истребители танков, дзоты, дредноуты розово-мясые, сине-жёлтые, <text:span text:style-name="T324">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24">И вовсе не верой платят они</text:span>—<text:span text:style-name="T324">это выходит</text:span> само собой. Он явился Новый Младенец. В волшебную ночь <text:span text:style-name="T324">перед этим</text:span>, животные <text:span text:style-name="T324">за</text:span>гов<text:span text:style-name="T324">орят между собой</text:span>, а небо будет из молока. Бабушки и дедушки, которые каждую неделю ждали пока Радио Доктор <text:span text:style-name="T324">станет</text:span> спрашивать, Что Такое Геморрой? Что Такое Энфизема? Что Такое Сердечный Приступ? <text:span text:style-name="T324">начнут</text:span> ждать за пределы бессонницы, <text:span text:style-name="T324">снова</text:span> <text:span text:style-name="T324">следить</text:span>, чтобы не <text:span text:style-name="T324">произошло</text:span> ежегодное невозможное, но с каким-то <text:span text:style-name="T325">зловредным </text:span>осадком—<text:span text:style-name="Emphasis">это</text:span> вот склон, небо <text:span text:style-name="Emphasis">может</text:span> показаться <text:span text:style-name="T325">нам </text:span>светлее—<text:span text:style-name="T325">как бы</text:span> трепет, хороший момент, которого т<text:span text:style-name="T325">ы</text:span> так <text:span text:style-name="T325">ждал</text:span>, не совсем обл<text:span text:style-name="T325">амывается</text:span>, но <text:span text:style-name="T325">у</text:span>же далеко не чудо… на посту в своих свитерах и шалях, наигранно сердитые, но осадок внутри <text:span text:style-name="T325">оживает в</text:span> нов<text:span text:style-name="T325">ой</text:span> зимн<text:span text:style-name="T325">ей</text:span> ферментаци<text:span text:style-name="T325">и</text:span> каждый год, всякий раз чуть слабее, но всегда <text:span text:style-name="T325">годен на то</text:span>, чтоб оживиться в эту пору…. <text:span text:style-name="T326">Обнослись догола</text:span>, блестящие костюмы и наряды <text:span text:style-name="T326">поры </text:span>шатания по пабам в <text:span text:style-name="T326">годы</text:span> их расцвета давно разодраны на полосы <text:span text:style-name="T326">для </text:span>обмот<text:span text:style-name="T326">ки</text:span> труб горячей воды и нагревател<text:span text:style-name="T326">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26">сколько</text:span> они знают своё <text:s/>тел<text:span text:style-name="T326">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26">до наступления новой</text:span> <text:s/>весн<text:span text:style-name="T326">ы</text:span>, слишком спешит, но похоже никому до этого <text:span text:style-name="T326">и</text:span> дела нет, или <text:span text:style-name="T326">же </text:span>не понимают. Войн<text:span text:style-name="T326">а нуждается в</text:span> электричеств<text:span text:style-name="T326">е</text:span>. <text:span text:style-name="T326">Идёт ускоренная</text:span> игра, Электро Монополия, между электрокомпаниями, Центральны<text:span text:style-name="T326">м</text:span> Комитет<text:span text:style-name="T326">ом по</text:span> Электричеств<text:span text:style-name="T326">у</text:span> и прочи<text:span text:style-name="T326">ми</text:span> ведомства<text:span text:style-name="T326">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27">лицом к лицу со</text:span> всеми старыми бессонными глазами—раскручивают свои минуты до воя переходящего в писк, до прострел<text:span text:style-name="T327">а в</text:span> сирен<text:span text:style-name="T327">у</text:span>. Это Безумный Карнавал Ночи. Веселье под <text:span text:style-name="T327">сенью</text:span> минутных стрелок. Истерика на бледных лицах циферблатов. Электрокомпании <text:span text:style-name="T327">твердят</text:span> о нагрузках, военные потребности столь велики, что часы снова замедлятся, если только этот ночной марш не краден<text:span text:style-name="T327">ная энергия</text:span>, <text:span text:style-name="T327">однако,</text:span> предпо<text:span text:style-name="T327">лагаемые</text:span> нагрузки не случаются <text:s/>день <text:span text:style-name="T327">ото дня </text:span>и Сеть по<text:span text:style-name="T327">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28">превратит нас в</text:span> самы<text:span text:style-name="T328">е</text:span> забыты<text:span text:style-name="T328">е</text:span> корн<text:span text:style-name="T328">и самих нас</text:span>. Но над морем туман сегодня, всё ещё тихо<text:span text:style-name="T328">нько</text:span> <text:span text:style-name="T328">извлекаемый</text:span> жемчуг. В центре города дуговые лампы трещат, взъерепенясь, в <text:span text:style-name="T328">приглушённом</text:span> сиянии на центральны<text:span text:style-name="T328">е</text:span> линии улиц, слишком льдистого цвета для свечек, в слишком густой измороси для <text:span text:style-name="T328">холокоста</text:span>… высокие красные автобусы <text:span text:style-name="T329">по</text:span>шат<text:span text:style-name="T329">ыва</text:span>ются, со всех фар маскировка снята недавн<text:span text:style-name="T329">им</text:span> распоряжени<text:span text:style-name="T329">ем</text:span>, теперь уворачивайся, пересекай ослеплённый, громадные, <text:span text:style-name="T329">горстями <text:s/>надранные</text:span> клочья сырости <text:span text:style-name="T329">ве</text:span>ют мимо, одинокие как пляжи под перламутровым туманом, чья колючая проволока, <text:s/>никогда не <text:span text:style-name="T329">изведавшая</text:span> внутреннего укуса тока, <text:s/>лишь пассивно тян<text:span text:style-name="T329">ется</text:span>, окисляясь в ночи, <text:span text:style-name="T329">обвивает теперь </text:span>как подводная водоросль, <text:span text:style-name="T330">кольцами, зверски холодная, </text:span>острая как скорпион, весь песок <text:span text:style-name="T329">милю за милей </text:span>без единого следа гуляющих, <text:span text:style-name="T330">с тех пор как</text:span> <text:span text:style-name="T329">ушли</text:span> <text:span text:style-name="T330">прогулочные лайнеры </text:span><text:s/>последни<text:span text:style-name="T330">х</text:span> лет мирного времени <text:span text:style-name="T330">торжественно провожать</text:span> прежни<text:span text:style-name="T330">й</text:span> мир <text:span text:style-name="T331">вечеров с</text:span> вином, оливковой рощицей, <text:span text:style-name="T331">дымом </text:span>трубоч<text:span text:style-name="T331">ки</text:span>, про<text:span text:style-name="T331">чь по ту сторону</text:span> Войны, теперь <text:span text:style-name="T331">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31">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31">е</text:span>ляются насколько получится, <text:span text:style-name="T331">настолько</text:span> далеко от своих овечьих одёжек, насколько год дозволит им отбрести. Так приидите ж. О<text:span text:style-name="T331">т</text:span>ставьте <text:span text:style-name="T331">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32">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32">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32">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32">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32">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32">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32">дать</text:span> шанс друг<text:span text:style-name="T332">ой</text:span> ноч<text:span text:style-name="T332">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32">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32">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33">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33">Черчилля</text:span>?», «Арри Полит<text:span text:style-name="T335">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69"><text:span text:style-name="Emphasis"><text:span text:style-name="T163">O</text:span></text:span><text:span text:style-name="Emphasis"><text:span text:style-name="T333">, </text:span></text:span><text:span text:style-name="Emphasis">Jesu parvule</text:span>,</text:p>
      <text:p text:style-name="P469">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34">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29"><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09">Парадоксальная фаза, <text:span text:style-name="T336">если</text:span> слабые стимулы вызывают <text:span text:style-name="T336">резкую</text:span> реакцию.... Когда это было? Н<text:span text:style-name="T336">а какой-то</text:span> ранн<text:span text:style-name="T336">ей</text:span> стади<text:span text:style-name="T336">и</text:span> сна: <text:s/>не услы<text:span text:style-name="T336">ш</text:span>ал <text:span text:style-name="T336">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36">упорно </text:span>вибрир<text:span text:style-name="T336">овали</text:span>, ужас<text:span text:style-name="T336">аясь</text:span> <text:span text:style-name="T336">подобной</text:span> армад<text:span text:style-name="T336">е</text:span> бомбардировщиков <text:span text:style-name="T336">летящих</text:span> на задание. Твоя собственная фигура недвижна, дышит ртом, одна, лицом <text:span text:style-name="T336">к</text:span>верх<text:span text:style-name="T336">у</text:span> на узкой койке <text:span text:style-name="T336">у</text:span> стен<text:span text:style-name="T336">ы</text:span> <text:span text:style-name="T336">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36">е</text:span> футов над твоим лицом <text:span text:style-name="T336">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37">ется, следуя</text:span> наклонной линии, по воздуху. И тут, неожиданно, он появился снова, курс <text:span text:style-name="T337">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37">теперь уже</text:span>, восприн<text:span text:style-name="T337">ято</text:span> присутствующими как пред<text:span text:style-name="T337">вест</text:span>ие—что-то не так, что-то совсем <text:span text:style-name="T337">даже </text:span>не так на сегодня… Никто не знает что означает этот круг света. <text:span text:style-name="T337">Была собрана</text:span> комиссия, <text:span text:style-name="T337">проводилось</text:span> исследование, ответ был так маняще близок—но теперь поведение света изменилось…. Собрание откладывается. От <text:span text:style-name="T337">столь</text:span> беспорядочных сполохов, наполняешься ожиданием чего-то ужасного—не <text:span text:style-name="T337">так</text:span>, чтоб <text:span text:style-name="T337">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38">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39">светящегося </text:span>круг<text:span text:style-name="T339">а</text:span>, ты вместо этого сворачиваешь влево. С тобою девушка, которая тебе жена, хотя вы никогда не <text:span text:style-name="T339">вступали в брак</text:span>, <text:span text:style-name="T339">и</text:span> никогда не встречал её прежде, но зн<text:span text:style-name="T339">аешь</text:span> <text:span text:style-name="T339">уже </text:span>много лет. Она молчит. Недавно прошёл дождь. Всё поблескивает, кр<text:span text:style-name="T355">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39">тот </text:span>кратко мигает и гаснет. Несмотря на явную свежесть, недавний дождь, живые цветы, <text:s/>вид <text:span text:style-name="T339">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39">Всё сияет вокруг</text:span>. Влага на мостовой. <text:span text:style-name="T339">Набрасывая</text:span> как<text:span text:style-name="T339">ой</text:span>-то тёплы<text:span text:style-name="T339">й</text:span> капюшон <text:span text:style-name="T339">себе на</text:span> <text:s/>шею и плечи, ты хочешь сказать жене: «Это самый зловещий момент <text:span text:style-name="T339">в этот вечер</text:span>». Но есть слово <text:span text:style-name="T339">подходящее лучше</text:span> «зловещ<text:span text:style-name="T339">его</text:span>». Пытаешься вспомнить его. Это чьё-то имя. Оно ждёт за сумерками, ясность, белые цветы. Свет <text:span text:style-name="T339">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40">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41">исхлёстаны</text:span> стеклянистой <text:span text:style-name="T341">круговертью</text:span> с французистыми завит<text:span text:style-name="T341">уш</text:span>ками <text:span text:style-name="T341">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41">засеивают</text:span> <text:s/>воспоминания<text:span text:style-name="T341">ми</text:span> зим<text:span text:style-name="T341">у</text:span>, <text:span text:style-name="T341">их </text:span>семена <text:s/>никогда не прорастут, <text:span text:style-name="T341">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41">т</text:span>смену, который тут не присутствует, которому не передадут, потому что <text:span text:style-name="T342">у </text:span>пар<text:span text:style-name="T341">ы</text:span>-<text:span text:style-name="T341">тройки</text:span>, <text:span text:style-name="T341">в</text:span> Секции Пси, способных расслышать, <text:span text:style-name="T342">подобного</text:span> загадочн<text:span text:style-name="T342">ого</text:span> хлам<text:span text:style-name="T342">а</text:span> <text:span text:style-name="T342">завались</text:span> на каждом сеансе—если вообще <text:span text:style-name="T342">обратят внимание</text:span>, то <text:span text:style-name="T342">оно отметится</text:span> в проект<text:span text:style-name="T342">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42">а</text:span> бедняга Спектро взлетел в освещённой норе-кабинке <text:span text:style-name="T342">как </text:span>и вся тёмная палата, ста<text:span text:style-name="T342">ли</text:span> часть<text:span text:style-name="T342">ю</text:span> взрыва, чьё приближение он так и не услы<text:span text:style-name="T342">х</text:span>ал, звук слишком запаздывает, уже после взрыва, призрак ракеты <text:span text:style-name="T342">приветствует</text:span> призраки только что произведённые ею. Дальше тишина. <text:span text:style-name="T342">Очередной</text:span> «случай» для Роджера Мехико, <text:soft-page-break/>воткнуть кругоголовую кнопку в его карту, квадрат перешёл <text:span text:style-name="T342">от</text:span> дв<text:span text:style-name="T342">у</text:span>х к трём попаданиям, <text:span text:style-name="T343">выравнивая</text:span> заполн<text:span text:style-name="T343">ение</text:span> тр<text:span text:style-name="T343">ёх вероятностей</text:span>, что как-то отставали в последнее время…. </text:p>
      <text:p text:style-name="Text_20_body">Кнопка? <text:span text:style-name="T344">Да и</text:span> того меньше, просто дырка от кнопки в бумаге, <text:span text:style-name="T344">которую</text:span> однажды <text:span text:style-name="T344">снимут</text:span>, когда ракеты <text:span text:style-name="T344">прекратят</text:span> падать, или когда молодой статистик решит забросить свой подсчёт, бумагу у<text:span text:style-name="T344">несут</text:span> уборщицы, она будет разодрана, сгорит… Пойнтсмен один, беспомощно ч<text:span text:style-name="T344">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45">одинаковая</text:span> смертность… эти трагичные дни… Но вот он уже просто трясётся, <text:span text:style-name="T344">разрешает</text:span> себе уставиться через пространство своего кабинета на Книгу, напомнить себе, что из <text:span text:style-name="T344">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53">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53">работники</text:span> ПРПУКа терп<text:span text:style-name="T353">я</text:span>т садовое и довоенное сумасшествие Крыла Д, <text:span text:style-name="T346">крайне</text:span> <text:span text:style-name="T346">редко</text:span> находя <text:span text:style-name="T346">случай для</text:span> обмена информацией о лечении и симптомах. Да, <text:span text:style-name="T346">а </text:span>могли бы <text:span text:style-name="T346">и потесней</text:span> сотрудничать. Истерика, в конце концов, <text:span text:style-name="T346">не та же </text:span>разве истерика. А вот <text:span text:style-name="T346">и</text:span> нет, <text:span text:style-name="T347">иди и убедись</text:span>, что нет. Как долго можно чувствовать себя таким <text:span text:style-name="T347">беззаботно </text:span>правым <text:span text:style-name="T347">касательно</text:span> пере<text:span text:style-name="T347">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47">что</text:span> могут <text:span text:style-name="T347">довести</text:span> до состояния, <text:span text:style-name="T348">с</text:span> котор<text:span text:style-name="T348">ым</text:span> Спектро <text:span text:style-name="T348">сталкивался </text:span>каждый день в своей палате, уже не существующей… до того, что Пойнтсмен <text:span text:style-name="T348">обнаруживает</text:span> в Собаках: <text:span text:style-name="T348">у</text:span> Пётр<text:span text:style-name="T348">а</text:span>, Наташ<text:span text:style-name="T348">и</text:span>, Никола<text:span text:style-name="T348">я</text:span>, Серге<text:span text:style-name="T348">я</text:span>, Катеньк<text:span text:style-name="T348">и</text:span>—или <text:span text:style-name="T348">у </text:span>Пав<text:span text:style-name="T348">ла</text:span> Сергеевич<text:span text:style-name="T348">а</text:span>, Варвар<text:span text:style-name="T348">ы</text:span> Николаевн<text:span text:style-name="T348">ы</text:span>, а потом<text:span text:style-name="T348">у</text:span> детей <text:span text:style-name="T348">их</text:span>, и—Когда это так отчётливо читается в лицах врачей… Гвенхидви <text:s/>под его мохнатой бородой не настолько уж непро<text:span text:style-name="T348">бив</text:span>аем, как, <text:span text:style-name="T348">возможно</text:span>, ему <text:span text:style-name="T348">бы этого </text:span>хотелось, Спектро поспеша<text:span text:style-name="T348">я</text:span> со шприцем к своему Лису, когда <text:span text:style-name="T348">на</text:span> самом деле ничто не <text:span text:style-name="T348">силах</text:span> остановить Абреакцию Бога Ночи, <text:span text:style-name="T348">покуда</text:span> не прекратится Блиц, ракеты <text:span text:style-name="T348">не</text:span> будут разобраны, <text:span text:style-name="T348">а</text:span> вся плёнка прокручена сзаду наперёд: <text:span text:style-name="T351">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48">ая</text:span> вспы<text:span text:style-name="T348">шка</text:span> цвет<text:span text:style-name="T348">а</text:span> <text:span text:style-name="T348">пламени</text:span>, за котор<text:span text:style-name="T348">ой</text:span> следует взрыв <text:span text:style-name="T348">затем</text:span> звук падения, <text:span text:style-name="T349">издёвка</text:span> (может ли такое <text:span text:style-name="T348">случиться ненароком</text:span>?) обратимо<text:span text:style-name="T349">го</text:span> процесса: кажд<text:span text:style-name="T349">ой</text:span> из них Господь <text:span text:style-name="T349">узаконивает</text:span> своё Государство, а мы, <text:s/>не <text:span text:style-name="T349">способные</text:span> его <text:span text:style-name="T349">обнаружить</text:span>, ни даже <text:span text:style-name="T349">понять</text:span>, начинаем думать о смерти не чаще, <text:span text:style-name="T350">право же</text:span>, чем <text:span text:style-name="T350">прежде</text:span>… и, не в силах пред<text:span text:style-name="T351">видеть их появление,</text:span> <text:s/>не <text:span text:style-name="T351">у</text:span>мея сби<text:span text:style-name="T351">ва</text:span>ть, держимся на притворстве, как <text:span text:style-name="T351">и </text:span>во времена <text:span text:style-name="T351">без </text:span>Блицев. Когда это <text:span text:style-name="T352">и в правду </text:span>происходит, отделываемся словом «случай». Или так <text:span text:style-name="T352">уж </text:span>нас у<text:span text:style-name="T352">бед</text:span>или. <text:span text:style-name="T353">Е</text:span>сть <text:span text:style-name="T353">такие </text:span><text:soft-page-break/>уровни, <text:span text:style-name="T353">где</text:span> случайность едва различима. <text:span text:style-name="T353">А</text:span> для таких работников как Роджер Мехико, это музыка, до<text:span text:style-name="T354">воль</text:span>но величавая, <text:span text:style-name="T353">все </text:span>эти серии степеней <text:s/></text:p>
      <text:p text:style-name="P564"><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54">енно</text:span> ракетопопаданиями в квадрат, распределение Поиссона определяет не только эти уничтожения, <text:span text:style-name="T354">от </text:span>которых никто не <text:span text:style-name="T354">в силах</text:span> <text:span text:style-name="T354">у</text:span>бежать, но и несчастные случаи при верховой езде, группы крови, радиоактивный распад, количество воен за год…. </text:p>
      <text:p text:style-name="P310">Пойнтсмен стоит у окна, его неясно отражённое лицо про<text:span text:style-name="T356">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56">изредка</text:span> поэтические <text:span text:style-name="T356">приступы</text:span> Маэстро, просто бумага, тебе это ни к чему, Книга и жуткое проклятье… пока не поздно… Да, отступись, п<text:span text:style-name="T356">ади</text:span> на колен<text:span text:style-name="T356">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56">Разваливается</text:span> как <text:span text:style-name="T356">в наползающей </text:span>простуд<text:span text:style-name="T356">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56">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56">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56">Ему</text:span> <text:span text:style-name="T356">даже</text:span>, в общем, <text:span text:style-name="T356">понятно</text:span> из-за чего: он <text:span text:style-name="T357">вызывает </text:span>жут<text:span text:style-name="T357">ь</text:span>. И <text:s/>даже <text:span text:style-name="T357">сам </text:span>чувствует, обычно, в какие моменты он <text:span text:style-name="Emphasis">становится</text:span> жутким—<text:span text:style-name="T357">та</text:span> определённая расстановка мускулов его лица, <text:span text:style-name="T357">и ощущает</text:span> испарин<text:span text:style-name="T357">у</text:span>… но с этим, похоже, ему уж ничего не поделать, <text:span text:style-name="T357">не получается</text:span> даже долго <text:span text:style-name="T357">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57">уж</text:span> хотел<text:span text:style-name="T357">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91">вам </text:span>пожалуйста, <text:span text:style-name="T391">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57">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57">я</text:span>… это вам не просто <text:span text:style-name="T357">сплошняк из</text:span> рубиновы<text:span text:style-name="T357">х</text:span> соск<text:span text:style-name="T357">ов</text:span> и чёрно-кружевны<text:span text:style-name="T358">х</text:span> пеньюар<text:span text:style-name="T358">ов</text:span>, знаете ли. <text:span text:style-name="T358">Существуют неприметные</text:span> входы в комнаты с запахом бумаги, негласные голосования в <text:span text:style-name="T358">каком-то</text:span> Комитете, или <text:span text:style-name="T358">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58">х</text:span>, лучши<text:span text:style-name="T358">х</text:span> люд<text:span text:style-name="T358">ей</text:span> вы<text:span text:style-name="T358">дёргивает</text:span> Смерть, имеется дверь, что мерещилась ему так часто в одиноких Тезеевых скитаний вдоль полиров<text:span text:style-name="T359">ки</text:span> коридоров лет: выход <text:span text:style-name="T359">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60">как бы</text:span> даже чувствует затуха<text:span text:style-name="T360">ние</text:span> контур<text:span text:style-name="T360">ов</text:span> в коре <text:span text:style-name="T360">сво</text:span>его мозга, отправ<text:span text:style-name="T360">ка</text:span> <text:span text:style-name="T360">на</text:span> вечн<text:span text:style-name="T360">ый покой</text:span> част<text:span text:style-name="T360">ей</text:span> того, кто уж там содержался, <text:span text:style-name="T360">заполнение</text:span> нетронут<text:span text:style-name="T360">ой</text:span> хими<text:span text:style-name="T360">ей</text:span>.... </text:p>
      <text:p text:style-name="Text_20_body">Кевин Спектро не проводил тако<text:span text:style-name="T361">е же, как у него,</text:span> чётко<text:span text:style-name="T361">е</text:span> разграничени<text:span text:style-name="T361">е</text:span> <text:s/>между Внешним и Внутренним. Тому кора представлялась <text:s/>орган<text:span text:style-name="T361">ом</text:span>-интерфейс<text:span text:style-name="T361">ом</text:span>, посредник<text:span text:style-name="T361">ом</text:span> между тем и <text:span text:style-name="T361">тем</text:span>, но <text:span text:style-name="T361">также </text:span>и<text:span text:style-name="Emphasis"> часть</text:span><text:span text:style-name="Emphasis"><text:span text:style-name="T361">ю</text:span></text:span><text:span text:style-name="Emphasis"> каждого</text:span>. «<text:span text:style-name="T361">Увидев</text:span> как оно <text:span text:style-name="T361">на</text:span> самом деле»,– спросил он однажды,– «<text:span text:style-name="T361">разве мы </text:span><text:s/>можем, любой из нас, оста<text:span text:style-name="T361">ва</text:span>ться <text:s/>отдел<text:span text:style-name="T361">ёнными</text:span>». Он <text:span text:style-name="T361">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62">м </text:span>направлен<text:span text:style-name="T362">ии</text:span>, к нулю, в ожидании превра<text:span text:style-name="T362">щения</text:span> в последнего из уходящих… <text:span text:style-name="T362">Успеет ли он</text:span>? <text:span text:style-name="T362">Ему надо</text:span> выжить… <text:span text:style-name="T362">добиться</text:span> Преми<text:span text:style-name="T362">и</text:span>, не для <text:span text:style-name="T362">личной</text:span> славы, нет—а исполнить обещание человеческому полю из семи, в которым был и он когда-то, <text:span text:style-name="T362">ради</text:span> те<text:span text:style-name="T362">х,</text:span> кто не дотянул.... Кадр среднего плана, он сам в освещении сзади, <text:span text:style-name="T362">в одиночестве</text:span> перед высоким окном <text:s/>Гранд-Отел<text:span text:style-name="T362">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62">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62">отлёт</text:span>, <text:span text:style-name="T362">с </text:span>воп<text:span text:style-name="T362">лями</text:span>, как Коммандос, давая выход всему наконец-то—некий поистине чудный взлёт жизни внутри него, в первый и <text:span text:style-name="T362">единственный</text:span> раз, когда лицо об<text:span text:style-name="T362">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63">здвинувшихся в нём далей</text:span>, жесток<text:span text:style-name="T363">ая</text:span> мужественность которых изумляют его самого).... То <text:soft-page-break/>было сном. Обстановка, лицо переменились, <text:span text:style-name="T363">почти ничего</text:span> кроме последовательности, что шло за чем, <text:span text:style-name="T363">не </text:span>удержалось после первой чашки кофе и сплюснутой зеленоватой таблетки Бензедрина. <text:span text:style-name="T363">Что-то похожее</text:span> на широкую стоянку грузовиков перед рассветом, <text:s/>свеже-пробрызганная мостовая <text:span text:style-name="T363">отливает</text:span> жирно-коричневыми, брезентоверхие оливковые грузовики стоят, <text:span text:style-name="T363">в </text:span>кажд<text:span text:style-name="T363">ом</text:span> сво<text:span text:style-name="T363">я</text:span> тайн<text:span text:style-name="T363">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64">главное в</text:span> поворот<text:span text:style-name="T364">е</text:span> лица, <text:span text:style-name="T364">во </text:span>встреч<text:span text:style-name="T364">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64">скачками</text:span> вдоль сумеречных набережных каналов забитых отбросами войны, взрывы ракет всякий раз <text:span text:style-name="T364">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64">о</text:span> собаки мягко <text:span text:style-name="T364">полощется</text:span>, в <text:span text:style-name="T365">куполе</text:span> черепа ярко<text:span text:style-name="T364">е</text:span> отраж<text:span text:style-name="T364">ение</text:span> зимни<text:span text:style-name="T364">х</text:span> облак<text:span text:style-name="T364">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65"> </text:span>не удаётся <text:span text:style-name="T365">ему </text:span>избежать до конца, потому что как всегда Райхсзигер <text:span text:style-name="T365">упорствует</text:span>, возглавляя, спокойный, неотменимый, <text:s text:c="2"/>за ним <text:span text:style-name="T365">ему буквально <text:s/>приходится гнаться, вновь и вновь</text:span> возвращаться <text:span text:style-name="T365">к погоне</text:span> в лихорадочном рондо, пока наконец они на склоне холма в конце долгого дня <text:span text:style-name="T365">срочных </text:span>донесений <text:span text:style-name="T365">фронтов</text:span> Армагеддона, среди алых сугробов буганвиллии, золотисты<text:span text:style-name="T365">х</text:span> троп<text:span text:style-name="T365">ов</text:span>, где вздымается пыль, столбы дыма над <text:span text:style-name="T366">далями </text:span>паучь<text:span text:style-name="T366">его</text:span> город<text:span text:style-name="T366">а</text:span>, который они пересекли, голоса в воздухе <text:span text:style-name="T366">оповещают</text:span>, что Южная Америка испепелена, небо над Нью-Йорком мерцает багрово от новейшего всё с<text:span text:style-name="T366">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67">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67">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67">же</text:span> б<text:span text:style-name="T367">удучи</text:span> доктором <text:span text:style-name="T367">он так и</text:span> не развил рефлексов на определённые раздражители? Ему лучше знать: он знает, <text:span text:style-name="T367">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68">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68">и все наши гипотезы верны</text:span>, и <text:span text:style-name="T368">многое другое</text:span>. К чему бы мы ни пришли, нельзя сомневаться, что он, физиологически, исторически, выродок. Нам ни в коем случае нельзя <text:span text:style-name="T368">утратить</text:span> контроль. Мысль о нём затерявшемся в мире людей, после войны, наполняет меня глубоким ужасом, от которого не могу избавиться….» </text:p>
      <text:p text:style-name="P430"><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1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69">е</text:span>жданно заговорил через Эвентира, так негромко, что Норе едва удавалось расслышать хоть что-нибудь, даже чья именно душа вошла и <text:span text:style-name="T369">пользуется</text:span> <text:span text:style-name="T369">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69">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69">а</text:span> туфли и кремово-жёлтого цилиндрика, что крошился по поверхности, не выпуская его ни на миг, нарисовала пятиконечную звезду на асфальте, <text:span text:style-name="T369">несколько</text:span> в<text:span text:style-name="T369">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69">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69">с</text:span>сч<text:span text:style-name="T369">ёт</text:span>ное множество раз с тех пор как явился в «Белое Посещение», и всё нормально-штатно за исключением, о, <text:span text:style-name="T370">всего </text:span>один или, <text:span text:style-name="T370">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70">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70">было бы </text:span>невозможно <text:span text:style-name="T370">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70">вот</text:span> этот Черикок, с виду нормальный увалень, может чуть толстоват, начинает <text:span text:style-name="T370">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70">с</text:span>говорились не докладывать—ничего такого, что наруш<text:span text:style-name="T370">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71">умудряется посылать</text:span> голоса <text:span text:style-name="T371">на диски</text:span> или в <text:span text:style-name="T371">записывающее устройство</text:span> на расстоянии во много миль не <text:span text:style-name="T371">издавая звуков</text:span> и физически не прикасаясь к оборудованию? <text:span text:style-name="T371">Что за динамики</text:span> нач<text:span text:style-name="T371">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71">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71">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71">по сей день</text:span>—когда имеются послания для передачи—даже Сачса занервничал.... </text:p>
      <text:p text:style-name="Text_20_body">С недавних пор, всё словно бы <text:span text:style-name="T371">подчинено</text:span> нек<text:span text:style-name="T372">оей</text:span> эфемерн<text:span text:style-name="T372">ой</text:span> Программ<text:span text:style-name="T372">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72">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72">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72">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72">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72">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73">выходит</text:span> <text:span text:style-name="T373">т</text:span>ак <text:span text:style-name="T373">будто</text:span> поддающееся нашим измерениям тело всего лишь обрывок <text:span text:style-name="T373">такой</text:span> программы <text:span text:style-name="T373">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73">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73">об </text:span>это<text:span text:style-name="T373">м</text:span> в ходе инструктажа. </text:p>
      <text:p text:style-name="Text_20_body">– <text:span text:style-name="T373">С</text:span>казать мне что? </text:p>
      <text:p text:style-name="Text_20_body">– То же самое, что когда-то было сказано и мне. Мы передаём это, от поколения к поколению. (<text:span text:style-name="T373">Ей не подворачивается постороннего</text:span> занятия, как-то прикрыться им. Мы чувствуем, что для неё это <text:span text:style-name="T373">всё </text:span>ещё не стало рутиной. Из благовоспитанности, она <text:span text:style-name="T373">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74">минуешь</text:span>. Разве нет…? </text:p>
      <text:p text:style-name="Text_20_body">– Заморские пейзажи, о, да, и я так думала—необычные формирования, <text:span text:style-name="T374">взгляд</text:span> в<text:span text:style-name="T374">о</text:span> <text:span text:style-name="T374">Внешнюю</text:span> Луч<text:span text:style-name="T374">езарность</text:span>. Но всё это из нас, пойми. Миллионов нас, изменённых, чтоб стать интерфейсом, ороговеть, не чувствовать и <text:span text:style-name="T374">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74">далеке</text:span>, но у нас есть дом! (В ответ молчание.) Вернуться туда! Не наверх в интерфейс. Обратно в ЦНС! </text:p>
      <text:p text:style-name="Text_20_body">– (Спокойно) Так<text:span text:style-name="T374">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74">податливые</text:span> шкуры, тик натёртый лимоном, <text:span text:style-name="T374">вздымающиеся</text:span> извивы благовоний, яркая оптическая медь, <text:span text:style-name="T374">поблёкшие</text:span> Центрально-Азиатские ковры, алые с золот<text:span text:style-name="T374">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74">проникает</text:span> сквозь стебли филоденронов и разлапистых листьев <text:span text:style-name="T374">схвативших</text:span> в пригоршню <text:span text:style-name="T374">гаснущий</text:span> исход заката, <text:span text:style-name="T374">проскальзывает</text:span> умиротворённо жёлтым по резной стали пряжек на её <text:span text:style-name="T374">лодыжках,</text:span> полосками по бокам и вниз высоких каблуков её туфлей из патентованной кожи, <text:span text:style-name="T374">на</text:span>полированной до утраты цвета вообще, <text:span text:style-name="T374">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75">скатывается прочь</text:span> по <text:soft-page-break/>ним и снова возвращается к их беззащитному тылу. Запахи тлеющег<text:span text:style-name="T375">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75">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75">всякой</text:span> человеч<text:span text:style-name="T375">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75">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75">считает</text:span>, каждый тоже может видеть. Каждый из нас просматрива<text:span text:style-name="T375">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75">н</text:span>ые профили военного персонала и молодых дам окаймляют края облаков: мужественный креп экспедиционной пилотки <text:span text:style-name="T375">бороздит</text:span> вперёд темнот<text:span text:style-name="T375">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75">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75">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1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76">приятия дня</text:span> не гнева, но окончательного безразличия.... О себе <text:span text:style-name="T376">же </text:span>он знает, что способен <text:span text:style-name="T376">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76">всё это звучит </text:span><text:s/>сквозь прорези и отвороты потрёпанной итальянской перчатки… ангел Молотилы Сэнт-Блейза, и <text:span text:style-name="T376">на йоту</text:span> не вымышленный, подыма<text:span text:style-name="T376">вш</text:span>ийся над Любеком в то пред-пасхальное воскресенье с ядовито-зелёными куполами у него под ступнями, неотвязный перекрёстный <text:span text:style-name="T376">раз</text:span>лёт красных черепиц мечущихся вверх и вниз с тысяч <text:span text:style-name="T376">заострённых</text:span> крыш, а бомбардировщики грудятся и пикируют, Балтика уже затерялась за занавесью дыма <text:span text:style-name="T376">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77">словно</text:span> ветер в мачтах, обрывках, кроватных пружинах или тарелках антенн флотов зимующих в доках… но только <text:span text:style-name="T377">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77">набрать высоту</text:span>, <text:span text:style-name="T377">прекратить бить </text:span><text:s/>по земле <text:span text:style-name="T377">ради</text:span> удар<text:span text:style-name="T377">а</text:span> по небу…. </text:p>
      <text:p text:style-name="P74">Капитан эскадрильи Сэнт-Блейз не включил описание этого ангела в свой <text:span text:style-name="T377">служебный</text:span> <text:span text:style-name="T377">рапорт</text:span>, опрашивающая его офицер ВААФ была известна на базе как драконша буквоедка худшего сорта <text:span text:style-name="T377">(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77">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77">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77">декадансу</text:span>, который его кормил и одевал. Унесённый насильно в 1930 ударом полицейской дубинки во время уличного шествия в Не<text:span text:style-name="T377">в</text:span>кёльне, он теперь сентиментально вспоминает вечера <text:span text:style-name="T378">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78">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78">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78">остаётся</text:span> памяти: никаких личных отметок. Ему приходится читать об<text:span text:style-name="T378">о всём</text:span> <text:span text:style-name="T378">в</text:span> запис<text:span text:style-name="T378">ях</text:span> других, слушать диски. <text:span text:style-name="T378">И</text:span> значит он должен <text:span text:style-name="T378">полагаться на</text:span> други<text:span text:style-name="T378">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78">его</text:span> воспит<text:span text:style-name="T378">ывали </text:span>в христианской, Западно-Европейской вере в <text:span text:style-name="T378">гла</text:span>венствующую роль своего «сознательного» с его воспоминаниями, всё прочее счита<text:span text:style-name="T379">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79">о</text:span>, как ему казалось, дожидавши<text:span text:style-name="T379">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31"><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1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81">что</text:span> за долгие годы достиг какой-никакой <text:span text:style-name="Emphasis">détente </text:span>с воздухом, <text:span text:style-name="T381">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81">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81">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81">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81">жажды</text:span> смерти, ракетного мистицизма—им такой и нужен, как Франц. Они-то уж знают как этим <text:span text:style-name="T381">вос</text:span>пользоваться. Знают как использовать почти кого угодно. Что станет с теми, кого использовать не получа<text:span text:style-name="T381">е</text:span>тся? </text:p>
      <text:p text:style-name="Text_20_body">Руди, Ваня, Ребекка, мы тут как <text:span text:style-name="T381">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86">разбита</text:span>. </text:p>
      <text:p text:style-name="Text_20_body"><text:span text:style-name="T382">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82">ей</text:span> или меньш<text:span text:style-name="T382">ей</text:span> <text:span text:style-name="T382">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82">встречается</text:span>. <text:span text:style-name="T382">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82">позволяла</text:span> ей кончить. <text:span text:style-name="T382">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82">всякие</text:span> нежности между ними (в настоящее время она пускала в грёзы и других мужчин)—но одиночества тоже прибавилось. <text:span text:style-name="T382">Однако,</text:span> морщины её не скоро <text:span text:style-name="T382">ещё углубятся</text:span>, её рот не выучился становиться твёрже того выражения, которым она <text:span text:style-name="T382">и</text:span> саму себя <text:span text:style-name="T382">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82">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82">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83">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80">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83">т</text:span>, всхрипыва<text:span text:style-name="T383">ют</text:span>, <text:span text:style-name="T383">стонут</text:span>… <text:span text:style-name="T1">Я знаю, что можно кончать вместе</text:span>… <text:span text:style-name="T383">и</text:span> Лени просыпается одна—Еврейка уже в <text:soft-page-break/>какой-то другой из здешних комнат—никогда не <text:span text:style-name="T383">могла </text:span>ул<text:span text:style-name="T383">овить</text:span> момент, <text:span text:style-name="T383">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83">различить разборчиво</text:span>, она увидела, там, на одном из краёв, смотр<text:span text:style-name="T383">ит</text:span> вниз на неё… Да, это <text:span text:style-name="T383">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83">ведь </text:span>Зигги рядом проплыл, по-собачьи, мы звали его «<text:span text:style-name="T383">Тролль</text:span>», он с т<text:span text:style-name="T383">ой</text:span> пор<text:span text:style-name="T383">ы</text:span> даже <text:span text:style-name="T383">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83">пособницы</text:span> Любви…. </text:p>
      <text:p text:style-name="Text_20_body">В Лени, сейчас, ничто не выдаёт её долгое занятие профессией, ничто. Она <text:span text:style-name="T383">всё </text:span>то <text:span text:style-name="T383">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84">ч</text:span>ка… <text:span text:style-name="T384">некоторые из</text:span> камн<text:span text:style-name="T384">ей</text:span> в стене были белыми как мука… может она его <text:span text:style-name="T384">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84">трубил</text:span> Зигги своим ускоренным голос<text:span text:style-name="T384">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84">лись под конец</text:span>, приход<text:span text:style-name="T384">или</text:span> с экзотической едой и винами, с новыми наркотиками, намного проще и честнее в вопросах секса. Никто не <text:span text:style-name="T384">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84">иногда </text:span>даже к<text:span text:style-name="T384">ак</text:span> сидит <text:span text:style-name="T384">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84">приложить к</text:span> её лиц<text:span text:style-name="T384">у</text:span>…. </text:p>
      <text:p text:style-name="Text_20_body">Ранним вечером на многоярусных балконах, террасах, слушатели <text:span text:style-name="T384">плотными</text:span> группа<text:span text:style-name="T384">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84">церемониальности</text:span>, Президент, посреди <text:span text:style-name="T384">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85">военные</text:span> заводы, мы утопим всё вооружение в море. Мне тошно от войны. Мне тошно просыпаться каждое утро <text:span text:style-name="T385">боясь</text:span> погибнуть». И вдруг ста<text:span text:style-name="T385">новится</text:span> невозможным ненавидеть его <text:span text:style-name="T385">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14">Невероятно весело в бассейнах, среди друзей. <text:span text:style-name="T387">Настоящее</text:span> веселье: течение диалектических процессов не способно вызывать такой в<text:span text:style-name="T387">сплеск</text:span> в сердце. Каждый становится любовью.... </text:p>
      <text:p text:style-name="Text_20_body"><text:span text:style-name="T154">армия любовников может быть побеждена</text:span>. </text:p>
      <text:p text:style-name="Text_20_body">Руди и Ваня затеяли спор об уличной тактике. Где-то кап<text:span text:style-name="T387">а</text:span>ет вода. Улица на<text:span text:style-name="T387">стига</text:span>ет, даёт <text:span text:style-name="T387">знать о</text:span> себ<text:span text:style-name="T387">е</text:span> повсюду. Лени <text:span text:style-name="T387">известно</text:span> это и ненави<text:span text:style-name="T387">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87">эт</text:span>ого, но возможно уже слишком поздно. Франц—Франц никогда не выходил на улицу надолго. <text:span text:style-name="T387">Вечно</text:span> какие-<text:span text:style-name="T387">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87">чётко на своём месте</text:span>, вспых коленок под жемчужной юбкой, когда девушка в косынке склоняется <text:span text:style-name="T387">ухватит</text:span>ь булыжник, мужчин<text:span text:style-name="T387">у</text:span> в чёрном костюме и коричневой безрукавке <text:span text:style-name="T387">сграбастали</text:span> полицейски<text:span text:style-name="T387">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88">увернуться от</text:span> <text:span text:style-name="T388">бегущего</text:span> демонстранта, <text:span text:style-name="T388">косится</text:span> поверх лацкана как-ты-посмел или <text:span text:style-name="T388">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88">мельче</text:span> и <text:span text:style-name="T388">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88">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88">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88">одят</text:span>,– защищалась она,– не причин<text:span text:style-name="T388">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88">начал</text:span> снисходительн<text:span text:style-name="T388">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88">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88">г</text:span> <text:span text:style-name="T388">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89">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89">человеческие </text:span>фигуры в костюмах, свитерах, пальто, наблюдавши<text:span text:style-name="T389">е</text:span> из бункеров или траншей. Это была ракета на своём стенде: статичное испытание. </text:p>
      <text:p text:style-name="Text_20_body">Звук начал <text:span text:style-name="T389">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89">чиркают</text:span> по влажным бумажным салфеткам, говорят все <text:span text:style-name="T389">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90">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15">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5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32"><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16">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92">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92">от</text:span> <text:span text:style-name="T392">боязни</text:span>, как все надежды, <text:span text:style-name="T392">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92">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92">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93">Гвенхидви</text:span> любитель выпить, в основном <text:span text:style-name="T393">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93">с </text:span>корня<text:span text:style-name="T393">ми</text:span> валериана, бородавочника и орхидей, <text:span text:style-name="T393">со всем, </text:span>что только подвернётся, честно <text:span text:style-name="T393">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93">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93">Гвенхидви</text:span> есть больные с <text:span text:style-name="T393">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93">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94">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94">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94">чтобы</text:span> хотя бы <text:s/>улыбнуться Гвенхидви <text:span text:style-name="T394">не</text:span> сопрово<text:span text:style-name="T394">ждая объяснительной</text:span> реч<text:span text:style-name="T394">ью</text:span>, <text:span text:style-name="T394">что сведёт</text:span> улыбку <text:span text:style-name="T394">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95">по ходу донимая Эстеллу</text:span> <text:span text:style-name="T395">сноровистыми</text:span> шл<text:span text:style-name="T395">епками</text:span>-щекот<text:span text:style-name="T395">ульками</text:span>, <text:span text:style-name="T395">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95">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95">по У</text:span>айтхолл<text:span text:style-name="T395">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95">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95">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96">ощупью</text:span> искать себя в окне? Наверное, мохнатый Валлиец совсем слетел с катушек? </text:p>
      <text:p text:style-name="P84">– Ты <text:s/>их не видишь,– <text:span text:style-name="T396">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96">лишь</text:span> <text:span text:style-name="T396">выписывать</text:span> их, из госпиталя. Обратно в это? Здесь тоже вполне могла быть Европа, <text:span text:style-name="T396">с бит-вами</text:span>, дребез-г<text:span text:style-name="T396">ам</text:span>и и вытаскивать их до мини-мального уровня, чтоб<text:span text:style-name="T396">ы</text:span> <text:span text:style-name="T396">бойня </text:span>продолжа<text:span text:style-name="T396">сь</text:span>? </text:p>
      <text:p text:style-name="Text_20_body">– Так ты не знал, что идёт война?– За это Пойнтсмен<text:span text:style-name="T396">у</text:span>, вместе с чашкой чая, <text:span text:style-name="T396">уделяется</text:span> <text:span text:style-name="T399">жуткая</text:span> <text:span text:style-name="T399">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97">лучше</text:span>, <text:span text:style-name="T397">чем</text:span> может знать Пойнтсмен, что это часть <text:span text:style-name="T397">течения</text:span> дня: сидеть в этой подлой комнате и <text:span text:style-name="T397">выкрикивать</text:span> в такую вот глухоту: что <text:span text:style-name="T397">мистер </text:span>Пойнтсмен <text:span text:style-name="T397">может</text:span> лишь играть самого же себя—стил<text:span text:style-name="T397">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98">оттиснуты глубже на</text:span> сушу. <text:span text:style-name="T399">Но</text:span> вот в Лондоне, <text:span text:style-name="T399">наличествует</text:span> градиент зловредности, а? <text:span text:style-name="T399">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99">хоть </text:span>какой-то тот или другой определённый образ. Политический, нет. Если Городу Параноику что-то приснится, нам <text:span text:style-name="T399">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02">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99">шь</text:span> своего друга Мехико? Посмотри<text:span text:style-name="T399">шь</text:span> на плотности по его карте? восток, восток и к югу от реки тоже, где <text:span text:style-name="T399">проживают</text:span> все блохи, вот <text:span text:style-name="T399">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99">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401">к</text:span> темноте, <text:span text:style-name="T401">группа</text:span> громадных <text:span text:style-name="T401">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01">тащатся</text:span> следом как сопрово<text:span text:style-name="T399">ждение морских</text:span> конво<text:span text:style-name="T399">ев</text:span>. Ночью, в очень поздние затишья между бомбовозами, огнём зениток и попаданиями ракет, их можно услышать, громк<text:span text:style-name="T399">о</text:span> как мыши, <text:span text:style-name="T399">прогрызают</text:span> бумажные пакеты Гвенхидви, оставляя полосы и отпечатки говна такого же цвета, как сами. <text:span text:style-name="T400">Им</text:span>, <text:span text:style-name="T400">как видно,</text:span> не слишком <text:span text:style-name="T400">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00">а</text:span>ть твёрдые интерфейсы, потому что они <text:span text:style-name="T400">старатели единения</text:span>, видишь ли. Рождественские жуки. Они сидели глубоко в соломе яс<text:span text:style-name="T400">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00">С</text:span>паситель <text:span text:style-name="T400">твой</text:span>, <text:s/>понимаешь.... </text:p>
      <text:p text:style-name="P433"><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17">В аквариуме две рыбки за<text:span text:style-name="T403">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03">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70">Пусть ничего вас не тревожит,</text:p>
      <text:p text:style-name="P471">Тогда увидим мы, быть может </text:p>
      <text:p text:style-name="P470">Что-то, что вам не заметно пока— </text:p>
      <text:p text:style-name="P470">Большое, злючее, колючее </text:p>
      <text:p text:style-name="P470">тянется вцепиться вам в бока </text:p>
      <text:p text:style-name="P470">О, садовнику сегодня радуга нужна, </text:p>
      <text:p text:style-name="P471">Мусорщик свой галстук нагладил, повязал. </text:p>
      <text:p text:style-name="P470">И каждый идёт и песенку поёт </text:p>
      <text:p text:style-name="P470">Вместе с круглым лицом в небесах. Ах! </text:p>
      <text:p text:style-name="P470"/>
      <text:p text:style-name="P470">Прекрасный в небе дом из полиэтилена </text:p>
      <text:p text:style-name="P470">Кегли из платины у тебя в руках— </text:p>
      <text:p text:style-name="P470">О, мамочка твоя толстенный пулемёт из теста, </text:p>
      <text:p text:style-name="P470">А папа страшный молодец-премолодец </text:p>
      <text:p text:style-name="P558">(Шёпотом и стакатто): </text:p>
      <text:p text:style-name="P470">О, менеджер посасывает трубку, </text:p>
      <text:p text:style-name="P470">Банкиры поедают своих жён, </text:p>
      <text:p text:style-name="P471">Весь мир <text:span text:style-name="T404">пошёл </text:span>вверх дном, пляшет под оркестры </text:p>
      <text:p text:style-name="P471">Проверь свои карманы и получи сюрприз твой наконец— </text:p>
      <text:p text:style-name="P470"/>
      <text:p text:style-name="P470"> Карманы выверни сюр-приз свой получи: </text:p>
      <text:p text:style-name="P470"><text:soft-page-break/> В них абсо-лютно ни души, в них пусто очень! </text:p>
      <text:p text:style-name="P470"> Погасли лампы над ступеньками в ночи, </text:p>
      <text:p text:style-name="P470">  Сезон для ламп прошёл и бал окончен… </text:p>
      <text:p text:style-name="P470"> А где-то на пляже <text:span text:style-name="T404">шёпот</text:span> пальм и <text:span text:style-name="T404">морская </text:span>природа, </text:p>
      <text:p text:style-name="P470"> Спасатель не пере-стаёт вздыхать, </text:p>
      <text:p text:style-name="P470"> И голоса—это Парень и Девушка Года, </text:p>
      <text:p text:style-name="P470"> Детишки, которым надо научится умирать…. </text:p>
      <text:p text:style-name="P470"/>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04">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04">с</text:span>, в котором живые души не по своей воле становятся демонами, что в основном течении Западной магии носят имя Клиппото<text:span text:style-name="T404">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04">такого </text:span>отца, который ещё не умер, человека, которого ты любишь и <text:span text:style-name="T404">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04">кисти</text:span> Джессики, чтобы согреть их у себя на груди, чувствует их, ледяные, сквозь свитер и рубашку, при<text:span text:style-name="T404">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04">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05">иные</text:span> врем<text:span text:style-name="T405">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06">превратится в</text:span> домашн<text:span text:style-name="T406">юю</text:span> <text:span text:style-name="T406">управляющую</text:span>, младш<text:span text:style-name="T406">его</text:span> партнёр<text:span text:style-name="T406">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07">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50">Слышишь, ангелы сходят с небес, трубя:</text:p>
      <text:p text:style-name="P45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34"><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45" text:outline-level="3">2</text:h>
      <text:h text:style-name="P445" text:outline-level="3">Un Perm’ au Казино Герман Геринг<text:line-break/> </text:h>
      <text:p text:style-name="P553"><text:span text:style-name="Emphasis">Тебе достанется самый высокий, самый темноволосый ведущий актёр Голливуда.</text:span> </text:p>
      <text:p text:style-name="P571">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08">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08">позыв</text:span> к первой сигарете—и, совсем <text:span text:style-name="T408">уж</text:span> ненормально, всё ещё дожидаясь грохота первой ракеты, что положит начало дню. Зная всё <text:span text:style-name="T408">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08">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50">Англичанин застенчив очень, <text:span text:style-name="T409">повторю вам снова,</text:span></text:p>
      <text:p text:style-name="P472">Это вам не Ка-за-но-ва,</text:p>
      <text:p text:style-name="P472">Где надо дам раскрутить, </text:p>
      <text:p text:style-name="P472">Американцы впереди— </text:p>
      <text:p text:style-name="P472"/>
      <text:p text:style-name="P472">(Тантиви): — У англичанина нет той </text:p>
      <text:p text:style-name="P472"><text:soft-page-break/>Удали заатлантической, </text:p>
      <text:p text:style-name="P472">Что <text:span text:style-name="T409">дамам кажется</text:span> столь романтической, </text:p>
      <text:p text:style-name="P472">И притягательной такой… </text:p>
      <text:p text:style-name="P472"/>
      <text:p text:style-name="P472">(Блот): Янки многоженец с толпой своих подружек </text:p>
      <text:p text:style-name="P472">Не сможет смягчить лёд британских лиц, </text:p>
      <text:p text:style-name="P472">(Тантиви): Но он втайне их восхищает, </text:p>
      <text:p text:style-name="P472">Как, типа, эро-тич-ный Клаузевиц…. </text:p>
      <text:p text:style-name="P472"/>
      <text:p text:style-name="P472">(Вместе): А если б кто-то смог в себе объединить </text:p>
      <text:p text:style-name="P472">Американскую постельную техничность </text:p>
      <text:p text:style-name="P472">И внешности английской симпатичность, </text:p>
      <text:p text:style-name="P472">Ему б красотки все достались, в любое время дня и ночи </text:p>
      <text:p text:style-name="P472">Хотя мы знаем, что Англичанин застенчив очень. </text:p>
      <text:p text:style-name="P472"/>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09">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09">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09">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15">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10">зажатой во</text:span> рт<text:span text:style-name="T410">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10">жмуря</text:span> глаза от рубахи, которая слегка мерцает в полумраке коридора.– Ну, хотя бы заправь её и покрой чем-нибудь. Вот, я даже одолжу тебе этот <text:span text:style-name="T410">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10">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10">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18"><text:soft-page-break/>Они возникают в потоках солнечного света. Чайки <text:span text:style-name="T411">встре</text:span>чают <text:span text:style-name="T411">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411">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11">ел</text:span>ких отборных морских ракушек, тысячи их вмурованы в штукатурку, пурпурны<text:span text:style-name="T411">е</text:span>, <text:s/>коричневы<text:span text:style-name="T411">е</text:span>, розовы<text:span text:style-name="T411">е</text:span>, <text:span text:style-name="T411">взамен</text:span> большущ<text:span text:style-name="T411">ей</text:span> част<text:span text:style-name="T411">и</text:span> крыши (старая черепица всё ещё сложена штабелем возле Казино), созда<text:span text:style-name="T411">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11">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11">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11">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12">ч</text:span>ём наигромаднейший ёбаный осьминог из всех, что Слотроп видел не в кино, Джексон, <text:span text:style-name="T412">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12">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12">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12">из</text:span> движени<text:span text:style-name="T412">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12">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13">Е</text:span>вропейских ртов: «Я совсем уж было задохнулась». </text:p>
      <text:p text:style-name="Text_20_body">– Э..э—вы не немка. </text:p>
      <text:p text:style-name="Text_20_body">Отрицательно встряхива<text:span text:style-name="T413">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13">беспричинной</text:span> хитрости в её лице… </text:p>
      <text:p text:style-name="Text_20_body">И вот тут, в пляжной компании с незнакомцами, начина<text:span text:style-name="T414">ет полязгивать</text:span> в каждом слове твёрдо-острый прищёлк <text:span text:style-name="T414">металла</text:span>, а свет, хотя по-прежнему такой же яркий, уже не <text:span text:style-name="T414">изливает</text:span> ясности… это Пуританский рефлекс выискивать иные расклады под покровом видимо<text:span text:style-name="T414">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14">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14">Мне так показалось</text:span>, потому что <text:span text:style-name="T414">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14">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35"><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35"><text:soft-page-break/></text:p>
      <text:p text:style-name="P319">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16">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16">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16">как ему известно</text:span>, неспособные понять такое, а ещё меньше принять, как <text:span text:style-name="T416">и </text:span>он. Потому что, в конце концов, <text:span text:style-name="T416">возможно, это был всего лишь обрывок из</text:span> неоглядно<text:span text:style-name="T416">го</text:span>, патологическо<text:span text:style-name="T416">го</text:span> сн<text:span text:style-name="T416">а</text:span> Сталина. По крайней мере, <text:span text:style-name="T417">ему </text:span>оставалась физиология, <text:span text:style-name="T417">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17">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17">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17">Приз</text:span>наки начала его не интересуют, ни даже знаки отходные… Когда мотор судна даёт полный вперёд, взбитая им вода взды<text:span text:style-name="T417">билась,</text:span> розовая <text:span text:style-name="T417">от</text:span> закат<text:span text:style-name="T417">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17">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17">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17">вместе </text:span>с не<text:span text:style-name="T417">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17">кто-то</text:span> из Шотландцев <text:span text:style-name="T417">поспешает</text:span> через комнату к роялю. Сезар Флеботомо подкручивает свои скользкие усы придать <text:span text:style-name="T417">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54">балладу тантиви макер-мафика</text:span> </text:p>
      <text:p text:style-name="P473">Джин из Италии <text:span text:style-name="T418">под стать </text:span>проклять<text:span text:style-name="T418">ю</text:span> матери,</text:p>
      <text:p text:style-name="P473">А пиво Франции мерзкий антисептик, </text:p>
      <text:p text:style-name="P473">Испанский виски <text:span text:style-name="T418">может вы</text:span>пить лишь святой, </text:p>
      <text:p text:style-name="P473">Или хотя бы эпилептик. </text:p>
      <text:p text:style-name="P473">Белая молния пламя зажгла </text:p>
      <text:p text:style-name="P473"><text:soft-page-break/>Под бродильным чаном с отравой, </text:p>
      <text:p text:style-name="P473">От которой раскалывается голова, </text:p>
      <text:p text:style-name="P473">Но всё ни по чём его глотке бравой. </text:p>
      <text:p text:style-name="P473">(<text:span text:style-name="T1">Припев</text:span>): О—Тантиви <text:span text:style-name="T420">повсюду </text:span>напивался,</text:p>
      <text:p text:style-name="P473">С кем попадя и в любых местах, </text:p>
      <text:p text:style-name="P473">Пред выпивкой не молвит он «не буду», </text:p>
      <text:p text:style-name="P473">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73"><text:span text:style-name="T418">З</text:span>аматерел он в океанах грога,</text:p>
      <text:p text:style-name="P473">Где шатается поддатый кашалот, </text:p>
      <text:p text:style-name="P473">Он пол-морей избороздил, как сельскую дорогу, </text:p>
      <text:p text:style-name="P473">В любые бури он прёт вперёд. </text:p>
      <text:p text:style-name="P473">И в лондонский туман, и под солнцем Сахары, </text:p>
      <text:p text:style-name="P473">И<text:span text:style-name="T418">ли</text:span> на горных ледниках, под ветра вой, </text:p>
      <text:p text:style-name="P473">Будь хоть по самые завязки он затарен, </text:p>
      <text:p text:style-name="P473">Всегда готов он хряпнуть по одной. </text:p>
      <text:p text:style-name="P473"/>
      <text:p text:style-name="P474">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19">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19">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19">всего</text:span> лишь только вывеска. </text:p>
      <text:p text:style-name="Text_20_body">– Мы тут ещё <text:span text:style-name="T419">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19">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19">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19">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20">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21">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21">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21">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75">Мы всё ещё не целовались в страсти жаркой, </text:p>
      <text:p text:style-name="P475">Не мчались за луной, круша покой ночной, </text:p>
      <text:p text:style-name="P475">Когда утихли танцы </text:p>
      <text:p text:style-name="P475">Над тайною лужайкой… </text:p>
      <text:p text:style-name="P475"/>
      <text:p text:style-name="P475">Слишком рано, чтоб понять </text:p>
      <text:p text:style-name="P475">Была ли наша болтовня, </text:p>
      <text:p text:style-name="P475">Вздох или два тому назад, </text:p>
      <text:p text:style-name="P475">Не просто флирт, обычный флирт, </text:p>
      <text:p text:style-name="P475">Который унесётся прочь, </text:p>
      <text:p text:style-name="P475">Минует, как и эта ночь… </text:p>
      <text:p text:style-name="P475"> </text:p>
      <text:p text:style-name="P475">Как можно знать, </text:p>
      <text:p text:style-name="P475">Как угадать? </text:p>
      <text:p text:style-name="P475">Любовь готовит сети втайне, </text:p>
      <text:p text:style-name="P475">Не нам решать… </text:p>
      <text:p text:style-name="P475"/>
      <text:p text:style-name="P475">Быть может, </text:p>
      <text:p text:style-name="P475">Это начало радостной любви, </text:p>
      <text:p text:style-name="P475">И день вдруг превратится в ночь вращением Земли</text:p>
      <text:p text:style-name="P475">Милая, откуда же нам знать, </text:p>
      <text:p text:style-name="P475">Ещё так СЛИШКОМ РАНО, ЧТОБ ПОНЯТЬ. </text:p>
      <text:p text:style-name="P475"/>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22">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23">Нис</text:span>падающие перья налипают им на кожу, пока бегают по спальне, её испятнанное тело постоянно увиливает, часто даже в этом свете, совсем <text:span text:style-name="T423">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23">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23">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21">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25">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25">крупную</text:span> ступню в дву<text:span text:style-name="T425">х</text:span>цветном ботинке, кофе с индиго, исчезающем за дверью. Вбежав в спальню, он обнаруживает, что всё, в чём он <text:span text:style-name="T425">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25">коридора.</text:span> Скользкая простыня никак не хочет держаться. Она плещет, сползает, спадает под ноги. Вверх по ступеням, <text:span text:style-name="T425">через</text:span> две за шаг, лишь затем, чтоб найти наверху ещё один коридор, такой же пустой. Куда все запропастились? </text:p>
      <text:p text:style-name="P95">В <text:span text:style-name="T425">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25">сам же он </text:span>к этому времени уже несётся туда. На лестнице он слышит шаги <text:span text:style-name="T426">спешащие </text:span><text:s/>вниз. Большой Пурпурный Змей с проклятьями ска<text:span text:style-name="T427">тывается на </text:span><text:s/>три пролёта следом <text:s/>и <text:span text:style-name="T427">через</text:span> дверь на маленькую террасу, <text:span text:style-name="T427">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27">дальше уж</text:span> карабкаешься без проблем, как по приставной лестнице. И вот там, окружённый роскошным лиственным светом, Слотроп<text:span text:style-name="T428">у</text:span> не вид<text:span text:style-name="T428">но</text:span> дальше, чем на пару сучьев. Однако, дерево подрагивает, и<text:span text:style-name="T428">з чего</text:span> он делает вывод, что вор должен быть где-то тут. Упорно <text:span text:style-name="T428">взбирается</text:span> он дальше, простыня цепляется, рвётся, кожа исколота иглами, <text:s/><text:span text:style-name="T428">ис</text:span>царап<text:span text:style-name="T428">ана</text:span> кор<text:span text:style-name="T428">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28">оказался</text:span> на сам<text:span text:style-name="T428">ой</text:span> верхушк<text:span text:style-name="T428">а</text:span> дерева и, вцепившись, <text:span text:style-name="T428">раскачивается</text:span> вместе с ней, наслажда<text:span text:style-name="T428">ется</text:span> прекрасным видом на гавань и сушу, акварельно син<text:span text:style-name="T428">ее</text:span> море, <text:span text:style-name="T428">с </text:span>барашками на гребнях волн, <text:span text:style-name="T428">со </text:span>штормом, что собирается на дальнем горизонте, <text:span text:style-name="T428">поглядывает на </text:span>макушк<text:span text:style-name="T428">и</text:span> людских голов, которые движутся далеко внизу. Ё-моё. Ниже, ствол дерева начинает <text:span text:style-name="T428">по</text:span>треск<text:span text:style-name="T428">ивать</text:span>, <text:s/>вибраци<text:span text:style-name="T428">я чувствуется и</text:span> тут, на <text:span text:style-name="T428">его</text:span> хрупком насесте. </text:p>
      <text:p text:style-name="P96">– О-о, эх…– Тот <text:span text:style-name="Emphasis">прохиндей</text:span>. <text:span text:style-name="T432">На</text:span> дерев<text:span text:style-name="T432">е</text:span> он <text:span text:style-name="T428">по</text:span>лез <text:span text:style-name="Emphasis">вниз</text:span>, а не наверх! Теперь он где-то там внизу, наблюдает! Они знали, что Слотроп <text:span text:style-name="T428">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29">на</text:span>дпилили ствол почти напрочь <text:span text:style-name="T429">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29">Но</text:span> тут верхушка обламывается и, с великим шелестом и <text:span text:style-name="T429">треском</text:span>, смерч тёмных веток с иголками <text:span text:style-name="T429">крошит</text:span> его на пару тысяч острых <text:span text:style-name="T429">нис</text:span>падающих <text:span text:style-name="T429">осколков</text:span>, вниз валится Слотроп, <text:span text:style-name="T429">перефутболиваемый</text:span> <text:span text:style-name="T429">от</text:span> ветки <text:span text:style-name="T429">к</text:span> ветк<text:span text:style-name="T429">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29">в </text:span>шляпах с цветочками. Они играют в кр<text:span text:style-name="T430">о</text:span>кет. Похоже, Слотроп <text:span text:style-name="T429">шмякнется</text:span> где-то <text:span text:style-name="T429">среди них</text:span>. Он закрывает глаза и пытается представить тропический остров, надёжную комнату, где ничего <text:span text:style-name="T429">подобного</text:span> не может <text:span text:style-name="T429">произойти</text:span>. Откры<text:span text:style-name="T429">л он</text:span> их в момент удара о <text:span text:style-name="T429">землю</text:span>. В глубокой тиши<text:span text:style-name="T429">не</text:span>, прежде, чем он <text:span text:style-name="T429">успел </text:span>даже почувствова<text:span text:style-name="T429">ть</text:span> боль, раздаётся громкий цок удара деревом по дереву. Ярко-жёлтый полосатый шар про<text:span text:style-name="T429">носи</text:span>тся за дюйм от носа Слотропа и исчезает из виду, секундой позже <text:span text:style-name="T429">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29">по направлению</text:span> направлении, а возможно и сквозь, Слотропа. </text:p>
      <text:p text:style-name="Text_20_body">– С кем вы говорите, Генерал? </text:p>
      <text:p text:style-name="Text_20_body">– С эт<text:span text:style-name="T429">ой</text:span> вот <text:span text:style-name="T429">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30">ую</text:span>-нибудь «<text:span text:style-name="T430">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31">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31">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31">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24">Грёбанное</text:span> У.П.О.К., они там <text:span text:style-name="T424">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22">В безлюдьи полуденного затишья, <text:span text:style-name="T433">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34">черенками</text:span> перевёрнуты <text:span text:style-name="T434">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34">безутайных</text:span> и явных признаков азартной игры на удачу. Занятие <text:span text:style-name="T434">тут</text:span> иное, более реальное, менее жалостливое, систематически скры<text:span text:style-name="T434">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34">застенчивые</text:span> юноши <text:span text:style-name="T434">с</text:span> пастушк<text:span text:style-name="T434">ам</text:span>и, <text:s/>туманя<text:span text:style-name="T434">щаяся</text:span> листва, всплес<text:span text:style-name="T434">к</text:span> шарф<text:span text:style-name="T434">иков</text:span>…. Отовсюду <text:span text:style-name="T434">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50">О, МИР ТАМ, он</text:p>
      <text:p text:style-name="P476">Текуч, изворотлив, необясним! </text:p>
      <text:p text:style-name="P476"><text:soft-page-break/>Словно-как-будто-бы, сон-что-пришёл, блуждать в мозгу у тебя! </text:p>
      <text:p text:style-name="P476"><text:span text:style-name="T435">П</text:span>ляск<text:span text:style-name="T435">ой шута</text:span> в Запретном Крыле, </text:p>
      <text:p text:style-name="P476"><text:span text:style-name="T435">До</text:span>жидая<text:span text:style-name="T435">сь</text:span>, вдруг-осенит-и-забрезжит?—ну, </text:p>
      <text:p text:style-name="P476">Кто сказал даже вздумать нельзя? </text:p>
      <text:p text:style-name="P476">Ес-ли станет-малость-больнее, </text:p>
      <text:p text:style-name="P476">Всегда-можешь вернуться-обратно, ведь </text:p>
      <text:p text:style-name="P476">Ты-ж-никогда не-говоришь прощай-навсегда! </text:p>
      <text:p text:style-name="P476"/>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35">дисциляции</text:span> зла, конденсат и осадк<text:span text:style-name="T435">и</text:span>, к которым боишься принюхаться, от забытых коррупций, комнаты полные стоячих статуй в сером оперении простёрты<text:span text:style-name="T435">х</text:span> крыль<text:span text:style-name="T435">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35">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36">от</text:span> нежданного толчк<text:span text:style-name="T436">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36">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36">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36"><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23">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37">истончаясь</text:span> та<text:span text:style-name="T437">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37">с</text:span>саны и кофе, готовый к <text:span text:style-name="T437">возобновительному</text:span> курсу <text:s/>техническо<text:span text:style-name="T437">го</text:span> <text:span text:style-name="T437">Н</text:span>емецко<text:span text:style-name="T437">го</text:span>, <text:span text:style-name="T437">либо во всю</text:span> пытаясь затвердить теорию стреловидно-стабильных траекторий, <text:span text:style-name="T437">а может</text:span> водить, почти касаясь, кончиком носом по каким-нибудь немецким электросхемам, <text:span text:style-name="T437">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37">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38">нашли </text:span>способ <text:s/>солнце <text:span text:style-name="T438">рисовать</text:span>,– <text:span text:style-name="T438">излагает своё мнение</text:span> Слотроп. </text:p>
      <text:p text:style-name="Text_20_body">– Действительно, Готы, намного ранее, <text:span text:style-name="T438">для этого применяли</text:span> кружок с точкой в его центре. Обрыв <text:span text:style-name="T438">данной</text:span> линии явно совпадает с порой утраты наследия, <text:span text:style-name="T438">с</text:span> фрагментаци<text:span text:style-name="T438">ей племени, а</text:span> возможно <text:span text:style-name="T438">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38">трепетало поверх него. пока</text:span> <text:span text:style-name="T438">он</text:span> приближ<text:span text:style-name="T438">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38">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38">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39">сейчас</text:span> перемена в этом радиоконтроле Телефункена. Т<text:span text:style-name="T439">а</text:span> их <text:span text:style-name="T439">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40">наверняка, там речь</text:span> <text:span text:style-name="T440">о</text:span> дв<text:span text:style-name="T440">ух</text:span> полусфер<text:span text:style-name="T440">ах</text:span>, не так ли, симметрично предпол<text:span text:style-name="T440">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40">ется</text:span> не кому-то конкретно, привод<text:span text:style-name="T440">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41">жет</text:span> просто <text:span text:style-name="T441">для</text:span> пропаганд<text:span text:style-name="T441">ы</text:span> Оси. Что-то на тему того Пирл-Харбора. </text:p>
      <text:p text:style-name="P100">Сэр Стивен взвешивает предположение, явно довольный. Он <text:s/>выбра<text:span text:style-name="T441">н Ими</text:span> из-за всех тех Пуритан пришибленных словом, которыми тут и там увешано фамильное дерево Слотропа? Или <text:span text:style-name="T441">же</text:span> Они теперь <text:span text:style-name="T441">хотят</text:span> ввести в соблазн его мозги <text:span text:style-name="T441">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41">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41">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41">у</text:span>гнет<text:span text:style-name="T441">ае</text:span>т его, о чём он даже <text:span text:style-name="T441">было </text:span>и мечтал и вот нашёл, <text:span text:style-name="T441">да </text:span>слишком, к своему неподдельному испугу, <text:span text:style-name="T441">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42">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42">пропадала</text:span>, не будем жить прошлым, <text:span text:style-name="T442">вот </text:span>это сейчас и <text:span text:style-name="T442">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43">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43">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43">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43">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43">тем </text:span>файлам о его мечтах: всё в его жизни, что казалось произвольным или случайным, оказывается, под<text:span text:style-name="T443">ч</text:span>инялось <text:span text:style-name="T443">целенаправленному</text:span> Контролю, всё время, на манер управляемого колеса рулетки—где важен <text:span text:style-name="T443">лишь</text:span> результат, в це<text:span text:style-name="T443">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43">в</text:span>скор<text:span text:style-name="T443">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43">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44">таки </text:span>под неё, зарезервированную для собственных чёрно-белых плохих новостей, <text:span text:style-name="T444">словно</text:span> то и вправду был<text:span text:style-name="T444">о</text:span> Радуг<text:span text:style-name="T444">ой</text:span>, а они её родны<text:span text:style-name="T444">ми</text:span> дет<text:span text:style-name="T444">ьми</text:span>…. </text:p>
      <text:p text:style-name="P324">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45">подтибривают</text:span> его <text:span text:style-name="T445">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45">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46">ляя</text:span> <text:span text:style-name="T446">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46">Н</text:span>емецкого—смазанные <text:s/><text:span text:style-name="T446">оттиски мимеографа</text:span>, несколько выужен<text:span text:style-name="T446">ы даже</text:span> Польским Сопротивлением в сортирах тренировочного лагеря в Ближне, в пятнах неподдельного SS дерьма с мочой… или <text:span text:style-name="T446">в </text:span>заучивани<text:span text:style-name="T446">и</text:span> факторов конвертирования, дюймы в сантиметры, лошадиные силы в <text:span text:style-name="Emphasis">Pherdestärke</text:span>, <text:span text:style-name="T446">в </text:span>рисование по памяти схем и изометрии <text:span text:style-name="T446">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46">г</text:span>обоя в концерте—в том же Лондоне на всех командных уровнях <text:span text:style-name="T446">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46">этот</text:span> Додсон-Трак <text:span text:style-name="T447">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47">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47">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47">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47">рухнет</text:span>, обливая униформы и обувь—чтобы они могли начать построение заново. Игра пере<text:span text:style-name="T447">ходит</text:span> в <text:span text:style-name="T447">Сменного</text:span> Принца, где каждый <text:span text:style-name="T447">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77">Всю ночь вчера я шпокал Королеву Трансиль-ва-ни-и,</text:p>
      <text:p text:style-name="P477">Бургундскую сегодня буду шпокать, брат, </text:p>
      <text:p text:style-name="P477">Вот-вот пересеку границу Шизофре-ни-и, </text:p>
      <text:p text:style-name="P477">У Королевок я просто нарасхват…. </text:p>
      <text:p text:style-name="P477">На завтрак розовый шампусик и икра, </text:p>
      <text:p text:style-name="P477">А к чаю <text:span text:style-name="T448">завсегда</text:span> Шатобриан, кусочка два—</text:p>
      <text:p text:style-name="P477"><text:span text:style-name="T448">С</text:span>игары <text:span text:style-name="T448">я курю не ниже </text:span>десят<text:span text:style-name="T448">и</text:span> за штуку шиллингов, </text:p>
      <text:p text:style-name="P477">И до упаду хохочу, <text:span text:style-name="T449">когда хочу,</text:span></text:p>
      <text:p text:style-name="P477"><text:span text:style-name="T449">Передо мною</text:span> <text:span text:style-name="T448">чернь</text:span> расступ<text:span text:style-name="T449">ится</text:span> заранее, </text:p>
      <text:p text:style-name="P477">Дорогу <text:span text:style-name="T448">дать Шпок-</text:span>шпокарю Царицы Трансиль-вааа-ни-ии! </text:p>
      <text:p text:style-name="P105">Голова у Слотропа уже шар, который <text:span text:style-name="T450">летит</text:span> не вертикально, а по горизонтали, исключительно поперёк комнаты, но при этом остаётся на месте. Каждая клетка мозга <text:span text:style-name="T450">стала</text:span> пузырё<text:span text:style-name="T450">ч</text:span>к<text:span text:style-name="T450">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50">Н</text:span>е менее трёх кулачных поединков <text:span text:style-name="T450">в процесс продолжения</text:span>. Уже трудно определить <text:span text:style-name="T450">в каком конкретно месте идёт</text:span> игр<text:span text:style-name="T450">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50">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51">брюхо</text:span>-хватную <text:span text:style-name="T451">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25">–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52">га</text:span>лась к западу, а куда <text:span text:style-name="T452">ж </text:span>ещё <text:span text:style-name="T452">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52">им</text:span>ые гости… вон те фигуры в длинных одеяниях—наверное, <text:span text:style-name="T452">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52">таящиеся</text:span> в этой любви, разделённой с <text:span text:style-name="T452">череном</text:span> еженощных грабель Господина Смерти… потому что приказ КАС совершить рейд против гражданского Любека <text:span text:style-name="T452">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53">иваем</text:span>ого внутри, <text:span text:style-name="T453">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53">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53">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54">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54">ещё </text:span>в глубине, а дурак Слотроп слишком пьян, чтоб<text:span text:style-name="T454">ы хоть как-то</text:span> докопаться.– «<text:span text:style-name="T454">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54">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54">двига</text:span>ет<text:span text:style-name="T454">ся</text:span> <text:s/>соб<text:span text:style-name="T454">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78">(ведущий тенор): <text:span text:style-name="T454">Он</text:span> пенис <text:span text:style-name="T454">тот </text:span>считал <text:span text:style-name="T455">за</text:span> сво<text:span text:style-name="T455">й</text:span>—</text:p>
      <text:p text:style-name="P478">Твёрд <text:span text:style-name="T455">словно</text:span> кость, большой, озорной… </text:p>
      <text:p text:style-name="P478">С отважной сизой головой </text:p>
      <text:p text:style-name="P478">Торчком в кровати той, </text:p>
      <text:p text:style-name="P478">Где девоньки играли в Телефон— </text:p>
      <text:p text:style-name="P478">(бас): Те-ле-фон…. </text:p>
      <text:p text:style-name="P478">(внутренние голоса): Но пришли Они из дырки ночью, </text:p>
      <text:p text:style-name="P478">(бас): И ласково тетешкали покуда не пропал— </text:p>
      <text:p text:style-name="P478">(внутренние голоса): И больше уж нигде его он не сыскал… </text:p>
      <text:p text:style-name="P478">(тенор): Теперь он тает на глазах, </text:p>
      <text:p text:style-name="P478">Всё только "ох!", да только "ах!" </text:p>
      <text:p text:style-name="P478">По пенису, который он считал своиииим! </text:p>
      <text:p text:style-name="P478">(внутренние голоса): Был <text:span text:style-name="T455">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55">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55">именно </text:span>так оно и <text:span text:style-name="T455">продолжается</text:span> уже какое-то неопределённое время…. Вот и расслабься, впади в пассивность, посмотри что <text:span text:style-name="T455">вы</text:span>рис<text:span text:style-name="T455">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55">с</text:span>вер<text:span text:style-name="T455">ять</text:span> что к чему, <text:span text:style-name="T455">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56">у</text:span>держи<text:span text:style-name="T456">ва</text:span>тся среди прочёсанных кам<text:span text:style-name="T456">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56">С</text:span>воими крыльями <text:span text:style-name="T456">о</text:span>на смела <text:span text:style-name="T456">не ту</text:span> жизнь—не жизнь своего мужа Франца, который мечтал, умолял быть забранным именно так, но вместо этого удерж<text:span text:style-name="T456">ан</text:span> для чего-то совершенно другого—Петера Сачсу, <text:span text:style-name="T456">что</text:span> был пассивен по иному… или тут какая-то ошибка? Неужто Они никогда не д<text:span text:style-name="T456">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56">лась</text:span> древесной, широкой, материнской… всё, чему он должен следовать, это <text:soft-page-break/>обломки их времён <text:span text:style-name="T456">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37"/>
      <text:p text:style-name="P326">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64">й</text:span>. «Мать» это категория общественных служб, Матери <text:span text:style-name="T457">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60">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58">Тут</text:span> музыка <text:span text:style-name="T458">перехода</text:span>, <text:span text:style-name="T459">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27">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61">Phau Zwei»</text:span></text:span>. Подъём, <text:span text:style-name="T461">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61">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61">опёршись</text:span> на перила, он смотрит на <text:span text:style-name="T461">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61">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61">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61">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62">ы</text:span> зимо<text:span text:style-name="T462">й</text:span>, л<text:span text:style-name="T462">ьдисты</text:span>. Ей тепло. Но этого недостаточно. Никогда не было—нет уж, он понимает всё правильно, она имела ввиду <text:span text:style-name="T462">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62">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63">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62">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62">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38"><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28">– Обычно, своим поведением мы реагируем не на что-<text:span text:style-name="T465">либо</text:span> единичное, но на всю совокупность содержа<text:span text:style-name="T465">щегося</text:span> в нашем <text:span text:style-name="T465">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79">Так [никому эти личные записи Пойнтсмен никогда показывает], потянувшись</text:p>
      <text:p text:style-name="P479">к цветку на столе у себя, </text:p>
      <text:p text:style-name="P479">Знаю я, что комнаты моей мозаика простая </text:p>
      <text:p text:style-name="P479">Неспешно начинает растворяться, ингибиционно, </text:p>
      <text:p text:style-name="P479">Вокруг цветенья, стимула, потребности </text:p>
      <text:p text:style-name="P479">Горящей ярче, покуда резкость отхлынувшая </text:p>
      <text:p text:style-name="P479">Из всего вокруг, на нём сосредоточена </text:p>
      <text:p text:style-name="P479">(Но не настолько, чтобы слепить), как фокус наведённый. </text:p>
      <text:p text:style-name="P479">Хоть тут же, в гипнотичном комнаты смерканьи, </text:p>
      <text:p text:style-name="P481">Немало прочей всячины—книги, инструменты, </text:p>
      <text:p text:style-name="P481"><text:soft-page-break/>Одежда старика, для городков увесистая бита, </text:p>
      <text:p text:style-name="P479">Всё <text:span text:style-name="T466">стушевалось в призраки вещей</text:span>, </text:p>
      <text:p text:style-name="P479"><text:span text:style-name="T466">В</text:span> мои воспоминанья о том, где, как и почему всё было, </text:p>
      <text:p text:style-name="P479">Стёрты, в этот миг, лишь фокус пламенеет: </text:p>
      <text:p text:style-name="P479">В наклоне к хрупкому и ждущему цветку…</text:p>
      <text:p text:style-name="P479">Попутно, что-то там из прочего всего—ручка, иль пустой стакан— </text:p>
      <text:p text:style-name="P479">Задето, уронилось с места, где стояло, и, возможно, закатится </text:p>
      <text:p text:style-name="P482"><text:span text:style-name="T467">Вовне</text:span> границ померкших памяти…. </text:p>
      <text:p text:style-name="P479">Что, ясность тут внесём, отнюдь не «ротозейство старца», </text:p>
      <text:p text:style-name="P479">Тут сконце<text:span text:style-name="T464">н</text:span>трированность, которую те, что помоложе, </text:p>
      <text:p text:style-name="P479">Со смехом, тут же отметут, их мир </text:p>
      <text:p text:style-name="P479">Им дарит больше, чем одна потеря— </text:p>
      <text:p text:style-name="P479">Тогда как, в восемьдесят три, кора уж ослабела, </text:p>
      <text:p text:style-name="P479">Процессы возбуждения сгорели до золы, </text:p>
      <text:p text:style-name="P479">Настройкой к сдерживающим запретам истёрты пальцы, </text:p>
      <text:p text:style-name="P479">И всякий раз, как комната уходит в <text:s/>неясность <text:span text:style-name="T467">таковую</text:span>, </text:p>
      <text:p text:style-name="P479">Мне кажется, что я взглянул на город в учениях по отключенью света </text:p>
      <text:p text:style-name="P479">(Докатимся и до такого, если Германия <text:s/>продолж<text:span text:style-name="T465">и</text:span>т </text:p>
      <text:p text:style-name="P480">Столь безумный курс). И гаснет каждый огонёк…. </text:p>
      <text:p text:style-name="P480">За исключеньем одного цветка <text:span text:style-name="T467">горящего</text:span>, </text:p>
      <text:p text:style-name="P480">И не под силу погасить его Дежурным. Ил<text:span text:style-name="T467">ь</text:span> не <text:span text:style-name="T467">на</text:span> этот раз. </text:p>
      <text:p text:style-name="P480"/>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68">промаятьс</text:span>я <text:span text:style-name="T468">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68">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68">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68">л</text:span>и», и он, как ни в чём не бывало, работает в Фицморис-Хаус, желающие мо<text:span text:style-name="T468">г</text:span>ут у<text:span text:style-name="T468">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68">о</text:span>бще-то, работает от Молет-Стрит сейчас. Боюсь, мы не злоумышляли ничего страшнее небольшой координации усилий в этом дел<text:span text:style-name="T468">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68">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68">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69">слишком </text:span>важны. </text:p>
      <text:p text:style-name="Text_20_body">А други<text:span text:style-name="T469">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68">а</text:span> я <text:span text:style-name="T468">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30">Сверху, под Германск<text:span text:style-name="T472">им</text:span> углом <text:span text:style-name="T471">съёмки</text:span>, Вебли Силвермейлу вся эта лаборатуха смахивает на полн<text:span text:style-name="T472">ейший</text:span> лабиринт, <text:span text:style-name="T472">а </text:span>чё не<text:span text:style-name="T472">т</text:span>?.. бихейвиористы крутятся вокруг всех тех ихних столов и приборов, <text:span text:style-name="T472">прям тебе</text:span> крысы с мыш<text:span text:style-name="T472">вой</text:span>. Их <text:span text:style-name="T472">заставляет</text:span> бег<text:span text:style-name="T472">ать</text:span> не кусочек жрачки, а удачный эксперимент. Но кто наблюдает сверху, кто <text:span text:style-name="T472">от</text:span>сле<text:span text:style-name="T472">живает</text:span> их реакци<text:span text:style-name="T472">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72">покидают</text:span> <text:s/>свои загород<text:span text:style-name="T472">ки</text:span>, разрастаясь до размеров Вебли Силвермейла (хотя все <text:span text:style-name="T472">те</text:span> лаборанты, похоже, без понятия про это всё), чтоб танцевать с ним вдоль длинных проходов и мимо <text:span text:style-name="T472">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54">Павловия</text:span> (бальный танец) </text:p>
      <text:p text:style-name="P484">Весна пришла в Павловию-ю-ю,</text:p>
      <text:p text:style-name="P484">Я в лабиринте заблудился… </text:p>
      <text:p text:style-name="P483"><text:soft-page-break/>Пропах лизолом лёгкий бриз, </text:p>
      <text:p text:style-name="P483">И без конца мой поиск длился. </text:p>
      <text:p text:style-name="P483">Тебя я встретил в тупичке, </text:p>
      <text:p text:style-name="P484">Откуда взялась ты <text:span text:style-name="T473">и</text:span> как тебя звать? </text:p>
      <text:p text:style-name="P484">Тут наши носики нечаянно столкнулись </text:p>
      <text:p text:style-name="P484">И сердце моё научилось летать! </text:p>
      <text:p text:style-name="P483"/>
      <text:p text:style-name="P483">Так вместе отыскали мы путь свой, </text:p>
      <text:p text:style-name="P483">Кусочек жрачки сгрызли, или два… </text:p>
      <text:p text:style-name="P483">Всё было словно вечер в кафешке с тобой, </text:p>
      <text:p text:style-name="P483">Ничё мне не надо, не нужны нам слова… </text:p>
      <text:p text:style-name="P483">Осень пришла в Павловию-ю-ю, </text:p>
      <text:p text:style-name="P483">И <text:span text:style-name="T472">вот</text:span> я <text:span text:style-name="T472">снова </text:span>один— </text:p>
      <text:p text:style-name="P483">Долбают меня милливольтами, </text:p>
      <text:p text:style-name="P483">Аж до нейронов и до кости </text:p>
      <text:p text:style-name="P483">Тебя вспоминаю моментами, </text:p>
      <text:p text:style-name="P485">Хоть имя <text:span text:style-name="T473">забылось</text:span>, уж ты прости— </text:p>
      <text:p text:style-name="P483">Ничего не осталось <text:span text:style-name="T473">мне кроме</text:span> Павлови-и-и, </text:p>
      <text:p text:style-name="P483">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73">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84">Омой меня водой, </text:p>
      <text:p text:style-name="P484">Которой моешь дочь свою грязнулю, </text:p>
      <text:p text:style-name="P484">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73">отсюда</text:span> уловить обертона: «Я благословенный Метатрон. Я хранитель Тайны. Я о<text:span text:style-name="T473">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74">словно</text:span> вода. Старому Падингу нужно выдержать с полдюжины кабинетов или приёмных, прежде чем он достигнет <text:s/>место <text:span text:style-name="T474">своего </text:span>назначения. Не прошло ещё и полмесяца, но здесь уже зарождается некое подобие ритуала, его повторяемости. В каждой из комнат <text:span text:style-name="T474">подстроена</text:span> какая-нибудь особенная гадость для него: тест, который он должен пройти. Хотелось бы ему знать, не <text:span text:style-name="T474">происки </text:span><text:s/>ли это Пойнтсмен<text:span text:style-name="T474">а</text:span>. Конечно, конечно, <text:span text:style-name="T474">чьи</text:span> же ещё… как <text:span text:style-name="T474">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74">текущей</text:span> ночи. В первой комнате: шприц и прочие к нему причиндалы оставлены на столе. Очень явно поблескивают, а всё прочее в<text:span text:style-name="T474">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74">сохранилось в памяти</text:span>, это <text:span text:style-name="T474">что</text:span> он говори<text:span text:style-name="T474">т</text:span>, а кто-то его слуша<text:span text:style-name="T474">ет</text:span>… Он дрожит <text:span text:style-name="T474">в</text:span> страх<text:span text:style-name="T474">е с</text:span> лицо<text:span text:style-name="T474">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74">лишь</text:span> <text:span text:style-name="T474">воз</text:span>можно, преобладающей формы (<text:span text:style-name="T474">типа, </text:span>как безумный разрушитель в своей вечерней посудомоечной воде нач<text:span text:style-name="T474">инае</text:span>т тереть ложку меж<text:span text:style-name="T474">ду</text:span> двух чашек, или даже <text:span text:style-name="T474">затиснув</text:span> стаканом и тарелкой, из страха перед Трясучкой, якобы… потому что на самом деле это он <text:span text:style-name="T474">уже </text:span>ухватил трясучкин язык, защемил между двух фатальных контактов пальцами, что <text:span text:style-name="T474">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74">о</text:span> стольких войнах за Англию, <text:span text:style-name="T474">ч</text:span>то всех уж не упомню… разве я не <text:span text:style-name="T474">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74">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75">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75">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75">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70">таком</text:span> свете ногти почти черны. «Хватит. Приготовься». </text:p>
      <text:p text:style-name="P331">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83">осветительной ракетой</text:span>, что висел<text:span text:style-name="T483">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76">вы</text:span>стр<text:span text:style-name="T476">а</text:span>чи<text:span text:style-name="T476">ва</text:span>ли свои узоры <text:span text:style-name="T476">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76">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76">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76">союзку</text:span>. Уголком глаза, на столике, <text:span text:style-name="T477">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77">священодейство</text:span> в эту ночь понравится мне. </text:p>
      <text:p text:style-name="P107">Это <text:span text:style-name="T477">самый тяжкий</text:span> момент для него. Она уже отвергала его <text:span text:style-name="T477">прежде</text:span>. Его воспоминания про Выступ ей не интересны. Похоже ей не так интересно про массовую мясорубку, как <text:span text:style-name="T477">сам</text:span> миф, <text:span text:style-name="T477">а</text:span> <text:span text:style-name="T477">пр</text:span>о пережит<text:span text:style-name="T477">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77">добавка</text:span> злости, <text:span text:style-name="T477">что</text:span>, <text:span text:style-name="T477">как </text:span>ей уже известно, нужна ему, <text:span text:style-name="T477">подействует</text:span> <text:span text:style-name="T477">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78">старели</text:span> в Нидер-Ландах, чьи голоса портились из юных в старческие, от задорности к безразличию, а та война <text:span text:style-name="T478">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78">оказались</text:span> <text:span text:style-name="T478">совсем</text:span> молоденькими. Летний день, день любви: один из самых страстных дней, что я познала. <text:span text:style-name="T478">Неплохо</text:span>. Ты заслужил сегодня <text:s/>свою боль». </text:p>
      <text:p text:style-name="Text_20_body">Эта часть исполняемой рутины ей не претит, по крайней мере. Хотя <text:span text:style-name="T479">ей</text:span> никогда не <text:span text:style-name="T479">доводилось </text:span>чита<text:span text:style-name="T479">ть</text:span> класси<text:span text:style-name="T479">ку</text:span> британской порно-литературы, она чувствует себя уверенно, как рыба в воде, <text:span text:style-name="T479">в</text:span> основно<text:span text:style-name="T479">м из</text:span> местн<text:span text:style-name="T479">ых</text:span> течени<text:span text:style-name="T479">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79">лишь</text:span> так ей удаётся сдерж<text:span text:style-name="T479">ив</text:span>ать собственные стоны <text:span text:style-name="T479">при</text:span> кажд<text:span text:style-name="T479">ом</text:span> из его всхлипов боли, два голоса диссонанс<text:span text:style-name="T479">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79">в </text:span>боли, <text:span text:style-name="T479">нужды в чём-то</text:span> <text:s/>настояще<text:span text:style-name="T479">м</text:span>, неподдельно<text:span text:style-name="T479">м</text:span>. Его так далеко <text:span text:style-name="T479">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79">Для</text:span> тако<text:span text:style-name="T479">го</text:span> случа<text:span text:style-name="T479">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80">представляется, такая неловкость</text:span>, но <text:span text:style-name="T480">с</text:span>держаться <text:span text:style-name="T480">никак</text:span> не <text:span text:style-name="T480">получается</text:span>, <text:span text:style-name="T480">представляется</text:span> негритянск<text:span text:style-name="T480">ий</text:span> член, он знает, что <text:span text:style-name="T480">да,</text:span> отчасти <text:span text:style-name="T480">это </text:span>вразрез с <text:span text:style-name="T480">окружающими</text:span> условиями, но невозможно отринуть этот образ брутального Африканца, <text:span text:style-name="T480">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80">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80">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80">выскальзывает</text:span> из его рук. Она приказывает ему дрочить пред нею. <text:span text:style-name="T480">Н</text:span>а<text:span text:style-name="T480">смотревшись</text:span> капитана Блисеро с Готфридом, <text:span text:style-name="T480">она </text:span>знает как отдать команду надлежащ<text:span text:style-name="T480">и</text:span>м <text:span text:style-name="T480">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82">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81">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81">сдерживания</text:span> поноса. Хотя возможно, завтрашней ночью… может тогда. Он не знает как ему выдерживать дальше. Но, может, <text:s/>в <text:span text:style-name="T484">часы перед <text:s/></text:span>рассвет<text:span text:style-name="T484">ом</text:span>…. </text:p>
      <text:p text:style-name="P439"><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32">Великий гребень—зелёное равноденствие и превращение, сонных рыб в молодого барашка, водной дрёмы в пробудившийся огонь, <text:span text:style-name="T485">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86">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86">а</text:span>, с поворотом задвижки, выплеснуться и поджарить Германских захватчиков, <text:span text:style-name="T486">которые застряли</text:span> в устаревших уже кошмарах… горючее в ожидании гиперголичного возж<text:span text:style-name="T487">ига</text:span>ния, либо майского <text:span text:style-name="T487">бунта</text:span> ду<text:span text:style-name="T487">ши</text:span>, <text:span text:style-name="T487">чтобы </text:span>под <text:span text:style-name="T487">бодрую</text:span> мелодию баварского музыкотворца Карла Орфа </text:p>
      <text:p text:style-name="P467">O, O, O,</text:p>
      <text:p text:style-name="P467">To-tus flore-o! </text:p>
      <text:p text:style-name="P467">Iam amore virginali </text:p>
      <text:p text:style-name="P486"><text:span text:style-name="T1">Totus ardeo .</text:span> . .</text:p>
      <text:p text:style-name="P112">воспламенить вс<text:span text:style-name="T487">ю</text:span> эт<text:span text:style-name="T487">у </text:span>крепость-побережье, от Портсмута до Дангениза, полыхать весенней люб<text:span text:style-name="T487">овью</text:span>. Такие вот замыслы вынашиваются ежедневно в <text:span text:style-name="T487">самых</text:span> <text:span text:style-name="T487">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87">затаённый</text:span> холод, вопреки раздуваемым в море пожарам? </text:p>
      <text:p text:style-name="P112">В Казино Герман Геринг новый режим приходит к власти. Единственн<text:span text:style-name="T487">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87">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87">расставаний</text:span>. Но теперь— </text:p>
      <text:p text:style-name="P553"><text:soft-page-break/>Пословицы для Параноиков, 1: Тебе никак не позволяется коснуться Хозяина, но можешь щекотать <text:s/>его <text:span text:style-name="T485">творения</text:span>. </text:p>
      <text:p text:style-name="Text_20_body">И потом, ну, он с недавних пор начинает <text:span text:style-name="T488">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88">ему </text:span>кажется будто он прикоснулся, и остался притронутым, на какое-то время, к знакомой нам <text:span text:style-name="T488">уже </text:span>душе, к голосу, который не раз <text:span text:style-name="T488">вещал</text:span> через медиума исследовательского заведения Кэрола Эвентира: <text:span text:style-name="T488">снова</text:span> покойный Роланд Фельдпат, издавна привлечённый специалист по системам управления, формулам наведения, <text:span text:style-name="T488">реагированию </text:span><text:s/>на <text:span text:style-name="T488">ЧП</text:span> <text:s/>в одном <text:span text:style-name="T488">или ином </text:span>из Заведений Аэронавтики. <text:span text:style-name="T488">Похоже</text:span> на то, что, по неким личным мотивам, Роланд продолжает зависать над этим Слотропианским пространством, <text:span text:style-name="T488">как</text:span> залитом светом солнца, чья энергия едва ли до него доходит, <text:span text:style-name="T488">так </text:span>и в бури щекочущие его спину статичным электричеством, шептания Роланда доносятся с восьми километров, <text:span text:style-name="T488">крутая</text:span> высота, где он расквартирован на одной из Последних Парабол—куда никогда не <text:span text:style-name="T488">следует</text:span> распростран<text:span text:style-name="T488">ять</text:span> зон<text:span text:style-name="T488">у</text:span> полётов—<text:span text:style-name="T488">занимая</text:span> теперь должност<text:span text:style-name="T488">ь</text:span> одного из невидимых <text:span text:style-name="T488">Огранич</text:span>ителей в стратосфере, на безнадёжно <text:span text:style-name="T488">обюрократившейся</text:span> той стороне, ничуть не <text:span text:style-name="T488">в </text:span>мен<text:span text:style-name="T488">ьш</text:span>е<text:span text:style-name="T488">й мере</text:span>, чем всегда было и на этой, он <text:span text:style-name="T489">поджал</text:span> свои астральные растопырки насколько можно было <text:span text:style-name="T489">рассчитывать</text:span>, при<text:span text:style-name="T491">мазался</text:span> к «небу», такой весь из себя взвинченный <text:span text:style-name="T492">провалами</text:span> попыт<text:span text:style-name="T492">ок</text:span> установить контакт, <text:span text:style-name="T492">по причине</text:span> бессилия <text:span text:style-name="T492">кое-каких</text:span> сновидцев, <text:span text:style-name="T490">что</text:span> пытаются про<text:span text:style-name="T490">буди</text:span>ться, <text:span text:style-name="T492">либо</text:span> заговорить, <text:span text:style-name="T491">да</text:span> не <text:span text:style-name="T491">выходит,</text:span> и <text:span text:style-name="T492">брыкаются против гирек</text:span> и щуп<text:span text:style-name="T492">ов</text:span> черепной боли, той что, похоже, при пробуждении станет и вовсе невыносимой, он <text:span text:style-name="T492">дожидается</text:span> бесцельны<text:span text:style-name="T492">х,</text:span> не вызванны<text:span text:style-name="T492">х</text:span> необходимостью появлени<text:span text:style-name="T492">й</text:span> тут пеньтюхов наподобие Слотропа— </text:p>
      <text:p text:style-name="Text_20_body">Роланд <text:span text:style-name="T492">в мандраже</text:span>. Может вон <text:span text:style-name="T23">тот</text:span>? <text:span text:style-name="T497">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92">о</text:span>н наживка? </text:p>
      <text:p text:style-name="P113">Как видно, Роланду придётся попыхтеть, тут уж ничего не поделаешь. Раз <text:span text:style-name="T492">уж </text:span>они до такого доходят, он им <text:span text:style-name="T492">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92">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92">за</text:span>гнать молодых энтузиастов Кибернетической Традиции в <text:span text:style-name="T493">пахоту на</text:span> Управлени<text:span text:style-name="T493">е</text:span>: в конце концов, экономическая инфляция, устремляясь в высь, как шар, в её своеобразном <text:span text:style-name="T493">воспроизведении</text:span> поверхности Земли, возносясь ценами всё выше, неуправляемо, день за днём взлетала <text:span text:style-name="T493">всё выше и выше</text:span>, <text:span text:style-name="T493">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94">о сноровкой</text:span>, которая не заставила себя ждать. Дождливые дни никогда не <text:span text:style-name="T495">позволяли себе лишнего</text:span> гром<text:span text:style-name="T495">а</text:span> и молни<text:span text:style-name="T495">й</text:span>, <text:span text:style-name="T495">а только</text:span> высокомерно стеклянная серость <text:span text:style-name="T495">с</text:span>капливала<text:span text:style-name="T494">с</text:span>ь в нижних <text:span text:style-name="T495">слоях</text:span>, монохромный вид долин заполненных мшистой трухой, корнями торчащими к небу с не слишком злобной игривостью (вроде <text:span text:style-name="T495">определённого</text:span> бело<text:span text:style-name="T495">го сюрприза</text:span> для элитарников, там наверху, которые никогда не замечают, нет… ), долины переполняются осенью, <text:span text:style-name="T495">и</text:span> <text:s/>увядают <text:span text:style-name="T495">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95">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95">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96">ое</text:span> <text:span text:style-name="T496">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96">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98">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202">Да, такие эпизоды бывали, типа, </text:span><text:span text:style-name="T204">Германскими</text:span><text:span text:style-name="T202">. Ну, в последнее время Слотропу даже сны сн</text:span><text:span text:style-name="T203">ятся</text:span><text:span text:style-name="T202"> на этом языке. Его тут вовсю обуча</text:span><text:span text:style-name="T203">ют</text:span><text:span text:style-name="T202"> диалектам,</text:span><text:span text:style-name="Emphasis"><text:span text:style-name="T205"> Plattdeutsch</text:span></text:span><text:span text:style-name="T202">, для зоны, которая планир</text:span><text:span text:style-name="T203">уется</text:span><text:span text:style-name="T202">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03">по</text:span><text:span text:style-name="T202">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99">и</text:span> базу статичных тестов в Лэнгхёрсте возле Хорсхэма и начал<text:span text:style-name="T499">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99">стал</text:span> Отцом Британских Исследований Жидкого Кислорода, <text:span text:style-name="T499">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99">ую</text:span> эпох<text:span text:style-name="T499">у</text:span>, <text:span text:style-name="T499">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00">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00">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00">с</text:span> передатчик<text:span text:style-name="T500">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00">стой</text:span>. <text:s/><text:span text:style-name="T504">Т</text:span>олько <text:span text:style-name="T504">ли </text:span><text:span text:style-name="T1">это</text:span> <text:span text:style-name="T504">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03">с</text:span> </text:p>
      <text:p text:style-name="Text_20_body">Хилари Бонс и его Озадаченная Улыбка. Ещё один невинный, тихий энтузиаст, <text:span text:style-name="T500">из породы</text:span> сэр<text:span text:style-name="T500">а</text:span> Стивен<text:span text:style-name="T500">а</text:span> Додсон-Трак<text:span text:style-name="T500">а</text:span>. Но: </text:p>
      <text:p text:style-name="P55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00">изобразить</text:span> что-то <text:span text:style-name="T500">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00">вероятно</text:span> у него генетическая к тому предрасположенность—<text:span text:style-name="T500">от </text:span>все<text:span text:style-name="T500">х</text:span> те<text:span text:style-name="T500">х</text:span> былые Слотропы, таскавши<text:span text:style-name="T500">х</text:span> библии сред<text:span text:style-name="T500">и</text:span> синеющих вершин, как часть своего снаряжения, знавши<text:span text:style-name="T500">х</text:span> назубок главы и стихи <text:span text:style-name="T500">о </text:span>конструкци<text:span text:style-name="T500">ях</text:span> Арок, Храмов, Тронов <text:span text:style-name="T500">Зримых</text:span>—все материалы и размеры. Данные, за которыми <text:span text:style-name="T500">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00">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01">Однако,</text:span> что <text:span text:style-name="T501">данное</text:span> «устройство изоляции» делает рядом с номером контракта на Агрегат? А к тому же ещё <text:soft-page-break/>помечен<text:span text:style-name="T501">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01">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03">Г</text:span>енерала Виверна, заскакивая в дверь,– хотелось бы глянуть на тот Документ SG-1. </text:p>
      <text:p text:style-name="Text_20_body">– Хо, хо,– отвечает <text:span text:style-name="T503">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01">крадущиеся</text:span> шаг<text:span text:style-name="T501">и</text:span>, которые, похоже никому не слышны…. </text:p>
      <text:p text:style-name="Text_20_body">– Что-то не так?– В дверном проёме снова нос Хилари Бонса. </text:p>
      <text:p text:style-name="Text_20_body">– <text:span text:style-name="T501">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01">вы</text:span>, ребята, в Лангхёрсте не <text:span text:style-name="T501">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01">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01">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02">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05">К</text:span>С<text:span text:style-name="T505">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02">получен</text:span> ответ из Лондона, пр<text:span text:style-name="T502">и</text:span>тарахтел, чисто печатаясь на машине Бонса, теперь прихорашивается. Информацию можно прочесть и после. Напевает, </text:p>
      <text:p text:style-name="P487">С лицом как микрофон <text:s/>сияющим,</text:p>
      <text:p text:style-name="P487"><text:span text:style-name="T502">С прямым пробором</text:span> в волосах, </text:p>
      <text:p text:style-name="P487"><text:span text:style-name="T502">Пломбира</text:span> шарик<text:span text:style-name="T502">ом сладкo <text:s/>тающим,</text:span>, </text:p>
      <text:p text:style-name="P487">Я, мистер Беззаботность, <text:span text:style-name="T502">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02">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40"><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33">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06">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506">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06">х</text:span>, перекрыв доступ к двери в туалет. <text:span text:style-name="T506">Снаружи,</text:span> офицеры <text:span text:style-name="T506">помоложе</text:span> заблёвывают цинии. Парочки прогуливаются. Девушек предостаточно, драпированы <text:span text:style-name="T506">в</text:span> бархат, рукава прозрачны<text:span text:style-name="T506">е</text:span>, <text:span text:style-name="T506">сами широкие в плечах, со </text:span>следами недоедания, <text:span text:style-name="T506">в</text:span> шестимесячны<text:span text:style-name="T506">х</text:span> завивка<text:span text:style-name="T506">х</text:span>, говорят на полудюжине языков, <text:span text:style-name="T506">попадаются</text:span> коричневые от здешнего солнца, другие бледны как Зам Смерти из более восточных <text:span text:style-name="T506">регионов</text:span> Войны. Рьяные молодчики с волосами <text:span text:style-name="T506">глаже </text:span>патентованной кожи шустрят вокруг, старательно завлекая дам, тогда как головы постарше и <text:span text:style-name="T506">вовсе</text:span> без волос предпочитают <text:span text:style-name="T506">вы</text:span>ж<text:span text:style-name="T506">и</text:span>дать, прикладывая минимум усилий, глаза <text:s/>и рт<text:span text:style-name="T507">ы устремлены</text:span> по комнатам вокруг, толкуя, между тем, про бизнес. <text:span text:style-name="T507">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88">Джу-лия,</text:p>
      <text:p text:style-name="P488">Без тебя проживу ли я? </text:p>
      <text:p text:style-name="P488">Как мне выманить твой </text:p>
      <text:p text:style-name="P488">Хоть один поцелуй? </text:p>
      <text:p text:style-name="P488"/>
      <text:p text:style-name="P488">Джуул-яааа, </text:p>
      <text:p text:style-name="P488">Никто тебя не любит так как я, </text:p>
      <text:p text:style-name="P488">Никто не приголубит так, как я, </text:p>
      <text:p text:style-name="P488">Только дай мне один поцелуй! </text:p>
      <text:p text:style-name="P488"/>
      <text:p text:style-name="P488"><text:soft-page-break/>Ах, Джуул-яааа— </text:p>
      <text:p text:style-name="P488">Тебя одну люблю я, </text:p>
      <text:p text:style-name="P488">Стремлюсь, как пчёлка к улью, </text:p>
      <text:p text:style-name="P488">К тебе одной— </text:p>
      <text:p text:style-name="P488">Поверь, постой— </text:p>
      <text:p text:style-name="P488"/>
      <text:p text:style-name="P488">Джу-лия, </text:p>
      <text:p text:style-name="P488">Вопить я буду Алелуйа, </text:p>
      <text:p text:style-name="P488">Когда красотка Джулия </text:p>
      <text:p text:style-name="P488">Придёт в объятия мои. </text:p>
      <text:p text:style-name="Text_20_body">Саксофония и мелодия в стиле Парк-Лейн, <text:span text:style-name="T507">самое оно </text:span><text:s/>для определённых состояний сознания. Слотроп <text:span text:style-name="T507">заметил</text:span> Хилари Бонса, <text:s/>явно <text:span text:style-name="T507">павшего</text:span> жертвой <text:span text:style-name="T507">галлюциногенного</text:span> голландского сыра, <text:span text:style-name="T507">тот</text:span> <text:span text:style-name="T507">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07">видит</text:span>. </text:p>
      <text:p text:style-name="P117">Алкаши с наркушами, утратив всякий стыд, вступают в <text:span text:style-name="T507">бойцовские</text:span> <text:span text:style-name="T507">единоборства</text:span> в буфете и на кухнях, обыскивают кладовки, вылизывают донышки кастрюль. <text:span text:style-name="T507">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07">сфокусировано</text:span>, пока не разда<text:span text:style-name="T507">ёт</text:span>ся саркастичный туш оркестра на появление сам<text:span text:style-name="T507">ого</text:span> жутк<text:span text:style-name="T507">ого</text:span> мордоворота из всех, какие <text:span text:style-name="T507">попадались</text:span> Слотропу за пределами кино про Франкенштейна—в белом зут-с<text:span text:style-name="T507">ъю</text:span>те, с уймой складок <text:span text:style-name="T507">на штанинах</text:span>, да <text:span text:style-name="T507">при том</text:span> ещё и длинная золотая цепочка <text:span text:style-name="T507">от</text:span> часов, что взбалтывается сверкающей петлёю на каждый его шаг по комнате, где он хмурится на каждого, типа, в спешке, <text:span text:style-name="T508">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08">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08">роняет</text:span> на ковёр вишню марашино и раздавливает <text:span text:style-name="T508">при</text:span> шаг<text:span text:style-name="T508">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08">Пора переходить в толкачи</text:span> наркот<text:span text:style-name="T508">ой</text:span>»,– грит Жан-Клод. </text:p>
      <text:p text:style-name="Text_20_body"><text:soft-page-break/>– Слышь,– приятель Слотропа вытаскивает конверт плотной бумаги, который, <text:span text:style-name="T508">как </text:span>даже в сумраке <text:span text:style-name="T508">угадывает</text:span> Слотроп, набит американскими оккупационными кредитками с жёлтой печатью,– ты подержи это при себе, пока не <text:span text:style-name="T508">заберу</text:span>. Похоже Итало хочет <text:span text:style-name="T508">за</text:span>явиться <text:span text:style-name="T508">сюда</text:span> раньше Тамары, а я не уверен кто— </text:p>
      <text:p text:style-name="Text_20_body">– Расклад, сталпыть, такой, Тамара <text:span text:style-name="T508">на</text:span>думала <text:span text:style-name="T508">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08">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08">после </text:span>эти<text:span text:style-name="T508">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08">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09">новения</text:span> бриз<text:span text:style-name="T509">а</text:span>, через кого-то из множества своих контактов он снял общее расписание на каждый фильм в каждом оккупационном городе, и известен случай, <text:span text:style-name="T509">когда</text:span> он угнал Генеральский джип просто <text:span text:style-name="T509">затем</text:span>, чтоб <text:span text:style-name="T509">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09">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09">времён</text:span> Второй Мировой, <text:span text:style-name="T509">обыкновенная</text:span> вечеринка у Рауля, на которой предстоящая доставка <text:span text:style-name="T509">партии </text:span>опиума используется Тамарой <text:span text:style-name="T509">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09">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09">оно </text:span>там прёт <text:span text:style-name="T509">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09">заводятся</text:span> визжать, спринтуя на <text:span text:style-name="T509">все </text:span>выходы. Наркуши оглядываются по сторонам, помаргивая, улыбаясь, вторя, всяк <text:span text:style-name="T509">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09">ты-</text:span>уж-та<text:span text:style-name="T509">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510">тут недавно</text:span> даму спас от осьминога, <text:span text:style-name="T510">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12">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11">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11">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11">тех</text:span> пустых комнат, где роятся мухи…. </text:p>
      <text:p text:style-name="P441"><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34">Imipolex G <text:s/>оказался <text:span text:style-name="T524">ни</text:span>чем <text:s/>более—или менее—страшным, чем новы<text:span text:style-name="T515">м видом </text:span>пластик<text:span text:style-name="T515">а</text:span>, <text:span text:style-name="T515">этот</text:span> ароматический гетероцикличный полимер <text:span text:style-name="T515">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15">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15">до</text:span> ранни<text:span text:style-name="T515">х</text:span> исследовани<text:span text:style-name="T515">й</text:span> проводивши<text:span text:style-name="T515">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15">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15">могут </text:span>заранее <text:s/>определится какие <text:span text:style-name="T516">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16">их</text:span> часто принимали <text:s/>за Нацистские лозунги и, <text:s/>в общем-то, <text:s text:c="2"/>они <text:span text:style-name="T516">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16">уд</text:span>а <text:span text:style-name="T516">близящийся</text:span> вечер сгущался до фактуры дыма из курительной трубки, а руки молодых пассажиров <text:span text:style-name="T516">тянулись прочь</text:span> из рукавов своих пальто в<text:span text:style-name="T516">о</text:span> <text:span text:style-name="T516">что</text:span>-нибудь ещё, как карлики в поисках убежища, либо экстатично <text:span text:style-name="T516">отрешались от</text:span> расписания <text:span text:style-name="T517">ради</text:span> тактильны<text:span text:style-name="T517">х</text:span> утех с бельём намного <text:span text:style-name="T517">превосходившим нейлон своей </text:span>соблазнительн<text:span text:style-name="T517">остью</text:span>…). Л. Джамф, <text:span text:style-name="T517">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17">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17">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17">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17">достаточно</text:span> ценные <text:span text:style-name="T517">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17">с нескрываемым</text:span> <text:span text:style-name="T517">волнением</text:span>. Пара моментов, <text:span text:style-name="T518">незамедлительно</text:span> бросаются в глаза. Ему доходит больше, чем он вообще мог <text:span text:style-name="T518">предположит</text:span>ь, даже в <text:span text:style-name="T518">своих</text:span> самых параноидных <text:span text:style-name="T518">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18">ется</text:span> в Бритиш Шелл в тот же, примерно, период… и, ой, ё-моё, <text:soft-page-break/>Слотропу вдруг доходит где <text:span text:style-name="T26">собрана</text:span><text:span text:style-name="T518">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18">оё</text:span> Шелл Мекс-Хаус—<text:span text:style-name="T518">буквально</text:span> в сердце <text:span text:style-name="T518">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18">от них отделаешься</text:span>, даже если не больно?), грубо <text:span text:style-name="T518">расшвыривая</text:span> папки, <text:span text:style-name="T518">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19">о</text:span> бле<text:span text:style-name="T519">ющего</text:span> перед их правотой, и не распахнутое окно, побег по-Цыгански, гадальные карты <text:span text:style-name="T519">россыпью</text:span> в спешке, и даже не <text:span text:style-name="T519">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19">словно</text:span> кожа прыщавых лиц, хрупких как последние <text:span text:style-name="T519">из</text:span> Германски<text:span text:style-name="T519">х</text:span> стен, <text:span text:style-name="T519">что</text:span> стоя<text:span text:style-name="T519">т </text:span><text:s/><text:span text:style-name="T519">лишившись</text:span> опоры после <text:span text:style-name="T519">взрывов</text:span> отгремевшей бомбёжки и <text:span text:style-name="T519">колеблются </text:span>теперь высоко над головой, готовые <text:span text:style-name="T519">вот-вот </text:span>сложиться вниз с небес под <text:span text:style-name="T519">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19">Пора</text:span> сдвинуть шляпу на лоб, пустить по кругу после-заварушную сигарету, прикидывая как будем ноги уносить… ты запомнил как<text:span text:style-name="T519">им путём</text:span> добирались, все <text:span text:style-name="T519">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53">Пословица для Параноиков, 3: Если тебя вынудили задавать неправильные вопросы, то им <text:span text:style-name="T520">и</text:span> думать <text:span text:style-name="T520">ни к чему как отвечать </text:span>на <text:span text:style-name="T520">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20">C</text:span>ложного Изделия. </text:p>
      <text:p text:style-name="P120">“<text:span text:style-name="Emphasis"><text:span text:style-name="T161">S-Gerät</text:span></text:span>, 11/00000.” </text:p>
      <text:p text:style-name="P120">Если эти цифры серийный номер ракеты, как видно по их форме, то это должн<text:span text:style-name="T520">о</text:span> быть <text:span text:style-name="T520">некая</text:span> спецмодель—Слотроп ни разу не слыхал о чём-то с четырьмя нулями, не говоря уж о пяти… и ни про какое изделие <text:span text:style-name="Emphasis"><text:span text:style-name="T161">S-Gerät</text:span></text:span>, <text:span text:style-name="T520">имеются лишь</text:span> <text:span text:style-name="Emphasis">K-Gerät</text:span> и <text:span text:style-name="Emphasis">L-Gerät </text:span><text:s/>упом<text:span text:style-name="T520">янутые</text:span> в руководстве… ну, Документ SG-1, который, якобы, не существует, должен прояснять всё это…. </text:p>
      <text:p text:style-name="Text_20_body"><text:span text:style-name="T520">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20">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25">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25">земле</text:span> Германской артиллерией...» и подписал его самый предан<text:span text:style-name="T520">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21">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21">Отправили</text:span> его друга <text:span text:style-name="T521">погибнуть </text:span>в какой-то <text:span text:style-name="T521">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21">считал</text:span>, что на грацию у него дефицит. Однако, <text:span text:style-name="T521">получилось</text:span>. Он изумлён и <text:span text:style-name="T522">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22">сорвался</text:span> в Ниццу, в быстром побеге по горной дороге, заносясь на виражах и <text:span text:style-name="T522">визжа</text:span> тормозами над согретыми солнцем пропастями, <text:span text:style-name="T522">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23">ъезж</text:span>ает в город в своём белом зуте, тёмных очках, трепеща полями шляпы как у Сидни Гринстрита. Он не <text:span text:style-name="T523">отличается особой</text:span> непримет<text:span text:style-name="T523">ностью в</text:span> толп<text:span text:style-name="T523">е</text:span> военных и мамзелей, <text:span text:style-name="T523">что перешли</text:span> уже на летнюю форму одежды. Но <text:s/>брос<text:span text:style-name="T523">ив</text:span> машину возле Площади Гарибальди, <text:span text:style-name="T523">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23">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23">когда</text:span> свет неба уравнивается со светом уличных фонарей, <text:s/>перед <text:span text:style-name="T523">самой </text:span>первой звездой, <text:span text:style-name="T523">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35">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26">вовсю </text:span>в комнатах с увесистой мебелью. Лестничная клетка оказывается не очень вертикальной, а <text:span text:style-name="T528"><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27">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27">т</text:span> обувь пока ты спишь, но ещё и подм<text:span text:style-name="T527">етёт</text:span> маненько, постави<text:span text:style-name="T527">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28"><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28"><text:s/></text:span></text:span><text:span text:style-name="Emphasis">как вы парни</text:span> и застенчивая улыбка… эй, Тантиви, ты где пропадал? </text:p>
      <text:p text:style-name="P123">– Где <text:span text:style-name="T528"><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27">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28"><text:s/></text:span><text:span text:style-name="Emphasis">mon ami</text:span>». </text:p>
      <text:p text:style-name="Text_20_body">– Ну, ладно,– снова машет карточкой Ваксвинга. </text:p>
      <text:p text:style-name="P123">– Ах, <text:span text:style-name="T528"><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27">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27">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27">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28"><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27">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28"><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27">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28"><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28">из</text:span>водят часы <text:span text:style-name="T528">на </text:span>игр<text:span text:style-name="T528">у</text:span> в молекулы, имитиру<text:span text:style-name="T528">ют</text:span> производственный синтез, рассыпаясь, складываясь вновь, сцепленные и пересцепленные, он то <text:span text:style-name="T528">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28">ется</text:span> подштопать где-то отрезок колеи, долгие ожидания на сортировочных станциях, где рельсы <text:span text:style-name="T528">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28">какая из </text:span>воюющих сторон, только сама Война, неизменный исковерканный пейзаж, в котором «нейтральная Швейцария» довольно <text:span text:style-name="T528">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36">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29">перекликаются</text:span> гудк<text:span text:style-name="T529">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29">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29">до чего</text:span> же всё переменилось. Германская инфляция, мне с бы <text:span text:style-name="T529">с</text:span>ледовало делать выводы, нули нанизанные друг за другом отсюда и аж до Берлина. Мне при<text:span text:style-name="T529">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29">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29">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29">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30">лев</text:span>ой форме, выходцы из Южной Америки, закутанные в меховые пальто и дрожащие на ярком солнце, пожилые ипохондрики, <text:span text:style-name="T530">которых</text:span> <text:span text:style-name="T530">грянувшая</text:span> Войн<text:span text:style-name="T530">а</text:span> застука<text:span text:style-name="T530">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30">уж это </text:span>будь уверен, среди всех мрачных лиц и улиц <text:span text:style-name="T530">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54">Психи на Побывке!</text:span> </text:p>
      <text:p text:style-name="P450">(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30">на </text:span>затемнение рассудка. Однако, с виду все счастливы, по-свойски <text:span text:style-name="T530">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50"/>
      <text:p text:style-name="P489">А вот и мы, привет-привет—готовы вы к такому или нет,</text:p>
      <text:p text:style-name="P489">Хоть маски одевайте, хоть козни <text:span text:style-name="T530">затев</text:span>айте, </text:p>
      <text:p text:style-name="P489">Нам все лишь смех—из саночек мы сковырнулись в снег,</text:p>
      <text:p text:style-name="P489">Как детвора, когда пришла весёлая пора </text:p>
      <text:p text:style-name="P489">Каникулов. </text:p>
      <text:p text:style-name="P489"/>
      <text:p text:style-name="P489">О, да, мы Психи на Побывке </text:p>
      <text:p text:style-name="P489">Забот ни шиша— </text:p>
      <text:p text:style-name="P489">Мозги наши в промывке, </text:p>
      <text:p text:style-name="P489"><text:soft-page-break/>На Ярмарке душа, </text:p>
      <text:p text:style-name="P489">Придурки в отпуску, похерили тоску, </text:p>
      <text:p text:style-name="P489">Под лёгкий модный стук </text:p>
      <text:p text:style-name="P489">Нашей чечётки! </text:p>
      <text:p text:style-name="P489"/>
      <text:p text:style-name="P489">По кругу шляпу мы пускаем—для вашей хмурости и слёз, </text:p>
      <text:p text:style-name="P489"><text:span text:style-name="T531">А с ними</text:span> страхов, что одолевают вас <text:span text:style-name="T531">из</text:span>давн<text:span text:style-name="T531">а</text:span> и так всерьёз— </text:p>
      <text:p text:style-name="P489">Поверьте опытному психу, жизнь стоит, чтобы жить её, </text:p>
      <text:p text:style-name="P489">Так обними и расцелуй своё сегодня и моё! </text:p>
      <text:p text:style-name="P489">Ла-да-да, яа-та, йа-та, та-та… (Они продолжают распевать без слов, фоном для того, что следует дальше): </text:p>
      <text:p text:style-name="P56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31">хоть </text:span>кто разглядит! Ну, в общем, короче, мне ясно прекрасно как тебя колбасит от этих уличных торгашей, что тут т<text:span text:style-name="T531">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59"/>
      <text:p text:style-name="P55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31">при</text:span> гланд<text:span text:style-name="T531">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59">Слотроп: Пойду вздремну, пожалуй… </text:p>
      <text:p text:style-name="P55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31">Случалось заниматься</text:span> разраб<text:span text:style-name="T531">откой</text:span> полимер<text:span text:style-name="T531">а</text:span>, когда вокруг одни <text:span text:style-name="T531">лишь</text:span> праздношатающиеся? <text:span text:style-name="T531">При</text:span> наш<text:span text:style-name="T531">е</text:span>м гигантск<text:span text:style-name="T531">о</text:span>м родителе <text:span text:style-name="T531">с</text:span> север<text:span text:style-name="T531">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32">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37"><text:span text:style-name="T537">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50">Пословицы для Параноиков, 4: <text:span text:style-name="T533">Начнёшь с</text:span>крыва<text:span text:style-name="T533">т</text:span>ься, начинают искать. </text:p>
      <text:p text:style-name="Text_20_body">Заннгггг! диддиланг, диддила-та-та-та, йа-та-та-та это тут Увертюра к Вильгельму Теллю, <text:span text:style-name="T533">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33">прикидывает</text:span> он. Ноги уже нач<text:span text:style-name="T533">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33">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33">точно</text:span>, <text:span text:style-name="T533">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34">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34">вообще</text:span>, со смертностью пешеходов, с безостановочным пересечением потребностей или отчаяния <text:span text:style-name="T534">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34">наличной </text:span>мелочи хват<text:span text:style-name="T534">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35">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35">а</text:span> вот карикатура тут, типа как, для <text:span text:style-name="T535">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35">и</text:span>ной коллег, <text:span text:style-name="T535">в том числе</text:span> международн<text:span text:style-name="T535">ая звезда</text:span> эксцентрик<text:span text:style-name="T535">и</text:span> Грасиела Имаго Порталес, угнали Германскую подлодку устаре<text:span text:style-name="T535">вше</text:span>го образца <text:span text:style-name="T535">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35">по</text:span>слет<text:span text:style-name="T535">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35">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35">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35">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36">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36">е</text:span>й его извращённости и <text:span text:style-name="T536">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36">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36">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36">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36">Сквалидози</text:span> в Цюрихе, чтобы установить контакт с правительствами, которые захотели бы, <text:span text:style-name="T536">из каких</text:span> угодно <text:span text:style-name="T536">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36">Сквалидози</text:span> называет сумму, которой хватит расплатиться с Марио Швейтаром и поддержит Слотропа <text:span text:style-name="T536">в </text:span>сыт<text:span text:style-name="T536">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36">Сквалидози</text:span>, что остаётся один за столом. Встрях чубом, свет меркнет. </text:p>
      <text:p text:style-name="P442"/>
      <text:p text:style-name="P338">Самолёт, развалюшный DC-3, выбран за сходство с лунным светом, за доброе выражение его морды с окошками, <text:span text:style-name="T538">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38">так</text:span> зрелищны, как <text:span text:style-name="T538">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38">себе </text:span>в самолёт и летят куда хотят… зачем тормозится в Женеве? Точн<text:span text:style-name="T538">як</text:span>, <text:span text:style-name="T538">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39">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39">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39">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39">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39">шастают</text:span> из <text:span text:style-name="T539">улочки</text:span> в <text:span text:style-name="T539">улочку</text:span>, Слотроп сидит с кофе, круасантом, газетой. Вскоре тучи рассеиваются. Солнце <text:span text:style-name="T539">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39">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39">он</text:span> сейчас <text:span text:style-name="T539">усматривает </text:span>туп<text:span text:style-name="T539">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40">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40">к </text:span>тен<text:span text:style-name="T540">ям</text:span> и листв<text:span text:style-name="T540">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41">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40">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40">ит</text:span> и швыря<text:span text:style-name="T540">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40">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43"><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39">М-р Пойнтсмен решил Троицу <text:span text:style-name="T542">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43">верстает</text:span> коридоры «Белого Посещения», где все прочие словно бы застыли в <text:soft-page-break/>позах явно паркинсонов<text:span text:style-name="T543">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43">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43">срез</text:span> секс<text:span text:style-name="T543">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43">сквериках</text:span>, корота<text:span text:style-name="T543">ют</text:span> время над салатами из хризантем и кастрюльками <text:span text:style-name="T543">с </text:span>баранин<text:span text:style-name="T543">ой</text:span>, либо торчат в <text:span text:style-name="T543">какой-нибудь</text:span> фруктовой лавке. —«Эй, Спид, гля<text:span text:style-name="T543">нь</text:span>, <text:span text:style-name="T1">дыни</text:span>! Я ни одной не <text:span text:style-name="T543">пробовал</text:span> <text:span text:style-name="T543">с</text:span> Третьего Курса—ух-ты, понюхай вот эту, просто прелесть! Как насчёт дыни, Спид? А? Да, <text:span text:style-name="T543">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44">эта вот</text:span>,– проворачивает показать ему, как негодяи поворачивают лица запуганных девушек,– та самая, что выбрал я, <text:span text:style-name="T544">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44">ж-оно-</text:span>точно-<text:span text:style-name="T1">доброе</text:span>! ухмылка <text:span text:style-name="T544">достаточно</text:span> широка, чтоб <text:span text:style-name="T544">распрямить</text:span> их обоих, <text:s text:c="2"/>осклабившихся <text:span text:style-name="T544">до дрожи</text:span>, тут <text:span text:style-name="T544">вот</text:span>, а сама <text:span text:style-name="T544">до того</text:span> <text:span text:style-name="T1">старая</text:span>, что годится <text:span text:style-name="T544">им в</text:span> Матер<text:span text:style-name="T544">и</text:span>—их общей Матерью, вобравшей самые гадкие черты м-с Пурде и м-с Спид—фактически, она теперь и становится именно такой, <text:span text:style-name="T544">буквально</text:span> у них на глазах. Эти <text:span text:style-name="T544">руины </text:span>моря <text:s/>полны <text:span text:style-name="T544">соблазни</text:span>тельниц—вот уж где склизко и блудливо. И пок<text:span text:style-name="T545">уд</text:span>а <text:span text:style-name="T545">двух вылупившихся</text:span> детектив<text:span text:style-name="T545">ов</text:span> всмятку <text:span text:style-name="T545">затягивает</text:span> её аур<text:span text:style-name="T545">а</text:span>, <text:span text:style-name="T545">с </text:span>подмиг<text:span text:style-name="T545">ами</text:span> прям тут, на улице, <text:span text:style-name="T545">в </text:span>медн<text:span text:style-name="T545">ых</text:span> <text:span text:style-name="T545">от</text:span>блеск<text:span text:style-name="T545">ах</text:span> хны, с цветами страсти на вискозном шёлке—за миг до спотыкливой <text:span text:style-name="T545">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45">пр</text:span>о сок<text:span text:style-name="T545">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45">о</text:span> <text:span text:style-name="T545">выскакивает</text:span> <text:span text:style-name="T545">в этот миг</text:span>, мимо мешков с песком и <text:span text:style-name="T545">низвергающихя</text:span> кулис, сдерживая одышку, чтобы прокартавить им скрипуче <text:span text:style-name="T545">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45">Однако,</text:span> «доходит» <text:span text:style-name="T545">на тот манер </text:span>как, типа, заходишь <text:span text:style-name="T546">к себе в</text:span> спальню, а на тебя <text:span text:style-name="T546">валится</text:span>, из лёгкой <text:span text:style-name="T546">сумеречности</text:span> на твоём потолке, гигантский угорь мурена, зубы <text:span text:style-name="T546">оскалены</text:span> в дурноватой ухмылке смерти, выдыхает, <text:span text:style-name="T546">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46">обнаружение</text:span> случа<text:span text:style-name="T546">ев</text:span>, когда имена на карте Слотропа не <text:span text:style-name="T546">не приходят в</text:span> соответстви<text:span text:style-name="T546">е</text:span> с фактами, которые нам удалось установить, его пребывани<text:span text:style-name="T546">я</text:span> в Лондоне. Установ<text:span text:style-name="T546">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46">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46">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47">намеревается</text:span> перевести программу в Группу Операций Особых Запусков (ГООС), <text:span text:style-name="T547">в виде</text:span> придаток<text:span text:style-name="T547">а</text:span> к Британским усилиям ракетной зачистки, Операция Ответный Огонь, что базируется в Каксхевене на Северном море. Чуть ли не каждый день <text:span text:style-name="T547">видит</text:span> <text:span text:style-name="T547">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47">же </text:span><text:span text:style-name="T1">ещё</text:span> делает хоть что-нибудь? разве не на нём всё <text:span text:style-name="T1">держится</text:span>, <text:span text:style-name="T549">за</text:span>част<text:span text:style-name="T549">ую</text:span> без опоры на что-<text:span text:style-name="T547">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47">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47">распоряжении</text:span> ВКСЭС Артиллерийское управление Американской Армии и целая рать конкурирующих исследовательских команд заняты<text:span text:style-name="T547">х</text:span> сбором всего, что <text:span text:style-name="T547">только </text:span>подвернётся. Они уже обложили фон Брауна и 500 других, интернировали их в Гармише. Что если они <text:span text:style-name="T547">с</text:span>хватили Слотропа? </text:p>
      <text:p text:style-name="P132"><text:soft-page-break/><text:span text:style-name="T547">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48">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40">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50">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50">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50">исполненное</text:span> надежд<text:span text:style-name="T550">ы</text:span>, обещани<text:span text:style-name="T550">я</text:span> лавандовых сумерек, беседок из нержавеющей стали, где каждый возведён наконец-таки в аристократы, и где любовь без <text:span text:style-name="T551">всякой</text:span> платы…. </text:p>
      <text:p text:style-name="P133">Пойнтсмен на сегодня планировал не говорить о делах, <text:span text:style-name="T551">а</text:span> пустить беседу на самотёк, более или менее органичный. Ждать пока другие выдадут себя. Разговор минимален. Деннис Джойн<text:span text:style-name="T551">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52">я</text:span> никак не предполагает в ней какого-либо влияния, всё же её побаивается. Много чего он всё-таки пока ещё не знает. <text:span text:style-name="T553">Пожалуй</text:span>, всего бол<text:span text:style-name="T553">е</text:span>е, что беспокоит его <text:span text:style-name="T553">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54">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54">Дом </text:span>Двенадцат<text:span text:style-name="T554">ь</text:span>»), Прентис слишком <text:span text:style-name="T554">уж</text:span> зачастил туда, подкатывает к секретаршам, пыта<text:span text:style-name="T554">ется</text:span> заглянуть в ту или иную папку…. С чего бы это? Какую послежизнь <text:span text:style-name="T554">обрела</text:span> Контора по эту сторону Дня Победы? Что <text:span text:style-name="T554">надо </text:span>Прентису… <text:soft-page-break/>сколько он стоит? Может влюбился в эту Боргесиус? Разве <text:span text:style-name="T554">способна</text:span> эта женщина любить? <text:span text:style-name="T1">Любовь</text:span>? <text:span text:style-name="T555">Попробуй</text:span> тут не <text:span text:style-name="T555">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54">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56">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57">ы</text:span>й сдвиг по фазе, нет?– старается говорить негромко, ухмыляясь со спортивной паранойей туманно в сторону странного Павловца—не <text:span text:style-name="T557">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57">вснх имеющих</text:span> хоть как-то <text:span text:style-name="T557">отношение к</text:span> фильм<text:span text:style-name="T557">у</text:span>, участников массовок, установщиков камер, работников <text:span text:style-name="T557">по </text:span>проявлени<text:span text:style-name="T557">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57">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57">устрашения</text:span> прошлогоднего врага окажется истинной, буквально—и теперь никак не <text:span text:style-name="T557">выйдет</text:span> загнать их назад в бутылку или даже выговорить заклинание задом наперёд: никто и не знал заклинани<text:span text:style-name="T557">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57">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57">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58">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58">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59">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58">ся ему</text:span> принадлежащим лицу на широко известной фотографии <text:span text:style-name="T558">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58">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58">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44"><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47" text:outline-level="3">2</text:h>
      <text:h text:style-name="Heading_20_1" text:outline-level="1">В Зоне</text:h>
      <text:h text:style-name="P446" text:outline-level="3"> </text:h>
      <text:p text:style-name="P564">Тото, у меня такое чувство, что это мы совсем не в Канзасе… </text:p>
      <text:p text:style-name="P17">—<text:span text:style-name="T154">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60">ой</text:span> <text:span text:style-name="T560">леденящий сонм</text:span>, способные одним выдохом, <text:span text:style-name="T560">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61">хохорятся</text:span> своею мощью: не <text:span text:style-name="T561">слишком</text:span>-то <text:s/>к лицу святым <text:span text:style-name="T561">такое</text:span>, ни даже Христианам. Молитвы виноградарей, сборщиков, энтузиастов винопотребления, к ним <text:span text:style-name="T561">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61">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61">ала</text:span> <text:span text:style-name="T561">возрастать</text:span> поверх зубов дракона, падших Юнкерсов, сожжённых танков. Солнце <text:span text:style-name="T561">про</text:span>гре<text:span text:style-name="T561">ва</text:span>ет холмистые склоны, реки текут яркие, как вино. Святые сжали<text:span text:style-name="T561">ли</text:span>сь. Ночи мягки. Мороз не вернулся. Это весна мира. Урожай винограда, даст Бог хотя бы сто солнечных дней, <text:span text:style-name="T561">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61">ел,</text:span> рассыпаясь по городу, <text:span text:style-name="T562">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62">л</text:span>, чьи пальцы легче снов, на <text:span text:style-name="T562">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63">по ходу события</text:span> <text:span text:style-name="T563">никакого</text:span> обсужд<text:span text:style-name="T563">ения</text:span> <text:s/>верований Иреро относительно предков <text:span text:style-name="T563">не велось</text:span>. И всё же своих он чувствует сейчас тем сильнее, чем дальше отступают границы, а Зона <text:span text:style-name="T563">смыкается вокруг</text:span> <text:span text:style-name="T563">н</text:span>его, тех своих Англо-Саксонских Белых Протестантов в застёгнутом чёрном, которы<text:span text:style-name="T564">м</text:span> слышал<text:span text:style-name="T564">ся</text:span> обращённый к ним голос Бога в каждом встрепенувшемся листке или <text:span text:style-name="T564">в </text:span>корове отпущенной пастись среди яблоневых садов осенью…. </text:p>
      <text:p text:style-name="Text_20_body">Знаки Катье и <text:span text:style-name="T564">её </text:span>двойники тоже. Однажды ночью он сидел в детском домике для игр среди покинутой усадьбы, подкладыва<text:span text:style-name="T564">л</text:span> в костёр волосы куклы блондинки с глазами из ляпис-лазури. Он оставил эти глаза, через пару дней <text:span text:style-name="T564">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64">магистралей</text:span> последнего рас<text:span text:style-name="T564">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64">ш</text:span>енных Германских игрушечек, орангутанг на колёсиках, появляется ки-ки-кикая в света костра, дёргается, болта<text:span text:style-name="T565">я</text:span> головой, на лице ухмылка идиота, царапая ста<text:span text:style-name="T564">л</text:span>ьными сгибами пальце<text:span text:style-name="T564">в</text:span> пол. Чуть не за<text:span text:style-name="T564">ехал</text:span> в огонь прежде чем кончился завод, качающаяся голова замерла в <text:span text:style-name="T565">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65">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65">м</text:span>, похоже, указывает<text:span text:style-name="T565">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65">приписан к</text:span> <text:s/>Миттельверке, <text:s/>подземном<text:span text:style-name="T566">у призводственному</text:span> комплекс<text:span text:style-name="T566">у</text:span> <text:span text:style-name="T566">в подчинении </text:span><text:s/>SS. <text:span text:style-name="T566">И</text:span> слова <text:span text:style-name="T566">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66">пере</text:span>полнены зрачками, губы в кратерах болячек. Они пели, <text:span text:style-name="T566">не все, но </text:span>некоторые. Многие из них ещё дети. Это песня Перемещённого Лица, Пе-Эла, и Слотропу не раз ещё доведётся <text:span text:style-name="T566">выслушать</text:span> её в Зоне, на привалах, на дорогах, в дюжине вариаций: </text:p>
      <text:p text:style-name="P490">Как увидишь поезд этим вечером,</text:p>
      <text:p text:style-name="P490"><text:soft-page-break/>На краю небес вдали, </text:p>
      <text:p text:style-name="P490">Завернись в одеяло из досок </text:p>
      <text:p text:style-name="P490">Пусть пройдёт он, а ты засни. </text:p>
      <text:p text:style-name="P490"/>
      <text:p text:style-name="P491"><text:span text:style-name="T567">Ночь за ночью поезда нас зовут</text:span>, </text:p>
      <text:p text:style-name="P490">Из далей <text:span text:style-name="T568">где меркнет свет</text:span>, </text:p>
      <text:p text:style-name="P491"><text:s/><text:span text:style-name="T567">Ч</text:span>ерез пустые города <text:span text:style-name="T567">п</text:span>оезда <text:span text:style-name="T567">те</text:span> идут, </text:p>
      <text:p text:style-name="P490"><text:span text:style-name="T568">Нигде им пристанища нет</text:span>. </text:p>
      <text:p text:style-name="P490"/>
      <text:p text:style-name="P490">Паровоз без машиниста, </text:p>
      <text:p text:style-name="P490">И прожектор светит сам, </text:p>
      <text:p text:style-name="P490">Пассажиров им не надо </text:p>
      <text:p text:style-name="P490">Полуночным поездам, </text:p>
      <text:p text:style-name="P490"/>
      <text:p text:style-name="P490">Опустели все вокзалы, </text:p>
      <text:p text:style-name="P490">Рельсы холодно молчат: </text:p>
      <text:p text:style-name="P490">Что <text:span text:style-name="T568">теряем –</text:span> им в прибыток, </text:p>
      <text:p text:style-name="P490"><text:span text:style-name="T570">И </text:span>колёса <text:span text:style-name="T570">всё</text:span> стучат. </text:p>
      <text:p text:style-name="P490"/>
      <text:p text:style-name="P492">Поезда<text:span text:style-name="T569">м</text:span> <text:span text:style-name="T569">средь</text:span> ночи чёрной,</text:p>
      <text:p text:style-name="P490"><text:span text:style-name="T569">Вольно</text:span> вместе с ветром выть, </text:p>
      <text:p text:style-name="P492"><text:span text:style-name="T571">Да греметь во тьме бездонной</text:span>, </text:p>
      <text:p text:style-name="P490">Ну, а нам петь и грешить. </text:p>
      <text:p text:style-name="P353"/>
      <text:p text:style-name="P353">Трубки ходят по кругу. Дым зависает на сырых деревянных брусьях, выплёскивается через щели в <text:span text:style-name="T572">течение </text:span>ноч<text:span text:style-name="T572">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72">несчастьем</text:span>. </text:p>
      <text:p text:style-name="Text_20_body">Досье Швейцарской фирмы на Л. (т. е. Ласло) Джамфа перечисляет все его достижения к моменту <text:span text:style-name="T572">его </text:span><text:s/>при<text:span text:style-name="T572">езда для</text:span> работ<text:span text:style-name="T572">ы</text:span> в Цюрихе. <text:span text:style-name="T572">В</text:span>ыясн<text:span text:style-name="T572">яется</text:span>, <text:span text:style-name="T572">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72">личных</text:span> деловых сделках. Похоже этот Бленд, в начале двадцатых, плотно стыковался с операциями Гуго Штинеса в Германии. Штинес, при жизни, <text:span text:style-name="T572">представлял из себя</text:span> вундеркинда Европейских финансов. За пределами Рура, где его семья на протяжении поколений <text:span text:style-name="T573">оставались</text:span> угольными баронами, молодой Штинес создал <text:span text:style-name="T573">обширную</text:span> империю производства стали, газа, электроэнергии, трамвайных и судоходных линий <text:span text:style-name="T573">прежде</text:span>, <text:span text:style-name="T573">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73">под контролем </text:span>Рейнелбе-Юнион в <text:span text:style-name="T573">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73">л</text:span> иностранные деньги за марки занятые в Рей<text:span text:style-name="T573">х</text:span>сбанке, <text:span text:style-name="T573">по</text:span>нижая <text:span text:style-name="T573">затем </text:span>курс марки, и выплачива<text:span text:style-name="T573">л</text:span> займы ничтожной долей <text:span text:style-name="T573">от </text:span>первоначальной <text:span text:style-name="T573">суммы</text:span>. Бол<text:span text:style-name="T573">е</text:span>е всех прочих финансистов <text:span text:style-name="T573">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74">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74">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74">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74">от </text:span>вживлённ<text:span text:style-name="T574">ого</text:span> <text:span text:style-name="T574">прибора</text:span>, <text:span text:style-name="T574">который они внесли</text:span> в его тело подобно колониальному аванпосту тут, в нашем неупорядоченном шумном мире, ещё одно <text:span text:style-name="T574">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74">рас</text:span>продавать свою долю в операциях Штинеса. <text:span text:style-name="T574">Какая-то</text:span> из <text:span text:style-name="T574">таких</text:span> продаж произв<text:span text:style-name="T574">одилась</text:span> через Ласло Джамфа <text:span text:style-name="T574">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80">о</text:span>папа Слотроп. </text:p>
      <text:p text:style-name="P139">Н<text:span text:style-name="T575">е</text:span>слабый способ докопаться, что твой отец заключил, 20 лет тому, сделку для <text:span text:style-name="T575">о</text:span>платы тво<text:span text:style-name="T575">его</text:span> образовани<text:span text:style-name="T575">я</text:span>. Если вдуматься, Слотропу не <text:span text:style-name="T575">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75">насчёт </text:span>наблюдени<text:span text:style-name="T575">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75">обуздат</text:span>ь обычным Ёб Твою… Запах, запретная комната, на самом краешке его памяти. Не видно, <text:span text:style-name="T575">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75">своей</text:span> жизни, однако, <text:s/>в <text:soft-page-break/><text:span text:style-name="T575">самых</text:span> глубин<text:span text:style-name="T575">ах</text:span>, <text:span text:style-name="T575">вернувшись </text:span>обратно <text:s/>в <text:span text:style-name="T575">ту </text:span>тёпл<text:span text:style-name="T575">ую</text:span> тем<text:span text:style-name="T575">ень</text:span>, <text:span text:style-name="T575">к</text:span> начальны<text:span text:style-name="T575">м</text:span> форм<text:span text:style-name="T575">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76">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79">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76">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77">при </text:span>ВКОЭС, фантази<text:span text:style-name="T577">ям</text:span> Геббельса не <text:span text:style-name="T577">хватало такой</text:span> разухабист<text:span text:style-name="T577">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77">и</text:span> даже, как известно <text:soft-page-break/>Марви, не разоружены. –«Мало нам забот с Русами, <text:span text:style-name="T577">Л</text:span>ягушатниками, <text:span text:style-name="T577">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77">После</text:span> Д<text:span text:style-name="T577">ня</text:span> Победы почти везде, где была ракета, <text:span text:style-name="T577">встретишь</text:span> ниггера. Никогда чтоб вся батарея из одних буги-вугов, даже <text:span text:style-name="T577">К</text:span>апустники не <text:span text:style-name="T1">настолько</text:span> тупые! Одна батарея это 81 человек, <text:span text:style-name="T1">плюс</text:span> всё <text:span text:style-name="T577">её</text:span> обеспечение, тут тебе и управление стартом, и электричество, и топливо, охранение тоже—кореш, это <text:span text:style-name="T577">получилася</text:span> б целая куча ниггеров в одном месте. А они всё так же по<text:span text:style-name="T577">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77">л</text:span>ь<text:span text:style-name="T577">ч</text:span>е. </text:p>
      <text:p text:style-name="Text_20_body">– Зато наше терпение,– добавляет спокойный голос из темноты,– <text:span text:style-name="T578">необъятно</text:span>, хотя, <text:span text:style-name="T578">пожалуй</text:span>, не безгранично.– С этими словами, высокий Африканец с широкой длинной бородой подступает <text:span text:style-name="T578">и </text:span>сошвыр<text:span text:style-name="T578">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81">колеся</text:span> руками-ногами, пропадает из виду. Ели толпятся на холмах. Ущербная луна взошла над зазубренным кряжем.</text:p>
      <text:p text:style-name="P354">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83">С</text:span> Марви одн<text:span text:style-name="T583">и</text:span> беспокойств<text:span text:style-name="T583">а</text:span>, это точно. Всё же он не настолько большая проблема как...– Он всматривается в Слотропа.– Хмм. А вы действительно военный <text:span text:style-name="T583">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82">т</text:span> на крыше, по<text:span text:style-name="T582">чёсывает</text:span> свои босые ноги. Друг? Добрый знак? <text:span text:style-name="T1">Чёрные ракетчики</text:span>? Что блядь за головоломки? </text:p>
      <text:p text:style-name="P493">Ну, банда, <text:s/>утро доброе, начнём его прощаньем:</text:p>
      <text:p text:style-name="P494"><text:span text:style-name="T583">Бывай, </text:span>Втора-а-я Мирова-а-я!</text:p>
      <text:p text:style-name="P493"><text:span text:style-name="T582">П</text:span>ока, трах-тарарах! </text:p>
      <text:p text:style-name="P493">Б<text:span text:style-name="T583">итвы позади</text:span> и мы кайфуем, </text:p>
      <text:p text:style-name="P493"><text:soft-page-break/>И вот он я, несу вам солнца на плечах— </text:p>
      <text:p text:style-name="P493">Привет, Германский Герман, и неча рожу кривить, </text:p>
      <text:p text:style-name="P493">Домой ты попадёшь, так радуйся давай— </text:p>
      <text:p text:style-name="P493">Нам тут в Ракете хмурых лиц не нада, </text:p>
      <text:p text:style-name="P493">У нас прекрасен каждый-божий день— </text:p>
      <text:p text:style-name="P493">(Брось хныкать, Гретхен!) <text:span text:style-name="T583">В</text:span>аляй </text:p>
      <text:p text:style-name="P493">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83">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83">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93">Любовь никогда не уйдёт, </text:p>
      <text:p text:style-name="P493">До конца никогда не умрёт, </text:p>
      <text:p text:style-name="P493">При взгляде на сувенир, </text:p>
      <text:p text:style-name="P493">Нежданно вдруг оживёт. </text:p>
      <text:p text:style-name="P493"/>
      <text:p text:style-name="P493">Ты покинул меня, </text:p>
      <text:p text:style-name="P493">Но цветок розы белой </text:p>
      <text:p text:style-name="P493">Хранит книга моя, </text:p>
      <text:p text:style-name="P493">Меж страниц пожелтелых… </text:p>
      <text:p text:style-name="P493"/>
      <text:p text:style-name="P493"><text:soft-page-break/>Год сменяется годом, </text:p>
      <text:p text:style-name="P493">Я давно уж не та, </text:p>
      <text:p text:style-name="P493">Отчего же слезами </text:p>
      <text:p text:style-name="P493">Роза та залита… </text:p>
      <text:p text:style-name="P493"/>
      <text:p text:style-name="P493">Любовь не пройдёт никогда, </text:p>
      <text:p text:style-name="P493">Если это любовь, </text:p>
      <text:p text:style-name="P493">Днём, иль ночью тревожит она, </text:p>
      <text:p text:style-name="P493">Вновь свежа и нежна, </text:p>
      <text:p text:style-name="P493">Как алая роза, любимый, </text:p>
      <text:p text:style-name="P493">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83">ы</text:span> сбивают с толку звук моторов и, кажется, он идёт <text:span text:style-name="T583">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84">до того </text:span>всё <text:s/>неорганизованно. Без договорённостей никак не<text:span text:style-name="T584">л</text:span>ь<text:span text:style-name="T584">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84">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84">тут же</text:span> кончает, фантазии о Чичерине, нескрываемо и трогательно, на её лице. Это раздражает Слотропа, хотя не мешает кончить и самому. </text:p>
      <text:p text:style-name="P355">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85">погружается</text:span> в дремоту, вновь возбуждается её губами, пальцами, скольжением по нему рос<text:span text:style-name="T585">ян</text:span>ых ног. Солнце в <text:span text:style-name="T585">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85">угощает</text:span> его вареной капустой, ложк<text:span text:style-name="T585">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85">вдоль</text:span> мостовой. </text:p>
      <text:p text:style-name="Text_20_body">Что-то <text:span text:style-name="T586">грянуло</text:span>, хлопая крыльями, с неба, когти скребут верх балдахина. «Что это?»– <text:span text:style-name="T586">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86">полакомится</text:span>, <text:span text:style-name="T586">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86">Но где-то </text:span>задерживается. Так<text:span text:style-name="T586">ое </text:span>случается. </text:p>
      <text:p text:style-name="Text_20_body"><text:soft-page-break/>Слотроп выс<text:span text:style-name="T586">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86">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87">что </text:span>ты вовсе не ищешь Ракету Номер 00000. Надо же, <text:s text:c="2"/>глупо <text:span text:style-name="T587">так</text:span> <text:span text:style-name="T587">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87">единственной</text:span> ракетой из 6000 <text:span text:style-name="T587">оборудованной</text:span> прибором <text:span text:style-name="T587">из </text:span>Imipolex G? </text:p>
      <text:p text:style-name="Text_20_body">– А про <text:span text:style-name="T1">Schwarzgerät</text:span>, тебе вообще до лампочки,– не унимается она. <text:span text:style-name="T587">Ни в какую не хочет </text:span>ун<text:span text:style-name="T587">я</text:span>т<text:span text:style-name="T587">ь</text:span>ся. </text:p>
      <text:p text:style-name="P142">– <text:span text:style-name="T587">Эт ты о чём</text:span>?</text:p>
      <text:p text:style-name="P142">– Его ещё называют <text:span text:style-name="T1">S-Gerät</text:span>. </text:p>
      <text:p text:style-name="P142">Из списка <text:span text:style-name="T587">последующей</text:span> сборки , Слотроп, вспомнил? Вернер, на балдахине, заухал. Сигналит тому Чичерину, точняк. </text:p>
      <text:p text:style-name="P553">Параноики не <text:span text:style-name="T591">оттого</text:span> параноики (Пословица 5) что они параноики, а потому что постоянно <text:span text:style-name="T587">вляпываются</text:span>, эти ёбаные идиоты, <text:s/>в <text:span text:style-name="T587">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87">всякие там </text:span>ракеты, приборы. </text:p>
      <text:p text:style-name="Text_20_body">– Я <text:span text:style-name="T587">прочитываю</text:span> почту Вацлава,– как будто отвечает на тупой вопрос, но <text:span text:style-name="T587">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88">У меня</text:span> редакторы <text:span text:style-name="T588">такие</text:span> твердолобы<text:span text:style-name="T588">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88">е</text:span>нужная <text:span text:style-name="T588">больше</text:span> метла через плечо. Меня избрали <text:span text:style-name="T588">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88">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88">если даже</text:span> не знаю что <text:span text:style-name="T588">тут вообще может <text:s/>быть </text:span>интересного. </text:p>
      <text:p text:style-name="Text_20_body">– <text:span text:style-name="T589">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89">покойник</text:span> был шпион<text:span text:style-name="T589">ом</text:span>, <text:span text:style-name="T589">ладно</text:span>, пока, мне <text:span text:style-name="T589">ещё</text:span> в Пенемюнде и к <text:span text:style-name="T589">одной </text:span>роскошной польской девке с грудями как ванильное мороженое, заскочу к тебе в другой раз. </text:p>
      <text:p text:style-name="Text_20_body">– Мне, <text:span text:style-name="T589">так </text:span>думаю, <text:span text:style-name="T589">уже </text:span>пора отсюда,– грит Слотроп,– в пишущую машинку ленту надо <text:span text:style-name="T589">ещё</text:span> заправ<text:span text:style-name="T589">ля</text:span>ть, карандаши под<text:span text:style-name="T589">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90">его</text:span> он ещё не <text:span text:style-name="T590">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90">готов</text:span> достать. За полмиллиона швейцарских франков, если ты в курсе. <text:span text:style-name="T590">Будет ждать </text:span>на Странд-Променад, каждый день до полудня. <text:span text:style-name="T590">В</text:span> бел<text:span text:style-name="T590">ом</text:span> костюм<text:span text:style-name="T590">е</text:span>. </text:p>
      <text:p text:style-name="Text_20_body"><text:soft-page-break/>О, даже так? –«Блодгет Ваксвинг». </text:p>
      <text:p text:style-name="Text_20_body">– Он не подписал. Но не думаю, что Ваксвинг. <text:span text:style-name="T590">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91">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90">полным</text:span> счастьем четырёхлет<text:span text:style-name="T590">ки</text:span> и <text:span text:style-name="T590">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90">персонально</text:span>, даже засыпает, вскоре, в объятии её голых рук. </text:p>
      <text:p text:style-name="P356"><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57">Это рассвет из книжки <text:span text:style-name="T593">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93">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93">круговой </text:span>обороне. Солнце уже пригревает. Горы полнятся запахом вечнозелёных. Этот <text:span text:style-name="T633">старлей</text:span> за рулём служит в танковой роте, <text:span text:style-name="T594">назначенной в</text:span> охран<text:span text:style-name="T594">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32">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94">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94">шариковые</text:span> подшипники от сервомотор<text:span text:style-name="T594">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96">делалось</text:span> <text:span text:style-name="T1">на самом деле</text:span>?» </text:p>
      <text:p text:style-name="P144">Посетитель, готовый выложить экстравагантную сумму, редко оста<text:span text:style-name="T594">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94">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94">по ту сторону</text:span> мерца<text:span text:style-name="T594">ния</text:span> защитн<text:span text:style-name="T594">ого</text:span> барьер<text:span text:style-name="T594">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95">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95">от </text:span>кажд<text:span text:style-name="T595">ого</text:span> луч<text:span text:style-name="T595">ится</text:span> яркий от<text:span text:style-name="T595">свет</text:span> флуоресцентных пластиков, обратно в Вальс, в странно всеобщий Вальс Будущего, <text:span text:style-name="T595">чуть</text:span> обеспок<text:span text:style-name="T595">аи</text:span>вающ<text:span text:style-name="T595">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95">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95">уя</text:span> челюсти, встроена секция, почти что гульфик для лица, содержащий возможность радиосвязи, что выступ<text:span text:style-name="T595">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97">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33">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92">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58">Вход в туннель исполнен в виде параболы. Манера Альберта Спира. Кое-кого в тридцатые тянуло на параболы, <text:span text:style-name="T598">и тогда же</text:span> Альберт Спир <text:s/>заведовал Новой Германской Архитектурой, а <text:span text:style-name="T598">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99">он </text:span>узнал, что парабола является также формой предполагаемого пути ракеты в пространстве. (Что он, фактически, сказал, было: «О, прекрасно».) А <text:span text:style-name="T599">такое имя дала ему </text:span>его мать, <text:span text:style-name="T599">назвав</text:span> <text:span text:style-name="T599">первым </text:span>имен<text:span text:style-name="T599">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00">сеть</text:span> на шесте <text:span text:style-name="T600">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00">е</text:span> «Специальн<text:span text:style-name="T600">ой</text:span> Мисси<text:span text:style-name="T600">и</text:span> V-2» в Париже. Фирменное блюдо кухни Ваксвинга. Вторая рота 47-го мотострелкового полка 5-й мотострелковой дивизии похоже занята ещё чем-то <text:span text:style-name="T600">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00">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00">с каких пор</text:span>, <text:span text:style-name="T600">с каких пор начал</text:span> затрухива<text:span text:style-name="T600">ть</text:span> эту страну…. Внутрь, под параболу и <text:s/>в <text:span text:style-name="T600">толщу </text:span>гор<text:span text:style-name="T600">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601">оказаться</text:span> <text:span text:style-name="T601">затерянными</text:span> в недра<text:span text:style-name="T601">х</text:span> гор, и не всегда ради <text:span text:style-name="T601">лишь</text:span> вставших торчком ожиданий—Венера, фрау Хольда, её сексуальные услады—нет, многи<text:span text:style-name="T602">х манят</text:span>, <text:span text:style-name="T602">в сущности</text:span>, <text:s/>гном<text:span text:style-name="T602">ы</text:span>, создани<text:span text:style-name="T602">я</text:span> мельче тебя, <text:span text:style-name="T602">манит</text:span> тягуче<text:span text:style-name="T602">е</text:span>, <text:span text:style-name="T602">словно</text:span> в склепе, времен<text:span text:style-name="T602">я,</text:span> в ногу с твоей прогулкой <text:span text:style-name="T602">покрывшись</text:span> капюшон<text:span text:style-name="T602">ом</text:span> тут, внизу, <text:span text:style-name="T602">не спеша,</text:span> через дворы длящиеся миля за милей, <text:span text:style-name="T602">без боязни</text:span> заблудиться… вдали от людских взглядов… даже Миннезингеру нужно порой побыть одному… долгие <text:span text:style-name="T602">укрощённые</text:span> прогулки пасмурного дня… уютность <text:span text:style-name="T602">замкнутости</text:span> места, где все в полном согласии относительно Смерти. </text:p>
      <text:p text:style-name="Text_20_body">Слотроп<text:span text:style-name="T603">у известно</text:span> это место. Не столько по картам, которые ему при<text:span text:style-name="T603">ш</text:span>лось <text:span text:style-name="T603">зубрить</text:span> в Казино, а тем самым знанием, <text:span text:style-name="T603">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03">из неисчислимых</text:span> множеств <text:span text:style-name="T603">сообщаемых</text:span> Богом и Историей. Когда узники Доры впали в своё буйство, электрические лампочки в ракетных цехах <text:span text:style-name="T603">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03">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03">Либо</text:span> же <text:span text:style-name="T603">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603">сообщить</text:span> архитектору: «Мастер!»– кричит он.– «Мастер!» Ольш зан<text:span text:style-name="T603">има</text:span>л квартиру в Миттельверке, отделившись от производства парой частных тоннелей не <text:span text:style-name="T603">представленных</text:span> ни <text:span text:style-name="T603">на</text:span> одном плане этого места. Впада<text:span text:style-name="T604">в</text:span> в грандиозную идею <text:span text:style-name="T604">относительно подобающей архитектору</text:span> жизн<text:span text:style-name="T604">и</text:span> на этих глубинах, он <text:span text:style-name="T604">уже </text:span>треб<text:span text:style-name="T604">овал обращения с</text:span> <text:s/>титул<text:span text:style-name="T604">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04">му</text:span> из зданий не <text:span text:style-name="T604">полагалось</text:span> стоять. С виду вполне нормальные, они спроектированы падать, <text:span text:style-name="T604">подобно заснувшему </text:span><text:s/>в опере толстяк<text:span text:style-name="T604">у, что</text:span> валится кому-то на колени, как только <text:span text:style-name="T604">вколочена</text:span> последняя заклёпка, <text:span text:style-name="T604">сняты </text:span>последние <text:span text:style-name="T604">опалубки</text:span> с нововоздвигнутой аллегорической статуи. В этом проблема «желания смерти» Ольша, как эти помощнички её называют: ей <text:span text:style-name="T604">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04">померк</text:span>, каждый стол в этом сводчатом, почти наружном зале <text:span text:style-name="T604">снабжён</text:span> сво<text:span text:style-name="T604">им</text:span> собственны<text:span text:style-name="T604">м</text:span> свет<text:span text:style-name="T604">ом</text:span> от лампы накаливания. Гномы <text:span text:style-name="T604">остаются</text:span> тут, в ночи, <text:s/><text:span text:style-name="T604">только</text:span> лишь <text:span text:style-name="T604">с </text:span>их лампочками, сияющими условно, неопределённо… всё это может утонуть во мраке так легко, <text:span text:style-name="T605">в любую</text:span> секунду…. Каждый гном работает за <text:span text:style-name="T605">отдельной</text:span> чертёжной доской. Они работают допоздна. Назначен срок—неясно лишь работают <text:span text:style-name="T605">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05">хлопушкой</text:span>!» </text:p>
      <text:p text:style-name="Text_20_body">– Продолжай, Хупла, с информацией, что <text:span text:style-name="T605">стала причиной</text:span> тво<text:span text:style-name="T605">го</text:span> довольно грубо<text:span text:style-name="T605">го</text:span> появлени<text:span text:style-name="T605">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06">податливым</text:span> <text:s/>символизму связанному с Ракетой. В статичном пространстве архитектора, ему, <text:span text:style-name="T606">вероятно,</text:span> приходилось использовать двойной интеграл, время от времени, в начале его карьеры, <text:span text:style-name="T606">ис</text:span>числяя объёмы под поверхностями, чьи уравнения известны—массы, моментумы, центры тяжести. Но столько лет уж миновало с т<text:span text:style-name="T606">ой</text:span> пор<text:span text:style-name="T606">ы</text:span>, как приходилось <text:span text:style-name="T606">иметь дело с </text:span>чем-либо столь элементарным. Нынче большая часть его вычислений <text:span text:style-name="T606">ведётся</text:span> <text:span text:style-name="T606">насчёт</text:span> мар<text:span text:style-name="T606">ок</text:span> <text:span text:style-name="T606">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06">Однако, </text:span><text:s/>в динамичном пространстве жив<text:span text:style-name="T606">ущей</text:span> Ракеты, двойной интеграл имеет <text:span text:style-name="T606">иное</text:span> значение. <text:span text:style-name="T606">Тут ин</text:span>теграция <text:s/>оперир<text:span text:style-name="T607">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07">яе</text:span>тся к борту, из центра. На нём закреплена катушка. <text:span text:style-name="T607">При движении</text:span> катуш<text:span text:style-name="T607">ки</text:span> через магнитное поле, в ней возника<text:span text:style-name="T607">ет</text:span> электрический ток. Чем больше ускорение, тем сильнее ток. Так что Ракета, со своей стороны, в полёте прежде всего <text:span text:style-name="T607">оценивала</text:span> ускорение. Люди, <text:span text:style-name="T607">от</text:span>сле<text:span text:style-name="T607">живая его</text:span>, первым делом <text:span text:style-name="T607">оценивали</text:span> положение, или расстояние. Для перехода от ускорения к расстоянию, Ракет<text:span text:style-name="T607">е</text:span> <text:span text:style-name="T607">требовалось</text:span> интегрировать дважды—<text:span text:style-name="T607">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07">для достижения того</text:span>, что человеческий глаз видит прежде <text:span text:style-name="T608">чего-либо прочего</text:span>—расстояние по курсу полёта. </text:p>
      <text:p text:style-name="P149">Тут снова выступала та обратная симметрия, та самая, которую <text:span text:style-name="T608">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08">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08">проходил через</text:span> мостовую схему Витстона и заряжал конденсатор. Заряд <text:span text:style-name="T608">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08">накопленный в</text:span> ход<text:span text:style-name="T608">е</text:span> полёта уравнивается с <text:s/>зарядом (<text:span text:style-name="Emphasis">АiL</text:span>) <text:span text:style-name="T608">размещённом </text:span>на другом конце, конденсатор разряжен. <text:span text:style-name="T608">С</text:span>рабатывает <text:span text:style-name="T608">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08">наподобие</text:span> монолит<text:span text:style-name="T608">ов</text:span> оставле<text:span text:style-name="T608">н</text:span>ны<text:span text:style-name="T608">х</text:span> ему в сумраке, оставлен<text:span text:style-name="T608">н</text:span>ы<text:span text:style-name="T608">х</text:span> некоей подпорченной идеей «Цивилизация», в котор<text:span text:style-name="T609">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09">я</text:span> на со<text:span text:style-name="T609">бор</text:span>ах живого камня». Нет, ничего <text:span text:style-name="T609">такого </text:span>подобного, но <text:span text:style-name="T609">в виде</text:span> точк<text:span text:style-name="T609">и</text:span> в пространстве, точк<text:span text:style-name="T609">и</text:span> расположенн<text:span text:style-name="T609">ой</text:span> <text:span text:style-name="T609">именно</text:span> там, где должно прер<text:span text:style-name="T609">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09">Д</text:span>ля каждой пусковой площадки <text:span text:style-name="T609">и</text:span>меется <text:span text:style-name="T609">своя </text:span><text:span text:style-name="Emphasis">Brennschluss</text:span> точка. Они всё так <text:span text:style-name="T609">и</text:span> висят там, каждая из них, созвездие в ожидании 13-го знака Зодиака названное его именем… но они расположены к Земле <text:span text:style-name="T609">настолько</text:span> близко, что из многих мест не видны вообще, а из зоны <text:span text:style-name="T610">где</text:span> <text:s text:c="2"/>различимы, они складываются в совершенно иные конфигурации. </text:p>
      <text:p text:style-name="P359">Двойной интеграл это <text:span text:style-name="T611">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11">повтора </text:span>Их энтропий, от Их льстивости и от Их денег: <text:span text:style-name="T611">возможно</text:span> ему кажется, что если <text:s/><text:span text:style-name="T611">удастся</text:span> сделать <text:span text:style-name="T611">это</text:span> для неё, то и для себя тоже сможет… <text:span text:style-name="T612">но это считай что</text:span> благородств<text:span text:style-name="T612">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12">подобно</text:span> голоса<text:span text:style-name="T612">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612">складкам</text:span> неровной поверхности, <text:span text:style-name="T612">смахивает на</text:span> <text:s/>поддел<text:span text:style-name="T612">ку</text:span> пещер<text:span text:style-name="T612">ы </text:span>в парке аттракционов. Входы в поперечные тоннели проплывают мимо как наставленные раструбы с воздухом сквозящим из их ртов... когда-то <text:span text:style-name="T613">прежде</text:span> визжали токарные станки, игривые токари <text:s/>перестрел<text:span text:style-name="T613">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13">тиск</text:span>ивали <text:span text:style-name="T613">лязг</text:span> в воздухе, как глухая пора зимы, и янтарный свет ра<text:span text:style-name="T613">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13">необоримая</text:span>. Каждая вещь замерла, утонула, обессиле<text:span text:style-name="T613">в от</text:span> сумрак<text:span text:style-name="T613">а</text:span>, смертельн<text:span text:style-name="T613">ого</text:span> сумрак<text:span text:style-name="T613">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13">ки</text:span> своего промышленного запаха. И пусть <text:span text:style-name="T613">всё ещё</text:span> на плаву и с привидениями, <text:span text:style-name="T613">тут</text:span> вам не легендарн<text:span text:style-name="T613">ая</text:span> <text:span text:style-name="T613">шхуна</text:span> Marie-Celeste—дальнейший курс не настолько чёток, эти рельсы под ногами бегут вперёд и во все стороны по затихшей Европе, и <text:span text:style-name="T613">пот скатывается по </text:span>наш<text:span text:style-name="T613">ей</text:span> плот<text:span text:style-name="T613">и</text:span>, <text:span text:style-name="T620">и</text:span> <text:span text:style-name="T613">про</text:span>бег<text:span text:style-name="T613">аю</text:span>т мурашки <text:span text:style-name="T614">от</text:span> дом<text:span text:style-name="T614">овы</text:span>х тайн, чердачного ужаса <text:span text:style-name="T620">не столько </text:span>перед тем Что Может Тут <text:span text:style-name="T620">Произойти</text:span>, как от нашего знания, что ведь и впрямь <text:span text:style-name="T620">скорее всего</text:span> <text:span text:style-name="T1">происходи</text:span><text:span text:style-name="T37">ло</text:span>…<text:span text:style-name="T620">и</text:span> <text:span text:style-name="T614">так </text:span>всегда <text:s/><text:span text:style-name="T614">просто </text:span>было, в открытых пуст<text:span text:style-name="T614">ошах</text:span>, поддаться Паническому страху безлюдья, <text:span text:style-name="T620">однако, </text:span><text:soft-page-break/><text:span text:style-name="T620">здесь</text:span> наваливаются городские фантомы, <text:span text:style-name="T620">явившись</text:span> по твою душу, когда ты заблудился или застрял <text:span text:style-name="T614">посреди</text:span> уходящего времени, где нет больше Истории, нет капсулы машины времени, чтобы <text:span text:style-name="T614">отыскать</text:span> свой путь обратно, <text:span text:style-name="T614">а</text:span> только опоздание и пустота <text:span text:style-name="T614">з</text:span>аполнившие громадный перрон, после эваку<text:span text:style-name="T614">ации</text:span> столиц<text:span text:style-name="T614">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14">у</text:span> <text:span text:style-name="T614">под</text:span> белым<text:span text:style-name="T614">и</text:span> потолкам<text:span text:style-name="T614">и</text:span>… их <text:span text:style-name="T614">только</text:span> в Зоне встре<text:span text:style-name="T614">т</text:span>ишь, они соответствуют новейшей Неопределённости. Призраки <text:span text:style-name="T615">привыкли быть</text:span> либо подобием мёртвых или же <text:span text:style-name="T615">привидениями</text:span> живых. Но тут в Зоне категории <text:span text:style-name="T615">совершенно</text:span> <text:span text:style-name="T615">с</text:span>мешались. Статус имени по которому тоскуешь, которое любишь, ищешь, стал сомнительным и <text:span text:style-name="T615">отстранённым</text:span>, но в этом больше <text:span text:style-name="T615">простой</text:span> бюрократи<text:span text:style-name="T615">и</text:span> массового отсутствия—кто-то всё ещё жив, кто-то умер, но многие, многие забыли кто они есть. Их подобие уже не поможет. Тут внизу лишь <text:span text:style-name="T616">пеленанья</text:span> сброшенные на свету, в темноте же: лики Неопределённости…. </text:p>
      <text:p text:style-name="Text_20_body">Пос<text:span text:style-name="T617">т</text:span>-А4-ное человечество движется, со стуком и <text:span text:style-name="T617">гамом</text:span>, среди тоннелей. Слотроп видит гражданских в хаки, со значками, <text:span text:style-name="T617">в </text:span>подшлемник<text:span text:style-name="T617">ах</text:span> с трафарет<text:span text:style-name="T617">ами</text:span> <text:span text:style-name="T617">букв</text:span> Джи-Эл, иногда ему кивают, блеснув очками под дальней лампочкой, чаще просто не замечают. Отделения рядовых ходят скорым шагом, туда-<text:span text:style-name="T617">обратно</text:span>, таскают ящики. Слотроп голоден, а Жёлтого Джеймса нигде не видать. И нет никого тут внизу, <text:span text:style-name="T617">что </text:span>сказа<text:span text:style-name="T617">л бы</text:span> «как ты?», ещё меньше <text:span text:style-name="T617">таких, кто </text:span>накорми<text:span text:style-name="T617">л бы</text:span> независимого Йана Скафлинга. Нет, погоди, ей-бо, тут под<text:span text:style-name="T617">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17">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17">размещалась</text:span> часть завода <text:span text:style-name="T617">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17">х</text:span> секций всё ещё тут, складированы <text:span text:style-name="T618">чередуясь</text:span>, стабилизатор<text:span text:style-name="T618">ами</text:span> вверх/стабилизатор<text:span text:style-name="T618">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18">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18">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18">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55">Ракетные Лимерики</text:span>. </text:p>
      <text:p text:style-name="P496">Однажды была хрень Фау-2 </text:p>
      <text:p text:style-name="P496">Без лётчиков летала, </text:p>
      <text:p text:style-name="P496">На кнопку нажмёшь </text:p>
      <text:p text:style-name="P496">Всё вдрызг разнесёт </text:p>
      <text:p text:style-name="P496">Оставит лишь яму и трупов немало.</text:p>
      <text:p text:style-name="Text_20_body">Мотив извест<text:span text:style-name="T618">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95"><text:span text:style-name="Emphasis">[Припев:] Ja, ja, ja, ja!</text:span> </text:p>
      <text:p text:style-name="P495">В Пруссии не лижут пусю, </text:p>
      <text:p text:style-name="P495">Кошек там слишком мало, </text:p>
      <text:p text:style-name="P495">Да и тем больше мусор по вкусу, </text:p>
      <text:p text:style-name="P495">Так давай повальсуем, Русский, чтоб небу жарко стало! </text:p>
      <text:p text:style-name="P152"/>
      <text:p text:style-name="Text_20_body"><text:span text:style-name="T619">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22">завалились</text:span> на бок. </text:p>
      <text:p text:style-name="P495">Жил да был паренёк, его звали Крокетай </text:p>
      <text:p text:style-name="P495">Один раз поимел он секс с ракетой, </text:p>
      <text:p text:style-name="P495">Подверись тебе наблюдать, </text:p>
      <text:p text:style-name="P495">Ты <text:span text:style-name="T621">и</text:span> глаз <text:span text:style-name="T621">бы </text:span>не мог оторвать, </text:p>
      <text:p text:style-name="P495">Что творили они в случке этой. </text:p>
      <text:p text:style-name="P360"><text:soft-page-break/>Слотроп голоден и хочет пить. Несмотря на явные <text:span text:style-name="T623">и </text:span>несомненн<text:span text:style-name="T623">ые</text:span> миазмы зла в Штольне 41, он начинает высматривать как можно туда спуститься и, быть может, <text:span text:style-name="T623">пристроиться на</text:span> долю в тамошнем ланче. <text:span text:style-name="T623">Как оказалось</text:span>, единственный путь <text:span text:style-name="T623">вниз</text:span> это трос подъёмного крана над головой. <text:span text:style-name="T623">Окоселый</text:span> <text:span text:style-name="T623">М</text:span>ладший <text:span text:style-name="T623">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23">ознесен</text:span> над Штольней 41, головы движутся туда-сюда далеко внизу, пивная пена п<text:span text:style-name="T623">о</text:span>л<text:span text:style-name="T623">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23">М</text:span>ладший <text:span text:style-name="T623">Е</text:span>фрейтор врубает тормоз. Маниакальный хохот <text:span text:style-name="T623">сверху за спиной</text:span>. Трос, резко натянувшись, шелестит в ладони Слотропа пока <text:span text:style-name="T624">рука его</text:span> не отдёр<text:span text:style-name="T624">нулась и он</text:span> падает и плавно <text:span text:style-name="T624">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97">Был такой себе парень по имени Гектор,</text:p>
      <text:p text:style-name="P497">Он обожал стартовый эректор, </text:p>
      <text:p text:style-name="P497">Но хлюпы и хлопы </text:p>
      <text:p text:style-name="P497">Резких спадов давления </text:p>
      <text:p text:style-name="P497">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25">подносится</text:span> на <text:span text:style-name="T625">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25">в исходное положение</text:span>, к его озорному крановщику и следующему дуболому, что поддастся на его посулы скорого спуска. </text:p>
      <text:p text:style-name="P497">Один парень, по имени Джек Маккой,</text:p>
      <text:p text:style-name="P497">Перепихнулся с боеголовкой, </text:p>
      <text:p text:style-name="P497">Жена, как узнала, </text:p>
      <text:p text:style-name="P497">Ушла сразу, </text:p>
      <text:p text:style-name="P497"><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25">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98">Был техник по имени Урбино </text:p>
      <text:p text:style-name="P498">Он перепихнулся с турбиной </text:p>
      <text:p text:style-name="P498">Сказал: «Выходит глаже, </text:p>
      <text:p text:style-name="P498">Чем с женщиной даже, </text:p>
      <text:p text:style-name="P498">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25">по-</text:span>спортивно<text:span text:style-name="T625">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25">отсапнул</text:span> пену из своего носа, когда Марви, замети<text:span text:style-name="T626">в его,</text:span> вылупил <text:span text:style-name="T626">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61">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26">над </text:span>брюха<text:span text:style-name="T626">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26">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26">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26">явного </text:span>мандража. </text:p>
      <text:p text:style-name="Text_20_body">– Что теперь делать? </text:p>
      <text:p text:style-name="Text_20_body">– Ты будешь экспертом по выразительному <text:span text:style-name="T626">А</text:span>нглийскому. Скажи что-нибудь обидное. </text:p>
      <text:p text:style-name="Text_20_body">Слотроп высовывает голову в длинный тоннель и кричит с самым <text:span text:style-name="T626">А</text:span>нглийским акцентом <text:span text:style-name="T626">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28">о</text:span> Глимпф, <text:s/>привод<text:span text:style-name="T627">я</text:span> кран в движение. </text:p>
      <text:p text:style-name="P361">Свежая мысль приходит на ум Слотропу. Он снова высовывает голову и вопит: «Майор Марви сосает <text:span text:style-name="T154">ниггеров</text:span>!» </text:p>
      <text:p text:style-name="Text_20_body">– Я думаю, нам следует поторопиться,– грит Глимпф. </text:p>
      <text:p text:style-name="Text_20_body">– Эх, <text:span text:style-name="T629">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29">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29">ется</text:span> <text:span text:style-name="T629">через этот</text:span> кромешн<text:span text:style-name="T629">ы</text:span>й <text:span text:style-name="T629">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29">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29">а</text:span> теперь даже чувствуется ветерок. Хорошо катим. </text:p>
      <text:p text:style-name="P499"><text:span text:style-name="T630">С</text:span>качет <text:span text:style-name="T630">как в классики </text:span>всяк Нацистёнок, <text:s/>рад быть здесь</text:p>
      <text:p text:style-name="P499">На Миттельверке-Экспресс! </text:p>
      <text:p text:style-name="P499">Смешные Фашисты усы подкрутили, привет-привет! </text:p>
      <text:p text:style-name="P499"><text:soft-page-break/><text:span text:style-name="T630">А </text:span>едем <text:span text:style-name="T630">куда</text:span>? <text:span text:style-name="T630">Давай</text:span>, угадай! </text:p>
      <text:p text:style-name="P499">Туда, где дефицитов <text:span text:style-name="T630">и</text:span> налогов <text:s/>нет, </text:p>
      <text:p text:style-name="P499">Где кончатся пути, <text:span text:style-name="T630">там </text:span>и есть та страна, </text:p>
      <text:p text:style-name="P499"><text:span text:style-name="T630">Где п</text:span>ридут для Минни <text:span text:style-name="T630">и</text:span> Макс<text:span text:style-name="T630">а</text:span> добрые времена, </text:p>
      <text:p text:style-name="P499">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30">аж</text:span> посвист<text:span text:style-name="T630">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30">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30">С</text:span>зади, громко будто в мегафоны, в массовом хорале: </text:p>
      <text:p text:style-name="P450">Однажды был парень по имени Рей,</text:p>
      <text:p text:style-name="P291">– О, блядь,– грит Слотроп.</text:p>
      <text:p text:style-name="P499">Любитель аккумуляторных батарей </text:p>
      <text:p text:style-name="P499">До замыкания в 50 вольт доигрался </text:p>
      <text:p text:style-name="P499">И от хуя его лишь огрызок остался </text:p>
      <text:p text:style-name="P499">Хлипкий, как устрица из морей. </text:p>
      <text:p text:style-name="P499"><text:span text:style-name="Emphasis"/></text:p>
      <text:p text:style-name="P499"><text:span text:style-name="Emphasis">Ja, ja, ja, ja,</text:span> </text:p>
      <text:p text:style-name="P499">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500">Однажды был парень по имени Лограф,</text:p>
      <text:p text:style-name="P500">Который засадил в <text:span text:style-name="T1">ос</text:span>цилл<text:span text:style-name="T1">ограф</text:span>, </text:p>
      <text:p text:style-name="P500">Циклический след их плотских утех </text:p>
      <text:p text:style-name="P500">Озадачил всех </text:p>
      <text:p text:style-name="P500"><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31">На это</text:span> им в зад, в гармонической раскладке на четыре голоса: </text:p>
      <text:p text:style-name="P500">Однажды парень по имени Юрий</text:p>
      <text:p text:style-name="P500">Сопло ебал через клапан вентури </text:p>
      <text:p text:style-name="P500">Его на том поймали, и арестовали </text:p>
      <text:p text:style-name="P500">И срок большой ему вмандюрил </text:p>
      <text:p text:style-name="P500">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31">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31">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31">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31">ет</text:span> парой кольтов калибр .45 </text:p>
      <text:p text:style-name="Text_20_body">Слотроп ныряет за цилиндрический предмет в задней части трактора. Марви <text:span text:style-name="T631">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31">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31">у</text:span>гас<text:span text:style-name="T631">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31">ую</text:span> парабол<text:span text:style-name="T631">у</text:span> зелёных склонов гор и солнечного света…. </text:p>
      <text:p text:style-name="P36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33">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33">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34">текут</text:span> из его бойниц. Зелёное дыхание лесов стало острее, похолодало. </text:p>
      <text:p text:style-name="P158">Они <text:span text:style-name="T634">идут</text:span> по <text:span text:style-name="T634">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34">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34">на</text:span> Баварск<text:span text:style-name="T634">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34">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34">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01"><text:s text:c="2"/>ОХ… а уж тута… </text:p>
      <text:p text:style-name="P501">По щелям Нацисты, </text:p>
      <text:p text:style-name="P501">Во стенах Фашисты, </text:p>
      <text:p text:style-name="P501">А Япошки лыбятся зубами-домино, </text:p>
      <text:p text:style-name="P501">Норовят за яйца тя </text:p>
      <text:p text:style-name="P501">Хапанутя. </text:p>
      <text:p text:style-name="P501">Но... </text:p>
      <text:p text:style-name="P501">Кады кончица война </text:p>
      <text:p text:style-name="P501">Ох, же ж радый буду я, </text:p>
      <text:p text:style-name="P501">Погоню до Русаков </text:p>
      <text:p text:style-name="P501">По новой завести </text:p>
      <text:p text:style-name="P501">Да и Третию </text:p>
      <text:p text:style-name="P501">Закруговертити... </text:p>
      <text:p text:style-name="P363"><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61"><text:soft-page-break/>В <text:span text:style-name="T635">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35">тносительно</text:span> давлени<text:span text:style-name="T635">я</text:span> в камере. Наши расчёты показывают, что давление в 40 atü <text:span text:style-name="T635">стало</text:span> бы наиболее оптимальным. Но данные все<text:span text:style-name="T635">х</text:span> <text:span text:style-name="T635">проведённых </text:span><text:s/>нами <text:span text:style-name="T635">тестов</text:span> группируются вокруг значения всего в 10 atü». </text:p>
      <text:p text:style-name="P553">– Тогда, разумеется,– ответил Нгу<text:span text:style-name="T635">а</text:span>рарор<text:span text:style-name="T635">е</text:span>ру,– вы должны следовать данным. </text:p>
      <text:p text:style-name="P553">– Но это не будет ни самым совершенным, ни достаточным значением– возразил Немец. </text:p>
      <text:p text:style-name="P553">– Гордый человек,– сказал <text:span text:style-name="T635">Нгуарарореру</text:span>,– что в этих данных, если не прямое откровение? Откуда <text:s/>они <text:span text:style-name="T637">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36">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37">Метрополию</text:span>, этот громадный тупой зоопарк, как образчики, <text:span text:style-name="T637">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37">ылавшимися</text:span> <text:span text:style-name="T637">на </text:span>подав<text:span text:style-name="T637">ление</text:span> Велико<text:span text:style-name="T637">го</text:span> восстани<text:span text:style-name="T637">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37">по</text:span> установлени<text:span text:style-name="T637">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38">х</text:span>ся далеко позади неё, тёмны<text:span text:style-name="T638">е</text:span> склад<text:span text:style-name="T638">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38">вливается</text:span> в кончики пальцев. Это несомненно и освежающе, как сон. Это тепло. Чем <text:span text:style-name="T638">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38">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38">эта примесь</text:span> уже Германск<text:span text:style-name="T638">ой—</text:span>из Славянской и Цыганской<text:span text:style-name="T638">—</text:span>кров<text:span text:style-name="T638">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38">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39">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39">т</text:span> полоску кожи без узелка: это частица старинного символизма, который среди них счита<text:span text:style-name="T639">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39">ого</text:span> и человечь<text:span text:style-name="T639">его</text:span>. Otu- для неодушевлённ<text:span text:style-name="T639">ого</text:span> и распространяющ<text:span text:style-name="T639">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39">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39">т</text:span>о больше, н<text:span text:style-name="T639">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39">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39">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39">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39">настолько</text:span> честны, как могли бы, может мы и впрямь отняли у них стада и земли… ну, а <text:span text:style-name="T639">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40">в</text:span> этих Иреро, было тайной <text:span text:style-name="T640">столь</text:span> же непостижимой, как кладбища слонов, или лемминг<text:span text:style-name="T640">и</text:span> бросающи<text:span text:style-name="T640">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40">уловка</text:span> <text:span text:style-name="T640">в</text:span> наслаждени<text:span text:style-name="T640">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40">всевозможные</text:span> формы, <text:span text:style-name="T640">которые</text:span> ему удаётся <text:span text:style-name="T640">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40">превращая </text:span>самого себя, в новую конфигурацию. Он чувствует это. И <text:span text:style-name="T640">в </text:span>это<text:span text:style-name="T640">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40">путь</text:span> <text:span text:style-name="T640">начертанный им</text:span>, и <text:span text:style-name="T641">его</text:span> откровения. Это ему не льстит. </text:p>
      <text:p text:style-name="P364">То, что Енцин хочет создать не будет иметь истории. И тут не <text:span text:style-name="T642">потребуется правки</text:span> <text:span text:style-name="T642">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43">наметилось</text:span> некое странное сближение с Пустыми: в <text:span text:style-name="T643">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43">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43">А вот</text:span> чего нет, так это—ладно, забудь. </text:p>
      <text:p text:style-name="Text_20_body">– Ха! Нечем продолж<text:span text:style-name="T643">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43">Тут</text:span> охва<text:span text:style-name="T643">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43">Такая уйма</text:span> в одном акте? </text:p>
      <text:p text:style-name="Text_20_body">Всё это и <text:span text:style-name="T643">кое-что</text:span> ещё. Оба знают, что подспудно идёт обсуждение акта самоубийства, который включает <text:span text:style-name="T643">ещё и</text:span> <text:span text:style-name="T643">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43">по</text:span> все<text:span text:style-name="T643">м</text:span> пустеющи<text:span text:style-name="T643">м</text:span> чертог<text:span text:style-name="T643">ам</text:span>, две тени-женщины выползают из полостей своей умирающей раковины, у <text:span text:style-name="T643">финальной</text:span> пепельной полосы прибоя, <text:span text:style-name="T643">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43">елк</text:span>ого «бычка». Это пустая болтовня, или <text:span text:style-name="T644">же </text:span>Омбинди <text:span text:style-name="T644">хочет</text:span> обмахерить Енцина? Если <text:span text:style-name="T644">сказать</text:span>, типа: «Это ж ты жулишь, верно?»– а окажется, что нет, тогда— Однако, альтернатива настолько странна, что Енцина, так уж оно выходит, <text:span text:style-name="T156">П</text:span><text:span text:style-name="T154">риболтали </text:span><text:span text:style-name="T156">Н</text:span><text:span text:style-name="T154">а </text:span><text:span text:style-name="T156">С</text:span><text:span text:style-name="T154">амоубийство </text:span></text:p>
      <text:p text:style-name="P502">А мне похрен что я ем, </text:p>
      <text:p text:style-name="P502">Буги-вуги надоели совсем, </text:p>
      <text:p text:style-name="P502">Но меня приболтали на <text:span text:style-name="T1">самоубийство</text:span>! </text:p>
      <text:p text:style-name="P502"/>
      <text:p text:style-name="P502">И под гитару, и под трубу, </text:p>
      <text:p text:style-name="P502">Все ваши песни «бу-бу-бу-бу!» </text:p>
      <text:p text:style-name="P502">И меня приболтали на самоубийство! </text:p>
      <text:p text:style-name="P502"/>
      <text:p text:style-name="P502">Всё по талонам: от соли до трусиков, </text:p>
      <text:p text:style-name="P502">Мамашами становятся флиртующие пупсики, </text:p>
      <text:p text:style-name="P502">Плевать! Меня приболтали на <text:span text:style-name="T1">самоубийство</text:span>! </text:p>
      <text:p text:style-name="P502"/>
      <text:p text:style-name="P502">Ни галстук мне не нужен, ни нараспашку ворот, </text:p>
      <text:p text:style-name="P502">Ссышь на деревню, <text:span text:style-name="T648">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44">таких</text:span>, о чём <text:span text:style-name="T644">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44">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44">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45">ной</text:span>, а?– Чтобы прошлое рода развеялось <text:span text:style-name="T645">полностью</text:span>, все воспоминания должны стать общедоступными, какой резон хранить историю устремляясь к Последнему Н<text:span text:style-name="T645">у</text:span>лю…. <text:span text:style-name="T645">При всей</text:span> цинично<text:span text:style-name="T645">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45">из</text:span>люб<text:span text:style-name="T645">ленный</text:span> конёк Омбинди с его призывами обратиться к невинности прошлого, о которой он <text:span text:style-name="T645">всего</text:span> лишь слы<text:span text:style-name="T645">ш</text:span>ал, <text:span text:style-name="T645">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45">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45">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46">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46">меридианы</text:span> тела.… Нам <text:span text:style-name="T646">надлежит</text:span> изуч<text:span text:style-name="T646">а</text:span>ть эти новые карты Земли: и с ростом интереса к путешествиям в Глубинку, когда карты обретают иной смысл, <text:span text:style-name="T646">мы должны</text:span>….»– И он <text:span text:style-name="T646">заводится ещё и</text:span> о землях Гондваны, <text:s/>до разбегания материков, когда Аргентина ласково приалась к Юго-Западу… люди <text:span text:style-name="T646">вы</text:span>слуш<text:span text:style-name="T646">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46">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46">обрела</text:span> плоть, плоть <text:s/><text:span text:style-name="T646">переходит</text:span> дальше <text:span text:style-name="T647">во что</text:span>-то ещё…. Енцин отчётливо видит ловушку, но не способ обойти её…. И вот теперь сид<text:span text:style-name="T647">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47">завитушками</text:span> железной стружк<text:span text:style-name="T647">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47">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47">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47">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47">Вайсман</text:span> принёс новое имя домой, к своему возлюбленному, не столько покрасоваться, <text:span text:style-name="T647">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65">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49">в пограничьи с</text:span> кра<text:span text:style-name="T649">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49">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49">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52">в</text:span>люб<text:span text:style-name="T652">лённост</text:span>ь к последнему взрыв—<text:span text:style-name="T653">вмыв</text:span> и <text:span text:style-name="T653">вс</text:span>крик <text:span text:style-name="T653">вырывающийся</text:span> выше страха…. С чего бы Вайсман<text:span text:style-name="T649">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50">только</text:span> лишь в прилегающей <text:span text:style-name="T650">вплотную </text:span>пустоте, слегка вле<text:span text:style-name="T650">чься</text:span> его потоком, но <text:span text:style-name="T650">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50">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50">для</text:span> этих мраморных кулуар<text:span text:style-name="T650">ов</text:span> власти. Енцин охладел: не столько типа угасание пламени, как в полном смысле повеяло холодом, вкус горечи <text:span text:style-name="T650">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50">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50">по</text:span> наивности, которую я уже утратил, что всё возбуждение тех дней доставалось мне, так или иначе, как дар от Вайсмана. Он п<text:span text:style-name="T650">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50">столь</text:span> несчётному числу светловолосых молодых людей, тому как пот и пыль <text:span text:style-name="T650">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51">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66">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54">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55">первая</text:span> половина смены Андреаса, в основном принимает, отвечает только <text:span text:style-name="T655">в случае необходимости</text:span>. Выстукивание любой шифровки это приглашение мгновенной паранойи. Тут же <text:span text:style-name="T656">взвивается</text:span> возможность, что засекут твою антенну, тысячи квадратных километров там, в ночи, полной врагов в их собственных лагерях <text:span text:style-name="T656">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56">удобный</text:span> момент напасть и уничтожить без следа…. Енцин полагает, они будут выжидать пок<text:span text:style-name="T656">уд</text:span>а первая Африканская ракета не будет <text:s/>собрана <text:span text:style-name="T656">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58">заставляет</text:span> нас к <text:span text:style-name="T39">предполагать</text:span> «послевоенно<text:span text:style-name="T658">е</text:span> соперничеств<text:span text:style-name="T658">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56">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56">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56">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56">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54">schwarze besatzung am rhein</text:span></text:span><text:span text:style-name="Emphasis"><text:span text:style-name="T161">!</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57">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57">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57">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67"><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67">Вот-вот рассветёт. На сотню футов ниже расстилается бледное покрывало облака протянувшееся к западу насколько им хватает глаз. <text:span text:style-name="T659">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59">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59">ч</text:span>ком, что не знал такого. Впрочем, о ведьмах он почти без понятия, <text:span text:style-name="T659">хотя</text:span> <text:span text:style-name="T659">у н</text:span>его <text:span text:style-name="T659">в </text:span>предках <text:span text:style-name="T659">имелась даже</text:span> одна настоящая Салемская Ведьма, одна из последних в <text:span text:style-name="T659">ряду</text:span> вздёрнутых, несколько <text:span text:style-name="T659">подобных ей</text:span> на протяжении столетий зависли с фамильного дерева Слотропа. <text:span text:style-name="T659">З</text:span>вали <text:span text:style-name="T659">её </text:span>Эми Спру, отщепенка в семье, что стала Антиномианисткой в возрасте 23 <text:span text:style-name="T659">и</text:span>, <text:span text:style-name="T659">не в себе, <text:s/></text:span><text:s/>бегала <text:span text:style-name="T659">по</text:span> округе Бёркшира, опередив на 200 лет Чокнутую Сью Дамхэм, крадя младенцев, <text:span text:style-name="T660">гоняя</text:span> в сумерки на коровах, <text:span text:style-name="T660">устраивая</text:span> жертв<text:span text:style-name="T660">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03">Она шла в Род-Айленд прибежище найти, </text:p>
      <text:p text:style-name="P503">Решила отдохнуть в Салеме по пути, </text:p>
      <text:p text:style-name="P503">Но там им не понравилось как она улыбалась </text:p>
      <text:p text:style-name="P503">И к утру в компании ведьм на <text:span text:style-name="T660">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61">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64">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61">так</text:span> называе<text:span text:style-name="T661">мое</text:span> «<text:span text:style-name="T661">людское</text:span> <text:span text:style-name="T661">любопытство</text:span>», конечно, увлека<text:span text:style-name="T661">ет</text:span>, нам <text:span text:style-name="T661">же </text:span>всегда интересно чем вы, ребята, занимаетесь… Гели хмык<text:span text:style-name="T661">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62">ведутся </text:span>они идут с <text:span text:style-name="T662">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62">к</text:span>верх<text:span text:style-name="T662">у</text:span>, пока он бесчинствует с воплями <text:span text:style-name="T1">Схватить </text:span><text:span text:style-name="T161">Агликашку ’есоса мне похер сколько требуется людей хоть и ёбаная </text:span><text:span text:style-name="T1">дивизия</text:span><text:span text:style-name="T161">,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62">имеются</text:span> и в Гарварде и, наверняка, где-то выходят на Лайла Блэнда… кто они, а? что нужно им от Слотропа? Он уже <text:s/>знает <text:span text:style-name="T662">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63">что называется</text:span> <text:span text:style-name="T663">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63">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63">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63">ит</text:span> их, <text:span text:style-name="T663">несмотря на</text:span> <text:span text:style-name="T663">упирающиеся </text:span><text:s/>ног<text:span text:style-name="T663">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63">валиваются</text:span>, машут «до свиданья». Последней отцеп<text:span text:style-name="T663">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63">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63">з</text:span>ен: Собор, Ратхаус, церковь св. Бласиуса… квартал без крыш, в котором он встретил Гели…. </text:p>
      <text:p text:style-name="P368">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65">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65">Пре</text:span>свят<text:span text:style-name="T665">ое Блядство</text:span>! У меня точн<text:span text:style-name="T665">як</text:span> галлюцинации <text:span text:style-name="T665">гуляют</text:span>».– И тому подобный <text:span text:style-name="T670">подхалимаж</text:span> младшего подельника. </text:p>
      <text:p text:style-name="Text_20_body"><text:soft-page-break/>– <text:span text:style-name="T665">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71">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65">чуть</text:span> слышно, различается хор Фурий: </text:p>
      <text:p text:style-name="P504">Был молодчага по имени Женя,</text:p>
      <text:p text:style-name="P504">Любитель усилителя напряжения, </text:p>
      <text:p text:style-name="P504">Но пара коротких </text:p>
      <text:p text:style-name="P504">Оставила парня в чём мать родила </text:p>
      <text:p text:style-name="P504">И дом его сожгла дотла! </text:p>
      <text:p text:style-name="P504"/>
      <text:p text:style-name="P504"><text:span text:style-name="Emphasis">Ja, ja, ja, ja!</text:span> </text:p>
      <text:p text:style-name="P504">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66">чешет</text:span> мимо и <text:span text:style-name="T1">шмяк</text:span> влепляется <text:span text:style-name="T666">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67">На этот раз</text:span> им видна спина самолёта, кабина лётчика битком полна накачанных пивом Американцев, они поют: </text:p>
      <text:p text:style-name="P505">Был парень по имени Риттер,</text:p>
      <text:p text:style-name="P505">Он поимел контрольный трансмиттер,</text:p>
      <text:p text:style-name="P505"><text:span text:style-name="T668">С той поры</text:span> его хуй </text:p>
      <text:p text:style-name="P505">Стал болтаться как буй, </text:p>
      <text:p text:style-name="P505">Ил<text:span text:style-name="T668">и</text:span> шквалом растерзанный свитер. </text:p>
      <text:p text:style-name="Text_20_body">Дистанция <text:s text:c="2"/>метров <text:span text:style-name="T668">сто </text:span>и быстро сокращается. Шнорп <text:span text:style-name="T668">ухватывает</text:span> руку Слотропа, <text:span text:style-name="T668">по</text:span>казывает вправо по курсу. Провидению вздумалось выставить на их пути белый склон большущего облака и ветер <text:span text:style-name="T668">у</text:span>скор<text:span text:style-name="T668">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68">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05">Был однажды парень по имени Род, </text:p>
      <text:p text:style-name="P505">Он трахнул сервопривод, </text:p>
      <text:p text:style-name="P505">Но его конец </text:p>
      <text:p text:style-name="P505">Отрастил зубец, </text:p>
      <text:p text:style-name="P505">Не член стал, а полный урод. </text:p>
      <text:p text:style-name="Text_20_body">Шнорп возится с пламенем, серо-розовый нимб, чтоб ста<text:span text:style-name="T668">ло</text:span> менее заметным, однако <text:span text:style-name="T668">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68">угодить</text:span> <text:span text:style-name="T668">по</text:span> шар<text:span text:style-name="T668">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05">Был <text:span text:style-name="T668">один молодчик</text:span> из Декатера </text:p>
      <text:p text:style-name="P505">Что спал с ЖК генератором </text:p>
      <text:p text:style-name="P505">Яйца и хуй сковало льдом </text:p>
      <text:p text:style-name="P505">Жопу тоже, но малость потом </text:p>
      <text:p text:style-name="P505">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68">при себе</text:span> как лёгкое вооружение. Но они <text:span text:style-name="T668">проскользнули</text:span> мимо и туман уже снова смыкается. Раздались пара выстрелов. </text:p>
      <text:p text:style-name="Text_20_body">– Блядь, если они продырявят <text:span text:style-name="T668">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69">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69">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69">плывёт</text:span> над сельской местностью, чью зелёную чересполосицу сумерки <text:span text:style-name="T669">сводят</text:span> сейчас к чёрному: нить речки пылающей в вечернем солнце, <text:span text:style-name="T669">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69">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69">вспоминается</text:span> тут Слотроп<text:span text:style-name="T669">у</text:span>.– «Да. Это там, где и я преодолел звуковой барьер….» </text:p>
      <text:p text:style-name="P369"><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69">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73">др</text:span>ав серые подолы рубах, бродят <text:s/>гр<text:span text:style-name="T673">езя</text:span> посреди полей. Грёзы о еде, забытьи, других историях…. </text:p>
      <text:p text:style-name="Text_20_body"><text:soft-page-break/><text:span text:style-name="T673">Здешняя тишь</text:span> это от<text:span text:style-name="T673">ход</text:span> звука, как отступает прибой перед приливом: звуки утекают прочь, под уклон акустических каналов, скопиться, где-то там, в гр<text:span text:style-name="T673">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73">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74">ое</text:span> при<text:span text:style-name="T674">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74">В</text:span>ибриру<text:span text:style-name="T674">я всей</text:span> плот<text:span text:style-name="T674">ью</text:span> движется чокнутый сборщик утиля Чичерин, <text:span text:style-name="T674">в составе </text:span>котор<text:span text:style-name="T674">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74">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74">П</text:span>риказ<text:span text:style-name="T674">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74">щее</text:span> интересы народа. <text:span text:style-name="T675">И по мнению </text:span>Чичерин<text:span text:style-name="T675">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75">потребности</text:span>, которую он уже и не пытается понять, <text:span text:style-name="T675">на </text:span>необходимост<text:span text:style-name="T675">и</text:span> уничтожить <text:span text:style-name="Emphasis">Schwarzkommando </text:span>и своего мифического сводного брата Енцина. <text:span text:style-name="T675">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75">Тот был</text:span> <text:span text:style-name="T675">из</text:span> давни<text:span text:style-name="T675">х</text:span> <text:span text:style-name="T675">деятелей</text:span>, Меньшевик перешедший к Большевикам, <text:span text:style-name="T675">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75">вот</text:span> и ладно. Теперь такое государство есть. Но опять-таки, есть и <text:span text:style-name="T675">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75">исполненными</text:span> предан<text:span text:style-name="T675">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76">громоздились на</text:span> подоконник<text:span text:style-name="T676">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76">на </text:span>лошад<text:span text:style-name="T676">ях</text:span>, <text:span text:style-name="T676">непрестанных</text:span> толчков земл<text:span text:style-name="T676">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76">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76">ыхало</text:span> молниями: трепещущими, слепящими. Жуть. Земля сотрясается гулом ниже предела слышимости. Может <text:span text:style-name="T676">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76">бозрим</text:span>ыми десятинами трав, столбиками коровяка, в зыб<text:span text:style-name="T676">ком колыхании</text:span> насколько хватает глаз, зелёно<text:span text:style-name="T676">м</text:span> и серо<text:span text:style-name="T676">м</text:span> от ветра. Ошелом<text:span text:style-name="T676">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77">на</text:span> самы<text:span text:style-name="T677">х</text:span> промозглы<text:span text:style-name="T677">х</text:span> <text:span text:style-name="T677">бивуаках</text:span> его души, сталкиваясь в оголённом Ленинграде с неизбежностью своей смерти, смертями своих товарищей, никогда не обратится <text:span text:style-name="T677">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78">подходит</text:span> быть даже «воспоминанием». Галина скорее уж <text:span text:style-name="T678">нечто</text:span> типа фигуры алфавита, или процедуры при разборке винтовки Мосина—да, <text:span text:style-name="T678">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78">е</text:span>мны, словно от ударов без промаху. Челюсть у неё невелика, квадратна и <text:span text:style-name="T678">выступает</text:span> вперёд, нижние зубы показываются чаще, когда заговорит…. Почти никогда не улыбается. Кости её лица крепко изогнуты и склёпаны. <text:span text:style-name="T678">А</text:span>ура <text:span text:style-name="T678">её из</text:span> пыл<text:span text:style-name="T678">и</text:span> мела, хозяйственно<text:span text:style-name="T678">го</text:span> мыл<text:span text:style-name="T678">а,</text:span> пот<text:span text:style-name="T678">а</text:span>. С отчаянной Любой на <text:span text:style-name="T678">периферии</text:span>, <text:span text:style-name="T678">непременно</text:span>, своей комнаты, у своего окна, миловидный беркут. Галина натренировала её—но летает <text:span text:style-name="T678">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78">наподобие</text:span> поклона и салюта швабр<text:span text:style-name="T678">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78">в</text:span> дружбе этого Русского. Отец Джакыпа Кулана погиб во время восстания 1916, <text:span text:style-name="T678">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79">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79">в </text:span>так<text:span text:style-name="T679">ой дали</text:span> от железной дороги. Они охотились на Сартов, Казахов, Кыргызов, Дунганов в то жуткое лето, как на дичь. <text:span text:style-name="T679">Велся</text:span> ежедневный <text:span text:style-name="T679">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79">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79">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79">посулом</text:span> соколиной охоты—опутят, небес <text:span text:style-name="T679">с</text:span> земл<text:span text:style-name="T679">ёю</text:span>, <text:span text:style-name="T679">странствий</text:span>…. Или молчани<text:span text:style-name="T679">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79">устрашающи</text:span> как стихии в этом медвежьем углу—предназначены для Земли б<text:span text:style-name="T106">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72">ем</text:span> Неназываем<text:span text:style-name="T672">ым</text:span>, что так страшит её…. </text:p>
      <text:p text:style-name="P370">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80">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80">й</text:span> гладко<text:span text:style-name="T680">й</text:span>, безукоризненно<text:span text:style-name="T680">й</text:span> проск<text:span text:style-name="T680">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81">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81">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82">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83">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71">–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84">джентльменское</text:span> отвращение. <text:span text:style-name="T684">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84">же </text:span>день, как Чичерин <text:span text:style-name="T684">явился</text:span> доложить <text:span text:style-name="T684">о</text:span> <text:span text:style-name="T684">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84">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85">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85">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85">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85">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85">в</text:span> послеполуденных и садовых форм<text:span text:style-name="T685">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85">появляются</text:span> от чего-то ещё. <text:span text:style-name="T685">З</text:span>дешний гашиш <text:span text:style-name="T685">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86">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86">в основном из</text:span> куско<text:span text:style-name="T686">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86">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87">н</text:span>айти и пары экспертов, которые <text:span text:style-name="T687">пришли <text:s/>бы к </text:span>согласи<text:span text:style-name="T687">ю</text:span> даже о значении этого слова. «Понуждение»? А кого не понуждают? «Соизволение»? «Подчинённость»? А эти что <text:span text:style-name="T687">о</text:span>знача<text:span text:style-name="T687">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87">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87">пока</text:span> однажды <text:span text:style-name="T687">не </text:span>пропад<text:span text:style-name="T687">ё</text:span>т в хаосе. То же самое и с вашим работодателем. </text:p>
      <text:p text:style-name="Text_20_body">– Мой «работодател<text:span text:style-name="T690">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88">ав</text:span>ать больше правды, прежде чем <text:span text:style-name="T688">по</text:span>чувствовать неловкость. Его терпе<text:span text:style-name="T688">ливость</text:span> с Чичеринской красноармейской версией экономики <text:span text:style-name="T688">оказалась</text:span> довольно <text:span text:style-name="T688">обширной</text:span>. Они расстались <text:span text:style-name="T688">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88">Чудненько</text:span> <text:s/>прове<text:span text:style-name="T688">сти</text:span> зим<text:span text:style-name="T688">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88">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88">даже</text:span> 20 лет спустя. И теперь он знает. А <text:span text:style-name="T688">раз</text:span> это всё <text:s/><text:span text:style-name="T688">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88">придания </text:span>Дантова оттенка <text:s/>Их понятия<text:span text:style-name="T689">м</text:span> <text:span text:style-name="T688">о</text:span> расправ<text:span text:style-name="T688">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72">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91">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91">включёнными</text:span> на палубе по ночам, таскали мешки с углём, полуслепые <text:span text:style-name="T691">от </text:span>луч<text:span text:style-name="T691">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92">просто</text:span> <text:span text:style-name="T692">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92">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92">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92">скупых</text:span> слов в Адмиралтействе. Но это была эра Сиадоры Александровны, той самой с нижним бельём из шкуры козлёнка, и <text:span text:style-name="T692">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93">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93">Вайсмана</text:span> и его политическ<text:span text:style-name="T693">ом</text:span> приключени<text:span text:style-name="T693">и</text:span> в Юго-Западной) было воспроизведено неким ушлым аппаратчиком и ушло в досье на самого Чичерина. И так оно обернулось, что <text:span text:style-name="T693">по прошествии пары</text:span> <text:s text:c="2"/>месяц<text:span text:style-name="T693">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93">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93">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93">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93">точно</text:span> торчанье в Арабских кварталах города, дожида<text:span text:style-name="T693">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93">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94">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94">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94">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94">как </text:span>часовы<text:span text:style-name="T694">е</text:span>, обглоданные до кости. Горбуны, прокажённые, гебефреники и ампутанты вс<text:span text:style-name="T694">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73">До чего алфавитна природа молекул. Это доходит тебе тут, внизу: тут встречаешь Комитеты молекулярной структуры один <text:span text:style-name="T695">в</text:span> <text:span text:style-name="T695">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95">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95">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95">ое</text:span> <text:span text:style-name="T695">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95">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95">плодятся</text:span> в городах, в Самарканде, Пишпеке, Верном и Ташкете. Вдоль тротуаров и на стенах по<text:span text:style-name="T695">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96">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96">подъезжают к</text:span> деревн<text:span text:style-name="T696">е</text:span>, которую они искали. Люди собрались в круг: весь день <text:span text:style-name="T696">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96">при всей</text:span> деревн<text:span text:style-name="T696">е</text:span> ведут насмешливую ну-ты-мне-нравишься-хотя-у-тебя-есть-пара-сдвигов-например <text:span text:style-name="T696">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96">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06">Ты выпил много очень много кумыса,</text:p>
      <text:p text:style-name="P506">Я должно быть слышу тут слова кумыса— </text:p>
      <text:p text:style-name="P506">Где ты был в тот вечер, когда мой брат </text:p>
      <text:p text:style-name="P506">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06">Мне послышалось ты сказал слово «свадьба»? </text:p>
      <text:p text:style-name="P506">Так это и <text:span text:style-name="T699">есть</text:span> свадьба— </text:p>
      <text:p text:style-name="P506">В этом тёплом кругу песен, </text:p>
      <text:p text:style-name="P506">Весёлом и громком, как всякая свадьба. </text:p>
      <text:p text:style-name="P506"/>
      <text:p text:style-name="P506">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54">Песня </text:span><text:span text:style-name="Emphasis"><text:span text:style-name="T154">Акына</text:span></text:span> </text:p>
      <text:p text:style-name="P507">Я пришёл от края мира, </text:p>
      <text:p text:style-name="P507">Я пришёл из дыхания ветра, </text:p>
      <text:p text:style-name="P507">Там увидел я совсем небывалое, </text:p>
      <text:p text:style-name="P507">Даже Джамбул не смог бы об этом спеть. </text:p>
      <text:p text:style-name="P507">Страхом в сердце острее острого, </text:p>
      <text:p text:style-name="P507">Он прорежет любой металл. </text:p>
      <text:p text:style-name="P507"/>
      <text:p text:style-name="P507">В древних легендах говорится об этом, </text:p>
      <text:p text:style-name="P507">О времени старше, чем Коркыт, </text:p>
      <text:p text:style-name="P507">Который взял от дерева ширгай </text:p>
      <text:p text:style-name="P507">Первый кобыз и первую песнь— </text:p>
      <text:p text:style-name="P507">Говорится в ней о в земле далёкой, </text:p>
      <text:p text:style-name="P507">Где размещён Кыргызский Свет. </text:p>
      <text:p text:style-name="P507"/>
      <text:p text:style-name="P507">В месте том слова неизвестны, </text:p>
      <text:p text:style-name="P507">И горят глаза словно свечи в ночи, </text:p>
      <text:p text:style-name="P507">И лик Бога там пребывает </text:p>
      <text:p text:style-name="P507">Укрытый маскою неба— </text:p>
      <text:p text:style-name="P507">У высокого чёрного камня в пустыне, </text:p>
      <text:p text:style-name="P507">До времени последних дней. </text:p>
      <text:p text:style-name="P507"/>
      <text:p text:style-name="P507">А и не будь то место таким далёким, </text:p>
      <text:p text:style-name="P507">И если б нашлись слова, выговорены, </text:p>
      <text:p text:style-name="P507">То Бог стал бы золотой иконой, </text:p>
      <text:p text:style-name="P507"><text:soft-page-break/>Иль страницею в книге бумажной. </text:p>
      <text:p text:style-name="P507">Но Оно представляется как Кыргызский Свет— </text:p>
      <text:p text:style-name="P507">Нет у Этого иных имён. </text:p>
      <text:p text:style-name="P507"/>
      <text:p text:style-name="P507">Гром Его голоса глухота, </text:p>
      <text:p text:style-name="P507">Отблеск огня Его незрячесть, </text:p>
      <text:p text:style-name="P507">Равнина пустыни содрогается, </text:p>
      <text:p text:style-name="P507">И лицо Его невыносимо. </text:p>
      <text:p text:style-name="P507">Ник<text:span text:style-name="T699">о</text:span>му не дано остаться тем, кем был, </text:p>
      <text:p text:style-name="P507">Увидавши Кыргызский Свет. </text:p>
      <text:p text:style-name="P507"/>
      <text:p text:style-name="P507">Говорю же вам я видел Это, </text:p>
      <text:p text:style-name="P507">В месте древнее, чем тьма, </text:p>
      <text:p text:style-name="P507">Куда даже Аллах не может достигнуть. </text:p>
      <text:p text:style-name="P507">Сами видите, борода моя поле под инеем, </text:p>
      <text:p text:style-name="P507">С палкой хожу, чтоб не падать, </text:p>
      <text:p text:style-name="P507">Но свет этот должен нас превращать детей. </text:p>
      <text:p text:style-name="P507"/>
      <text:p text:style-name="P507">И теперь не могу ходить далеко, </text:p>
      <text:p text:style-name="P507">Детям надо ходить научиться. </text:p>
      <text:p text:style-name="P507">И слова мои слуху вашему, </text:p>
      <text:p text:style-name="P507">Кажутся лепетом несмышлёныша. </text:p>
      <text:p text:style-name="P507">Оттого, что глаза мои унёс Кыргызский Свет, </text:p>
      <text:p text:style-name="P507">Как дитя теперь щупаю Землю. </text:p>
      <text:p text:style-name="P507"/>
      <text:p text:style-name="P507">Это к северу, в шести днях пути, </text:p>
      <text:p text:style-name="P507">По ущельям серого цвета смерти, </text:p>
      <text:p text:style-name="P507">А потом через каменную пустыню, </text:p>
      <text:p text:style-name="P507">К горе, чья вершина белая юрта. </text:p>
      <text:p text:style-name="P507">И если ты прошёл безопасно, </text:p>
      <text:p text:style-name="P507"><text:soft-page-break/>Место чёрного камня найдёт тебя. </text:p>
      <text:p text:style-name="P507"/>
      <text:p text:style-name="P507">Но если ты для этого не рождён, </text:p>
      <text:p text:style-name="P507">Оставайся у своего тёплого красного огня, </text:p>
      <text:p text:style-name="P507">И оставайся со своей женой, в кибитке, </text:p>
      <text:p text:style-name="P507">И никогда не найдёт тебя Свет, </text:p>
      <text:p text:style-name="P507">И сердце твоё станет тяжким от старости, </text:p>
      <text:p text:style-name="P507">А глаза закрываться будут только для сна. </text:p>
      <text:p text:style-name="Text_20_body">– <text:span text:style-name="T697">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98">познавшим</text:span> его, подобно утренним землетрясениям и гонящему тучи ветру, <text:span text:style-name="T698">в </text:span>очередной чистке, войне, <text:span text:style-name="T698">подобно </text:span>миллионам миллионов душ ушедших до него, он едва сможет вспомнить Это. </text:p>
      <text:p text:style-name="Text_20_body">Но в Зоне, <text:span text:style-name="T698">затаившись</text:span> в летней Зоне, Ракета ждёт. Его снова потянет на тот же путь…. </text:p>
      <text:p text:style-name="P374"><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74">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00">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00">ов</text:span>ых луковиц. Внести <text:span text:style-name="T700">сюда </text:span>малость Американского просвещения. Но он <text:span text:style-name="T700">от них </text:span>просто в отчаян<text:span text:style-name="T700">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701">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01">После ночи</text:span> без сна и сдыхая от жажды, Слотроп лежит животом на земле и хлебает воду, просто старый бродяга, <text:span text:style-name="T701">что</text:span> спеши<text:span text:style-name="T701">л</text:span>ся тут у бочага…. Дуболом. Рвота, судороги, понос, и кто он <text:span text:style-name="T701">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01">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01">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02">типа</text:span> Германск<text:span text:style-name="T702">ой</text:span> народн<text:span text:style-name="T702">ой</text:span> песенк<text:span text:style-name="T702">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02">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02">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02">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02">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02">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02">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702">бродят</text:span> вокруг <text:span text:style-name="T702">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02">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03">И</text:span> <text:span text:style-name="T703">как </text:span>не бы<text:span text:style-name="T703">ва</text:span>ло. </text:p>
      <text:p text:style-name="Text_20_body"><text:soft-page-break/>– Странный разговор, Полковник. </text:p>
      <text:p text:style-name="Text_20_body">– Не слишком, если побываешь там, где нам <text:span text:style-name="T704">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04">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04">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04">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04">подверженной</text:span> случайн<text:span text:style-name="T704">остям</text:span>, как и <text:span text:style-name="T704">у нас</text:span>, мог<text:span text:style-name="T704">ла</text:span> оказаться <text:span text:style-name="T704">судьба </text:span>Агрегат<text:span text:style-name="T704">а</text:span> 4—<text:span text:style-name="T704">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04">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04">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04">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04">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04">отбрасыват</text:span>ь пока не отрылось полметра стабилизатора. Определённость Номера. <text:span text:style-name="T705">Нгуарарореру</text:span> <text:span text:style-name="T705">наклоняется</text:span> <text:span text:style-name="T705">отереть</text:span> грязь прочь, открывает часть опознавательного номера, бел<text:span text:style-name="T705">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06">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06">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06">ю</text:span>т ваш<text:span text:style-name="T706">и</text:span> <text:span text:style-name="T706">устремления</text:span>. Но они пытаются прихлопнуть нас. Я только что из Гамбурга. Там у нас неприятности. Они <text:span text:style-name="T706">по</text:span>пытались выдать это за нападение Пе-эЛов, но за <text:span text:style-name="T706">всем</text:span> стояло Британск<text:span text:style-name="T706">ая</text:span> военн<text:span text:style-name="T706">ая администрация</text:span>, и им <text:span text:style-name="T706">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75">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07">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07">рас</text:span>пе<text:span text:style-name="T707">ва</text:span>л песенку или две подыгрывая на ук<text:span text:style-name="T707">улел</text:span>е, и не чуишь раззи, что тут ты оказался в засасывающих болотах греха, Слотроп? <text:span text:style-name="T707">возможно</text:span> не совсем т<text:span text:style-name="T707">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07">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46">о</text:span>рой: той, с кем он проведёт какое-то время прежде, чем <text:span text:style-name="T707">покинет</text:span> снова. Минезингер <text:span text:style-name="T707">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08">вших</text:span> для неё пурпурный гель в <text:span text:style-name="T715">фильтр </text:span>основно<text:span text:style-name="T715">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08">нашёптываний</text:span>, что веют <text:span text:style-name="T708">обвиваясь</text:span>, как <text:span text:style-name="T708">от </text:span>кожаны<text:span text:style-name="T708">х</text:span> занавес<text:span text:style-name="T708">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08">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08">несомненного</text:span> нет не может быть да так и есть да это же КОСЯК! А и горит <text:span text:style-name="T709">же </text:span>где-то совсем неподалёку. Пронизанная золотом зелень покатых полей <text:span text:style-name="T709">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09">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09">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09">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09">воображал</text:span> полномасштабное Чествование Р<text:span text:style-name="T709">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09">н</text:span>ных липах, жареные индюшки <text:span text:style-name="T709">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09">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09">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09">Тот</text:span> отзванивает <text:span text:style-name="T709">многоголосьем</text:span>. Некоторые ноты малость не строят, к тому же: они звучат очень странно, <text:span text:style-name="T709">когда</text:span> все вместе…. </text:p>
      <text:p text:style-name="Text_20_body">– Не знаю который час,– Кислота озирается по сторонам,– нам не нужно <text:span text:style-name="T709">ещё </text:span>заглянуть в Чикаго-Бар? Или это вчера было? </text:p>
      <text:p text:style-name="Text_20_body">– <text:span text:style-name="T709">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10">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10">совсем</text:span> <text:span text:style-name="T710">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10">о</text:span> кистями пламени до порохового чёрного по всем взрыво<text:span text:style-name="T710">произведённ</text:span>ым изгибам и выступам, исчёркан<text:span text:style-name="T710">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11">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11">о</text:span> тут тела людей, откопаны из-под сегодняшних развалин, каждое в своём солдатском пердёжном мешке с биркой. Но тут больше, чем <text:span text:style-name="T711">просто </text:span>оптический промах. Они доходят, они пресуществились, а после лета и с наступлением голодной зимы, как знать чем будем мы кормиться <text:span text:style-name="T711">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11">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11">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508">Прошлой ночью мне приснился сон, </text:p>
      <text:p text:style-name="P508">Я в улёте тянул из кальяна </text:p>
      <text:p text:style-name="P508">Тут Арабский джин, здоровенный как слон, </text:p>
      <text:p text:style-name="P508">Выпрыгнул из дыма-тумана: </text:p>
      <text:p text:style-name="P508">«Твои желанья исполню я, </text:p>
      <text:p text:style-name="P508">Всё, что только захочешь ты» </text:p>
      <text:p text:style-name="P508">«Братан»,– говорю,– «директива моя: </text:p>
      <text:p text:style-name="P508">Ты добудь мне наркоты». </text:p>
      <text:p text:style-name="P508">Улыбнулся, схватил он за руку меня, </text:p>
      <text:p text:style-name="P508">Понеслись мы повыше крыш </text:p>
      <text:p text:style-name="P508">Оказались в стране, где вместо гор у ручья </text:p>
      <text:p text:style-name="P508">Горою был сложен гашиш! </text:p>
      <text:p text:style-name="P508">А в ручье том журчал морфин, </text:p>
      <text:p text:style-name="P508">А деревья расцветали таблетками: </text:p>
      <text:p text:style-name="P508">Рамилар, ноксирон, кадеин, </text:p>
      <text:p text:style-name="P508">И море грибов изумляли расцветками! </text:p>
      <text:p text:style-name="P508"><text:span text:style-name="T711">А</text:span> навстречу попадались красотки одни </text:p>
      <text:p text:style-name="P508">С движениями тягучими </text:p>
      <text:p text:style-name="P508">Протягивали пригоршнями кокаин, </text:p>
      <text:p text:style-name="P508">Угоститься по такому случаю. </text:p>
      <text:p text:style-name="P508">И покатились дни </text:p>
      <text:p text:style-name="P508">На марихуанной ноте, </text:p>
      <text:p text:style-name="P508">Мускатные чаи </text:p>
      <text:p text:style-name="P508">Закусывались кактусами пейоте. </text:p>
      <text:p text:style-name="P508">И печенюшками разными, </text:p>
      <text:p text:style-name="P508">И все были такими классными, </text:p>
      <text:p text:style-name="P508"><text:soft-page-break/>Что я решил там навеки остаться. </text:p>
      <text:p text:style-name="P508">Но этот джин всё по своему сбацал. </text:p>
      <text:p text:style-name="P508">Киданул он меня обратно </text:p>
      <text:p text:style-name="P508">В этот мир холода и мрака, </text:p>
      <text:p text:style-name="P508">Вот такой оказался он подлой собакой. </text:p>
      <text:p text:style-name="P508">Теперь проведённые в Наркутии дни вспоминаю </text:p>
      <text:p text:style-name="P508">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14">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11">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12">палить</text:span> его <text:span text:style-name="T712">и меня заодно</text:span>. Все те Русские могут выстроиться вокруг печи и ловить приход. </text:p>
      <text:p text:style-name="Text_20_body"><text:soft-page-break/>– Наверное,– самая декадент<text:span text:style-name="T712">н</text:span>ая красотка, какую только в жизни видел Слотроп, в светящихся индиго теня<text:span text:style-name="T712">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13">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17">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17">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17">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17">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17">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18">гда </text:span><text:s/>может быть также, даже здесь, <text:span text:style-name="T718">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18">и</text:span> нагромождения обломков, их <text:span text:style-name="T718">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18">с</text:span> земл<text:span text:style-name="T718">и</text:span> носят свои лёгкие у себя на груди. Объявления о<text:span text:style-name="T718">б</text:span> <text:span text:style-name="T718">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21">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19">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19">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19">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19">что</text:span> дожидаю<text:span text:style-name="T719">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19">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20">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20">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16">и </text:span>официанту затянуться, <text:span text:style-name="T716">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22">со </text:span>Слотроп<text:span text:style-name="T722">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22">да</text:span> ничего такого не вид<text:span text:style-name="T722">н</text:span>ел<text:span text:style-name="T722">ось</text:span>, что могло <text:span text:style-name="T722">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22">А</text:span> како<text:span text:style-name="T722">м</text:span>у другу не охота—как бы тебе попонятнее?—<text:span text:style-name="T1">шмякнуть тортом </text:span><text:span text:style-name="T161">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22">с </text:span>перманганат<text:span text:style-name="T722">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23">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23">Совсем</text:span> не то, что нужно для А4, <text:span text:style-name="T1">а, Ракетмэн</text:span>? Этот твой <text:span text:style-name="T723">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23">При</text:span> моей невезух<text:span text:style-name="T723">е</text:span>… </text:p>
      <text:p text:style-name="Text_20_body">– Что-то ты в лице переменился, Ракетмэн. </text:p>
      <text:p text:style-name="Text_20_body"><text:soft-page-break/>– Что, до <text:span text:style-name="T723">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27">не </text:span>пустился рвать когти вдоль улицы, однако п-пииск точно <text:span text:style-name="T723">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24">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24">под покровом</text:span> своего Ракетмэн<text:span text:style-name="T724">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24">ет</text:span> на малой, солдат в <text:span text:style-name="T724">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24">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24">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24">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24">впёртую</text:span> ему в рот с таким напором, что у <text:span text:style-name="T724">бедняги</text:span> и глаза перекосило, хотя руку, или что там удерживает ошеломляющий сервелат: на снимке не видно.<text:span text:style-name="T154">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25">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25">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09">Джубли Джим разносчик-торговец, ты только посмотри,</text:p>
      <text:p text:style-name="P509">Подмигивает дамам от Стокбриджа до Ли— </text:p>
      <text:p text:style-name="P509">Купи подружке брошку, забудешь про скуку, </text:p>
      <text:p text:style-name="P509">А вот наряды бальные по доллару за штуку, </text:p>
      <text:p text:style-name="P509">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25">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25">но</text:span> в более мягком <text:span text:style-name="T725">уже</text:span> освещении, пробуждаются тёплые оттенки, лёгкие тени мускулов ляжек, на<text:span text:style-name="T725">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26">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28">перед его</text:span> лицо<text:span text:style-name="T728">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29">где-то внизу</text:span>, нежданно, бледная арка переезда Авус возникает впереди. <text:span text:style-name="T729">Ещё чуть</text:span> дальше и Слотроп вернётся обратно в Американский сектор. Он <text:span text:style-name="T729">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29">среди всего </text:span><text:s/>проч<text:span text:style-name="T729">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30">чтоб они послужили</text:span> смертельн<text:span text:style-name="T730">ой</text:span> преград<text:span text:style-name="T730">ой</text:span>. Тут всё сплошь самоучки, Фрицы фон О<text:span text:style-name="T730">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30">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30">стоп-сигнала</text:span> <text:span text:style-name="T731">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31">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31">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31">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57">А</text:span><text:span text:style-name="T154">дмиралтейство, </text:span><text:span text:style-name="T157">М</text:span><text:span text:style-name="T154">ид, </text:span><text:span text:style-name="T157">Г</text:span><text:span text:style-name="T154">осдепартамент, </text:span><text:span text:style-name="T157">Н</text:span><text:span text:style-name="T154">ачальники </text:span><text:span text:style-name="T157">Ш</text:span><text:span text:style-name="T154">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32">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32">содержимого</text:span>. </text:p>
      <text:p text:style-name="Text_20_body">– О, нет. Нет. Не транди.– Какое-то время он стоит на улице, <text:s text:c="2"/>дрож<text:span text:style-name="T732">а</text:span> и прокли<text:span text:style-name="T732">ная</text:span> то<text:span text:style-name="T732">го</text:span> Моряк<text:span text:style-name="T732">а</text:span> Бодайн<text:span text:style-name="T732">а</text:span>, долбодон<text:span text:style-name="T732">а</text:span>, сволоч<text:span text:style-name="T732">угу</text:span> и агент<text:span text:style-name="T732">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32">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33">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33">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33">у</text:span>вил<text:span text:style-name="T733">ива</text:span>ет за угол виллы, и вниз к берегу, оставляя Микки Руни, <text:span text:style-name="T733">у</text:span>пёршего локти <text:span text:style-name="T733">в</text:span> перила, так и смотреть. </text:p>
      <text:p text:style-name="Text_20_body">Выйдя за проволоку, избегая часовых, у самого края воды, по<text:span text:style-name="T733">качи</text:span>вая вещев<text:span text:style-name="T733">ую</text:span> сумк<text:span text:style-name="T733">у</text:span> <text:span text:style-name="T733">за</text:span> её завязк<text:span text:style-name="T733">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33">он, похоже,</text:span> забрёл <text:span text:style-name="T733">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33">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33">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33">за</text:span>вихре<text:span text:style-name="T733">нии</text:span> <text:span text:style-name="T733">анестезии</text:span>, парит застенчиво над пропастью Смерти…. </text:p>
      <text:h text:style-name="P290"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34">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35">солидарность</text:span> <text:span text:style-name="T735">под</text:span> <text:span text:style-name="T735">непрестанным</text:span> стресс<text:span text:style-name="T735">ом</text:span>, который, впрочем, тут <text:span text:style-name="T735">далеко </text:span>не один. Луз нынче с Филипе, хотя <text:span text:style-name="T735">номинально</text:span> она девушка Сквалидози—после того, как Сквалидози пропал в своей поездке в Цюрих, она начала крутить с поэтом на основ<text:span text:style-name="T736">е</text:span> страстной декламации «Павос Реалес» Лугонеса, <text:span text:style-name="T736">в ту </text:span><text:s/>душн<text:span text:style-name="T736">ую</text:span> ноч<text:span text:style-name="T736">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36">Наверно</text:span> глупо было так поступ<text:span text:style-name="T736">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36">же ты </text:span>разбираешься в людях. </text:p>
      <text:p text:style-name="Text_20_body">– А что по-твоему мне следовало делать: отвести его сперва к психоаналитику? <text:span text:style-name="T737">Оценить</text:span> <text:span text:style-name="T737">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37">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37">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37">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37">для</text:span> люб<text:span text:style-name="T737">ой</text:span> марк<text:span text:style-name="T737">е</text:span>, модел<text:span text:style-name="T737">и</text:span> и год<text:span text:style-name="T737">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38">вознамерился</text:span> финансировать все свои будущие фильмы из собственных несметных доходов. –«Единственный способ довести съёмки до конца ¿verdad? <text:span text:style-name="T738">А с</text:span>кажи<text:span text:style-name="T738">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38">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38">тот</text:span> составляет для фон Гёля, используя для этого одолженный у Эль Нято томик Мартина Фиеро, давно распавшийся на части от пере<text:span text:style-name="T738">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10">Aquí me pongo a cantar</text:p>
      <text:p text:style-name="P510">l compás de la vigüela, </text:p>
      <text:p text:style-name="P510"><text:soft-page-break/>que el hombre que lo desvela </text:p>
      <text:p text:style-name="P510">una pena estrordinaria, </text:p>
      <text:p text:style-name="P510">como la ave solitaria </text:p>
      <text:p text:style-name="P510">con el cantar se consuela.</text:p>
      <text:p text:style-name="P376">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39">путём</text:span> уничтожения людей, которые живут там: превра<text:span text:style-name="T739">тить</text:span> деревень в каторжные лагеря, переда<text:span text:style-name="T739">ть</text:span> стран<text:span text:style-name="T739">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39">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39">ужн</text:span>о. Однако, я <text:span text:style-name="T739">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39">Неч</text:span>то настолько анти-общественное? </text:p>
      <text:p text:style-name="Text_20_body">– Но <text:span text:style-name="T739">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39">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39">вшуюся</text:span> «<text:span text:style-name="Emphasis">Emulsion J</text:span>», которую изобрёл Ласло Джампф, <text:span text:style-name="T739">которая обладала особым</text:span> свойством делать, даже при обычном дневном освещении, человеческую кожу прозрачной на глубину в пол<text:span text:style-name="T739">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40">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40">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40">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43">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40">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40">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40">с</text:span> кажды<text:span text:style-name="T740">м</text:span> оборот<text:span text:style-name="T740">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41">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41">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41">лохмы</text:span> серебряной мочалки <text:span text:style-name="T1">прямо</text:span><text:span text:style-name="T45">,</text:span><text:span text:style-name="T1"> тебе, в мозги</text:span>!» Так что, в мягком море-обороте эт<text:span text:style-name="T741">ой</text:span> ноч<text:span text:style-name="T741">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41">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41">и</text:span> расчёт 3-дюймовой пушки на турели по правому борту эсминца, крошил <text:span text:style-name="T741">его</text:span> полчаса в клочья, пока серый военный корабль держался в отдалении, опасаясь заразы. </text:p>
      <text:p text:style-name="P191">Так какое <text:span text:style-name="T741">же </text:span>море ты пересёк, конкретно, и в какое море погружался не раз до дна, в тревоге, <text:span text:style-name="T742">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42">затхлого</text:span> подлодочного дыхания? Понадобилось Дело Дрейфуса, чтобы расшевелить и объединить Сионистов, <text:span text:style-name="T742">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11"><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77">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44">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44">для него было </text:span><text:s/>бы лучше, если б его где-нибудь прикрыли. Он вообще без понятия что такое его свобода, а ещё меньше чего она стоит. Так что <text:span text:style-name="T744">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44">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44">только </text:span>он одел маску, перед зеркалом возле иконки, он <text:span text:style-name="T744">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44">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61">Schwarzgerät</text:span></text:span>. И он сочетал «<text:span text:style-name="Emphasis">schwarz</text:span>-» со странными существительными в отрывках <text:span text:style-name="T744">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44">еск</text:span>о<text:span text:style-name="T744">го</text:span> комбин<text:span text:style-name="T744">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44">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45">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45">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45">стиснувшие</text:span> руль,– или Американец, или кто он там есть, ты уж узнай <text:span text:style-name="T745">откуда</text:span> он берёт такую дурь. </text:p>
      <text:p text:style-name="Text_20_body">– П<text:span text:style-name="T745">иши</text:span> докладную, чтобы не забыть,– отдаёт приказ Чичерин. Они оба начинают гоготать как чокнутые там, под деревом. </text:p>
      <text:p text:style-name="P512"><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78">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47">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47">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47">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48">змель</text:span>чается прочь от мощных линз, что когда-то воззрялись в них. Круги свет<text:span text:style-name="T748">а</text:span> намалёваны на декорациях, действуя Слотропу на нервы, которому постоянно попадаются эти <text:span text:style-name="T748">разрежено</text:span> жёлтые полосы, резко озирается, потом вообще разворачивается в поисках источника света, которого там никогда <text:s/>не бы<text:span text:style-name="T748">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48">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48">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48">тут</text:span> всегда было её любимое место. <text:span text:style-name="T748">Здесь</text:span> ею руководил великий Герхардт фон Гёль в завуалированно порнографичных фильмах ужасов. –«Я знала, что он гений, с самого начала. <text:span text:style-name="T748">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48">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48">В</text:span> них <text:span text:style-name="T748">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52">взблеск</text:span> браслет<text:span text:style-name="T752">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49">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49">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49">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49">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49">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53">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65">Вистуле</text:span></text:span><text:span text:style-name="Emphasis"><text:span text:style-name="T754">,</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50">уж </text:span>там подвернётся с рубцами от порки ждущими в плоти их неба, такого сумрачного, что никак не скрыться, ждущими пока <text:span text:style-name="T750">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50">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51">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51">за</text:span>ходит<text:span text:style-name="T751">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13"><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79">...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55">насколько</text:span> лж<text:span text:style-name="T755">иво</text:span> её притвор<text:span text:style-name="T755">н</text:span>о<text:span text:style-name="T755">е</text:span> <text:span text:style-name="T755">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55">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55">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66">произошло зачатие</text:span></text:span><text:span text:style-name="Emphasis"><text:span text:style-name="T755">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55">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56">раж</text:span>ают партизанские <text:span text:style-name="T756">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56">проводил</text:span> каникул<text:span text:style-name="T756">ы</text:span> <text:s/>в Цвёльфкинде<text:span text:style-name="T756">ре</text:span>? Держал своего отца за руку, когд<text:span text:style-name="T756">а</text:span> вы ехали на поезде от Любека, уставясь на свои колени, или на других детей, <text:s/>как <text:span text:style-name="T756">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56">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56">в </text:span>наде<text:span text:style-name="T756">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56">с</text:span> бород<text:span text:style-name="T756">ой</text:span>… он видел витки стальной проволоки обтянутые чёрной резиной, <text:span text:style-name="T756">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56">к</text:span>ивая, как <text:span text:style-name="T756">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56">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57">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59">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57">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57">ец</text:span>,– выплюнула ему, как плевалась на его слепоту каждый день, <text:span text:style-name="T757">а кроме</text:span> неё <text:s text:c="2"/>ещё <text:span text:style-name="T757">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57">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57">как заверяла</text:span> Арми<text:span text:style-name="T757">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57">ну, </text:span>правда <text:span text:style-name="T757">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58">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58">авшись</text:span> прин<text:span text:style-name="T758">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58">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58">без </text:span>фанати<text:span text:style-name="T758">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80">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60">раз</text:span>неслись ветром. Он даже в кино не мог ходить. Совсем <text:span text:style-name="T760">изредка</text:span> <text:span text:style-name="T760">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60">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60">ю</text:span> Берлинских трущоб, думал он, <text:span text:style-name="T760">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60">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60">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60">п</text:span>ке решил смешать перекись водорода со спиртом перед впрыскиванием смеси в толкающую камеру, посмотреть что <text:span text:style-name="T760">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60">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61">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61">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61">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61"><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61">смсленн</text:span>ыми молитвами, Енцин <text:span text:style-name="T761">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61">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61">с </text:span>цемент<text:span text:style-name="T761">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61">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62">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62">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62">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62">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62">ом</text:span> не <text:span text:style-name="T762">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62">ми</text:span> клапан<text:span text:style-name="T762">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81">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63">тебе крутили</text:span> кадры начиная с высоты <text:span text:style-name="T763">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63">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63">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63">тесно сдвинуты</text:span>, рядом с цветастым саквояжем из ковровой ткани, юбка натянута поверх её колен, <text:span text:style-name="T763">а</text:span> глаза встревоженно, фатально, <text:span text:style-name="T763">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64">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65">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65">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65">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65">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65">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65">словно</text:span> песня какой-то птицы. Синее Пенемюнде зеркалилось вокруг них по всем направлениям, мечта из бетона и стальных масс отража<text:span text:style-name="T765">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65">о</text:span>знач<text:span text:style-name="T765">а</text:span>ло, что секретность ничуть не наруш<text:span text:style-name="T765">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66">по</text:span> данной части Пенемюнде, выстраивая на своём куске потолка планы, отбр<text:span text:style-name="T766">асываем</text:span>ые мечты, заслуги перед <text:span text:style-name="T766">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82">Пёклер <text:s/>в ту ночь, возможно, всего лишь свидетелем—или же он и впрямь часть всего этого. Ему не открылось что именно. Ты вдумайся. Вот-вот <text:span text:style-name="T767">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67">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67">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67">о</text:span>знач<text:span text:style-name="T767">а</text:span>ло—один из этих архетипов начинает выглядеть весьма и очень даже как <text:span text:style-name="T767">всякий</text:span> другой, о, ты слышишь кого-то из этих ново трудоустроенных, что заискивающей толпой завал<text:span text:style-name="T767">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67">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68">осознание</text:span> насколько далеко зашли репрессии в т<text:span text:style-name="T768">у пору</text:span>, мы можем получить <text:span text:style-name="T768">из</text:span> глубин<text:span text:style-name="T768">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68">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68">по </text:span>его вычурно<text:span text:style-name="T768">му</text:span> выражени<text:span text:style-name="T768">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68">шаблоном</text:span>, основой <text:span text:style-name="T768">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68">грёз </text:span>окружающий Мир. Но сколько подлости, цинизма в том, как используют этот сон. Змий возгла<text:span text:style-name="T768">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71">ха</text:span>! Не поймите меня <text:span text:style-name="T768">превратно</text:span>, это действительно милый город, чудесные радушные люди—когда не дерутся на дуэли. Хотя если всерьёз, они встречают тебя <text:span text:style-name="T768">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68">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68">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69">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70">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70">дрыхшего</text:span> без задних ног. Затем остыл до раздражённости элитарного инженера: «Они тупицы, не отличат синус от косинуса, <text:span text:style-name="T772">а</text:span> ещё <text:span text:style-name="T772">хотят</text:span> <text:span text:style-name="T1">мне </text:span><text:span text:style-name="T167">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54">Жертва в Пустоте</text:span>! </text:p>
      <text:p text:style-name="P517">Nur . . . ein . . . Op-fer! </text:p>
      <text:p text:style-name="P517">Sehr ins Vakuum, </text:p>
      <text:p text:style-name="P517">(“Может хоть кто-нибудь попользуется мною?”) </text:p>
      <text:p text:style-name="P517">Wird niemand ausnut-zen mich, auch? </text:p>
      <text:p text:style-name="P517">(“Я раб без госпожи, я в простое,”) </text:p>
      <text:p text:style-name="P517">Nur ein Sklave, ohne Her-rin, (ya-ta ta-ta) </text:p>
      <text:p text:style-name="P517">(“И кому, к чорту, нужна эта свобода?”) </text:p>
      <text:p text:style-name="P517">Wer zum Teufel die Freiheit, braucht? </text:p>
      <text:p text:style-name="P514"/>
      <text:p text:style-name="P383">(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73">постарайтесь</text:span> прорваться сквозь молчания, <text:span text:style-name="T773">постарайтесь</text:span> дотянуться и связаться….) </text:p>
      <text:p text:style-name="P518"><text:span text:style-name="T773">Т</text:span>ускнеют натриевые фонари <text:s/>Берлин<text:span text:style-name="T773">а</text:span>,</text:p>
      <text:p text:style-name="P518"><text:soft-page-break/>В бар прихожу, но нет там никого! Все разошлись уж прочь, </text:p>
      <text:p text:style-name="P518">А для меня жутчее Греческой трагедии </text:p>
      <text:p text:style-name="P518">Остаться ЖЕРТВОЙ ВАКУУМА в эту ночь! </text:p>
      <text:p text:style-name="P199">Шли дни, похожие для Пёклера один на другой. Идентичное утро плюха<text:span text:style-name="T774">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74">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74">заговор</text:span> против кого-<text:span text:style-name="T774">т</text:span>о <text:span text:style-name="T774">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74">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74">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75">изобретением</text:span> Похлмана по <text:span text:style-name="T775">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75">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75">являлись</text:span> кодировкой чего-то помимо лично<text:span text:style-name="T775">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76">у</text:span>держи<text:span text:style-name="T776">вае</text:span>т<text:span text:style-name="T776">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76">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76">л</text:span> <text:span text:style-name="T776">просчитывать</text:span> комбинации для третьего визита, для четвёртого…. У Вайсмана, тех, кто за ним, <text:span text:style-name="T776">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76">а</text:span>, опустошённый <text:span text:style-name="T776">подобно</text:span> Пёклер<text:span text:style-name="T776">у</text:span>, чувствовать в ту ночь, <text:span text:style-name="T776">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77">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77">относительно</text:span> перекрёстного допроса. Не смог узнать кто она. В фальшивой Антарктике, не имея понятия что привлекло её туда, <text:span text:style-name="T777">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84">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78">д</text:span>на из её ладошек замерла у начала его оголившейся икры. Глаза их встретились на полсекунды. Несколько неопределённостей <text:span text:style-name="T778">с</text:span>двинулись для Пёклера и обрели смысл. К его стыду, первым его чувством стала гордость. Он и не знал, что был <text:span text:style-name="T778">на</text:span>столь<text:span text:style-name="T778">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78">у</text:span> их недовольства. Ты можешь не понимать в чём собственно состоит их работа, не на уровне данных, но <text:span text:style-name="T778">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78">нам следует</text:span> отложить свои суждения пока что, после войны будет время <text:span text:style-name="T778">разобраться</text:span> c Пёклерам<text:span text:style-name="T778">и</text:span> и их гнусным секретишкам…. </text:p>
      <text:p text:style-name="P200">Он ударил её по темени открытой ладонью, громкий и жуткий удар. Это <text:span text:style-name="T778">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78">з</text:span>а <text:span text:style-name="T778">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78">В</text:span>троём, <text:s/><text:span text:style-name="T778">стояли они </text:span>на той палубе, обнявшись…. </text:p>
      <text:p text:style-name="Text_20_body">Нет. Пёклер предпочёл считать, что <text:span text:style-name="T779">ей</text:span> хотел<text:span text:style-name="T779">ось</text:span> покоя в ту ночь, <text:span text:style-name="T779">не </text:span>хотела остаться одна. Несмотря на Их игру, Их явную злобу, хотя у него не было оснований больше доверять «Илзе», чем он доверял <text:span text:style-name="T779">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79">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79">е</text:span>мся бумажном мозгу Государства некая <text:span text:style-name="T779">определённая</text:span> извращённость была <text:span text:style-name="T779">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79">ли</text:span> красный и зелёный, снова и снова, в темнот<text:span text:style-name="T779">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79">с</text:span> фигур<text:span text:style-name="T779">ами</text:span> и комбинаци<text:span text:style-name="T779">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80">Г</text:span>енерала фон Троф<text:span text:style-name="T780">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80">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80">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80">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80">приблизительно около</text:span> калибра 2, <text:span text:style-name="T783">утоншаясь</text:span> к хвосту, которая затем растягивалась, <text:s/>к <text:span text:style-name="T780">до невозможности </text:span>высокой точке, <text:span text:style-name="T783">от</text:span> меньш<text:span text:style-name="T783">его</text:span> плечев<text:span text:style-name="T783">ого</text:span> радиус<text:span text:style-name="T783">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81">При подъезде к</text:span> на станци<text:span text:style-name="T781">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81">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81">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81">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81">неслись</text:span> на восток, в Польшу. Запуски с Пенемюнде все были нацелены в море и невозможно было пронаблюдать обратный вход А4. Ближна <text:span text:style-name="T781">стала</text:span> почти исключительно проектом SS: часть <text:span text:style-name="T784">созидания</text:span> империи Ген.-Майор<text:span text:style-name="T784">ом</text:span> Каммлер<text:span text:style-name="T784">ом</text:span>. Ракету в ту пору лихорадили проблемы взрывов в воздухе в завершающей фазе—аппарат разрывался на части до достижения цели. У каждого <text:span text:style-name="T782">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82">с</text:span> окислител<text:span text:style-name="T782">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82">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82">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82">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85">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85">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85">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85">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85">слишком</text:span> <text:span text:style-name="T785">много</text:span> и на слишком многое. Пёклер никак не согласовывается, право же ни в какую, <text:span text:style-name="T785">с его</text:span> мечта<text:span text:style-name="T785">нием</text:span> быть безупречно принесённым в жертву <text:span text:style-name="T785">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85">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86">разновидностям</text:span> пытки. </text:p>
      <text:p text:style-name="Text_20_body">Однако, внутри жизни Пёклера, не в записях, но в душе, в его <text:span text:style-name="T786">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86">а</text:span>, что застигнет его <text:span text:style-name="T786">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87">С</text:span>тол <text:span text:style-name="T787">его </text:span>завален документами, докладами, справочниками. Оказалось сюрпризом увидеть его не <text:span text:style-name="T787">таким</text:span> демоничным, а измытаренным, как <text:span text:style-name="T787">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87">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87">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88">Д</text:span>о самого августа, <text:span text:style-name="T788">когда</text:span> пришёл отпуск, как обычно в своём чёрном картонном конверте, и Пёклер <text:span text:style-name="T788">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88">вш</text:span>ую в фойе отеля в Цвёльфкиндер с такой же точно тьмой в её глазах (как мог он не заметить прежде? <text:span text:style-name="T788">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93">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93">а</text:span>ре и в Любеке, <text:span text:style-name="T793">а</text:span> иногда слышали разрывы бомб. Что делал Пёклер в этом мире <text:span text:style-name="T793">грёз</text:span>, среди этой лжи? Его страна ожидала разрушения захватчиками вторгшимися с востока и запада: в Нордхаузен истерия <text:span text:style-name="T793">достигла</text:span> эпического уровня <text:span text:style-name="T793">с подготовкой</text:span> первы<text:span text:style-name="T793">х</text:span> ракет <text:s/>к выпуску в поле, исполнить инженерные пророчества из древних мирных времён. Почему в <text:span text:style-name="T793">столь</text:span> критич<text:span text:style-name="T793">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93">опустошённо</text:span>, без истинного интереса, поглядывали на случайных мальчиков предназначенных для <text:span text:style-name="Emphasis">Volkssturm</text:span>, мальчики <text:span text:style-name="T793">чуть </text:span>старше, больше не интересующиеся ею. Они мечтали о получен<text:span text:style-name="T793">ии</text:span> приказ<text:span text:style-name="T793">ов</text:span>, <text:span text:style-name="T793">о грандиозных </text:span><text:s/>взрывах и смерти—если они даже <text:span text:style-name="T793">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94">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94">Alpdrücken</text:span></text:span><text:span text:style-name="T794">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15"><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86">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95">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95">н</text:span>ки кроватей, <text:span text:style-name="T795">что</text:span> отдаю<text:span text:style-name="T795">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95">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95">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54">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95">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95">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95">вот</text:span> тут-<text:span text:style-name="T795">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96">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96">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96">лихорадочных </text:span>температур. Где-то утечка газа <text:span text:style-name="T796">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96">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96">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96">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96">перерытую взрывами</text:span> стоянку грузовиков, откуда полчаса не может выбраться, кругов<text:span text:style-name="T796">ё</text:span>рт<text:span text:style-name="T796">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97">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97">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97">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97">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97">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98">давнишним</text:span> <text:span text:style-name="T798">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98">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99">о</text:span>, это 30-е столетие и безрассудный Ракетмэн <text:span text:style-name="T799">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99">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99">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99">и </text:span>вход в Миттельверке, параболичной, <text:span text:style-name="T799">только</text:span> больше <text:span text:style-name="T799">смахивает</text:span> на рот и глотку, суставы хряща отступ<text:span text:style-name="T799">или</text:span> в ожидании, выжидая проглотить… повыше рта, <text:span text:style-name="T799">пара</text:span> оквадраченных глаз, белки органди, зрачки черные, как смола, уставились на него… оно хохочет, как и все эти годы, <text:span text:style-name="T799">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99">а</text:span>й…. Но боль, двадцать, двадцать пять лет боли застывшей <text:span text:style-name="T799">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00">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00">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00">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800">смотрится</text:span> как одна большая комната, тёмная, полная табачного и косячного дыма, осыпавшихся гребней штукатурки там, где стены <text:span text:style-name="T800">про</text:span>шиблены <text:span text:style-name="T800">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00">ночных бульварных</text:span> тротуаров <text:s/>обтягивающ<text:span text:style-name="T800">им</text:span> камень мелки<text:span text:style-name="T800">ми</text:span> морщинка<text:span text:style-name="T800">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00">ью</text:span>, безвольн<text:span text:style-name="T800">ым</text:span> подчинени<text:span text:style-name="T800">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01">п</text:span>равимый старый наркоман недостаточно добр, чтоб удержаться и не <text:span text:style-name="T801">распахнуть</text:span> мгновенно старую матросскую сумку и заглянуть, глазами как проссаные в сугробе дырки, <text:span text:style-name="T801">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19">Из Марокко кой-чего кусочек </text:p>
      <text:p text:style-name="P519">Заверну я в носовой платочек </text:p>
      <text:p text:style-name="P516"/>
      <text:p text:style-name="P387">– Да. Такие дела, Дер-Шпрингер настучал про наш фальшивопечатный бизнес. Типа временн<text:span text:style-name="T802">ый</text:span> <text:span text:style-name="T802">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02">ует</text:span> Стерлинг<text:span text:style-name="T802">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02">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02">тут достаточно для вывода</text:span>, что Кислота никак не может быть <text:span text:style-name="T802">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02">Ф</text:span>унтов <text:span text:style-name="T802">С</text:span>те<text:span text:style-name="T802">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02">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02">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03">свои </text:span>приставания к Густаву в рояле и подходит присесть и потереться щекой о ворс <text:span text:style-name="T803">в</text:span> штан<text:span text:style-name="T803">ин</text:span>ах Слотропа, миленькие голые ножки перешёптываются друг об дружку, волосы распущены, рубаха полурасстёгнута, <text:span text:style-name="T803">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03">комфорта</text:span>, тут радушный дом, никаких предпочтений отдельным <text:span text:style-name="T803">ощущениям</text:span> или органам, всем <text:span text:style-name="T803">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03">вот </text:span>подтя<text:span text:style-name="T803">нула</text:span> свои колен<text:span text:style-name="T803">к</text:span>и, <text:span text:style-name="T803">в</text:span>полз<text:span text:style-name="T803">ае</text:span>т <text:span text:style-name="T803">ц</text:span>епляясь <text:span text:style-name="T803">за </text:span>волос<text:span text:style-name="T803">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03">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05">во </text:span>выйду, п<text:span text:style-name="T805">а</text:span>йду <text:span text:style-name="T805">и </text:span>вторг<text:span text:style-name="T805">нусь</text:span> в Польшу. Тоже мне, Ода Радости. Да у него даже чувства юмора не было. Я тебе говорю,– покачивая старым морщинистым пальцем,– того <text:span text:style-name="T803">же</text:span> Возвышенного <text:span text:style-name="T803">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04">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04">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04">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04">и</text:span>сь наконец? Или придётся начинать da capo с Карлом Орфом? </text:p>
      <text:p text:style-name="Text_20_body">– Об этом я <text:span text:style-name="T804">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06">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04">да</text:span>лись там, на концерте <text:span text:style-name="T804">среди</text:span> <text:span text:style-name="T804">прочих</text:span> <text:span text:style-name="T804">пархатых</text:span> стары<text:span text:style-name="T804">х</text:span> п<text:span text:style-name="T804">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804">ин такой же</text:span> и я тебе <text:s/>изображу её, сыграю <text:s/>на <text:span text:style-name="T807">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05">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05">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805">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05">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05">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88">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09">х</text:span> и больших шляпах с мягкими полями <text:span text:style-name="T809">и</text:span> рею<text:span text:style-name="T809">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10">Ходил по делам</text:span>,– Слотроп шарит <text:span text:style-name="T810">среди</text:span> накрыты<text:span text:style-name="T810">х</text:span> жестян<text:span text:style-name="T810">ок</text:span> на полке над плитой, находит головки сушёного клевера заварить чай. </text:p>
      <text:p text:style-name="Text_20_body">– Но ты бросил меня одну.– Её волосы вз<text:span text:style-name="T810">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10">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810">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10">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10">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11">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11">просекают</text:span> тёмные вздутые рубчики на более ранних синяках, что сходили уже с её ягодиц и ляжек. <text:span text:style-name="T811">Он вынужден</text:span> пустить кровь, прежде, чем она убирает рыбу. Закончив, она становится на колени и целует его ботинки. Не совсем <text:span text:style-name="T811">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811">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58">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61">трижды</text:span></text:span>. </text:p>
      <text:p text:style-name="Text_20_body">Домик у реки служит заводью, которая действует как пружина-подвеска для дня и погоды, пропуская <text:span text:style-name="T811">лишь</text:span> плавную смену света и <text:span text:style-name="T811">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811">вспоминаются</text:span> установк<text:span text:style-name="T812">и</text:span> звука в <text:span text:style-name="T812">пору </text:span>её ранней карьер<text:span text:style-name="T812">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12">которые</text:span> <text:span text:style-name="T812">совпадают с</text:span> представления<text:span text:style-name="T812">ми</text:span> Режиссёра о живописности—<text:span text:style-name="T812">половодье</text:span> лиц загримированных жёлтым с белыми губами из-за несовершенства киноплёнок того периода, <text:span text:style-name="T812">обливающиеся</text:span> п<text:span text:style-name="T106">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13">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13">длится</text:span> и <text:span text:style-name="T813">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13">из </text:span>вежливо<text:span text:style-name="T813">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13">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13">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13">служивает её</text:span> <text:span text:style-name="T813">странствие</text:span>. Ключевая гамма <text:span text:style-name="T813">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13">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08">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13">ой</text:span> гамм<text:span text:style-name="T813">ой</text:span> теперь зелёный. «И там, пробившись к солнцу,/ Останки её нашли сон в воде/ И в глубине лета/ Творения <text:span text:style-name="T813">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89"><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90"><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14">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14">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14">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14">с живущей в нём </text:span>семь<text:span text:style-name="T814">ёй</text:span>, <text:span text:style-name="T814">то и </text:span>семья органична, <text:span text:style-name="T814">а </text:span>дом <text:span text:style-name="T814">отчётливо</text:span>-<text:span text:style-name="T814">с</text:span>чит<text:span text:style-name="T814">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15">пока </text:span>ещё не окончательно созревшие для паранойи,– «а <text:span text:style-name="T815">с наличием у дома </text:span><text:s/>туалетн<text:span text:style-name="T815">ой</text:span> част<text:span text:style-name="T815">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15">заметно</text:span> краснеет, потупившись на свои колени, среди добродушн<text:span text:style-name="T815">о</text:span> улыбчивых зубов своих однокашников <text:span text:style-name="T815">по </text:span>технолог<text:span text:style-name="T815">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15">я</text:span>сь опирается о стену, замечательно похожий на Американского ковбойного актёра Генри Фонда, <text:span text:style-name="T815">давно</text:span> забыл, что дом органичен и никто ему не ука<text:span text:style-name="T815">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15">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15">ю</text:span> <text:span text:style-name="T815">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16">может </text:span>педик? Что я такое? Ч<text:span text:style-name="T816">т</text:span>о <text:span text:style-name="T816">нужно</text:span> Джи-Эл, чтоб я был тут? Это некая неясная <text:span text:style-name="T816">мера</text:span> <text:span text:style-name="T816">наказания</text:span> в компании, даже <text:span text:style-name="T817">вплоть до</text:span>, Боже правый, вечн<text:span text:style-name="T817">ой</text:span> ссылк<text:span text:style-name="T817">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25">вспоротый</text:span> хот-дог с рекламного щита). Прокати её в Баффало Плавни </text:p>
      <text:p text:style-name="P520">Ты прикинь какая хохма—</text:p>
      <text:p text:style-name="P520"><text:span text:style-name="T818">С</text:span>тарый комарище в плавнях </text:p>
      <text:p text:style-name="P520">Голову <text:span text:style-name="T818">сунул</text:span> ей под платье, в <text:span text:style-name="T818">самые </text:span>лохмы, </text:p>
      <text:p text:style-name="P520">С улыбкой противной и плавной, </text:p>
      <text:p text:style-name="P520">Выжить непросто в Баффало Плавнях, </text:p>
      <text:p text:style-name="P520">Эй, Москит, </text:p>
      <text:p text:style-name="P520">Закрой-ка свои глазки ты: </text:p>
      <text:p text:style-name="P520">Йа та, йа та-та, йа та-та, тата </text:p>
      <text:p text:style-name="P520">Ты прикинь какая хохма, </text:p>
      <text:p text:style-name="P520">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19">таки </text:span>до него и сделали своё неудобосказуемое дело. А мы <text:span text:style-name="T819">пос</text:span>ып<text:span text:style-name="T106">а́</text:span>ли <text:span text:style-name="T819">инсектицидами</text:span>, а и бомбили плавни цитронеллой, и это неправильно, ребята. Они плодятся быстрее, чем мы успе<text:span text:style-name="T819">ва</text:span>ем их <text:span text:style-name="T819">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19">допустим, чтоб </text:span><text:s/><text:span text:style-name="T819">они </text:span><text:span text:style-name="T53">существовали</text:span> даже? </text:p>
      <text:p text:style-name="P521">—Выжить непросто в Баффало Плавнях,</text:p>
      <text:p text:style-name="P521">Эй, Москит, </text:p>
      <text:p text:style-name="P521">Закрой-ка свои глазки ты, </text:p>
      <text:p text:style-name="P521">Хабба, хабба— </text:p>
      <text:p text:style-name="P521">Эй, Москит, </text:p>
      <text:p text:style-name="P521">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19">срочно </text:span>просраться. <text:span text:style-name="T819">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20">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20">в постоянных</text:span> поиск<text:span text:style-name="T820">ах</text:span> нео<text:span text:style-name="T820">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20">б</text:span> не <text:span text:style-name="T820">понять</text:span> в какую сторону оно направляется. Команда корабля размещались, фактически, каждый в <text:span text:style-name="T820">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20">чья</text:span> колода, <text:span text:style-name="T820">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20">ит</text:span>ые, как очереди в банках), сортирные юристы делятся советами, всевозможные посетители приходят и уходят, ссутул<text:span text:style-name="T820">ившиеся</text:span> команды подводных лодок нервно вскидывают <text:span text:style-name="T820">взгляд</text:span> каждую секунду или две к потолку, моряки с эсминцев резвя<text:span text:style-name="T820">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20">ся</text:span> солёной воды ревёт под ними), <text:span text:style-name="T820">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21">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21">маскировки</text:span> <text:span text:style-name="T821">испытательной</text:span> станции в Пенемюнде), <text:span text:style-name="T821">никак</text:span> не <text:span text:style-name="T821">располагает</text:span> времен<text:span text:style-name="T821">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21">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22">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21">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22">достаётся многим из нас</text:span>. </text:p>
      <text:p text:style-name="P391"><text:span text:style-name="T823">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37">гомерианцев среди</text:span> горных ущел<text:span text:style-name="T837">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23">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23">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23">А</text:span> у тебя <text:span text:style-name="T823">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23">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23">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26">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27">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24">оно</text:span> уж<text:span text:style-name="T824">е</text:span> там, летает, этот несущий порыв в—это и есть свобода? Неужели никто не ощущает как<text:span text:style-name="T827">ое</text:span> гравитация <text:span text:style-name="T827">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28">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92"><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92"><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30">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30">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30">о</text:span>е, лишённ<text:span text:style-name="T830">о</text:span>е окон, припудренн<text:span text:style-name="T830">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30">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30">Прилегающая </text:span><text:s/>к ней <text:span text:style-name="T830">полоса</text:span> отведена кипарисам. Фонтан<text:span text:style-name="T830">чики</text:span> <text:span text:style-name="T830">ниспадают</text:span> в массивны<text:span text:style-name="T830">е</text:span> каменны<text:span text:style-name="T830">е</text:span> чаш<text:span text:style-name="T830">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31">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31">Рядом с топью</text:span>»,– это <text:span text:style-name="T831">её</text:span> ш<text:span text:style-name="T831">опо</text:span>т?– «на закате, эта женщина в чёрном….» </text:p>
      <text:p text:style-name="Text_20_body">– Ладно тебе. Всё хорошо,– опять по<text:span text:style-name="T831">кати</text:span>ли Берлинские <text:span text:style-name="T831">бредни</text:span>.– Она тут просто для лечения.– Идиот, идиот—прежде, чем он успевает её остановить, она вырывается и <text:span text:style-name="T831">убегает</text:span> прочь, отчаянн<text:span text:style-name="T831">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31">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31">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31">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32">с нею</text:span>. Осталось не больше километра. </text:p>
      <text:p text:style-name="Text_20_body">– <text:span text:style-name="T832">О</text:span> <text:span text:style-name="T831">чём ты</text:span>? </text:p>
      <text:p text:style-name="Text_20_body"><text:soft-page-break/>– Бианка, моё дитя, и мои друзья. Я думала они давно уже в С<text:span text:style-name="T832">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32">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32">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32">валивает</text:span>, Слотроп, вскрик<text:span text:style-name="T832">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29">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32">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33">прийтись</text:span>. Обсуши<text:span text:style-name="T833">вайся</text:span>, я выйду посмотрю что <text:span text:style-name="T833">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33">ставит из</text:span> себя кинопродюсер<text:span text:style-name="T833">а</text:span>. Ну, ты знаешь Карела. И конечно же ей больше всего <text:span text:style-name="T833">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33">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33">изображала</text:span> с ней папашу. Сомневаюсь, что у неё <text:span text:style-name="T833">есть</text:span> отец. Это было непорочным зачатием, она чистая <text:span text:style-name="T833">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33">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522">Добро пожаловать на борт, эй, <text:span text:style-name="T834">тут</text:span> крутая ор-гия,</text:p>
      <text:p text:style-name="P522"><text:span text:style-name="T834">Тебе понравится</text:span>, мой друг, <text:span text:style-name="T834">от неё в восторге я.</text:span></text:p>
      <text:p text:style-name="P523"><text:s/><text:span text:style-name="T834">К</text:span>ак <text:s/>начинали, <text:span text:style-name="T834">у</text:span>же не вспомнить,</text:p>
      <text:p text:style-name="P522">Зато конец <text:span text:style-name="T834">будет у нас</text:span>, без вариантов, <text:span text:style-name="T834">полный </text:span>класс! </text:p>
      <text:p text:style-name="P522">Ведём себя по скотски, без лишних слов, и плотски, </text:p>
      <text:p text:style-name="P522">Но ты придёшься ко двору, </text:p>
      <text:p text:style-name="P522"><text:span text:style-name="T834">Отбросив</text:span> этики муру </text:p>
      <text:p text:style-name="P522">И ста<text:span text:style-name="T834">в к тому же </text:span><text:s/>истерично громогласным! </text:p>
      <text:p text:style-name="P522"/>
      <text:p text:style-name="P522">Тут мамочки любовников меняют, </text:p>
      <text:p text:style-name="P522"><text:soft-page-break/>У дочек ухажёров отбивают. </text:p>
      <text:p text:style-name="P522">Большим эрекциям особая предилекция, </text:p>
      <text:p text:style-name="P522">Ты не поверишь и глазам, </text:p>
      <text:p text:style-name="P522">Иди попробуй сам, </text:p>
      <text:p text:style-name="P522">И подымайся </text:p>
      <text:p text:style-name="P522">На борт <text:span text:style-name="Emphasis">Титаника</text:span>, где среди праздника </text:p>
      <text:p text:style-name="P522">В трюм айсберг трахнет <text:span text:style-name="T834">наконец</text:span>, </text:p>
      <text:p text:style-name="P523">И <text:span text:style-name="T836">всем</text:span> придёт <text:span text:style-name="T834">капец</text:span>,</text:p>
      <text:p text:style-name="P523"><text:span text:style-name="T834">За</text:span>молкнет визг и вой, </text:p>
      <text:p text:style-name="P522"><text:span text:style-name="T835">Ну, так вали</text:span> на борт, друг мой!</text:p>
      <text:p text:style-name="P393">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38">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38">бывшая</text:span> херня, что творилась когда-то на вилле Рауля де ля Пирлимпинпин<text:span text:style-name="T840">а</text:span> и, насколько <text:span text:style-name="T838">кажется </text:span>Слотроп<text:span text:style-name="T838">у</text:span>, вечеринка всё та же. </text:p>
      <text:p text:style-name="Text_20_body">Он примечает Маргрету с её дочерью, но вокруг <text:span text:style-name="T838">тех</text:span> сгрудились оргиасты держа его <text:span text:style-name="T838">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38">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38">со всей </text:span>тщательно<text:span text:style-name="T838">стью</text:span> и безукоризненно <text:s/>переплетены ниткой жемчуга, чтобы открыть висящие серьги кристалла блистающего <text:span text:style-name="T838">под</text:span> её крохотны<text:span text:style-name="T838">ми</text:span> моч<text:span text:style-name="T838">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38">исполнилось и</text:span> 30, в Зоне, от <text:span text:style-name="T840">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39">повествует для</text:span> все<text:span text:style-name="T839">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39">одан</text:span> и он придвигается <text:span text:style-name="T839">вы</text:span>слушать. – её Нептун с изъяном. А чей без? спросит кое-кто. Ах. Но, <text:span text:style-name="T840">для </text:span>обитател<text:span text:style-name="T839">ей</text:span> <text:span text:style-name="T56">э</text:span><text:span text:style-name="T1">той</text:span> планеты, <text:s/>Грета, <text:s/><text:span text:style-name="T839">основном,</text:span> жила <text:s/>на Нептуне—недуг её был более прямолинеен, чист и ясен, чем известные <text:s/>тут <text:span text:style-name="T839">среди нас</text:span>. </text:p>
      <text:p text:style-name="P215">Она нашла Онейрин в тот день, когда её аванпост в Англии, <text:span text:style-name="T839">прив</text:span>ычный <text:span text:style-name="T839">поставщик</text:span> Хлородайн<text:span text:style-name="T839">а</text:span>, под<text:span text:style-name="T839">качал</text:span>. Недалеко от Темзы, когда герань света плыла по небу <text:span text:style-name="T840">чересчур</text:span> медленно, <text:span text:style-name="T840">до невозможности</text:span> выразить—медн<text:span text:style-name="T840">оватый свет</text:span>, <text:span text:style-name="T840">свет</text:span> лёгкого загара кожи и мягкого персика, стилизованные цветы рисовались и <text:span text:style-name="T840">про</text:span>рисов<text:span text:style-name="T840">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41">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41">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41">для</text:span> карнавальн<text:span text:style-name="T841">ого</text:span> освещени<text:span text:style-name="T841">я</text:span> цвете, костлявая хихикающая Смерть вот-вот <text:span text:style-name="T841">хапнет</text:span> <text:span text:style-name="T841">пару</text:span> любовников <text:span text:style-name="T841">из </text:span>постели. </text:p>
      <text:p text:style-name="Text_20_body">Он <text:span text:style-name="T842">запросто переводится</text:span> на тему Ракеты. «Эта А4»,– грит он,– «мне видится младенцем И<text:span text:style-name="T843">и</text:span>сусом, с <text:span text:style-name="T843">бесконечными</text:span> комитетами Иродов, <text:span text:style-name="T842">что тужатся</text:span> убить его в младенчестве—Пруссаки, некоторые из них, в глубине глубин своих сердец, всё ещё <text:span text:style-name="T843">смотрят на</text:span> артиллери<text:span text:style-name="T843">ю</text:span> как к опасно<text:span text:style-name="T843">е</text:span> нововведени<text:span text:style-name="T843">е</text:span>. Если б ты только видел… с первой же минуты, ясно было, они становились всё покорнее перед её… в ней и впрямь <text:span text:style-name="T843">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44">позволили</text:span> случиться. Невозможно вообразить кого-то, кто <text:span text:style-name="T1">избрал</text:span> бы <text:span text:style-name="T844">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44">еннечески</text:span> хочет—хочет?—знать: «Ну, я был в Нордхаузене, видал куски и части. Но никогда А4 в полном сборе. Это <text:span text:style-name="T844">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44">затем</text:span> отходит. Неясно, <text:span text:style-name="T844">раз</text:span>дум<text:span text:style-name="T844">ыв</text:span>ал ли Танац <text:span text:style-name="T844">над</text:span> ответ<text:span text:style-name="T844">ом:</text:span> «Да, заправленная, живая, готовая к запуску… пятьдесят футов в высоту, дрожит… а потом это фантастич<text:span text:style-name="T844">ески</text:span>й мощный рёв. Почти рвёт <text:span text:style-name="T844">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44">яркими</text:span> исключениями конечно. Мы живём ради <text:span text:style-name="T844">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44">гром</text:span>а, отступления через <text:s/>нефтяные поля <text:span text:style-name="T844">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48">elnj ария</text:span> капитана <text:span text:style-name="T844">из </text:span><text:span text:style-name="Emphasis">Wozzeck</text:span>, и голос вдруг срывается в самые верхни<text:span text:style-name="T844">е</text:span> регистры истерики. Всё разваливалось и он вернулся к какой-то бы<text:span text:style-name="T844">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44">залиты</text:span> серым дождём <text:span text:style-name="T844">изнутри</text:span>. Он <text:span text:style-name="T844">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45">чересчур</text:span> Христианизированными, <text:span text:style-name="T845">слишком</text:span> расслабились <text:span text:style-name="T845">от</text:span> наши<text:span text:style-name="T845">х</text:span> обязанност<text:span text:style-name="T845">ей</text:span> перед <text:span text:style-name="Emphasis">Gesellschaft</text:span> с его знаменитым «Договором», которого никогда не существовало, <text:span text:style-name="T845">так </text:span>что мы, даже мы, приходим в ужас сталкиваясь с <text:span text:style-name="T845">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45">рвалось</text:span> из-под контроля— </text:p>
      <text:p text:style-name="Text_20_body">На этом месте их прервали Маргрета и Бианка театральн<text:span text:style-name="T845">ой</text:span> <text:span text:style-name="T845">инсценировкой</text:span> матери и непослушного дитя. Перешёптыванье с дирижёром, любители затей охотно окружают <text:span text:style-name="T845">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45">в </text:span>жутко<text:span text:style-name="T845">м</text:span> сомнени<text:span text:style-name="T845">и</text:span> продержится ли он в п<text:span text:style-name="T845">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45">ую</text:span> улыбк<text:span text:style-name="T845">у</text:span>, запинающ<text:span text:style-name="T845">ую</text:span>ся чечётк<text:span text:style-name="T845">у</text:span>… её нежные голые руки начинают <text:span text:style-name="T845">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45">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45">ты</text:span> к грудям и <text:span text:style-name="T845">гениталиям</text:span>, кадыки <text:span text:style-name="T846">по</text:span>драгивают, языки в пробежке по губам… где старая мазохистка и статуя, которую Слотроп знал в Берлине! Грета словно <text:span text:style-name="T846">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46">е</text:span>тся зеркально-обёрнут<text:span text:style-name="T846">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46">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46">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46">сами </text:span>они <text:span text:style-name="T846">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46">в обрамлении</text:span> ресниц <text:s/>пушисты<text:span text:style-name="T846">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46">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46">наркотиков</text:span> и болтовня возобновляются и многие начинают <text:span text:style-name="T847">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47">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47">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94"><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94">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49">ительны</text:span>й разговор со Слотропом, но приближаясь к пробуждению он забыл его, как обычно. Теперь <text:span text:style-name="T849">вот </text:span>лежит уставясь на валы и подшипники над головой, колен<text:span text:style-name="T849">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49">совсем с ума сошла</text:span>, только что обвинила меня в любовной связи с Танацем. <text:span text:style-name="T57">Безумие</text:span>, <text:s text:c="2"/>конечно, <text:span text:style-name="T856">мы </text:span>добрые <text:span text:style-name="T1">друзья</text:span>, но и только… если б она уделяла мне хоть чут<text:span text:style-name="T849">очку</text:span> <text:s/>внимани<text:span text:style-name="T849">я</text:span>, то знала бы. </text:p>
      <text:p text:style-name="P217">–<text:span text:style-name="T849">Но</text:span> заднице твоей <text:s/><text:span text:style-name="T849">о</text:span>на уж точно уделила там внимание, <text:span text:style-name="T849">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49">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49">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50">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50">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50">сразу же и</text:span> до<text:span text:style-name="T850">шло</text:span>, пока всё про<text:span text:style-name="T850">исходит</text:span>—уже попозже <text:span text:style-name="T850">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50">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56">м</text:span> героическо<text:span text:style-name="T856">м</text:span> <text:s/>взрывно<text:span text:style-name="T856">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58">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51">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51">большое </text:span><text:s/>открытие. </text:p>
      <text:p text:style-name="P219">Но её руки зашевелились у него на шее, встревоженно. И есть от чего. Конечно, он побудет тут, но в <text:span text:style-name="T851">завершение</text:span> уйдёт, и оттого его <text:span text:style-name="T851">следует</text:span> причисл<text:span text:style-name="T851">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51">исполняет</text:span> формальности от<text:span text:style-name="T851">быт</text:span>ия, прививки от забывчивости, визы на выезд со штампами любовных укусов… но о <text:span text:style-name="T851">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51">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51">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51">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51">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51">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51">с</text:span>веряя <text:span text:style-name="T851">со </text:span>сколько в <text:span text:style-name="T851">Те</text:span> раз<text:span text:style-name="T851">ы</text:span>, в зеркале заднего вида, каждый из которых слишком внутри металла и сгорания, <text:span text:style-name="T852">придавая</text:span> планам на день больше <text:span text:style-name="T852">значимости</text:span>, чем чему-то, <text:span text:style-name="T852">что </text:span><text:s/>мо<text:span text:style-name="T852">жет</text:span> приключиться нежданно, по Закону Мёрфи, прин<text:span text:style-name="T852">е</text:span>ся, возможно, спасение…. <text:span text:style-name="T852">Пропадают</text:span>, <text:span text:style-name="T852">раз за разом</text:span>, мимо бедн<text:span text:style-name="T855">яги</text:span> Бекета <text:span text:style-name="T855">у</text:span>топленного из-за размытой дамбы, вверх и вниз по коричневым как колея склонам, мехграбли ржавеющие дни напролёт, серо-лиловое небо <text:span text:style-name="T852">потемнело</text:span> как жёванная резинка, туман начинающий <text:span text:style-name="T852">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52">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52">однако,</text:span> <text:span text:style-name="T852">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52">яет</text:span> <text:span text:style-name="T852">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52">на</text:span> <text:span text:style-name="T1">её</text:span> обочин<text:span text:style-name="T852">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53">Разлучены</text:span>, да эти <text:span text:style-name="T853">разлучены как надо</text:span>. Ещё как. Чересчур приблизиться и станет больно возвращать её. Но <text:span text:style-name="T853">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53">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53">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53">с</text:span> массовк<text:span text:style-name="T853">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53">при</text:span>сутул<text:span text:style-name="T853">ивш</text:span>емуся на своём сиденье, <text:span text:style-name="T853">которому </text:span>ни разу не <text:span text:style-name="T853">грозило</text:span> ни по прямой, ни по диагонали за весь вечер, ты, чь<text:span text:style-name="T857">ё</text:span> отлуч<text:span text:style-name="T857">ение</text:span> от водно-белой любви её матери абсолютна, ты, один, <text:span text:style-name="T853">бормочущий</text:span> <text:span text:style-name="T1">знаю я их</text:span>, <text:span text:style-name="T857">пропущен</text:span>, хихикающий <text:s/><text:span text:style-name="T1">и </text:span><text:span text:style-name="T58">я туда же</text:span>, не<text:span text:style-name="T857">способный</text:span>, прикидывающий <text:span text:style-name="T854">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95"><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96">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59">атор</text:span>ского флота Япон<text:span text:style-name="T859">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60">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60">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60">оставалось</text:span> бы делать?– Он хихикает и сплёвывает апельсиновое зёрнышко за борт. <text:span text:style-name="T860">В общем,</text:span> он про<text:span text:style-name="T860">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60">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60">направлен</text:span> <text:span text:style-name="T860">ему в</text:span> глаз. –«Она не сказала тебе из-за чего? Чёрт, Джек, тебе лучше знать….» </text:p>
      <text:p text:style-name="P78">Рассказ <text:span text:style-name="T860">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60">За</text:span>тем, чтоб война <text:span text:style-name="T860">приобретала</text:span> бы б<text:span text:style-name="T106">о́</text:span>льшую зн<text:span text:style-name="T106">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61">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61">чтоб</text:span> вски<text:span text:style-name="T861">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61">х</text:span> удив<text:span text:style-name="T861">ило</text:span>, что он продержался так долго. Грета была передана Зигмунду вряд ли выздоровевшей, но без <text:span text:style-name="T861">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61">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61">чаще всего</text:span> полупьян, тупо упивш<text:span text:style-name="T861">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61">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62">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62">на</text:span> Венецианском праздни<text:span text:style-name="T862">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62">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62">свою</text:span> тросточку перед Ингаляториумом, с видом заблудившегося, некуда идти, да и желания нет. Не сговариваясь, <text:s text:c="2"/>они <text:span text:style-name="T862">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62">c</text:span>водились и на миг <text:span text:style-name="T862">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59">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97">На следующий вечер, Моритури следил за ней в последний раз. Вдоль <text:span text:style-name="T866">основного</text:span> русла, под привычные деревья, мимо пруда с Германскими золотыми рыбками, <text:s/>напомина<text:span text:style-name="T863">вший</text:span> ему о доме, через площадки для гольфа, где последни<text:span text:style-name="T863">е</text:span> белоусы<text:span text:style-name="T863">е</text:span> игроки дня пробивались через тенёта и ловушки, их клюшконосцы в аллегорической постойке смирно в сиянии заката, вяз<text:span text:style-name="T863">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63">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63">игр</text:span>авшийся, когда все ушли. Волосами его был холодный снег. Моритури мог слышать лишь обрывки <text:span text:style-name="T863">произносимого</text:span> ими. Мальчик <text:span text:style-name="T863">с</text:span>начал<text:span text:style-name="T863">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63">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63">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63">второй</text:span> рукой в перчатке между его ног. Моритури бросился вперёд. Какой-то миг они раскачивались <text:span text:style-name="T863">едиой</text:span> группой. Серая Нацистская статуя: могла бы называться «Семья». Никакой Греческой неподвижности: нет, они <text:span text:style-name="T1">шевелились</text:span>. <text:span text:style-name="T863">И р</text:span>еч<text:span text:style-name="T863">и</text:span> не <text:span text:style-name="T863">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64">о,</text:span> как <text:span text:style-name="T864">случай</text:span> с д’Анунцио в Фиоме, как сам Рейх, как <text:span text:style-name="T864">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64">А </text:span>самому <text:span text:style-name="T864">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64">за</text:span>кончилось бы так же, в официальном заключении, или как <text:span text:style-name="T864">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64">Изучающий</text:span> взгляд лишает Слотропа равновесия. Дождь <text:span text:style-name="T864">во всю</text:span> барабанит по тенту, <text:span text:style-name="T867">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64">взвесь</text:span> весь <text:span text:style-name="T864">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64">и </text:span><text:span text:style-name="T252">выше</text:span>, пок<text:span text:style-name="T864">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64">тяивать</text:span>—<text:span text:style-name="T864">да</text:span> вылазь уже из-за стола, ты, жопа— </text:p>
      <text:p text:style-name="Text_20_body">– Мы так и будем <text:span text:style-name="T864">лишь</text:span> просто двигаться, только и всего. <text:span text:style-name="T864">Под</text:span> кон<text:span text:style-name="T864">ец</text:span> не имеет значения. </text:p>
      <text:p text:style-name="Text_20_body">– <text:span text:style-name="T864">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65">Всё чего я</text:span> хочу, <text:span text:style-name="T865">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65">и</text:span> размерам<text:span text:style-name="T865">и</text:span>, достаточно велик для городских развлечений, достаточно <text:span text:style-name="T865">и </text:span>для безмятежности <text:span text:style-name="T865">необходимой</text:span> человеку. <text:span text:style-name="T865">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65">кручи</text:span>вается торопливо, хлеща кругами по дождю. Тент провисает воронкой, <text:span text:style-name="T865">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65">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65">ко</text:span> все<text:span text:style-name="T865">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65">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65">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65">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65">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65">ы</text:span> что-нибудь случилось. </text:p>
      <text:p text:style-name="Text_20_body">Один из Общих Распорядков на этом судне. Ничего не должно случ<text:span text:style-name="T865">а</text:span>ться. Ладно, Слотроп вежливо вставляет остатки своей сигары между губ <text:span text:style-name="Emphasis">Mme</text:span>. Прокаловска и оставляет её попыхивать е<text:span text:style-name="T865">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65">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98"><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98">Мужчины всегда могли <text:span text:style-name="T195">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68">М</text:span>ноги<text:span text:style-name="T868">е имели</text:span> тот или другой невероятный дар, антигравитация, вещие сны… коматозные образы вокруг их лиц, <text:span text:style-name="T868">в </text:span>мерцающ<text:span text:style-name="T868">ем</text:span> <text:s/>воздухе: свет сам по себе <text:span text:style-name="T868">эти</text:span> слёзы <text:span text:style-name="T868">плача</text:span>, <text:span text:style-name="T868">излитые</text:span> <text:span text:style-name="T868">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68">расторяющаяся</text:span> тень, что сияет чёрным вокруг всего… либо же <text:span text:style-name="T868">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68">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69">удавалось</text:span> заставить его говорить и думать в точности, как <text:span text:style-name="T869">она того</text:span> хо<text:span text:style-name="T869">чет</text:span>. </text:p>
      <text:p text:style-name="Text_20_body">На миг она задумалась—не совсем словами—не так ли точно чувствует <text:span text:style-name="T869">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69">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69">них</text:span> мы модулировали его энергию….</text:p>
      <text:p text:style-name="Text_20_body"/>
      <text:p text:style-name="Text_20_body">В роли ошеломлённой дебютантки Лотты Люстиг, она <text:span text:style-name="T869">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69">различимы</text:span>, но они <text:span text:style-name="T869">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69">вовсе</text:span>… <text:span text:style-name="T869">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68">даже</text:span></text:span><text:span text:style-name="Emphasis"><text:span text:style-name="T873">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69">На него находило</text:span> вдохновение, после порки. <text:span text:style-name="T869">До того</text:span> переполнялся мыслью, что <text:span text:style-name="T870">у них получится</text:span>, убегут. <text:span text:style-name="T871">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71">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73">под ударом</text:span>, в своей беспомощности избежать, ей являлось одно и то же видение, только одно, <text:span text:style-name="T873">при</text:span> каждо<text:span text:style-name="T873">м</text:span> в<text:span text:style-name="T873">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74">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72">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72">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72">мыслим</text:span>о было продвигаться в это дальше. Ужас <text:span text:style-name="T872">объял</text:span> обоих. Они развернулись, чувствуя спинами это, и торопливо ушли. </text:p>
      <text:p text:style-name="P350">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75">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61">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61">: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75">в </text:span>упоительно<text:span text:style-name="T875">м</text:span> незнани<text:span text:style-name="T875">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75">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75">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75">проговорить</text:span>, и я произнесла «За́мок». Рот улыбнулся мельком, но <text:span text:style-name="T875">отсутствующе</text:span>, изморщиненные волко-очи ушли уже даже <text:span text:style-name="T875">вне таких</text:span> <text:span text:style-name="T876">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76">помещении</text:span> казались знакомыми. Я знала их по фильмам, в них <text:span text:style-name="T876">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76">е</text:span> не <text:span text:style-name="T876">имели</text:span> и следа его шарма. Они все дожидались Блисеро. Встреча знати в За́мке. <text:span text:style-name="T876">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76">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76">научившиеся</text:span> говорить, с этими их словами, <text:span text:style-name="T876">которые</text:span> изобретают на каждом шагу. Мне это <text:span text:style-name="T876">по</text:span>казалось эктоплазмой—которую они заставили, объединёнными усилиями, материализоваться на столе. Ни <text:span text:style-name="T878">один</text:span> не шевелил губами. Это был сеанс. Я поняла тогда, что Блисеро перенёс меня <text:span text:style-name="T876">за</text:span> гран<text:span text:style-name="T876">ь</text:span>. Ввёл <text:s/>наконец-<text:span text:style-name="T876">то</text:span> в его род<text:span text:style-name="T876">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76">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77">из</text:span> мо<text:span text:style-name="T877">ей</text:span> голов<text:span text:style-name="T877">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77">стар</text:span>аться попасть в Свинемюнде. Что-то явно <text:span text:style-name="T877">произошло</text:span> на площадке. На поляне царила тишь, которую мне случалось почувствовать лишь однажды. Однажды в Ме<text:span text:style-name="T877">кси</text:span>к<text:span text:style-name="T877">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51"><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51"><text:soft-page-break/></text:p>
      <text:p text:style-name="P351">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79">так вызывающе</text:span> за <text:span text:style-name="T879">столь</text:span> хрупк<text:span text:style-name="T879">ой</text:span> тонк<text:span text:style-name="T879">ой перегородкой</text:span> <text:s/>и в упор <text:span text:style-name="T879">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79">через</text:span> борозд<text:span text:style-name="T879">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79">промелькивать</text:span> в корабельной оснастке. Шторм дёргает за <text:s/>канат<text:span text:style-name="T879">ы и тросы</text:span>, наполняя ночь под тучами <text:span text:style-name="T879">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79">е</text:span> стоять, где <text:span text:style-name="T879">фосфоресцирующая</text:span> трава рябит в прицелах, а люфт ощу<text:span text:style-name="T879">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79">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80">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80">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80">по</text:span> которы<text:span text:style-name="T880">м</text:span> трудно <text:span text:style-name="T880">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80">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80">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80">через</text:span> считанны<text:span text:style-name="T880">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80">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80">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81">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81">в</text:span> отблеска<text:span text:style-name="T881">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81">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81">хоть</text:span> <text:span text:style-name="T881">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81">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82">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52"><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52">Голоса <text:s/>Немецк<text:span text:style-name="T883">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83">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86">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83">милое</text:span> дело проворачивать на нём дела. </text:p>
      <text:p text:style-name="Text_20_body">– Я малость занимался….– О, да и бросил остатки того гашиша Б<text:span text:style-name="T883">о</text:span>дайна, не так ли, несколько ёбаных унций фактически, на том <text:span text:style-name="Emphasis">Анубисе</text:span>, умник. Сиди и облизывай<text:span text:style-name="T883">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84">ь</text:span> может спрятаться за любым из этих <text:span text:style-name="T884">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85">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84">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84">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84">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84">распорядителям</text:span>—<text:span text:style-name="T884">достаточно</text:span> однажды <text:span text:style-name="T884">очнуться</text:span> и <text:span text:style-name="T884">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84">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84">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85">ю</text:span>, обёрнуто<text:span text:style-name="T885">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85">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85">прозябают</text:span> в вечной сумеречности, тут… всегда— </text:p>
      <text:p text:style-name="P17"><text:span text:style-name="T154">Прекрасная Погода (Фокс-трот)</text:span> </text:p>
      <text:p text:style-name="P524">—прекрасная погода для чёрного рын-ка</text:p>
      <text:p text:style-name="P524">Золото и серебро текут, звенят, блестят! </text:p>
      <text:p text:style-name="P524">От Моря Кораллов до Балтики синей </text:p>
      <text:p text:style-name="P524">Деньги чудеса творят. </text:p>
      <text:p text:style-name="P524"><text:soft-page-break/>Будто луч маяка сверкает этикетка, </text:p>
      <text:p text:style-name="P524">В таком декольте ты будешь как конфетка! </text:p>
      <text:p text:style-name="P524">Зелёное иль алое, неважно, подружка! </text:p>
      <text:p text:style-name="P524">В таком даже маманя, смотрится шлюшкой… </text:p>
      <text:p text:style-name="P524">А и прекрасная погода для чёрного, чёрного ры(ы)нка, </text:p>
      <text:p text:style-name="P524">Найдёшь тут всё: от танкера и до ботинков! </text:p>
      <text:p text:style-name="Text_20_body">Нэриш и Отто тут тоже <text:span text:style-name="T885">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61">об нём уже </text:span></text:span><text:span text:style-name="Emphasis"><text:span text:style-name="T169">прошёл </text:span></text:span><text:span text:style-name="Emphasis"><text:span text:style-name="T161">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41">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61">Deine</text:span></text:span><text:span text:style-name="Emphasis"> </text:span><text:span text:style-name="Emphasis"><text:span text:style-name="T1">Mut</text:span></text:span><text:span text:style-name="Emphasis"><text:span text:style-name="T161">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87">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90">,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62">Я Пиратская Царица на волнах Балтики всей, со мной не залупайся: не соберёшь костей,</text:p>
      <text:p text:style-name="P562">От всех, что когда-то пытались, одни лишь черепа на дне остались, </text:p>
      <text:p text:style-name="P562">Рыбки как посыльные к ним в глаза заплывают, песенки распевают: </text:p>
      <text:p text:style-name="P562">«Теперь догадался, что зря залупался на бизнес Гори Гнаб?» </text:p>
      <text:p text:style-name="P562">Затею битву с крейсером, возьму на абордаж,</text:p>
      <text:p text:style-name="P562"><text:soft-page-break/><text:span text:style-name="T888">Завидев мою</text:span> посудин<text:span text:style-name="T888">у,</text:span> адмиралы впадают в мандраж. </text:p>
      <text:p text:style-name="P562">Встречала я Летучего Голландца, он стал послушным, как мелкий краб, </text:p>
      <text:p text:style-name="P562">С тех пор орёт по всем морям: «Не залупайтесь на бизнес Гори Гнаб!» </text:p>
      <text:p text:style-name="P562"/>
      <text:p text:style-name="P234">После чего она ухватывается за своё рулевое колесо и добавляет ходу. Теперь они стремглав <text:span text:style-name="T888">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88">в нахлынувших </text:span><text:s/>грёза<text:span text:style-name="T888">х</text:span> о смерти, ошалело <text:span text:style-name="T888">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89">Был</text:span> в состоянии <text:span text:style-name="T889">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89">сбавил</text:span> ходульно<text:span text:style-name="T889">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54">Нэриш</text:span>: Ты считаешь тут может быть какая-то… какая-то <text:span text:style-name="T1">политическая</text:span> причина? </text:p>
      <text:p text:style-name="Text_20_body"><text:span text:style-name="T154">Фон Гёль</text:span>: (покачивая головой) Я просто не знаю, Клаус. После того случая в Центральной Азии— </text:p>
      <text:p text:style-name="Text_20_body"><text:span text:style-name="T154">Нэриш</text:span>: Ты имеешь ввиду— </text:p>
      <text:p text:style-name="Text_20_body"><text:span text:style-name="T154">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54">Нэриш</text:span>: Никто из <text:span text:style-name="T1">них</text:span> не хочет. Но эта девушка…. </text:p>
      <text:p text:style-name="Text_20_body"><text:span text:style-name="T154">Фон Гёль</text:span>: Малышка Гели Трипинг. Та, что считает себя ведьмой. </text:p>
      <text:p text:style-name="Text_20_body"><text:span text:style-name="T154">Нэриш</text:span>: Но ты действительно думаешь, что она пойдёт на этот—этот её план, найти Чичерина? </text:p>
      <text:p text:style-name="Text_20_body"><text:span text:style-name="T154">Фон Гёль</text:span>: Я думаю… <text:span text:style-name="T1">Они</text:span>… <text:span text:style-name="T891">да</text:span>…. </text:p>
      <text:p text:style-name="Text_20_body"><text:span text:style-name="T154">Нэриш</text:span>: Но Герхардт, она же его любит. </text:p>
      <text:p text:style-name="Text_20_body"><text:span text:style-name="T154">Фон Гёль</text:span>: Он не устраивал свиданий с ней, не так ли? </text:p>
      <text:p text:style-name="Text_20_body"><text:span text:style-name="T154">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42">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92">только</text:span> теперь <text:span text:style-name="T892">доходит</text:span>, маскировкой не ко<text:span text:style-name="T892">го-то</text:span> ещё, а Велосипедист<text:span text:style-name="T892">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92">он</text:span> пегих, чалых, снежно-белых, красных как кровь. Дикие летние утки вспол<text:span text:style-name="T892">ошились</text:span>, мокрым брызжущим взрывом, из зелени камышей, перемахивают за корму судна и опускаются вслед за ним, где <text:span text:style-name="T892">и </text:span>кач<text:span text:style-name="T892">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92">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92">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92">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93">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93">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93">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93">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94">т</text:span> <text:span text:style-name="T894">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94">у</text:span> северо-восточно<text:span text:style-name="T894">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43"><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43">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97">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97">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97">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903">сигнал</text:span> вам <text:s/>ломиться прочь <text:span text:style-name="T903">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97">применение</text:span> старую <text:span text:style-name="T897">уловки</text:span> Кислоты Бумера. Он вскидывает <text:span text:style-name="T897">в </text:span>рук<text:span text:style-name="T897">е</text:span> бутылк<text:span text:style-name="T897">у</text:span> водки, указывая на неё и скалясь. </text:p>
      <text:p text:style-name="Text_20_body">– <text:span text:style-name="T900">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98">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98">случалось </text:span>когда-либо <text:s/>за всю историю этой игры. И подобные Нэришу и Слотропу <text:s/>уже <text:span text:style-name="T898">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98">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98">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98">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61">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98">Пенемюнде</text:span> в холодно застывшую погоду для запусков… долгий взгляд с вершины какой-<text:span text:style-name="T898">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06">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98">бег</text:span>ает через какую-то часть рельефа Слотропиановской доли мозга и растворяется в его поверхности, исчезая. Так-то вот <text:span text:style-name="T898">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98">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98">про</text:span>сия<text:span text:style-name="T898">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98">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99">а</text:span>? </text:p>
      <text:p text:style-name="P34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01">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47">fräulein’</text:span></text:span><text:span text:style-name="Emphasis"><text:span text:style-name="T948">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01">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01">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01">Гады</text:span>»,– скулит Русский,– «ух, <text:s/>паскуд<text:span text:style-name="T901">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01">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01">ую</text:span> <text:span text:style-name="T901">н</text:span>а полтора метра <text:span text:style-name="T901">выше</text:span> пола по всей длине комнаты. </text:p>
      <text:p text:style-name="Text_20_body">– Бросай свой карандаш,– командует Слотроп.– <text:span text:style-name="T901">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01">связаться с</text:span> вам<text:span text:style-name="T901">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05">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902">тяжких </text:span>ударов <text:span text:style-name="T902">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02">вдоль</text:span> коридор<text:span text:style-name="T902">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02">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02">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02">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02">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02">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02">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03">й</text:span> <text:span text:style-name="T903">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03">Раскручивается</text:span> адская катавасия—сирены воют, прожектора <text:span text:style-name="T903">об</text:span>шар<text:span text:style-name="T903">иваю</text:span>т <text:s/>лес наверху, <text:span text:style-name="T904">слышны </text:span>моторы грузовиков, <text:span text:style-name="T904">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904">Теперь з</text:span>аваруха <text:span text:style-name="T904">перемещается</text:span> повыше Испытательной Установки VII. <text:span text:style-name="T904">П</text:span>оявляются <text:s/><text:span text:style-name="T904">ф</text:span>ары, пара за парой, <text:span text:style-name="T906">по</text:span> той дороге <text:span text:style-name="T906">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45">– Где корабль?– Хафтунг в белой панике. Утки вс<text:span text:style-name="T907">полошились</text:span>, перекрякиваются вокруг. Ветер шевелит траву. Когда лучи прожекторов <text:span text:style-name="T907">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07">который давно уж</text:span> слишком слаб,– давай <text:span text:style-name="T907">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07">затормозив до стопа</text:span>. </text:p>
      <text:p text:style-name="Text_20_body">– Всем на борт,– рявкает она. </text:p>
      <text:p text:style-name="Text_20_body">Слотроп <text:span text:style-name="T907">кричит и</text:span> кричит призывы Нэришу. Фрау Гнаб <text:span text:style-name="T907">д</text:span>а<text:span text:style-name="T907">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07">от</text:span> кадр<text:span text:style-name="T907">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08">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08">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908">состояла</text:span> в том, чтоб постоянно придерживаться фиксированного количества, А. Иногда ты <text:span text:style-name="T908">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08">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09">пришлось</text:span> когда-то, за <text:span text:style-name="T909">тридевять</text:span> земель, посреди ночи, Грааль, с тем д<text:span text:style-name="T909">а</text:span>вним <text:span text:style-name="T909">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09">возбуждающе</text:span>, по металлической раме к углу Aiw (так установлены тебе контакты: замыкаться, ты ж пойми, именно при таком угловом значении). Или <text:span text:style-name="T909">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09">по</text:span>смели <text:span text:style-name="T909">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09">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09">ов</text:span>ые воронки сверху, слюдяные трубки…. </text:p>
      <text:p text:style-name="Text_20_body">Разве не была та жизнь приличнее гангстерства? Дружба чище… не такая <text:span text:style-name="T909">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09">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09">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46"><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47">И тут Енцин, Андреас и Кристиан, прям тебе Смит, Кляйн &amp; Френч, вламываются в подвальную комнатушку—полевые серые ранцы, плетёные туфли, <text:s/>штан<text:span text:style-name="T910">ины</text:span> подвёрнут<text:span text:style-name="T910">ы,</text:span> руки блестят от машинного масла и солидола, по<text:span text:style-name="T910">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10">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10">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10">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11">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911">ы</text:span>в<text:span text:style-name="T911">ае</text:span>тся однажды <text:span text:style-name="T911">среди </text:span>ноч<text:span text:style-name="T911">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12">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11">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13">с переизбытком</text:span> Нацистск<text:span text:style-name="T913">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75">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76">Море по колено, Батя, Дезокс-ёпфедрин всем скажжит "цыц!" </text:p>
            <text:p text:style-name="P576">По карманам у меня по́лно щастья без границ, </text:p>
            <text:p text:style-name="P576">Я по Зоне проношуся, среди диких псов, </text:p>
            <text:p text:style-name="P576">Раздаю задарма клочья своих личных снов… </text:p>
            <text:p text:style-name="P576">Да хошь радиолампы с приёмника маво ты вытаску-уй, </text:p>
            <text:p text:style-name="P576">До лампочки мине вся эта чип-уха— </text:p>
            <text:p text:style-name="P576">А на госгимны ты меня типеря не подсажу-вуй </text:p>
            <text:p text:style-name="P576">Склепаю сам не хуже, чем вся ента труха…. </text:p>
            <text:p text:style-name="P576"/>
            <text:p text:style-name="P576">Не закрываю рот, хоть слушать некому, </text:p>
            <text:p text:style-name="P576">Трещу без умолку всяческую муть— </text:p>
            <text:p text:style-name="P576">Без толку пристаю к калекам у </text:p>
            <text:p text:style-name="P576">Кого ботиночки самсем не жмуть! </text:p>
            <text:p text:style-name="P576"/>
            <text:p text:style-name="P576">Тебя от меня эфедринит, малышка, </text:p>
            <text:p text:style-name="P576">Ты от меня впадаешь в экстаз </text:p>
            <text:p text:style-name="P576">В комендантский час, када свет угас, </text:p>
            <text:p text:style-name="P576"><text:soft-page-break/>Я не хуже других отпресую матрас, </text:p>
            <text:p text:style-name="P576">(Токо свечку зажги) </text:p>
            <text:p text:style-name="P576">Как в прошлый раз….</text:p>
          </table:table-cell>
        </table:table-row>
      </table:table>
      <text:p text:style-name="P348"/>
      <text:p text:style-name="P348">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14">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49"><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49">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15">эскадрами</text:span> брони, под седыми волнами Балтики раскроенной килями, покойники под флот<text:span text:style-name="T915">илия</text:span>ми волн, прерий моря…. </text:p>
      <text:p text:style-name="Text_20_body">И тут же нога фон Гёля пихает Слотропа отнюдь не <text:span text:style-name="T915">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15">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15">помощь.</text:span> </text:p>
      <text:p text:style-name="Text_20_body">– Ты сам не знаешь о чём говоришь.– Глаза его сталь клинка, не <text:span text:style-name="T915">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15">это </text:span>он <text:s/>не благород<text:span text:style-name="T915">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16">зацепка</text:span> с Ракетой. Но уже понял, что ничего не выйдет. Он и Шпрингер <text:span text:style-name="T916">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16">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16">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16">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18">такого</text:span> не <text:span text:style-name="T918">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16">заглянуть</text:span> сквозь дождь в глаза Шпрингера,– ты знал, что я был на борту. Ты меня теперь подставляешь, верно? </text:p>
      <text:p text:style-name="Text_20_body">– Когда <text:span text:style-name="T917">это</text:span> <text:span text:style-name="T1">ты</text:span> <text:span text:style-name="T917">был </text:span>на борту? </text:p>
      <text:p text:style-name="Text_20_body">– Брось— </text:p>
      <text:p text:style-name="P246">– Слушай—<text:span text:style-name="T917">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17">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17">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17">из-</text:span>под раковин<text:span text:style-name="T917">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17">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17">синхронно</text:span>, подтягивают, суда ударяются, расходятся, ударяются… но <text:span text:style-name="Emphasis">Анубис</text:span>, <text:span text:style-name="T919">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17">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99">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20">довелось</text:span> встре<text:span text:style-name="T920">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20">ступил </text:span>он <text:span text:style-name="T920">на</text:span> пол, свет гаснет. Воздуходувы с протяжным <text:span text:style-name="T920">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20">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20">предполагает</text:span> там сой<text:span text:style-name="T920">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20">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00"><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41">Где Папа Римский, чей посох зацвёл бы для меня? </text:p>
      <text:p text:style-name="P541">Вновь меня манит гора её шелками, ароматами, </text:p>
      <text:p text:style-name="P541"><text:span text:style-name="T921">К т</text:span>елам намащ<text:span text:style-name="T921">е</text:span>нным её рабынь, её посулам </text:p>
      <text:p text:style-name="P541">Неспешных, утончённых пыток, что небесам сродни, </text:p>
      <text:p text:style-name="P541"/>
      <text:p text:style-name="P541"><text:span text:style-name="T921">Сиянья ч</text:span>истото<text:span text:style-name="T921">й</text:span>—к поющим узам, </text:p>
      <text:p text:style-name="P541">К хлыстам: что рассекают спектр в размахе. </text:p>
      <text:p text:style-name="P541">Меня, игрушку утлую в пасти непогод, находит зов её, </text:p>
      <text:p text:style-name="P541">Куда ни повернусь, в густеющей ночи. </text:p>
      <text:p text:style-name="P541"/>
      <text:p text:style-name="P541">За мною нет покинутой Лизоры. </text:p>
      <text:p text:style-name="P541">В последней исповеди я преклонил колени, </text:p>
      <text:p text:style-name="P541">Агностик, пред сияньем жемчугов его… </text:p>
      <text:p text:style-name="P541">И тут, в моём последнем расщеплённом вздохе </text:p>
      <text:p text:style-name="P541">Ни песни нет, ни похоти, как нет вины, воспоминаний: </text:p>
      <text:p text:style-name="P541">Ни пентаграмм, ни кубков, ни святого Дурака…. </text:p>
      <text:p text:style-name="P449"/>
      <text:p text:style-name="Text_20_body">Бригадный генерал Падинг умер ещё в середине июня от <text:span text:style-name="T921">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21">сваленные</text:span> Вебли Сильвернейлом в музыкальной комнате, за<text:span text:style-name="T921">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21">е</text:span>, отсижива<text:span text:style-name="T921">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22">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22">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525">Наркоманья несыть,</text:p>
      <text:p text:style-name="P525">О, наркоманья несыть! </text:p>
      <text:p text:style-name="P525">Вселяешься как бесы, </text:p>
      <text:p text:style-name="P525">Самый пушистый кайф ломаешь, </text:p>
      <text:p text:style-name="P525">Меня в свинью ты превращаешь, </text:p>
      <text:p text:style-name="P525">Как всех познавших НАРКОМАНЬЮ НЕСЫТЬ! </text:p>
      <text:p text:style-name="P248"/>
      <text:p text:style-name="P248">Теперь в город въезжают два изнурённы<text:span text:style-name="T922">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22">по</text:span>крывает почти всю его грудь. Ратбон и Сакал придерживают лошадей неловко улыбаясь. </text:p>
      <text:p text:style-name="Text_20_body"><text:span text:style-name="T154">Ратбон</text:span>: Это же не может быть <text:span text:style-name="T68">на самом деле</text:span>, как думаешь? </text:p>
      <text:p text:style-name="Text_20_body"><text:span text:style-name="T154">Сакал</text:span>: Ху, ху! Ишшо как в<text:span text:style-name="T922">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54">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22">х</text:span> Кольтов). </text:p>
      <text:p text:style-name="Text_20_body"><text:span text:style-name="T154">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54">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54">Сакал</text:span>: Ты забыл <text:span text:style-name="T922">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54">Сакал</text:span>: Этта, мы <text:span text:style-name="T1">оба иво видим</text:span>. Значицца взаправдашний. </text:p>
      <text:p text:style-name="Text_20_body"><text:span text:style-name="T154">Ратбон</text:span>: Совместные галлюцинации не такая уж невидаль в нашем мире, партнёр. </text:p>
      <text:p text:style-name="Text_20_body"><text:span text:style-name="T154">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22">и</text:span> свали<text:span text:style-name="T922">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26">Самый пушистый кайф ломаешь, </text:p>
      <text:p text:style-name="P526">Меня в свинью ты превращаешь, </text:p>
      <text:p text:style-name="P526">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23">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23">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23">как и </text:span>преж<text:span text:style-name="T923">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23">которая</text:span> ни <text:span text:style-name="T923">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23">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23">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23">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23">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23">и</text:span>ться. <text:span text:style-name="T923">Сейчас</text:span> мы в коридорах избранных нами, и направляемся к Трибуне….» </text:p>
      <text:p text:style-name="P401"><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29">Дорогая Мама, я послал пару человек в Ад сегодня…. </text:p>
      <text:p text:style-name="P20">—Фрагмент, предположительно, из <text:span text:style-name="Emphasis">Евангелие от Фомы</text:span></text:p>
      <text:p text:style-name="P567">(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24">сбиваются в</text:span> групп<text:span text:style-name="T924">ы</text:span>, расхаживают в одино<text:span text:style-name="T924">чн</text:span>ой задумчивости, или рассматривают картины, книги, экспонаты. <text:span text:style-name="T924">Обстановка</text:span> смахивает на <text:span text:style-name="T924">некий весьма</text:span> обширный музей, построен<text:span text:style-name="T924">ный</text:span> во множестве уровней и новые крылья при<text:span text:style-name="T924">страива</text:span>ются как живая ткань—хотя всё <text:span text:style-name="T924">тут</text:span> и впрямь разрастается в некую окончательную форму, которую <text:span text:style-name="T924">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24">требуется</text:span> заходить <text:span text:style-name="T1">внутрь</text:span>, обследовать бесчисленные полки, <text:span text:style-name="T924">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24">молотый</text:span> миндаль, вишни величино<text:span text:style-name="T924">ю</text:span> с шарики <text:s/>пинг-понга, и поп-корн в топлёном зефире и масле, и помадки тысячи <text:span text:style-name="T924">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25">р</text:span>ойти<text:span text:style-name="T925">сь</text:span> куда приведёт… <text:span text:style-name="T925">держит путь</text:span> не слишком-то довольный, сматывая ирис метр за метром, порой засовывая кусочек в рот—мм, арахисовое масло и патока—в общем, его <text:span text:style-name="T925">путь в </text:span>лабиринт<text:span text:style-name="T925">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25">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25">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25">по</text:span> ступеня<text:span text:style-name="T925">м</text:span> маршей, <text:span text:style-name="T925">которые</text:span> пошире, как только там скопится поток <text:span text:style-name="T925">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25">нынче</text:span> <text:span text:style-name="T925">при</text:span>держ<text:span text:style-name="T925">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25">до чего </text:span>они всё ещё <text:s/>его будоражат, эти независимые женщины не достигшие двадцати, их воодушевл<text:span text:style-name="T925">ение</text:span> так заразительн<text:span text:style-name="T925">о</text:span>. </text:p>
      <text:p text:style-name="Text_20_body"/>
      <table:table table:name="Table2" table:style-name="Table2">
        <table:table-column table:style-name="Table2.A"/>
        <table:table-column table:style-name="Table2.B"/>
        <table:table-row>
          <table:table-cell table:style-name="Table2.A1" office:value-type="string">
            <text:p text:style-name="P528">Послушай, это просто—не, —при, —лично, </text:p>
            <text:p text:style-name="P528">Такой <text:span text:style-name="T925">улёт</text:span>, всё—так, —от, —лично, </text:p>
            <text:p text:style-name="P528">Про возраст свой забыли все… </text:p>
            <text:p text:style-name="P528">Пчёлы в ме—ду </text:p>
            <text:p text:style-name="P528">Нам не по—, —ме, —ха, </text:p>
            <text:p text:style-name="P528">И на хо—ду </text:p>
            <text:p text:style-name="P528">Нас качает от—сме, —ха, </text:p>
            <text:p text:style-name="P527">Весельем бурлим у всех на виду </text:p>
          </table:table-cell>
          <table:table-cell table:style-name="Table2.B1" table:number-rows-spanned="2" office:value-type="string">
            <text:p text:style-name="P424"/>
            <text:p text:style-name="P424"/>
            <text:p text:style-name="P424">Откуда взялся этот оркестр свинга? </text:p>
            <text:p text:style-name="P424">Она вся просто скачет ходуном, </text:p>
            <text:p text:style-name="P424">ей хочется пуститься в джиттербаг, </text:p>
            <text:p text:style-name="P424">утратить гравитацию свою и он </text:p>
            <text:p text:style-name="P425">навстречу ей делает шаг...</text:p>
          </table:table-cell>
        </table:table-row>
        <table:table-row>
          <table:table-cell table:style-name="Table2.A1" office:value-type="string">
            <text:p text:style-name="P528"><text:s/></text:p>
            <text:p text:style-name="P528">На—чхать что тебе—из—твоей—тачки— кричат, </text:p>
            <text:p text:style-name="P528">Не оглян<text:span text:style-name="T926">ись</text:span>—и—они—замол—чат, </text:p>
            <text:p text:style-name="P528">За—будь, —что,— говорит—твой—ка—лендарь, </text:p>
            <text:p text:style-name="P528">В ладони, словно пуп—сик, —у, —дарь! </text:p>
            <text:p text:style-name="P528"/>
            <text:p text:style-name="P528">Глаза горят—так, —выра, —зительно, </text:p>
            <text:p text:style-name="P528">А смех ей-Бо, —гу, —зара, —зителен, </text:p>
            <text:p text:style-name="P528">Нет сил остаться про—сто, зрителем, </text:p>
            <text:p text:style-name="P527">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26">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26">ыхается</text:span> в своём младенчестве, ещё не представлена Народу, так что данный термин возможно было услыхать <text:span text:style-name="T926">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26">составило</text:span> большого труда подметить это. Раз уж мы тут только однажды, всего лишь на один только раз, тогда мы <text:span text:style-name="T926">несомненно</text:span> тут затем, чтобы взять то, что можем, пока можем. Если Они взяли куда больше нашего, и взяли не только от Земли, но и от нас—ну, <text:span text:style-name="T926">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26">тща</text:span>тельнейше распростран<text:span text:style-name="T926">яем</text:span>ый, из их обманов, как известных, так и неизвестных? </text:p>
      <text:p text:style-name="Text_20_body">Нам остаётся рассм<text:span text:style-name="T926">о</text:span>тр<text:span text:style-name="T926">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26">их</text:span> лично<text:span text:style-name="T926">стных качеств</text:span>, хотя и не могу <text:span text:style-name="T926">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27">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27">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27">именно</text:span> тем <text:span text:style-name="T927">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02">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28">позволишь</text:span>, чтоб <text:span text:style-name="T1">этот</text:span> лапш<text:span text:style-name="T928">у</text:span> тебе навешал?– а <text:span text:style-name="T928">и </text:span>кто <text:span text:style-name="T928">ещё</text:span> мог <text:span text:style-name="T928">бы это </text:span>быть, с засаленным помпадуром начёса почти такой же высоты как и само лицо, в котором различается приплюснутая, пропущенная <text:span text:style-name="T928">через</text:span> мясорубку душа бойца, к<text:span text:style-name="T928">оторый</text:span> не только сигал очертя голову, но и полнился плохими предчувствиями <text:span text:style-name="T928">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28">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30">Помолись за простого стукача,</text:p>
      <text:p text:style-name="P530">На свет он вышел из пизды, как и тыыыы— </text:p>
      <text:p text:style-name="P530">Не стоит на него ворчать, </text:p>
      <text:p text:style-name="P530">Он пашет как подземные кроты… </text:p>
      <text:p text:style-name="P530">И когда собою ты доволен, </text:p>
      <text:p text:style-name="P530">Спроси себя: а ему каково? </text:p>
      <text:p text:style-name="P530">Неужто хуже, что тебя продадут </text:p>
      <text:p text:style-name="P530">За пару монет, что кончаются в пару минут, </text:p>
      <text:p text:style-name="P530">Чем мы<text:span text:style-name="T933">тари</text:span>ться всю жизнь <text:span text:style-name="T933">из-за</text:span> того? </text:p>
      <text:p text:style-name="P254"/>
      <text:p text:style-name="Text_20_body">– Не уверен, что мне тут понравиться,– Пират, с раст<text:span text:style-name="T928">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28">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29">из тех</text:span> люд<text:span text:style-name="T929">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29">шла</text:span> <text:span text:style-name="T929">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29">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29">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54">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29">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29">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70">Стать</text:span> д—»? </text:p>
      <text:p text:style-name="P256"><text:soft-page-break/>– <text:span text:style-name="T170">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31">вс</text:span>кри<text:span text:style-name="T931">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29">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32">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30">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30">ть</text:span> однажды как давно: в самом начале игры, был <text:span text:style-name="T930">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30">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30">о чём</text:span> <text:span text:style-name="T930">другом, кроме как </text:span><text:s/>про собственную жопу, свою драгоценную, проклятую, личную жопу…. </text:p>
      <text:p text:style-name="P403">–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34">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35">отдельно взятым Человеком во</text:span> вс<text:span text:style-name="T935">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31">И весь мир чем-то занят, это сумерки становятся ночью! </text:p>
      <text:p text:style-name="P531">Кто знает какие улицы познали наши ботинки с утра? </text:p>
      <text:p text:style-name="P531">Кто знает, сколько бросили мы друзей плакать водиночку? </text:p>
      <text:p text:style-name="P531">Однажды нам приходит пора </text:p>
      <text:p text:style-name="P531">Вместе мотив этот день-деньской напевать… </text:p>
      <text:p text:style-name="P531">Каждый танцует, в сумерки, </text:p>
      <text:p text:style-name="P531">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04"><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04"><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36">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40">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37">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05"><text:span text:style-name="T829">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38">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38">й</text:span> уверенности, что Урсула совсем рядом, прямо <text:span text:style-name="T938">там </text:span>за кругом света от костра, смотрит на него, видит его, но не так как раньше. Он заводит Слотропа в расположени<text:span text:style-name="T938">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38">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38">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39">с</text:span> коноплей и табаком <text:span text:style-name="T939">у</text:span> Индейц<text:span text:style-name="T939">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39">тёплой</text:span> от солнца отходящего вниз ко сну…. </text:p>
      <text:p text:style-name="Text_20_body">Мог ли он быть дорожной развилкой, куда Америка никогда не ступила, той един<text:span text:style-name="T939">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39">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39">под</text:span> кафельной облицовк<text:span text:style-name="T939">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39">у</text:span> никогда не узнат<text:span text:style-name="T939">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06"><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48" text:outline-level="3">ЙАААГГГГХХХХ— Слотроп вскидывает свою ношу пальто, готов <text:s/>швырнуть и <text:span text:style-name="T945">рвануть</text:span> наутёк, но майор лишь улыбается. –«Привет, товари<text:span text:style-name="T945">шш</text:span>. Ты как раз вовремя для Атомного Чили от Д<text:span text:style-name="T945">у</text:span>айна Марви! Д<text:span text:style-name="T945">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45">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41">Мне доводилось</text:span> взаимодействова<text:span text:style-name="T941">ть</text:span> с <text:span text:style-name="T941">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41">шш</text:span>. Эт х’сос так въелся в меха не оставлят места свабод п<text:span text:style-name="T941">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41">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41">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41">а</text:span>р<text:span text:style-name="T941">а</text:span>ле<text:span text:style-name="T941">с</text:span>ским Младенчиком»,– и тут оба они разражаются хохотом. Чиклиц и впр<text:span text:style-name="T941">ямь</text:span> на<text:span text:style-name="T942">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42">по</text:span> переброск<text:span text:style-name="T942">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42">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43">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43">Как сам себе кумекаю,</text:span> <text:s/><text:span text:style-name="T943">огромное</text:span> будущее <text:span text:style-name="T943">за</text:span> эти<text:span text:style-name="T943">ми</text:span> V-вооружения<text:span text:style-name="T943">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43">все </text:span>эт<text:span text:style-name="T943">и</text:span> сырые, недавние вторжения не <text:span text:style-name="T943">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43">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43">ю</text:span> эт<text:span text:style-name="T943">у</text:span> <text:span text:style-name="T943">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43">наверняка можно</text:span> на<text:span text:style-name="T943">таскать</text:span> их <text:span text:style-name="T943">в </text:span>пени<text:span text:style-name="T943">и</text:span> или ещё там что, заключу групповой контракт с Де Миллем. <text:span text:style-name="T943">Ему сгодятся</text:span> для <text:span text:style-name="T943">по</text:span> настоящ<text:span text:style-name="T943">ему</text:span> крутых номеров, религиозные сцены, сцены оргий.— </text:p>
      <text:p text:style-name="Text_20_body">– Ха!– Вскрикивает Марви, облив<text:span text:style-name="T943">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44">угодить</text:span> в клещи Британцев и Русских. Марви с Чиклицем отправляются <text:span text:style-name="T944">на осмотр</text:span> и Слотроп тоже приглашён. Но сперва тот вопрос с Атомным Чили Д<text:span text:style-name="T944">у</text:span>айна Марви, который оказывается пробой <text:span text:style-name="T944">на </text:span>мужеств<text:span text:style-name="T944">о</text:span>. Бутылка с шампанским под рукой, но запивать из неё <text:s/>признак слабости. Когда-то Слотроп клюнул бы, но теперь ему даже и думать не <text:span text:style-name="T944">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44">пытается</text:span> переехать велосипедистов налево и направо, разгоняет скотину, пока <text:span text:style-name="T944">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44">ми</text:span>, типа «Не подъёбывай Малого, <text:span text:style-name="T944">не</text:span> то <text:s/><text:span text:style-name="T944">быть тебе</text:span> Заёба<text:span text:style-name="T944">н</text:span>ным, <text:span text:style-name="T944">а не Ёбарем</text:span>», что продолжается какое-то время и вызывает лишь пару-другую изумлённых Фашистских салютов от старушек и детворы на обочин<text:span text:style-name="T944">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45">врубилси</text:span>. На тибе ж пагонав нету. Яснааа… ты типа Совейск<text:span text:style-name="T950">ий</text:span> <text:span text:style-name="T950">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45">отметелить</text:span>, как падайдут ищо таваришши?» </text:p>
      <text:p text:style-name="Text_20_body">– <text:span text:style-name="T945">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45">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45">Они ж при</text:span> оружи<text:span text:style-name="T945">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45">добираца</text:span>, таваришш, но ты <text:span text:style-name="T1">чокнутый</text:span> и<text:span text:style-name="T946">т</text:span>ти туда одиночкой. Чё <text:span text:style-name="T945">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45">объяснять</text:span> насколько это важно...– полная полспудных смыслов пауза Лугоши,– … для <text:span text:style-name="T1">всех</text:span> нас. </text:p>
      <text:p text:style-name="Text_20_body">Так что, ему <text:span text:style-name="T945">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47">Fräulein</text:span></text:span><text:span text:style-name="Emphasis"><text:span text:style-name="T948">’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07">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49">Ж </text:span>КАК— </text:p>
      <text:p text:style-name="P532">ИСКА-АТЬ ИГОЛКУ В СТОГУ СЕ-Е-Е-НА! </text:p>
      <text:p text:style-name="P532">Ссссс—смотривинфракаких-то лучах полнолуния, </text:p>
      <text:p text:style-name="P532">(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50">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08"><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08"><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51">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51">делало</text:span> контроль качки и рысканья <text:span text:style-name="T951">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53">жет</text:span> нос свой в Гармише, уж Марви да<text:span text:style-name="T953">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51">возможно</text:span> смотр<text:span text:style-name="T951">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51">к</text:span>их моряков, выправишь своему отцу визы в далёкую Лемурию, на солнечные курорты <text:span text:style-name="T951">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58">па гроб</text:span> <text:span text:style-name="T1">жи</text:span><text:span text:style-name="T75">зни</text:span>. Типер<text:span text:style-name="T951">я</text:span> сичёш чё те черномазики удумали, <text:span text:style-name="T1">хто-та</text:span> должон тармазнуть их покуда не <text:span text:style-name="T954">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55">у тебя</text:span> делает! Вам <text:span text:style-name="T1">понятно</text:span>? </text:p>
      <text:p text:style-name="P264">– Чё за <text:span text:style-name="T951">базар ващще</text:span>? Политический диспут? Мало <text:span text:style-name="T951">опуст</text:span>ило, шо <text:s/><text:span text:style-name="Emphasis">Schwarzkommando </text:span><text:span text:style-name="Emphasis"><text:span text:style-name="T171">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52">ш</text:span>ти все, но Своп окей. Вощем, у ДжиЭл тут связи с Сименс, они работали над управленем V-2, <text:span text:style-name="T952">секё</text:span>шь— </text:p>
      <text:p text:style-name="Text_20_body">– Своп Еврей,– грит Чиклиц. </text:p>
      <text:p text:style-name="Text_20_body">– Неа—Чёртов, сам низнаиш чё гриш. </text:p>
      <text:p text:style-name="Text_20_body">– Я те<text:span text:style-name="T956">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52">у </text:span>каво-т<text:span text:style-name="T952">а</text:span> имя <text:span text:style-name="T952">такое</text:span>, знаш, шо то <text:span text:style-name="T957">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52">иа</text:span>там за океан. Когда реб<text:span text:style-name="T952">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52">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52">беждё</text:span>н. Не столько явны<text:span text:style-name="T952">ми</text:span> улик<text:span text:style-name="T952">ами,</text:span> <text:span text:style-name="T952">что </text:span>обнаруж<text:span text:style-name="T952">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52">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09"><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09">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60">топотня</text:span> их крохотных ног становил<text:span text:style-name="T960">а</text:span>с<text:span text:style-name="T960">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60">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60">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60">и</text:span> в предыдущие 30 лет, был призван прошлой зимой в<text:span text:style-name="Emphasis"> Volksgrenadier</text:span> и больше не вернулся. Теперь белые фонарики <text:span text:style-name="T960">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60">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60">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61">ной</text:span>-<text:span text:style-name="T961">с</text:span>-капуст<text:span text:style-name="T961">ой</text:span> задней комнаты маленького кафе <text:span text:style-name="T961">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61">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61">проникался</text:span> так<text:span text:style-name="T961">им</text:span> страх<text:span text:style-name="T961">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61">к</text:span> восток<text:span text:style-name="T961">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62">пускаться</text:span> вечером или порожним днём <text:span text:style-name="T962">в </text:span>изуч<text:span text:style-name="T962">ение</text:span> Δх’<text:span text:style-name="T962">ов</text:span> и Δу’<text:span text:style-name="T962">ов</text:span> его бродяжного духа, в бегах—изучать как меняется он <text:span text:style-name="T962">за отрезок</text:span> падения ножа шторки, что <text:span text:style-name="T959">успевало</text:span> услышаться ему в воде, бегущей как и он всегда, в утраченной тиши, позади него, уже позади. </text:p>
      <text:p text:style-name="P410">Даже теперь, лёжа рядом с чужаком переодетым свиньёй, её отец мимолётная частица Слотропа, или кто там ещё лежал тут раньше, нелетучий, и <text:span text:style-name="T963">вы</text:span>слуш<text:span text:style-name="T963">ив</text:span>ал то же самое обещание: «Я пойду с тобой куда угодно».– <text:span text:style-name="T963">Ему</text:span> вид<text:span text:style-name="T963">ятся</text:span> <text:span text:style-name="T963">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63">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63">те</text:span> приближаются, от дома к дому, в поисках своего дезертира, и это Слотроп<text:span text:style-name="T963">у</text:span> <text:span text:style-name="T963">надо</text:span> уходить, а <text:span text:style-name="T963">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63">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67">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66">ЫК</text:span></text:span><text:span text:style-name="Emphasis">КОО</text:span> она взбесилась, хочет отклюнуть <text:span text:style-name="T964">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64">смотри не </text:span>свихнись мозгами, особенно когда стараешься ровнее дер<text:span text:style-name="T964">ж</text:span>ать те яйца. Петух нарисовался на пороге, орёт <text:span text:style-name="Emphasis">Achtung, Achtung</text:span>, <text:span text:style-name="T964">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65">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65">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65">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33">Свинья всегда весёлый друг, </text:p>
      <text:p text:style-name="P533">Кабан, свиноматка, подсвинок, </text:p>
      <text:p text:style-name="P533">Пусть вдрызг у тебя развалился ботинок </text:p>
      <text:p text:style-name="P533">Пусть беды горой навалились, </text:p>
      <text:p text:style-name="P533">И все норовят лохануть тебя вдруг, </text:p>
      <text:p text:style-name="P533">И все на тебя ополчились, </text:p>
      <text:p text:style-name="P533">Знай: в беспросветности вокруг, </text:p>
      <text:p text:style-name="P533">Свинья тебя не подведёт, </text:p>
      <text:p text:style-name="P533">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65">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65">ю </text:span>ночь. Слотроп часто просыпается, видит, что улёгшаяся на хвое свинья присматривает за ним. Не так, что<text:span text:style-name="T965">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65">шь</text:span> ли, хех-хе, ничего <text:span text:style-name="T965">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54">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65">полиамид</text:span>,– Пёклер прячет пистолет обратно под свою рубашку. </text:p>
      <text:p text:style-name="Text_20_body"><text:soft-page-break/>– <text:span text:style-name="T965">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65">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11"><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11">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76">такие</text:span> <text:span text:style-name="T1">идентичные</text:span>….» </text:p>
      <text:p text:style-name="Text_20_body">В последнюю треть его жизни, на Ласло Джамфа нашла—так казалось тем, кто из лес<text:span text:style-name="T968">ов</text:span> лекционн<text:span text:style-name="T968">ого</text:span> зал<text:span text:style-name="T968">а</text:span> наблюдал как медленно гранулируют его веки, <text:span text:style-name="T968">лик обрастает </text:span>пятна<text:span text:style-name="T968">ми</text:span> и морщин<text:span text:style-name="T968">ами</text:span>, разруша<text:span text:style-name="T968">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68">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68">до чего</text:span> стабильн<text:span text:style-name="T968">ым</text:span> был<text:span text:style-name="T968">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68">либо</text:span>! Он хватает, он держит! Он не Большевик и он не Еврей. Вам никогда не нужно опасаться относительности со стороны льва. <text:span text:style-name="T968">Ему</text:span> хочет<text:span text:style-name="T968">ся</text:span> абсолюта. Жизн<text:span text:style-name="T968">и</text:span> и смерть. Побед<text:span text:style-name="T968">ы</text:span> и поражени<text:span text:style-name="T968">я</text:span>. Не перемирий или договорённостей, но радост<text:span text:style-name="T968">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69">благодаря</text:span> Инфляци<text:span text:style-name="T969">и</text:span> и Депресси<text:span text:style-name="T969">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69">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69">тчо </text:span>отечески благожелателен и справедлив, <text:s/>носи<text:span text:style-name="T969">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70">впрах разнести</text:span> драгоценное строение из магии и кровосмесительства, скреплявшие королевства Бургундцев. Пёклер был <text:span text:style-name="T970">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70">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70">всё проспал</text:span>, насмехалась над его инженерской преданностью причине-и-следствию. Как мог он объяснить ей, что художественные связи <text:span text:style-name="T970">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70">Подразумевалось</text:span>, что <text:span text:style-name="T970">начнёшь </text:span>пров<text:span text:style-name="T970">одит</text:span>ь параллели с Гуго Штинесом, неутомимым <text:span text:style-name="T970">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70">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70">вшийся</text:span> к судьбе, которую, он знал, ему не избежать, немой ад стрельбы, гранат, войск <text:span text:style-name="T970">взявших в кольцо</text:span> его резиденцию, и собственное его безумие в конце тайного туннеля…. А кто довёл его до погибели, если не идол <text:span text:style-name="T971">пресных </text:span>утренни<text:span text:style-name="T971">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71">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71">выразится</text:span> <text:span text:style-name="T971">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12"><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13">Если б тот Лайл не стал Масоном, он бы скорей всего так и продолжал свои гнусные <text:span text:style-name="T972">аферы</text:span>. <text:s/><text:span text:style-name="T977">В</text:span> Мире, <text:span text:style-name="T977">н</text:span>аряду <text:span text:style-name="T977">с </text:span>махинациями <text:span text:style-name="T977">как видом </text:span>предпринимательств<text:span text:style-name="T977">а</text:span> на службе <text:s/>несправедливости, предусмотрены также уравновешивающие <text:span text:style-name="T977">балансиры</text:span>, время от времени. Не <text:span text:style-name="T977">в виде</text:span> предпринимательств<text:span text:style-name="T977">а</text:span>, но, по крайней мере, в общем танце вещей. Масоны, в этом самом танце, оказались одной из вещей <text:span text:style-name="T973">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73">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73">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73">бы</text:span> там <text:span text:style-name="T973">ни </text:span>занималась контора Свопа, они делали это <text:span text:style-name="T973">втихаря</text:span>. Никто не видел их файлов. Бленд также никому ничего не говорил. </text:p>
      <text:p text:style-name="P269">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73">владельца</text:span> компании. Бленд <text:span text:style-name="T973">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73">нашлись</text:span> и такие, <text:span text:style-name="T973">что</text:span> усм<text:span text:style-name="T973">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73">с</text:span>могли бы закупить вагон программистов, которые бы сделали всю <text:span text:style-name="T973">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74">у </text:span>автомат<text:span text:style-name="T974">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78">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74">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54">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54">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74">ли</text:span> величайшие <text:span text:style-name="T974">из </text:span>пальц<text:span text:style-name="T974">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75">изведавшими,</text:span> <text:span text:style-name="T975">по</text:span>среди залов жути и не<text:span text:style-name="T975">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34">Всег-да привалит—ещё доллар, </text:p>
      <text:p text:style-name="P534">Не так, то эдак, да! </text:p>
      <text:p text:style-name="P534">Поменьше надо спать, </text:p>
      <text:p text:style-name="P534">Про-снись, с росою на траве, </text:p>
      <text:p text:style-name="P534">И сможешь жопу им порвать— </text:p>
      <text:p text:style-name="P534">Всегда ты доллар зашибёшь, </text:p>
      <text:p text:style-name="P534">С той пира-ми-дой где глаз натянут, </text:p>
      <text:p text:style-name="P534">Слышь, парнишь, </text:p>
      <text:p text:style-name="P534">С подмигом он тебе поёт: «<text:span text:style-name="T975">Не ссы! Насквозь т</text:span>ы всё проссышь!» </text:p>
      <text:p text:style-name="P534"/>
      <text:p text:style-name="P534">Желание есть, так и путь найдётся, </text:p>
      <text:p text:style-name="P534">Смотри не упусти, </text:p>
      <text:p text:style-name="P534">Мозгами шевели-крути, </text:p>
      <text:p text:style-name="P534">И где только придётся </text:p>
      <text:p text:style-name="P534">Сгреби ещё хоть доллар, </text:p>
      <text:p text:style-name="P534">Неважно: решкой иль орлом, </text:p>
      <text:p text:style-name="P534">Пока Война при напролом </text:p>
      <text:p text:style-name="P534">Давай вперёд, за долларом, </text:p>
      <text:p text:style-name="P534">За долларом! </text:p>
      <text:p text:style-name="P268"/>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14">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79">ив</text:span>ал, общность не сознающая себя, умолчание, которое истории в энциклопедиях услужливо заполнили агентствами, инициалами, <text:span text:style-name="T979">прочерками</text:span> и пропусками, <text:span text:style-name="T979">которые</text:span> делают невозможным найти их снова… но в тот момент, из-за чрезмерно театрально<text:span text:style-name="T979">й</text:span> суетни Гангстеров да Масонов, он<text:span text:style-name="T979">а</text:span> сконцентрировал<text:span text:style-name="T979">ась</text:span> тут, в задней части храма Маторгана, элегантный хаос <text:span text:style-name="T979">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79">их</text:span> <text:span text:style-name="T979">инженерских</text:span> <text:span text:style-name="T979">обязанностей,</text:span> он <text:span text:style-name="T979">находил ещё</text:span> время <text:s/>служить агентом по сбору информации для Штинеса. Тут <text:span text:style-name="T979">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80">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80">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80">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987">разок</text:span> <text:span text:style-name="T1">also</text:span> или два, и, не успели оглянуться, большая часть аппаратов работают. Можешь биться об заклад, <text:span text:style-name="T980">радостных</text:span> Масонов побольшало в Маторгане, Миссури. </text:p>
      <text:p text:style-name="P270">В <text:span text:style-name="T985">у</text:span>плату за его доброе дело, Лайл Бленд, которому оно <text:span text:style-name="T980">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80">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80">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80">которых</text:span> Католики, могут рассчитывать на Масонов для пары хороших страшилок и бездн, когд<text:span text:style-name="T980">а</text:span> ничто другое не срабатывает. Одн<text:span text:style-name="T980">ой</text:span> из лучших в классике Причудливых Масонских Историй <text:span text:style-name="T980">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80">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80">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80">наи</text:span>особенн<text:span text:style-name="T980">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80">встретите</text:span>). </text:p>
      <text:p text:style-name="P271">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81">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1">К тому времени как вступил Бле<text:span text:style-name="T981">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81">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81">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81">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81">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81">побывал</text:span> где-то, но без понятия что <text:span text:style-name="T981">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1">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81">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81">стиг</text:span>ла его. Он отправляется в странствие. Он знал, что не может не следовать этому пути. </text:p>
      <text:p text:style-name="P271">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81">ой</text:span>, порченными зубами, <text:span text:style-name="T981">хромоногие</text:span>, уставятся <text:span text:style-name="T982">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86">и </text:span>в географическом пространстве путешествия предпринятые на север по очень синим, огненно синим, морям, холодным, с толп<text:span text:style-name="T982">ящимися</text:span> льдин<text:span text:style-name="T982">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82">следовало</text:span> узнать? </text:p>
      <text:p text:style-name="Text_20_body">Бленд, всё ещё <text:span text:style-name="T982">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82">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82">ю</text:span>, что Земля живая тварь, после стольких лет как представлял тупой кусок булыги обнаружить <text:span text:style-name="T982">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82">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82">п</text:span>от, пуст<text:span text:style-name="T982">ая</text:span> <text:span text:style-name="T982">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82">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82">ть</text:span>ся бесконечно среди пластиковой мелочёвки, отыскива<text:span text:style-name="T982">ть </text:span>в каждой Глубинное Значение, в попытках <text:span text:style-name="T982">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83">обойдённости</text:span>… придать какой-то смысл, отыскать ничтожнейший осколочек истины в такой массе копирования, такой массе отходов... </text:p>
      <text:p text:style-name="P272"><text:soft-page-break/>Повезло <text:span text:style-name="T983">же </text:span>Бленду, освободиться от всего этого. Однажды вечером он созвал вс<text:span text:style-name="T983">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83">последнее</text:span> время я немножко путешествовал».– На нём был простой белый халат, а в руках красная роза. <text:span text:style-name="T983">Выглядел</text:span> он нездоровым, все впоследствии сошлись на этом: кож<text:span text:style-name="T983">а</text:span> и глаза его отличались чистотой, которая редко встречается, кроме как в определённые дни весны, в определённых широтах, перед сам<text:span text:style-name="T983">ы</text:span>м рассветом.– «Я заметил»,– продолжал о<text:span text:style-name="T983">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83">ку</text:span>») Шорт<text:span text:style-name="T983">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83">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84">имала</text:span> её вкуса.</text:p>
      <text:p text:style-name="P415"><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15">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988">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3"><text:soft-page-break/>– Не представляю, почему он обратился к нам,– Мафидж поглаживает свою <text:span text:style-name="T1007">зауженную</text:span> бороду (жест смотрится всего лишь бесконтрольным), говор<text:span text:style-name="T988">ит</text:span> голосом слишком, пожалуй, мелодичным для человека его массы,– ему наверняка известно, я <text:s/>не практиковал <text:span text:style-name="T988">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988">р</text:span>оенное на волну Программ<text:span text:style-name="T988">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988">вз</text:span>летали. </text:p>
      <text:p text:style-name="P273">Под холодным зонтом голых элект<text:span text:style-name="T988">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35">Вот и пришло—</text:p>
      <text:p text:style-name="P535">Обжираловки время! </text:p>
      <text:p text:style-name="P535">Обжираловки время! </text:p>
      <text:p text:style-name="P535">Пора залезать в морозилку— </text:p>
      <text:p text:style-name="P535">О, да, наконец </text:p>
      <text:p text:style-name="P535">Обжираловки время, </text:p>
      <text:p text:style-name="P535">Обжираловки время, </text:p>
      <text:p text:style-name="P535">А как пожуёщь, вернёшься ещё, ещё пожевать! </text:p>
      <text:p text:style-name="P535">Ах, обжираловки время! </text:p>
      <text:p text:style-name="P535">Не ново оно, но всегда грандиозно, </text:p>
      <text:p text:style-name="P535">Обжираловки время, </text:p>
      <text:p text:style-name="P535">Так жуй, сколько влезет, жууууй! </text:p>
      <text:p text:style-name="P273"/>
      <text:p text:style-name="P273">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989">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4">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16">Криптон внюхивает большую щепоть снежинко-белого в ноздри, <text:span text:style-name="T990">за </text:span>прав<text:span text:style-name="T990">ой в </text:span>леву<text:span text:style-name="T990">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991">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991">собирается</text:span> <text:span text:style-name="T991">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991">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991">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991">с</text:span>пученных глаз всплывает в ночных надстройках боевых кораблей и они смотрят, смотрят…. </text:p>
      <text:p text:style-name="P275"><text:soft-page-break/>Пёрфл и Бладери сделали выпад, <text:span text:style-name="T991">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991">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992">вклещится в</text:span> Бодайн<text:span text:style-name="T992">а</text:span> за платой, <text:span text:style-name="T992">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992">ж вы за</text:span> людишки <text:span text:style-name="T992">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992">со</text:span>считывая делит, и отдаёт половину Пёрфлу, который уже держит курс к трапу св<text:span text:style-name="T992">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992">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992">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992">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992">от</text:span> ко<text:span text:style-name="T992">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993">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6">–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17">–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7"><text:soft-page-break/>– Нет <text:span text:style-name="T997">уж, </text:span>спасибо,– грит Ширли,– лучше не буду. </text:p>
      <text:p text:style-name="Text_20_body">– Да давай… о… </text:p>
      <text:p text:style-name="P277">–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994">одно и то же</text:span>? </text:p>
      <text:p text:style-name="Text_20_body">– <text:span text:style-name="T994">Ду,</text:span> <text:span text:style-name="T994">дадно</text:span>,– Ширли берёт тут, только в одну ноздрю,– собсем дебножко, Альбет, <text:span text:style-name="T994">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994">нарисовались</text:span> Фараон<text:span text:style-name="T994">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994">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994">н</text:span>и души надумать. </text:p>
      <text:p text:style-name="Text_20_body">– Ух-ты, Ракетмэн…. </text:p>
      <text:p text:style-name="Text_20_body">Пуци оказывается широченным, <text:span text:style-name="T994">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994">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995">вынырнет</text:span> Шпрингер. </text:p>
      <text:p text:style-name="Text_20_body">– Это <text:span text:style-name="T995">всё нарочно</text:span>, правда?– Слотроп сосёт слюну с бархатного ворса. </text:p>
      <text:p text:style-name="Text_20_body">– Вообще-<text:span text:style-name="T995">то,</text:span> <text:span text:style-name="T1">всё</text:span> какой-то сговор, мэн,– смеётся Бодвайн. </text:p>
      <text:p text:style-name="P278">– А да, но стрелки все смотрят в разные стороны,– Золанге для наглядности поигрывает руками, красноконечные пальцеуказатели.– <text:span text:style-name="T995">Это</text:span> для Слотропа новость, впервые, вслух, <text:span text:style-name="T995">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8">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995">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995">И</text:span> даже к пианисту <text:span text:style-name="T995">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995">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996">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996">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996">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18">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998">размер</text:span> тут под землёй утрачивает смысл—комната может быть любо<text:span text:style-name="T998">й</text:span> <text:span text:style-name="T998">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998">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998">с </text:span>удостоверение<text:span text:style-name="T998">м</text:span> Марви и кокаин<text:span text:style-name="T998">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00">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999">в </text:span>раздражённ<text:span text:style-name="T999">ости</text:span> <text:span text:style-name="T999">утратив</text:span> всякого терпени<text:span text:style-name="T999">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999">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999">а</text:span>, вот <text:span text:style-name="T999">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999">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999">Пойнтсмена</text:span>,– Мафидж вздыхает, сдёргивая хирургические перчатки.– Сделай ещё укол. Будет лучше если поспит и кто-нибудь <text:span text:style-name="T999">уже </text:span>в Лондоне <text:span text:style-name="T999">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01">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999">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999">содержащим</text:span> его ночн<text:span text:style-name="T999">ую</text:span> добыч<text:span text:style-name="T999">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999">там</text:span> было только по <text:span text:style-name="T1">десять</text:span> центов в Битве за Бельгию. </text:p>
      <text:p text:style-name="P419"><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19">Итак: он отследил батарею Вайсмана из Голландии, через солёные топи, волчьи бобы и коровьи кости, чтобы <text:span text:style-name="T1002">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02">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02">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02">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02">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03">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20">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04">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04">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04">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06">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04">х</text:span> выбор<text:span text:style-name="T1004">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05">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05">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05">побережье</text:span> Дела, где под ногами только твердь, где «я» всего лишь мелкий <text:span text:style-name="T1005">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20"><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288" text:outline-level="3">4.</text:h>
      <text:h text:style-name="P288" text:outline-level="3">Противодействие</text:h>
      <text:p text:style-name="P572"> </text:p>
      <text:p text:style-name="P573">Что? </text:p>
      <text:p text:style-name="P17">— Ричард М. Никсон </text:p>
      <text:p text:style-name="P283"><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79"><text:span text:style-name="T154">Бетте Дэвис</text:span> и <text:span text:style-name="T154">Маргарет Дюмонт</text:span> <text:span text:style-name="T1008">посреди</text:span> салон<text:span text:style-name="T1008">а в</text:span> Кювилье-виньеточно<text:span text:style-name="T1008">м</text:span> стил<text:span text:style-name="T1008">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08">ем</text:span> бы <text:s/>та<text:span text:style-name="T1008">ким то</text:span> ни было, <text:s/>оно его разбудило. А было то, или есть, ни что иное как Пират Прентис в более или менее угнанном Р-47 курсом на Берлин. <text:span text:style-name="T255">Инструкции ему</text:span> кратки и чётки, как и <text:s/>други<text:span text:style-name="T1009">м</text:span> агент<text:span text:style-name="T1009">ам</text:span> Папы, Папа <text:span text:style-name="T1009">за</text:span>прав<text:span text:style-name="T1009">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36">Я Орёл Трубящий в Рог, </text:p>
      <text:p text:style-name="P536">Тебе, Кайзер, дам урок, </text:p>
      <text:p text:style-name="P536"><text:soft-page-break/>На крышу бомбу сброшу, </text:p>
      <text:p text:style-name="P536">Сюрпризом огорошу. </text:p>
      <text:p text:style-name="P536">Всем фройлянам скажи, </text:p>
      <text:p text:style-name="P536">А также всем мадмуазелям, </text:p>
      <text:p text:style-name="P536">Готовятся пускай </text:p>
      <text:p text:style-name="P536">К хорошим каруселям... </text:p>
      <text:p text:style-name="P536">Ведь я в победный Рог Трубящий </text:p>
      <text:p text:style-name="P536">Орёл настоящий! </text:p>
      <text:p text:style-name="P280"/>
      <text:p text:style-name="Text_20_body">Сейча<text:span text:style-name="T1009">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09">он </text:span>такой <text:span text:style-name="T1009">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0">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09">затруднения</text:span> не <text:span text:style-name="T1009">исчерпались</text:span>. Его всё ещё «посещает», тем же окольным и неопределённым способом, предок Катье Франс ван дер Грув, убийца додо и авантюрист. <text:span text:style-name="T1009">П</text:span>олностью <text:span text:style-name="T1009">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09">с</text:span>двинется, всегда в <text:span text:style-name="T1009">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10">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10">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10">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11">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21">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37">И <text:span text:style-name="T1012">пусть</text:span> Земное забыло тебя,</text:p>
      <text:p text:style-name="P537">Замершей скажи Земле: я теку. </text:p>
      <text:p text:style-name="P537">Бегущей воде говори: вот я. </text:p>
      <text:p text:style-name="P537"/>
      <text:p text:style-name="P281">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12">но</text:span> даже о том не догадывается. </text:p>
      <text:p text:style-name="P281">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12">оставляют</text:span> в одиночестве. Если другие замечали его или его костёр, они не <text:span text:style-name="T1012">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13">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13">посулившую</text:span> надежду. Может это просто горд<text:span text:style-name="T1013">ыня</text:span>. Что если для него уже не осталось места в её конюшне? Если она его <text:span text:style-name="T1013">из</text:span>гнала, она же не станет объяснять. Её «жеребцы» прав не имеют. У неё иммунитет на их никчёмные глупые вопросы. Она <text:span text:style-name="T1013">та самая</text:span> Амазонская Сука, как <text:span text:style-name="T1013">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13">такое</text:span> не выдержит излишнего <text:span text:style-name="T1013">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13">где</text:span> штукатурк<text:span text:style-name="T1013">а</text:span> сбит<text:span text:style-name="T1013">а</text:span> выстрелами до кирпичного нутра—разрушен<text:span text:style-name="T1013">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54">willst du V-2, dann arbeite</text:span>. Если хочешь V-2, тогда работай. Добрый Вечер, Тайрон Слотроп… нет, нет, погоди, всё в порядке, вон на другой стене тоже намалёвано <text:span text:style-name="T154">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13">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2">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14">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14">и</text:span> <text:span text:style-name="T1014">налетающая</text:span> Смерть, <text:s/>член вск<text:span text:style-name="T1014">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14">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2">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15">обойдённых</text:span>, Клинекс скрученный под вид мозга спрятать сопли <text:span text:style-name="T1015">обойдённых</text:span>, слёзы <text:span text:style-name="T1015">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15">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15">а </text:span>просто чувствует, как блаженный…. </text:p>
      <text:p text:style-name="P421"><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22">Со сдвоенным <text:span text:style-name="T1021">притопом </text:span>переключени<text:span text:style-name="T1021">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16">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16">в кузове</text:span> грузовика на ближнем к Эльбе краю Бригадной стоянки в Гамбурге, <text:span text:style-name="T1016">под брезентом</text:span> кроме его передних фар, пытливые глаза дружелюбного инопланетянина улыб<text:span text:style-name="T1016">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16">бы </text:span>заглянуть вниз и посмотреть что там творится, но всё никак не соберётся. </text:p>
      <text:p text:style-name="P284">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16">лишь</text:span> зелёным <text:span text:style-name="T1016">с </text:span>жёлты<text:span text:style-name="T1016">м</text:span>, роковая река <text:span text:style-name="T1016">различимая</text:span> <text:span text:style-name="T1016">только</text:span> под двумя <text:span text:style-name="T1016">волнами</text:span> рябящего света. Роджер поёт для девушки в Каксэвене, которая всё ещё носит имя Джессики: </text:p>
      <text:p text:style-name="P538">Мне снилось, <text:span text:style-name="T1016">будто</text:span> снова <text:span text:style-name="T1017">вижу</text:span> нас двоих, </text:p>
      <text:p text:style-name="P538">Среди весны, за уймой чужих жизней, </text:p>
      <text:p text:style-name="P538"><text:span text:style-name="T1017">С</text:span>вободне<text:span text:style-name="T1017">е, чем</text:span> вет<text:span text:style-name="T1017">ер</text:span>, </text:p>
      <text:p text:style-name="P538">Вдоль моря мы брели, </text:p>
      <text:p text:style-name="P538">Чтобы повторять набор чужих бумажных слов…. </text:p>
      <text:p text:style-name="P538"/>
      <text:p text:style-name="P538">Нас переняли у ворот в зелень былого, </text:p>
      <text:p text:style-name="P538">Слишком растерянных в то миг, чтобы спросить за что— </text:p>
      <text:p text:style-name="P539">Неужто дети могут <text:span text:style-name="T1017">по</text:span>встречаться вновь? </text:p>
      <text:p text:style-name="P539">Неужто остаётся хоть какой-то след </text:p>
      <text:p text:style-name="P538">На <text:span text:style-name="T1017">ультра</text:span>скоростных Июльских автострадах? </text:p>
      <text:p text:style-name="P284"/>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17">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17">поимки </text:span>начинающего медиума, <text:span text:style-name="T1017">Лейтанта</text:span> Слотропа, негодного, совсем пропащего, <text:span text:style-name="T1017">ширится</text:span> по ли<text:span text:style-name="T1017">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18">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18">ис</text:span>хо<text:span text:style-name="T1018">д</text:span>а <text:span text:style-name="T1018">кверху</text:span>, что светил бы им хоть малейшей надеждой вывернуться. И что-то всё ещё продолжается, не называй это «войной», если <text:span text:style-name="T1018">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18">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18">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19">го</text:span> ракето-создани<text:span text:style-name="T1019">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19">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19">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19">а</text:span>ть больше того, на которое он способен <text:span text:style-name="T1019">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20">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20">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20">ица</text:span> с косами вен<text:span text:style-name="T1020">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21">Пока-пока,б</text:span><text:span text:style-name="T83">ац</text:span><text:span text:style-name="T1021">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23">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5">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22">м</text:span>ог<text:span text:style-name="T106">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22">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22">и</text:span> клыки даже <text:span text:style-name="T1">овсянку</text:span> не осилят, когда я разберусь с тобой— </text:p>
      <text:p text:style-name="Text_20_body">В испуге <text:span text:style-name="T1022">Рожавёлги</text:span>, отступает за кулер с водой, пытаясь прихватить вращающийся стул для самозащиты. Сиденье отваливается и в руках <text:span text:style-name="T1022">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22">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5"><text:soft-page-break/>– Я говорю,– отваживается <text:span text:style-name="T1022">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22">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22">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22">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22">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5">– Я говорю,– грит <text:span text:style-name="T1022">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5">– Но перед тем я задал тебе вопрос—ты не можешь утверждать, что два «я говорю» составляли одно высказывание, <text:s/>если только, <text:s/>это <text:span text:style-name="T1024">не </text:span>попытка сделать меня излишне,– <text:span text:style-name="T1024">как будто есть ещё куда</text:span>,– доверчивым, а в вашем положении это <text:span text:style-name="T1024">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22">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23">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6">–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22">Рожавёлги</text:span> стал сейчас почти невидимым в той тени, и <text:soft-page-break/>как белки его глаз фактически светят белым, <text:span text:style-name="T1023">а сам </text:span>вибрирует в воздухе, переключаясь из видимости в невидимость… <text:span text:style-name="T1022">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23">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540">Белый человек привет тебе на Пуки-хуки-луки О-о-о-острове! </text:p>
      <text:p text:style-name="P540">Попробуй-ка мою па-пайю и не захочешь у-ю-ю-ю-уходить! </text:p>
      <text:p text:style-name="P540">Лу-на как жёл-тая ба-на-на! </text:p>
      <text:p text:style-name="P540">Зависла над моей ка-ба-на, </text:p>
      <text:p text:style-name="P540">И многа хула-хупа игр навпереди— </text:p>
      <text:p text:style-name="P540"><text:span text:style-name="T1022">О</text:span> звёзды падают на Пуки-хуки-луки Остров! </text:p>
      <text:p text:style-name="P540">Гора облита лавой как вишнёвый торт— </text:p>
      <text:p text:style-name="P540">Даже Милашка Лейлани в Шалашике из Трав </text:p>
      <text:p text:style-name="P540">Любит сосать кокос с миссионерской погремушкой, </text:p>
      <text:p text:style-name="P540">Гля-глянь-ка, сладенький, ты тут на Пуки-хуки-луки О-о-о-острове! </text:p>
      <text:p text:style-name="P285"/>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6">Когда рай был молодым. Пилот превращается в <text:span text:style-name="T1022">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6"><text:span text:style-name="T1022">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23">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25">офисе</text:span> Мосмуна,– отвечают они, в унисон. </text:p>
      <text:p text:style-name="P581"><text:span text:style-name="T1025">О</text:span>фис Мосмуна от Уайт-<text:span text:style-name="T1025">Х</text:span>олла <text:span text:style-name="T1025">один разгон </text:span>на роликах, <text:span text:style-name="T1026">в</text:span> оборон<text:span text:style-name="T1026">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26">и, пока</text:span> <text:span text:style-name="T1026">суть да дело,</text:span> можешь пр<text:span text:style-name="T1026">икину</text:span>ть <text:span text:style-name="T1026">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26">вдаваясь</text:span> <text:span text:style-name="T1026">глубже</text:span>) и которых Роджер <text:span text:style-name="T1026">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26">даёт</text:span> вам дожи<text:span text:style-name="T1026">ва</text:span>ть день до <text:span text:style-name="T1026">вечера</text:span> и не <text:span text:style-name="T1026">оказаться</text:span> <text:span text:style-name="T1026">при</text:span>стреленными случайным незнакомцем при оружии, отройте эту дверь!» Это довольно длинная речь, <text:span text:style-name="T1026">а </text:span><text:s/>дверь <text:span text:style-name="T1026">и </text:span>впр<text:span text:style-name="T1026">ямь</text:span> приоткрывается <text:span text:style-name="T1026">чуть-чуть</text:span>, но Роджер довершает начатое ею движение. Он <text:span text:style-name="T1026">вглядывется</text:span> в комнату яро лимонно-зелёного <text:span text:style-name="T1026">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26">гладь</text:span> стол<text:span text:style-name="T1026">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26">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26">ка</text:span> говор<text:span text:style-name="T1026">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578">Мехико расстегнул ширинку, вынул свой хуй и сейчас во всю ссыт на сияющий стол, на бумаги, в пепельницы, <text:span text:style-name="T1027">а</text:span> очень скоро <text:span text:style-name="T1027">и </text:span>на этих людей с их застывшими лицами, которые, хоть и руководящее звено <text:span text:style-name="T1027">и</text:span>, несомненно, <text:span text:style-name="T1027">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27">пока</text:span> <text:span text:style-name="T1027">с</text:span>бег<text:span text:style-name="T106">а́</text:span>ет по галстукам за десять гиней, бородкам креативного вида, <text:span text:style-name="T1027">с</text:span> ноздр<text:span text:style-name="T1027">ей</text:span> <text:span text:style-name="T1027">и</text:span>спятна<text:span text:style-name="T1027">нны</text:span>ми цирроз<text:span text:style-name="T1027">ом</text:span> печени, поперёк пары Армейских очков в стальной оправе, плещ<text:span text:style-name="T1027">ет</text:span> вверх-вниз по <text:span text:style-name="T1027">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27">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27">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27">не то </text:span>за галстук, <text:span text:style-name="T1027">не то</text:span> за хуй, тащит его как детские са<text:span text:style-name="T1027">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59">Н</text:span><text:span text:style-name="T154">ападение </text:span><text:span text:style-name="T159">М</text:span><text:span text:style-name="T154">аньяка </text:span><text:span text:style-name="T159">Н</text:span><text:span text:style-name="T154">а </text:span><text:span text:style-name="T159">Н</text:span><text:span text:style-name="T154">ефте-переговоры </text:span><text:span text:style-name="T108">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27">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27">сменяют</text:span> друг друга в его руках, но глаза <text:span text:style-name="T1027">безотрывно на</text:span> Роджер<text:span text:style-name="T1027">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578">–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27">наряду с</text:span> Они-систем<text:span text:style-name="T1027">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579">–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28">ьны</text:span> бред<text:span text:style-name="T1028">ни</text:span> или нереал<text:span text:style-name="T1028">ьны</text:span>. <text:span text:style-name="T1028">Это решает их</text:span> выгодн<text:span text:style-name="T1028">ость</text:span>. <text:span text:style-name="T1028">Всё определяется</text:span> <text:s/>систем<text:span text:style-name="T1028">ой</text:span>. <text:span text:style-name="T1028">Р</text:span>асположен<text:span text:style-name="T1028">ием</text:span> <text:span text:style-name="T1028">её</text:span> данные. <text:span text:style-name="T1028">Что-то</text:span> согласу<text:span text:style-name="T1028">е</text:span>тся, друг<text:span text:style-name="T1028">ое</text:span> <text:span text:style-name="T1028">не вписывается</text:span>. Твоё предположение будто Пойнтсмен послал Гломинга это выбор не того поворота на развилке. <text:span text:style-name="T1028">В отсутствие</text:span> какого-<text:span text:style-name="T1028">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28">совершенно</text:span> не проблема. </text:p>
      <text:p text:style-name="P579">Роджер окончательно сбит с толку. И кто тут <text:span text:style-name="T1028">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28">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580"><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28">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29">чистого</text:span> мессианства, ей стало ясно самой, что истинная её суть, буквально-<text:span text:style-name="T1029">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29">возможностей</text:span> для хорошей хохмы, время от времени—бедную Нору за<text:span text:style-name="T1036">мани</text:span>вают на <text:span text:style-name="T1">séances</text:span>, которые не смогли б надуть <text:span text:style-name="T1037">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29">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29">ий</text:span> слонов<text:span text:style-name="T1029">ий</text:span><text:span text:style-name="Emphasis"> soixante-neuf</text:span>, лоснящиеся хоботы симметрично ходят словно поршни в сочных вульвах слоних, а <text:span text:style-name="T1029">при </text:span>попытке избежать этот жуткий <text:span text:style-name="T1029">порнушник</text:span>, она обнаруживала, что какой-то игривый призрак запер за не<text:span text:style-name="T1029">ю</text:span> дверь, <text:span text:style-name="T1029">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583">Они дрыхли на плечах твоих</text:p>
      <text:p text:style-name="P583"><text:span text:style-name="T1029">В твоё пиво слёзы п</text:span>одливали, </text:p>
      <text:p text:style-name="P583">Распевали заунывье «баю-бай» своих, </text:p>
      <text:p text:style-name="P585">И <text:span text:style-name="T1030">не</text:span> думал <text:span text:style-name="T1030">ты, что </text:span>душ<text:span text:style-name="T1030">у</text:span> Они <text:span text:style-name="T1030">тебе кромсали</text:span>, </text:p>
      <text:p text:style-name="P584"><text:span text:style-name="T1030">А</text:span> поумнеть <text:span text:style-name="T1031">тебе</text:span> Они <text:s/>не давали,</text:p>
      <text:p text:style-name="P583">Но сегодня скажу, ты пойми, </text:p>
      <text:p text:style-name="P585">В мире <text:span text:style-name="T1031">иные </text:span><text:s/>пути есть <text:span text:style-name="T1031">где-то</text:span>, </text:p>
      <text:p text:style-name="P584">Ты перестанешь дерьмо это жрать— </text:p>
      <text:p text:style-name="P585">Они <text:s/>плат<text:span text:style-name="T1030">ят тебе</text:span>, чтоб <text:span text:style-name="T1030">нравилось</text:span> это, </text:p>
      <text:p text:style-name="P583">Но время пришло Их послать, </text:p>
      <text:p text:style-name="P583"><text:soft-page-break/>И хватит уже бунтовать, </text:p>
      <text:p text:style-name="P583">Время пришло войну начать. </text:p>
      <text:p text:style-name="P577"/>
      <text:p text:style-name="P577">– Войну начать,– поёт Роджер, на пути в Каксэвен, <text:s text:c="2"/>думая <text:span text:style-name="T1031">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583"><text:span text:style-name="T1031">Затянись</text:span> на дорожку, </text:p>
      <text:p text:style-name="P586">Когда-то ты рад был целовать Им ножки, </text:p>
      <text:p text:style-name="P583">Но время пришло Их послать, </text:p>
      <text:p text:style-name="P583">Время пришло войну начать.</text:p>
      <text:p text:style-name="P583"><draw:frame draw:style-name="fr3" draw:name="Image74" text:anchor-type="paragraph" svg:width="5.9402in" svg:height="0.3138in" draw:z-index="74"><draw:image xlink:href="Pictures/1000000000000B720000009B428C9716555D8079.png" xlink:type="simple" xlink:show="embed" xlink:actuate="onLoad" loext:mime-type="image/png"/></draw:frame></text:p>
      <text:p text:style-name="P582">&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31T18:14:07.737827743</dc:date>
    <meta:editing-cycles>1054</meta:editing-cycles>
    <meta:editing-duration>P17DT6H1M52S</meta:editing-duration>
    <meta:generator>LibreOffice/6.1.5.2$Linux_X86_64 LibreOffice_project/10$Build-2</meta:generator>
    <meta:document-statistic meta:table-count="2" meta:image-count="74" meta:object-count="1" meta:page-count="554" meta:paragraph-count="4823" meta:word-count="235831" meta:character-count="1604105" meta:non-whitespace-character-count="1367442"/>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